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David CLM" svg:font-family="'David CLM'"/>
    <style:font-face style:name="Nachlieli CLM1" svg:font-family="'Nachlieli CLM'"/>
    <style:font-face style:name="OpenSymbol" svg:font-family="OpenSymbo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center" style:justify-single-word="false" style:writing-mode="rl-tb"/>
      <style:text-properties fo:font-variant="normal" fo:text-transform="none" fo:color="#000000" style:text-line-through-style="none" style:text-underline-style="none" style:text-blinking="false" fo:background-color="transparent" style:font-name-complex="Arial" style:font-size-complex="18pt" style:font-style-complex="normal" style:font-weight-complex="bold"/>
    </style:style>
    <style:style style:name="P2" style:family="paragraph" style:parent-style-name="Text_20_body">
      <style:paragraph-properties fo:margin-top="0cm" fo:margin-bottom="0cm" fo:text-align="justify" style:justify-single-word="false" style:writing-mode="rl-tb"/>
      <style:text-properties fo:font-variant="normal" fo:text-transform="none" fo:color="#000000" style:text-line-through-style="none" style:text-underline-style="none" style:text-blinking="false" fo:background-color="transparent" style:font-name-complex="Arial" style:font-size-complex="18pt" style:font-style-complex="normal" style:font-weight-complex="normal"/>
    </style:style>
    <style:style style:name="P3" style:family="paragraph" style:parent-style-name="Text_20_body">
      <style:paragraph-properties fo:margin-top="0cm" fo:margin-bottom="0cm" fo:text-align="end" style:justify-single-word="false" style:writing-mode="rl-tb"/>
      <style:text-properties fo:font-variant="normal" fo:text-transform="none" fo:color="#000000" style:text-line-through-style="none" style:text-underline-style="none" style:text-blinking="false" fo:background-color="transparent" style:font-name-complex="Arial" style:font-size-complex="18pt" style:font-style-complex="normal" style:font-weight-complex="normal"/>
    </style:style>
    <style:style style:name="P4" style:family="paragraph" style:parent-style-name="Text_20_body">
      <style:paragraph-properties fo:margin-top="0cm" fo:margin-bottom="0cm" fo:text-align="center" style:justify-single-word="false" style:writing-mode="rl-tb"/>
      <style:text-properties fo:font-variant="normal" fo:text-transform="none" fo:color="#000000" style:text-line-through-style="none" style:text-underline-style="none" style:text-blinking="false" fo:background-color="transparent" style:font-name-complex="Arial" style:font-size-complex="14pt" style:font-style-complex="normal" style:font-weight-complex="normal"/>
    </style:style>
    <style:style style:name="P5" style:family="paragraph" style:parent-style-name="Text_20_body">
      <style:paragraph-properties fo:margin-top="0cm" fo:margin-bottom="0cm" fo:text-align="justify" style:justify-single-word="false" style:writing-mode="rl-tb"/>
      <style:text-properties fo:font-variant="normal" fo:text-transform="none" fo:color="#000000" style:text-line-through-style="none" style:text-underline-style="none" style:text-blinking="false" fo:background-color="transparent" style:font-name-complex="Arial" style:font-size-complex="14pt" style:font-style-complex="normal" style:font-weight-complex="normal"/>
    </style:style>
    <style:style style:name="P6" style:family="paragraph" style:parent-style-name="Text_20_body">
      <style:paragraph-properties fo:margin-top="0cm" fo:margin-bottom="0cm" fo:text-align="justify" style:justify-single-word="false" style:writing-mode="rl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text-align="end" style:justify-single-word="false" style:writing-mode="rl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8" style:family="paragraph" style:parent-style-name="Text_20_body">
      <style:paragraph-properties fo:margin-top="0cm" fo:margin-bottom="0cm" fo:text-align="end" style:justify-single-word="false" style:writing-mode="rl-tb"/>
    </style:style>
    <style:style style:name="P9" style:family="paragraph" style:parent-style-name="Text_20_body">
      <style:paragraph-properties fo:margin-top="0cm" fo:margin-bottom="0cm" fo:text-align="justify" style:justify-single-word="false" style:writing-mode="rl-tb"/>
    </style:style>
    <style:style style:name="P10" style:family="paragraph" style:parent-style-name="Text_20_body" style:list-style-name="L1">
      <style:paragraph-properties fo:margin-top="0cm" fo:margin-bottom="0cm" fo:text-align="justify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1" style:family="paragraph" style:parent-style-name="Text_20_body" style:list-style-name="L3">
      <style:paragraph-properties fo:margin-top="0cm" fo:margin-bottom="0cm" fo:text-align="justify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" style:family="paragraph" style:parent-style-name="Text_20_body" style:list-style-name="L10">
      <style:paragraph-properties fo:margin-top="0cm" fo:margin-bottom="0cm" fo:text-align="justify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" style:family="paragraph" style:parent-style-name="Text_20_body" style:list-style-name="L13">
      <style:paragraph-properties fo:margin-top="0cm" fo:margin-bottom="0cm" fo:text-align="justify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 style:list-style-name="L4">
      <style:paragraph-properties fo:margin-top="0cm" fo:margin-bottom="0cm" fo:text-align="end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5" style:family="paragraph" style:parent-style-name="Text_20_body" style:list-style-name="L6">
      <style:paragraph-properties fo:margin-top="0cm" fo:margin-bottom="0cm" fo:text-align="end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 style:list-style-name="L11">
      <style:paragraph-properties fo:margin-top="0cm" fo:margin-bottom="0cm" fo:text-align="end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7" style:family="paragraph" style:parent-style-name="Text_20_body" style:list-style-name="L17">
      <style:paragraph-properties fo:margin-top="0cm" fo:margin-bottom="0cm" fo:text-align="end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8" style:family="paragraph" style:parent-style-name="Text_20_body" style:list-style-name="L20">
      <style:paragraph-properties fo:margin-top="0cm" fo:margin-bottom="0cm" fo:text-align="end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9" style:family="paragraph" style:parent-style-name="Text_20_body" style:list-style-name="L21">
      <style:paragraph-properties fo:margin-top="0cm" fo:margin-bottom="0cm" fo:text-align="end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0" style:family="paragraph" style:parent-style-name="Text_20_body" style:list-style-name="L5">
      <style:paragraph-properties fo:margin-top="0cm" fo:margin-bottom="0cm" fo:text-align="justify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21" style:family="paragraph" style:parent-style-name="Text_20_body" style:list-style-name="L7">
      <style:paragraph-properties fo:margin-top="0cm" fo:margin-bottom="0cm" fo:text-align="justify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22" style:family="paragraph" style:parent-style-name="Text_20_body" style:list-style-name="L8">
      <style:paragraph-properties fo:margin-top="0cm" fo:margin-bottom="0cm" fo:text-align="justify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23" style:family="paragraph" style:parent-style-name="Text_20_body" style:list-style-name="L15">
      <style:paragraph-properties fo:margin-top="0cm" fo:margin-bottom="0cm" fo:text-align="justify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24" style:family="paragraph" style:parent-style-name="Text_20_body" style:list-style-name="L22">
      <style:paragraph-properties fo:margin-top="0cm" fo:margin-bottom="0cm" fo:text-align="justify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25" style:family="paragraph" style:parent-style-name="Text_20_body" style:list-style-name="L9">
      <style:paragraph-properties fo:margin-top="0cm" fo:margin-bottom="0cm" fo:text-align="end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26" style:family="paragraph" style:parent-style-name="Text_20_body" style:list-style-name="L16">
      <style:paragraph-properties fo:margin-top="0cm" fo:margin-bottom="0cm" fo:text-align="end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27" style:family="paragraph" style:parent-style-name="Text_20_body" style:list-style-name="L18">
      <style:paragraph-properties fo:margin-top="0cm" fo:margin-bottom="0cm" fo:text-align="end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28" style:family="paragraph" style:parent-style-name="Text_20_body" style:list-style-name="L19">
      <style:paragraph-properties fo:margin-top="0cm" fo:margin-bottom="0cm" fo:text-align="end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29" style:family="paragraph" style:parent-style-name="Text_20_body" style:list-style-name="L20">
      <style:paragraph-properties fo:margin-top="0cm" fo:margin-bottom="0cm" fo:text-align="end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30" style:family="paragraph" style:parent-style-name="Text_20_body" style:list-style-name="L21">
      <style:paragraph-properties fo:margin-top="0cm" fo:margin-bottom="0cm" fo:text-align="end" style:justify-single-word="false" fo:background-color="transparent" style:writing-mode="rl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31" style:family="paragraph" style:parent-style-name="Text_20_body" style:list-style-name="L2">
      <style:paragraph-properties fo:margin-top="0cm" fo:margin-bottom="0cm" fo:text-align="end" style:justify-single-word="false" fo:background-color="transparent" style:writing-mode="rl-tb">
        <style:background-image/>
      </style:paragraph-properties>
    </style:style>
    <style:style style:name="P32" style:family="paragraph" style:parent-style-name="Text_20_body" style:list-style-name="L14">
      <style:paragraph-properties fo:margin-top="0cm" fo:margin-bottom="0cm" fo:text-align="end" style:justify-single-word="false" fo:background-color="transparent" style:writing-mode="rl-tb">
        <style:background-image/>
      </style:paragraph-properties>
    </style:style>
    <style:style style:name="P33" style:family="paragraph" style:parent-style-name="Text_20_body" style:list-style-name="L12">
      <style:paragraph-properties fo:margin-top="0cm" fo:margin-bottom="0cm" fo:text-align="justify" style:justify-single-word="false" fo:background-color="transparent" style:writing-mode="rl-tb">
        <style:background-image/>
      </style:paragraph-properties>
    </style:style>
    <style:style style:name="P34" style:family="paragraph" style:parent-style-name="Text_20_body" style:list-style-name="L13">
      <style:paragraph-properties fo:margin-top="0cm" fo:margin-bottom="0cm" fo:text-align="justify" style:justify-single-word="false" fo:background-color="transparent" style:writing-mode="rl-tb">
        <style:background-image/>
      </style:paragraph-properties>
    </style:style>
    <style:style style:name="P35" style:family="paragraph" style:parent-style-name="Text_20_body">
      <style:paragraph-properties fo:margin-left="0cm" fo:margin-right="1.27cm" fo:margin-top="0cm" fo:margin-bottom="0cm" fo:text-align="justify" style:justify-single-word="false" fo:text-indent="0cm" style:auto-text-indent="false" style:writing-mode="rl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6" style:family="paragraph" style:parent-style-name="Text_20_body">
      <style:paragraph-properties fo:margin-left="0cm" fo:margin-right="1.27cm" fo:margin-top="0cm" fo:margin-bottom="0cm" fo:text-align="end" style:justify-single-word="false" fo:text-indent="0cm" style:auto-text-indent="false" style:writing-mode="rl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7" style:family="paragraph" style:parent-style-name="Text_20_body">
      <style:paragraph-properties fo:margin-left="0cm" fo:margin-right="1.27cm" fo:margin-top="0cm" fo:margin-bottom="0cm" fo:text-align="end" style:justify-single-word="false" fo:text-indent="0cm" style:auto-text-indent="false" style:writing-mode="rl-tb"/>
    </style:style>
    <style:style style:name="P38" style:family="paragraph" style:parent-style-name="Text_20_body">
      <style:paragraph-properties fo:margin-left="0cm" fo:margin-right="1.27cm" fo:margin-top="0cm" fo:margin-bottom="0cm" fo:text-align="justify" style:justify-single-word="false" fo:text-indent="0cm" style:auto-text-indent="false" style:writing-mode="rl-tb"/>
    </style:style>
    <style:style style:name="P39" style:family="paragraph" style:parent-style-name="Text_20_body">
      <style:paragraph-properties fo:margin-left="0cm" fo:margin-right="0cm" fo:margin-top="0cm" fo:margin-bottom="0cm" fo:text-align="justify" style:justify-single-word="false" fo:text-indent="1.27cm" style:auto-text-indent="false" style:writing-mode="rl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style:font-name="Arial" fo:font-size="11pt" fo:font-style="normal" fo:font-weight="normal" fo:background-color="transparent"/>
    </style:style>
    <style:style style:name="T3" style:family="text">
      <style:text-properties style:font-name="Arial" fo:font-size="11pt" fo:font-style="normal" fo:font-weight="bold" fo:background-color="transparent"/>
    </style:style>
    <style:style style:name="T4" style:family="text">
      <style:text-properties style:font-name="Arial" fo:font-size="18pt" fo:font-style="normal" fo:font-weight="normal"/>
    </style:style>
    <style:style style:name="T5" style:family="text">
      <style:text-properties style:font-name="Arial" fo:font-size="14pt" fo:font-style="normal" fo:font-weight="normal"/>
    </style:style>
    <style:style style:name="T6" style:family="text">
      <style:text-properties style:font-name-complex="Arial" style:font-size-complex="11pt" style:font-style-complex="normal" style:font-weight-complex="normal"/>
    </style:style>
    <style:style style:name="T7" style:family="text">
      <style:text-properties style:font-name-complex="Arial" style:font-size-complex="18pt" style:font-style-complex="normal" style:font-weight-complex="normal"/>
    </style:style>
    <style:style style:name="T8" style:family="text">
      <style:text-properties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text-underline-style="none" style:text-blinking="false" fo:background-color="transparent" style:font-name-complex="Ari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underline-style="none" style:text-blinking="false" fo:background-color="transparent" style:font-name-complex="Arial" style:font-size-complex="11pt" style:font-style-complex="normal" style:font-weight-complex="bold"/>
    </style:style>
    <style:style style:name="T15" style:family="text">
      <style:text-properties fo:font-variant="normal" fo:text-transform="none" fo:color="#000000" style:text-underline-style="solid" style:text-underline-width="auto" style:text-underline-color="font-color" fo:background-color="transparent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000099" style:text-underline-style="solid" style:text-underline-width="auto" style:text-underline-color="font-color" fo:background-color="transparent" style:font-name-complex="Arial" style:font-size-complex="11pt" style:font-style-complex="normal" style:font-weight-complex="normal"/>
    </style:style>
    <style:style style:name="T17" style:family="text">
      <style:text-properties fo:font-variant="normal" fo:text-transform="none" fo:color="#000099" style:text-line-through-style="none" style:text-underline-style="solid" style:text-underline-width="auto" style:text-underline-color="font-color" style:text-blinking="false" fo:background-color="transparent" style:font-name-complex="Arial" style:font-size-complex="11pt" style:font-style-complex="normal" style:font-weight-complex="normal"/>
    </style:style>
    <style:style style:name="T18" style:family="text">
      <style:text-properties fo:font-variant="normal" fo:text-transform="none" fo:color="#000099" style:text-line-through-style="none" style:font-name="Arial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19" style:family="text">
      <style:text-properties fo:background-color="transparent" style:font-name-complex="Arial" style:font-size-complex="11pt" style:font-style-complex="normal" style:font-weight-complex="normal"/>
    </style:style>
    <style:style style:name="T20" style:family="text">
      <style:text-properties fo:background-color="transparent" style:font-name-complex="Arial" style:font-size-complex="11pt" style:font-style-complex="normal" style:font-weight-complex="bold"/>
    </style:style>
    <style:style style:name="T21" style:family="text">
      <style:text-properties style:text-underline-style="solid" style:text-underline-width="auto" style:text-underline-color="font-color" fo:background-color="transparent" style:font-name-complex="Arial" style:font-size-complex="11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internal-source-marker_0.8521604194408501"/>הסיפורים שמאחרי הפסוקים בספר משלי</text:p>
      <text:p text:style-name="P4">אראל סגל הלוי</text:p>
      <text:p text:style-name="Text_20_body"/>
      <text:p text:style-name="P6"><text:span text:style-name="T6">ישנן הקבלות רבות בין פסוקים בספר משלי לבין פסוקים בספרים אחרים</text:span><text:span text:style-name="T1">. </text:span><text:span text:style-name="T6">מפרשי ספר משלי שמו לב להקבלות אלו</text:span><text:span text:style-name="T1">:</text:span></text:p>
      <text:list xml:id="list1406776169" text:style-name="L1">
        <text:list-item>
          <text:p text:style-name="P10"><text:span text:style-name="T6">ישנן דרשות רבות בתלמוד ובמדרשי האגדה הפותחות בפסוק מספר משלי ומקשרות אותו לסיפור כלשהו מהתנ</text:span><text:span text:style-name="T1">"</text:span><text:span text:style-name="T6">ך</text:span><text:span text:style-name="T1">.</text:span></text:p>
        </text:list-item>
        <text:list-item>
          <text:p text:style-name="P10"><text:span text:style-name="T6">פרופ</text:span><text:span text:style-name="T1">' </text:span><text:span text:style-name="T6">מרדכי זר</text:span><text:span text:style-name="T1">-</text:span><text:span text:style-name="T6">כבוד ציין הקבלות רבות במבוא לפירוש </text:span><text:span text:style-name="T1">"</text:span><text:span text:style-name="T6">דעת מקרא</text:span><text:span text:style-name="T1">" </text:span><text:span text:style-name="T6">על ספר משלי </text:span><text:span text:style-name="T1">(</text:span><text:span text:style-name="T6">להלן</text:span><text:span text:style-name="T1">: </text:span><text:span text:style-name="T6">מבוא דעת מקרא</text:span><text:span text:style-name="T1">).</text:span></text:p>
        </text:list-item>
        <text:list-item>
          <text:p text:style-name="P10"><text:span text:style-name="T6">סימה שרייבר הוציאה לאור שני ספרים המנתחים באופן שיטתי את הקשר בין כל פסוק בספר משלי לבין סיפורי התורה והנביאים</text:span><text:span text:style-name="T1">.</text:span></text:p>
        </text:list-item>
      </text:list>
      <text:p text:style-name="Text_20_body"/>
      <text:p text:style-name="P6"><text:span text:style-name="T6">במאמר זה נתמקד בהקבלות המאפשרות לנו להבין באופן שונה</text:span><text:span text:style-name="T1">, </text:span><text:span text:style-name="T6">ואף מפתיע</text:span><text:span text:style-name="T1">, </text:span><text:span text:style-name="T6">את הפסוקים בספר משלי או את הפסוקים המקבילים</text:span><text:span text:style-name="T1">.</text:span></text:p>
      <text:p text:style-name="Text_20_body"/>
      <text:p text:style-name="P6"><text:span text:style-name="T6">הסעיפים מסודרים על</text:span><text:span text:style-name="T1">-</text:span><text:span text:style-name="T6">פי סדר הפסוקים במשלי</text:span><text:span text:style-name="T1">. </text:span><text:span text:style-name="T6">חלק מהסעיפים מביאים מספר פירושים שונים</text:span><text:span text:style-name="T1">, </text:span><text:span text:style-name="T6">וכדי להקל על הקוראים להבחין ביניהם</text:span><text:span text:style-name="T1">, </text:span><text:span text:style-name="T6">הפירושים ממוספרים בסדר עולה</text:span><text:span text:style-name="T1">.</text:span></text:p>
      <text:p text:style-name="Text_20_body"/>
      <text:p text:style-name="P6"><text:span text:style-name="T7">פרקים א</text:span><text:span text:style-name="T4">, </text:span><text:span text:style-name="T7">ב</text:span></text:p>
      <text:p text:style-name="P6"><text:span text:style-name="T6">בפרק א ובפרק ט נאמר</text:span><text:span text:style-name="T1">, </text:span><text:span text:style-name="T6">שיראת ה</text:span><text:span text:style-name="T1">' </text:span><text:span text:style-name="T6">היא הראשית וההתחלה של הדעת והחכמה</text:span><text:span text:style-name="T1">:</text:span></text:p>
      <text:p text:style-name="P35"><text:span text:style-name="T6">יִרְאַת ה</text:span><text:span text:style-name="T1">' </text:span><text:span text:style-name="T6">רֵאשִׁית דָּעַת</text:span><text:span text:style-name="T1">, </text:span><text:span text:style-name="T6">חָכְמָה וּמוּסָר אֱוִילִים בָּזוּ          </text:span><text:span text:style-name="T1">(</text:span><text:span text:style-name="T6">משלי א</text:span><text:span text:style-name="T1">', </text:span><text:span text:style-name="T6">ז</text:span><text:span text:style-name="T1">)</text:span></text:p>
      <text:p text:style-name="P36"><text:span text:style-name="T6">תְּחִלַּת חָכְמָה יִרְאַת ה</text:span><text:span text:style-name="T1">', </text:span><text:span text:style-name="T6">וְדַעַת קְדֹשִׁים בִּינָה                 </text:span><text:span text:style-name="T1">(</text:span><text:span text:style-name="T6">משלי ט</text:span><text:span text:style-name="T1">', </text:span><text:span text:style-name="T6">י</text:span><text:span text:style-name="T1">)</text:span></text:p>
      <text:p text:style-name="Text_20_body"/>
      <text:p text:style-name="P6"><text:span text:style-name="T6">אולם בפרק ב נאמר להפך </text:span><text:span text:style-name="T1">- </text:span><text:span text:style-name="T6">יראת ה</text:span><text:span text:style-name="T1">' </text:span><text:span text:style-name="T6">היא המטרה והתוצאה של החכמה והתבונה</text:span><text:span text:style-name="T1">:</text:span></text:p>
      <text:p text:style-name="P37"><text:span text:style-name="T13">בְּנִי</text:span><text:span text:style-name="T9">! </text:span><text:span text:style-name="T13">אִם תִּקַּח אֲמָרָי</text:span><text:span text:style-name="T9">, </text:span><text:span text:style-name="T13">וּמִצְו‍ֹתַי תִּצְפֹּן אִתָּךְ</text:span><text:span text:style-name="T9">, </text:span><text:span text:style-name="T13">לְהַקְשִׁיב לַחָכְמָה אָזְנֶךָ</text:span><text:span text:style-name="T9">, </text:span><text:span text:style-name="T13">תַּטֶּה לִבְּךָ לַתְּבוּנָה</text:span><text:span text:style-name="T9">. </text:span><text:span text:style-name="T13">כִּי אִם לַבִּינָה תִקְרָא</text:span><text:span text:style-name="T9">, </text:span><text:span text:style-name="T13">לַתְּבוּנָה תִּתֵּן קוֹלֶךָ</text:span><text:span text:style-name="T9">; </text:span><text:span text:style-name="T13">אִם תְּבַקְשֶׁנָּה כַכָּסֶף</text:span><text:span text:style-name="T9">, </text:span><text:span text:style-name="T13">וְכַמַּטְמוֹנִים תַּחְפְּשֶׂנָּה </text:span><text:span text:style-name="T9">- </text:span><text:span text:style-name="T14">אָז תָּבִין יִרְאַת ה</text:span><text:span text:style-name="T10">'</text:span><text:span text:style-name="T9">, </text:span><text:span text:style-name="T13">וְדַעַת אֱלֹהִים תִּמְצָא </text:span><text:span text:style-name="T9">(</text:span><text:span text:style-name="T13">משלי ב</text:span><text:span text:style-name="T9">', </text:span><text:span text:style-name="T13">א</text:span><text:span text:style-name="T9">-</text:span><text:span text:style-name="T13">ה</text:span><text:span text:style-name="T9">).</text:span></text:p>
      <text:p text:style-name="Text_20_body"/>
      <text:p text:style-name="P7"><text:span text:style-name="T6">אז מה קודם </text:span><text:span text:style-name="T1">- </text:span><text:span text:style-name="T6">היראה או החכמה</text:span><text:span text:style-name="T1">? </text:span><text:span text:style-name="T6">הרגש או השכל</text:span><text:span text:style-name="T1">? </text:span><text:span text:style-name="T6">המפרשים הציעו תשובות שונות לשאלה זו</text:span><text:span text:style-name="T1">. </text:span><text:span text:style-name="T6">יש שהבחינו בין יראת העונש ליראת הרוממות </text:span><text:span text:style-name="T1">(</text:span><text:span text:style-name="T6">הגר</text:span><text:span text:style-name="T1">"</text:span><text:span text:style-name="T6">א על משלי ט</text:span><text:span text:style-name="T1">"</text:span><text:span text:style-name="T6">ז</text:span><text:span text:style-name="T1">, </text:span><text:span text:style-name="T6">לג</text:span><text:span text:style-name="T1">), </text:span><text:span text:style-name="T6">או בין יראה עילאה ליראה תתאה </text:span><text:span text:style-name="T1">(</text:span><text:span text:style-name="T6">תניא חלק א</text:span><text:span text:style-name="T1">' </text:span><text:span text:style-name="T6">פרק מג</text:span><text:span text:style-name="T1">), </text:span><text:span text:style-name="T6">ועוד</text:span><text:span text:style-name="T1">. </text:span></text:p>
      <text:p text:style-name="Text_20_body"/>
      <text:p text:style-name="P7"><text:span text:style-name="T6">לענ</text:span><text:span text:style-name="T1">"</text:span><text:span text:style-name="T6">ד הפסוקים יתבהרו כאשר נראה איך הם יושמו במציאות</text:span><text:span text:style-name="T1">.</text:span></text:p>
      <text:p text:style-name="Text_20_body"/>
      <text:p text:style-name="P6"><text:span text:style-name="T6">בספר שמות אנו מוצאים אירועים שעוררו בבני ישראל יראה</text:span><text:span text:style-name="T1">, </text:span><text:span text:style-name="T6">ואירועים שבהם ה</text:span><text:span text:style-name="T1">' </text:span><text:span text:style-name="T6">לימד את בני ישראל חכמה</text:span><text:span text:style-name="T1">:</text:span></text:p>
      <text:list xml:id="list1507578260" text:style-name="L2">
        <text:list-item>
          <text:p text:style-name="P31"><text:span text:style-name="T13">אחרי קריעת ים סוף</text:span><text:span text:style-name="T9">: "</text:span><text:span text:style-name="T13">וַיַּרְא יִשְׂרָאֵל אֶת הַיָּד הַגְּדֹלָה אֲשֶׁר עָשָׂה ה</text:span><text:span text:style-name="T9">' </text:span><text:span text:style-name="T13">בְּמִצְרַיִם</text:span><text:span text:style-name="T9">, </text:span><text:span text:style-name="T14">וַיִּירְאוּ</text:span><text:span text:style-name="T13"> הָעָם אֶת ה</text:span><text:span text:style-name="T9">', </text:span><text:span text:style-name="T13">וַיַּאֲמִינוּ בה</text:span><text:span text:style-name="T9">' </text:span><text:span text:style-name="T13">וּבְמֹשֶׁה עַבְדּוֹ</text:span><text:span text:style-name="T9">" (</text:span><text:span text:style-name="T13">שמות י</text:span><text:span text:style-name="T9">"</text:span><text:span text:style-name="T13">ד</text:span><text:span text:style-name="T9">, </text:span><text:span text:style-name="T13">לא</text:span><text:span text:style-name="T9">), </text:span><text:span text:style-name="T13">ושלושה ימים אחר</text:span><text:span text:style-name="T9">-</text:span><text:span text:style-name="T13">כך</text:span><text:span text:style-name="T9">,</text:span><text:a xlink:type="simple" xlink:href="http://tora.us.fm/tnk1/prqim/t0215.htm#25"> </text:a><text:span text:style-name="T9">"...</text:span><text:span text:style-name="T13">שָׂם שָׁם לוֹ חֹק וּמִשְׁפָּט</text:span><text:span text:style-name="T9">..." (</text:span><text:span text:style-name="T13">שמות ט</text:span><text:span text:style-name="T9">"</text:span><text:span text:style-name="T13">ו</text:span><text:span text:style-name="T9">, </text:span><text:span text:style-name="T13">כה</text:span><text:span text:style-name="T9">).</text:span></text:p>
        </text:list-item>
        <text:list-item>
          <text:p text:style-name="P31"><text:span text:style-name="T13">אחרי עשרת הדיברות</text:span><text:span text:style-name="T9">: "</text:span><text:span text:style-name="T13">וַיֹּאמֶר מֹשֶׁה אַל הָעָם</text:span><text:span text:style-name="T9">: </text:span><text:span text:style-name="T13">אֶל תִּירָאוּ</text:span><text:span text:style-name="T9">, </text:span><text:span text:style-name="T13">כִּי לְבַעֲבוּר נַסּוֹת אֶתְכֶם בָּא הָאֱלֹהִים</text:span><text:span text:style-name="T9">, </text:span><text:span text:style-name="T13">וּבַעֲבוּר תִּהְיֶה </text:span><text:span text:style-name="T14">יִרְאָתוֹ</text:span><text:span text:style-name="T13"> עַל פְּנֵיכֶם</text:span><text:span text:style-name="T9">, </text:span><text:span text:style-name="T13">לְבִלְתִּי תֶחֱטָאוּ</text:span><text:span text:style-name="T9">" (</text:span><text:span text:style-name="T13">שמות כ</text:span><text:span text:style-name="T9">', </text:span><text:span text:style-name="T13">טז</text:span><text:span text:style-name="T9">), </text:span><text:span text:style-name="T13">ומייד אחר</text:span><text:span text:style-name="T9">-</text:span><text:span text:style-name="T13">כך</text:span><text:span text:style-name="T9">,</text:span><text:a xlink:type="simple" xlink:href="http://tora.us.fm/tnk1/prqim/t0221.htm#1"> </text:a><text:span text:style-name="T9">"</text:span><text:span text:style-name="T13">וְאֵלֶּה הַמִּשְׁפָּטִים אֲשֶׁר תָּשִׂים לִפְנֵיהֶם</text:span><text:span text:style-name="T9">" (</text:span><text:span text:style-name="T13">שמות כ</text:span><text:span text:style-name="T9">"</text:span><text:span text:style-name="T13">א</text:span><text:span text:style-name="T9">, </text:span><text:span text:style-name="T13">א</text:span><text:span text:style-name="T9">).</text:span></text:p>
        </text:list-item>
        <text:list-item>
          <text:p text:style-name="P31"><text:span text:style-name="T13">אחרי מתן לוחות הברית השניים</text:span><text:span text:style-name="T9">: "</text:span><text:span text:style-name="T13">וַיַּרְא אַהֲרֹן וְכָל בְּנֵי יִשְׂרָאֵל אֶת מֹשֶׁה וְהִנֵּה קָרַן עוֹר פָּנָיו</text:span><text:span text:style-name="T9">, </text:span><text:span text:style-name="T14">וַיִּירְאוּ</text:span><text:span text:style-name="T13"> מִגֶּשֶׁת אֵלָיו</text:span><text:span text:style-name="T9">" (</text:span><text:span text:style-name="T13">שמות ל</text:span><text:span text:style-name="T9">"</text:span><text:span text:style-name="T13">ד</text:span><text:span text:style-name="T9">, </text:span><text:span text:style-name="T13">ל</text:span><text:span text:style-name="T9">), </text:span><text:span text:style-name="T13">ומייד אחר כך</text:span><text:span text:style-name="T9">,</text:span><text:a xlink:type="simple" xlink:href="http://tora.us.fm/tnk1/prqim/t0234.htm#32"> </text:a><text:span text:style-name="T9">"</text:span><text:span text:style-name="T13">וְאַחֲרֵי כֵן נִגְּשׁוּ כָּל בְּנֵי יִשְׂרָאֵל</text:span><text:span text:style-name="T9">, </text:span><text:span text:style-name="T13">וַיְצַוֵּם אֵת כָּל אֲשֶׁר דִּבֶּר ה</text:span><text:span text:style-name="T9">' </text:span><text:span text:style-name="T13">אִתּוֹ בְּהַר סִינָי</text:span><text:span text:style-name="T9">" (</text:span><text:span text:style-name="T13">שמות ל</text:span><text:span text:style-name="T9">"</text:span><text:span text:style-name="T13">ד</text:span><text:span text:style-name="T9">, </text:span><text:span text:style-name="T13">לב</text:span><text:span text:style-name="T9">).</text:span></text:p>
        </text:list-item>
      </text:list>
      <text:p text:style-name="Text_20_body"/>
      <text:p text:style-name="P8"><text:span text:style-name="T13">בכל המקרים האלה</text:span><text:span text:style-name="T9">, </text:span><text:span text:style-name="T13">החינוך מתחיל בהתעוררות רגשית </text:span><text:span text:style-name="T9">- </text:span><text:span text:style-name="T14">יראת ה</text:span><text:span text:style-name="T10">'</text:span><text:span text:style-name="T9">; </text:span><text:span text:style-name="T13">אולם זוהי התעוררות כללית </text:span><text:span text:style-name="T9">- </text:span><text:span text:style-name="T13">בני ישראל מגלים שיש כוח עליון</text:span><text:span text:style-name="T9">, </text:span><text:span text:style-name="T13">ויראים מפניו</text:span><text:span text:style-name="T9">, </text:span><text:span text:style-name="T13">אך אינם מכירים אותו ואינם יודעים מה טיבו</text:span><text:span text:style-name="T9">. </text:span><text:span text:style-name="T13">לכן השלב הבא </text:span><text:soft-page-break/><text:span text:style-name="T13">הוא לפנות ללימוד השכלי </text:span><text:span text:style-name="T9">- </text:span><text:span text:style-name="T14">דעת</text:span><text:span text:style-name="T10">, </text:span><text:span text:style-name="T14">חכמה ותבונה</text:span><text:span text:style-name="T12"> </text:span><text:span text:style-name="T9">(</text:span><text:span text:style-name="T13">בספר משלי</text:span><text:span text:style-name="T9">), </text:span><text:span text:style-name="T14">חוק ומשפט</text:span><text:span text:style-name="T12"> </text:span><text:span text:style-name="T9">(</text:span><text:span text:style-name="T13">בספר שמות</text:span><text:span text:style-name="T9">). </text:span><text:span text:style-name="T13">מתוך הלימוד הזה</text:span><text:span text:style-name="T9">, </text:span><text:span text:style-name="T13">האדם מבין טוב יותר מי הוא אותו אל המעורר בו יראה</text:span><text:span text:style-name="T9">, </text:span><text:span text:style-name="T13">מה רצונו ומה הוא דורש מהאדם </text:span><text:span text:style-name="T9">-  "</text:span><text:span text:style-name="T14">אָז תָּבִין יִרְאַת ה</text:span><text:span text:style-name="T10">', </text:span><text:span text:style-name="T14">וְדַעַת אֱלֹהִים תִּמְצָא</text:span><text:span text:style-name="T9">".</text:span></text:p>
      <text:p text:style-name="Text_20_body"/>
      <text:p text:style-name="P7"><text:span text:style-name="T6">אפשר גם להסביר</text:span><text:span text:style-name="T1">, </text:span><text:span text:style-name="T6">שיש כאן תהליך מחזורי </text:span><text:span text:style-name="T1">- </text:span><text:span text:style-name="T6">אחרי כל יראה באה חכמה</text:span><text:span text:style-name="T1">, </text:span><text:span text:style-name="T6">אחריה שוב יראה ואחריה שוב חכמה</text:span><text:span text:style-name="T1">, </text:span><text:span text:style-name="T6">וכן הלאה</text:span><text:span text:style-name="T1">. </text:span><text:span text:style-name="T6">ספר משלי</text:span><text:span text:style-name="T1">, </text:span><text:span text:style-name="T6">כמו ספר שמות</text:span><text:span text:style-name="T1">, </text:span><text:span text:style-name="T6">מציע תהליך חינוכי מחזורי</text:span><text:span text:style-name="T1">, </text:span><text:span text:style-name="T6">המורכב מהתעוררות רגשית ולימוד שכלי לסירוגין</text:span><text:span text:style-name="T1">.</text:span></text:p>
      <text:p text:style-name="Text_20_body"/>
      <text:p text:style-name="P2">פרק ג</text:p>
      <text:p text:style-name="P6"><text:span text:style-name="T8">פסוקים יג</text:span><text:span text:style-name="T5">-</text:span><text:span text:style-name="T8">יח</text:span></text:p>
      <text:p text:style-name="P38"><text:span text:style-name="T13">אַשְׁרֵי </text:span><text:span text:style-name="T14">אָדָם</text:span><text:span text:style-name="T12"> </text:span><text:span text:style-name="T13">מָצָא חָכְמָה</text:span><text:span text:style-name="T9">, </text:span><text:span text:style-name="T14">וְאָדָם</text:span><text:span text:style-name="T12"> </text:span><text:span text:style-name="T13">יָפִיק תְּבוּנָה</text:span><text:span text:style-name="T9">.</text:span><text:a xlink:type="simple" xlink:href="http://he.wikisource.org/wiki/קטגוריה:משלי_ג_יד"><text:span text:style-name="T12"> </text:span></text:a><text:span text:style-name="T13">כִּי טוֹב סַחְרָהּ מִסְּחַר כָּסֶף</text:span><text:span text:style-name="T9">, </text:span><text:span text:style-name="T13">וּמֵחָרוּץ תְּבוּאָתָהּ</text:span><text:span text:style-name="T9">.</text:span><text:a xlink:type="simple" xlink:href="http://he.wikisource.org/wiki/קטגוריה:משלי_ג_טו"><text:span text:style-name="T12"> </text:span></text:a><text:span text:style-name="T13">יְקָרָה הִיא מפניים </text:span><text:span text:style-name="T9">[</text:span><text:span text:style-name="T13">מִפְּנִינִים קרי</text:span><text:span text:style-name="T9">], </text:span><text:span text:style-name="T13">וְכָל חֲפָצֶיךָ לֹא יִשְׁווּ בָהּ</text:span><text:span text:style-name="T9">. </text:span><text:span text:style-name="T14">אֹרֶךְ יָמִים </text:span><text:span text:style-name="T13">בִּימִינָהּ</text:span><text:span text:style-name="T9">, </text:span><text:span text:style-name="T13">בִּשְׂמֹאולָהּ עֹשֶׁר וְכָבוֹד</text:span><text:span text:style-name="T9">.</text:span><text:a xlink:type="simple" xlink:href="http://he.wikisource.org/wiki/קטגוריה:משלי_ג_יז"><text:span text:style-name="T12"> </text:span></text:a><text:span text:style-name="T13">דְּרָכֶיהָ דַרְכֵי נֹעַם</text:span><text:span text:style-name="T9">, </text:span><text:span text:style-name="T13">וְכָל נְתִיבוֹתֶיהָ שָׁלוֹם</text:span><text:span text:style-name="T9">.</text:span><text:a xlink:type="simple" xlink:href="http://he.wikisource.org/wiki/קטגוריה:משלי_ג_יח"><text:span text:style-name="T12"> </text:span></text:a><text:span text:style-name="T14">עֵץ חַיִּים </text:span><text:span text:style-name="T13">הִיא לַמַּחֲזִיקִים בָּהּ</text:span><text:span text:style-name="T9">, </text:span><text:span text:style-name="T13">וְתֹמְכֶיהָ מְאֻשָּׁר           </text:span><text:span text:style-name="T9">(</text:span><text:span text:style-name="T13">משלי ג</text:span><text:span text:style-name="T9">', </text:span><text:span text:style-name="T13">יג</text:span><text:span text:style-name="T9">-</text:span><text:span text:style-name="T13">יח</text:span><text:span text:style-name="T9">).</text:span></text:p>
      <text:p text:style-name="Text_20_body"/>
      <text:p text:style-name="P6"><text:span text:style-name="T6">בקריאה פשוטה של הקטע</text:span><text:span text:style-name="T1">, </text:span><text:span text:style-name="T6">נראה שהוא משבח את החכמה והתבונה</text:span><text:span text:style-name="T1">, </text:span><text:span text:style-name="T6">ורואה בהן את המפתח לכל חפצי האדם </text:span><text:span text:style-name="T1">- </text:span><text:span text:style-name="T6">חיים</text:span><text:span text:style-name="T1">, </text:span><text:span text:style-name="T6">עושר</text:span><text:span text:style-name="T1">, </text:span><text:span text:style-name="T6">כבוד ואושר</text:span><text:span text:style-name="T1">. </text:span></text:p>
      <text:p text:style-name="Text_20_body"/>
      <text:p text:style-name="P9"><text:span text:style-name="T13">אולם</text:span><text:span text:style-name="T9">, </text:span><text:span text:style-name="T13">המילה </text:span><text:span text:style-name="T14">אדם</text:span><text:span text:style-name="T9">, </text:span><text:span text:style-name="T13">החוזרת פעמיים בפסוק הראשון</text:span><text:span text:style-name="T9">, </text:span><text:span text:style-name="T13">וכן כמובן הביטוי </text:span><text:span text:style-name="T14">עץ חיים</text:span><text:span text:style-name="T9">, </text:span><text:span text:style-name="T13">רומזים לפרשת גן עדן</text:span><text:span text:style-name="T9">. </text:span><text:span text:style-name="T13">שם</text:span><text:span text:style-name="T9">, </text:span><text:span text:style-name="T13">לכאורה</text:span><text:span text:style-name="T9">, </text:span><text:span text:style-name="T13">המסר הוא הפוך</text:span><text:span text:style-name="T9">: </text:span><text:span text:style-name="T13">כאן החכמה והתבונה מביאות </text:span><text:span text:style-name="T14">אורך ימים</text:span><text:span text:style-name="T9">, </text:span><text:span text:style-name="T13">ושם הרצון להשיג דעת הוא חטא שעונשו מוות</text:span><text:span text:style-name="T9">: "</text:span><text:span text:style-name="T13">וּמֵעֵץ הַדַּעַת טוֹב וָרָע לֹא תֹאכַל מִמֶּנּוּ כִּי </text:span><text:span text:style-name="T14">בְּיוֹם אֲכָלְךָ מִמֶּנּוּ מוֹת תָּמוּת</text:span><text:span text:style-name="T9">" (</text:span><text:span text:style-name="T13">בראשית ב</text:span><text:span text:style-name="T9">', </text:span><text:span text:style-name="T13">ז</text:span><text:span text:style-name="T9">). </text:span><text:span text:style-name="T13">כאן החכמה והתבונה הן</text:span><text:span text:style-name="T9">-</text:span><text:span text:style-name="T13">הן עץ החיים</text:span><text:span text:style-name="T9">, </text:span><text:span text:style-name="T13">ושם האכילה מעץ הדעת טוב ורע מרחיקה את האדם מעץ החיים </text:span><text:span text:style-name="T9">(</text:span><text:span text:style-name="T13">בראשית ג</text:span><text:span text:style-name="T9">', </text:span><text:span text:style-name="T13">כב</text:span><text:span text:style-name="T9">)!</text:span></text:p>
      <text:p text:style-name="Text_20_body"/>
      <text:p text:style-name="P6"><text:span text:style-name="T6">ניתן היה לפרש</text:span><text:span text:style-name="T1">, </text:span><text:span text:style-name="T6">שיש הבדל בין המושגים חכמה ותבונה</text:span><text:span text:style-name="T1">, </text:span><text:span text:style-name="T6">הנזכרים במשלי</text:span><text:span text:style-name="T1">, </text:span><text:span text:style-name="T6">לבין המושג דעת</text:span><text:span text:style-name="T1">, </text:span><text:span text:style-name="T6">הנזכר בפרשת גן עדן</text:span><text:span text:style-name="T1">; </text:span><text:span text:style-name="T6">אולם</text:span><text:span text:style-name="T1">, </text:span><text:span text:style-name="T6">המושגים חכמה בינה ודעת נזכרים פעמים רבות יחד</text:span><text:span text:style-name="T1">, </text:span><text:span text:style-name="T6">גם בפסוקים הבאים מיד אחרי הקטע שלנו</text:span><text:span text:style-name="T1">:</text:span></text:p>
      <text:p text:style-name="Text_20_body"/>
      <text:p text:style-name="P38"><text:span text:style-name="T13">ה</text:span><text:span text:style-name="T9">' </text:span><text:span text:style-name="T14">בְּחָכְמָה</text:span><text:span text:style-name="T12"> </text:span><text:span text:style-name="T13">יָסַד אָרֶץ</text:span><text:span text:style-name="T9">, </text:span><text:span text:style-name="T13">כּוֹנֵן שָׁמַיִם </text:span><text:span text:style-name="T14">בִּתְבוּנָה</text:span><text:span text:style-name="T9">.</text:span><text:a xlink:type="simple" xlink:href="http://he.wikisource.org/wiki/קטגוריה:משלי_ג_כ"><text:span text:style-name="T12"> </text:span></text:a><text:span text:style-name="T14">בְּדַעְתּוֹ</text:span><text:span text:style-name="T12"> </text:span><text:span text:style-name="T13">תְּהוֹמוֹת נִבְקָעוּ</text:span><text:span text:style-name="T9">, </text:span><text:span text:style-name="T13">וּשְׁחָקִים יִרְעֲפוּ טָל</text:span><text:span text:style-name="T9">. </text:span><text:span text:style-name="T13">בְּנִי</text:span><text:span text:style-name="T9">! </text:span><text:span text:style-name="T13">אַל יָלֻזוּ מֵעֵינֶיךָ</text:span><text:span text:style-name="T9">, </text:span><text:span text:style-name="T13">נְצֹר תֻּשִׁיָּה וּמְזִמָּה</text:span><text:span text:style-name="T9">.</text:span><text:a xlink:type="simple" xlink:href="http://he.wikisource.org/wiki/קטגוריה:משלי_ג_כב"><text:span text:style-name="T12"> </text:span></text:a><text:span text:style-name="T13">וְיִהְיוּ </text:span><text:span text:style-name="T14">חַיִּים</text:span><text:span text:style-name="T12"> </text:span><text:span text:style-name="T13">לְנַפְשֶׁךָ</text:span><text:span text:style-name="T9">, </text:span><text:span text:style-name="T13">וְחֵן לְגַרְגְּרֹתֶיךָ                                               </text:span><text:span text:style-name="T9">(</text:span><text:span text:style-name="T13">משלי ג</text:span><text:span text:style-name="T9">', </text:span><text:span text:style-name="T13">יט</text:span><text:span text:style-name="T9">-</text:span><text:span text:style-name="T13">כב</text:span><text:span text:style-name="T9">).</text:span></text:p>
      <text:p text:style-name="Text_20_body"/>
      <text:p text:style-name="P9"><text:span text:style-name="T13">הכתוב קורא לתלמידים לשמור היטב על החכמה</text:span><text:span text:style-name="T9">, </text:span><text:span text:style-name="T13">הבינה והדעת</text:span><text:span text:style-name="T9">, </text:span><text:span text:style-name="T13">כי הם המפתח לחיים</text:span><text:span text:style-name="T9">. </text:span><text:span text:style-name="T13">גם אונקלוס</text:span><text:span text:style-name="T9">, </text:span><text:span text:style-name="T13">בפירושו לפרשת גן עדן</text:span><text:span text:style-name="T9">, </text:span><text:span text:style-name="T13">תרגם את המושג </text:span><text:span text:style-name="T9">"</text:span><text:span text:style-name="T13">עץ הדעת טוב ורע</text:span><text:span text:style-name="T9">" </text:span><text:span text:style-name="T13">במשמעות של חכמה</text:span><text:span text:style-name="T9">: "</text:span><text:span text:style-name="T13">עץ דאכלין פירוהי </text:span><text:span text:style-name="T14">חכימין</text:span><text:span text:style-name="T12"> </text:span><text:span text:style-name="T13">בין טב לביש</text:span><text:span text:style-name="T9">".</text:span></text:p>
      <text:p text:style-name="Text_20_body"/>
      <text:p text:style-name="P6"><text:span text:style-name="T6">ייתכן</text:span><text:span text:style-name="T1">, </text:span><text:span text:style-name="T6">שפרשת גן עדן מבטאת השקפת עולם שונה מהמקובל בשאר התנ</text:span><text:span text:style-name="T1">"</text:span><text:span text:style-name="T6">ך </text:span><text:span text:style-name="T1">- </text:span><text:span text:style-name="T6">השקפה שלפיה חכמה בינה ודעת הן שליליות</text:span><text:span text:style-name="T1">. </text:span><text:span text:style-name="T6">השקפה זו נרמזת בדברי רב אדא ברבי חנינא</text:span><text:span text:style-name="T1">:</text:span></text:p>
      <text:p text:style-name="Text_20_body"/>
      <text:p text:style-name="P35"><text:span text:style-name="T1">"</text:span><text:span text:style-name="T6">אלמלא חטאו ישראל </text:span><text:span text:style-name="T1">- </text:span><text:span text:style-name="T6">לא ניתן להם אלא חמשה חומשי תורה וספר יהושע בלבד</text:span><text:span text:style-name="T1">... </text:span><text:span text:style-name="T6">כי ברוב חכמה רב כעס </text:span><text:span text:style-name="T1">[</text:span><text:span text:style-name="T6">ולפי שבעטו וחטאו </text:span><text:span text:style-name="T1">- </text:span><text:span text:style-name="T6">נוסף להם רוב חכמה שאר הספרים</text:span><text:span text:style-name="T1">, </text:span><text:span text:style-name="T6">להטריחן יותר</text:span><text:span text:style-name="T1">; </text:span><text:span text:style-name="T6">רש</text:span><text:span text:style-name="T1">"</text:span><text:span text:style-name="T6">י</text:span><text:span text:style-name="T1">]"         (</text:span><text:span text:style-name="T6">נדרים כב ע</text:span><text:span text:style-name="T1">"</text:span><text:span text:style-name="T6">ב</text:span><text:span text:style-name="T1">).</text:span></text:p>
      <text:p text:style-name="Text_20_body"/>
      <text:p text:style-name="P9"><text:span text:style-name="T13">לפי זה</text:span><text:span text:style-name="T9">, </text:span><text:span text:style-name="T13">אילולא חטא האדם</text:span><text:span text:style-name="T9">, </text:span><text:span text:style-name="T13">ייתכן שלא היה לו כלל צורך בתורה</text:span><text:span text:style-name="T9">, </text:span><text:span text:style-name="T13">חכמה בינה ודעת</text:span><text:span text:style-name="T9">; </text:span><text:span text:style-name="T13">האדם לא היה צריך </text:span><text:span text:style-name="T14">לדעת</text:span><text:span text:style-name="T12"> </text:span><text:span text:style-name="T13">מה טוב ומה רע</text:span><text:span text:style-name="T9">, </text:span><text:span text:style-name="T13">הוא היה בקשר ישיר עם ה</text:span><text:span text:style-name="T9">' </text:span><text:span text:style-name="T13">ויכל </text:span><text:span text:style-name="T14">לשאול</text:span><text:span text:style-name="T12"> </text:span><text:span text:style-name="T13">אותו בכל פעם מה טוב ומה רע</text:span><text:span text:style-name="T9">. </text:span><text:span text:style-name="T13">אך מאחר שהאדם בחר לדעת טוב ורע בעצמו</text:span><text:span text:style-name="T9">, </text:span><text:span text:style-name="T13">הוא התרחק והתנתק מה</text:span><text:span text:style-name="T9">', </text:span><text:span text:style-name="T13">ועכשיו הוא חייב ללמוד חכמה בינה ודעת על</text:span><text:span text:style-name="T9">-</text:span><text:span text:style-name="T13">מנת שיידע מה טוב ומה רע</text:span><text:span text:style-name="T9">. </text:span><text:span text:style-name="T13">הפסוקים בספר משלי מתייחסים למצב זה</text:span><text:span text:style-name="T9">, </text:span><text:span text:style-name="T13">שאחרי החטא</text:span><text:span text:style-name="T9">, </text:span><text:span text:style-name="T13">אולם רומזים שזה אינו המצב האידאלי</text:span><text:span text:style-name="T9">.</text:span></text:p>
      <text:p text:style-name="Text_20_body"/>
      <text:p text:style-name="P9"><text:soft-page-break/><text:span text:style-name="T13">ייתכן גם</text:span><text:span text:style-name="T9">, </text:span><text:span text:style-name="T13">שהדגש בפסוקים שלנו הוא על המילה </text:span><text:span text:style-name="T14">מצא</text:span><text:span text:style-name="T12"> </text:span><text:span text:style-name="T9">- </text:span><text:span text:style-name="T13">המתארת תוצאה של חיפוש</text:span><text:span text:style-name="T9">, </text:span><text:span text:style-name="T13">ו</text:span><text:span text:style-name="T14">יפיק</text:span><text:span text:style-name="T12"> </text:span><text:span text:style-name="T9">- </text:span><text:span text:style-name="T13">המתארת תהליך פעיל של הוצאה ויצירה</text:span><text:span text:style-name="T9">. </text:span><text:span text:style-name="T13">מאושר הוא האדם המתאמץ</text:span><text:span text:style-name="T9">, </text:span><text:span text:style-name="T13">מחפש </text:span><text:span text:style-name="T9">- </text:span><text:span text:style-name="T13">ובסופו של דבר מוצא חכמה</text:span><text:span text:style-name="T9">; </text:span><text:span text:style-name="T13">מאושר הוא האדם המשקיע</text:span><text:span text:style-name="T9">, </text:span><text:span text:style-name="T13">מפיק </text:span><text:span text:style-name="T9">- </text:span><text:span text:style-name="T13">ומייצר תבונה</text:span><text:span text:style-name="T9">. </text:span><text:span text:style-name="T13">האדם בגן עדן רצה להשיג את הדעת בקלות</text:span><text:span text:style-name="T9">, </text:span><text:span text:style-name="T13">בלי להשקיע</text:span><text:span text:style-name="T9">, </text:span><text:span text:style-name="T13">תוך כדי אכילת פרי טעים ומענג</text:span><text:span text:style-name="T9">; </text:span><text:span text:style-name="T13">רצון זה הוא המביא להתנוונות ומוות</text:span><text:span text:style-name="T9">. </text:span><text:span text:style-name="T13">אם כך</text:span><text:span text:style-name="T9">, </text:span><text:span text:style-name="T13">הפסוקים במשלי מדגישים לא רק את חשיבות החכמה והתבונה</text:span><text:span text:style-name="T9">, </text:span><text:span text:style-name="T13">אלא גם את חשיבות החיפוש והמציאה</text:span><text:span text:style-name="T9">. </text:span><text:span text:style-name="T13">ראיה להסבר זה ניתן למצוא בפרק הקודם</text:span><text:span text:style-name="T9">:</text:span></text:p>
      <text:p text:style-name="P38"><text:span text:style-name="T13">בְּנִי</text:span><text:span text:style-name="T9">! </text:span><text:span text:style-name="T13">אִם תִּקַּח אֲמָרָי</text:span><text:span text:style-name="T9">, </text:span><text:span text:style-name="T13">וּמִצְו‍ֹתַי תִּצְפֹּן אִתָּךְ</text:span><text:span text:style-name="T9">.</text:span><text:a xlink:type="simple" xlink:href="http://he.wikisource.org/wiki/קטגוריה:משלי_ב_ב"><text:span text:style-name="T12"> </text:span></text:a><text:span text:style-name="T13">לְהַקְשִׁיב לַחָכְמָה אָזְנֶךָ</text:span><text:span text:style-name="T9">, </text:span><text:span text:style-name="T13">תַּטֶּה לִבְּךָ לַתְּבוּנָה</text:span><text:span text:style-name="T9">.</text:span><text:a xlink:type="simple" xlink:href="http://he.wikisource.org/wiki/קטגוריה:משלי_ב_ג"><text:span text:style-name="T12"> </text:span></text:a><text:span text:style-name="T13">כִּי אִם לַבִּינָה תִקְרָא</text:span><text:span text:style-name="T9">, </text:span><text:span text:style-name="T13">לַתְּבוּנָה תִּתֵּן קוֹלֶךָ</text:span><text:span text:style-name="T9">;</text:span><text:a xlink:type="simple" xlink:href="http://he.wikisource.org/wiki/קטגוריה:משלי_ב_ד"><text:span text:style-name="T12"> </text:span></text:a><text:span text:style-name="T13">אִם תְּבַקְשֶׁנָּה כַכָּסֶף וְכַמַּטְמוֹנִים תַּחְפְּשֶׂנָּה</text:span><text:span text:style-name="T9">;</text:span><text:a xlink:type="simple" xlink:href="http://he.wikisource.org/wiki/קטגוריה:משלי_ב_ה"><text:span text:style-name="T12"> </text:span></text:a><text:span text:style-name="T13">אָז תָּבִין יִרְאַת ה</text:span><text:span text:style-name="T9">', </text:span><text:span text:style-name="T14">וְדַעַת אֱלֹהִים תִּמְצָא</text:span><text:span text:style-name="T9">.</text:span><text:a xlink:type="simple" xlink:href="http://he.wikisource.org/wiki/קטגוריה:משלי_ב_ו"><text:span text:style-name="T12"> </text:span></text:a><text:span text:style-name="T13">כִּי ה</text:span><text:span text:style-name="T9">' </text:span><text:span text:style-name="T13">יִתֵּן חָכְמָה</text:span><text:span text:style-name="T9">, </text:span><text:span text:style-name="T13">מִפִּיו דַּעַת וּתְבוּנָה                                     </text:span><text:span text:style-name="T9">(</text:span><text:span text:style-name="T13">משלי ב</text:span><text:span text:style-name="T9">' </text:span><text:span text:style-name="T13">א</text:span><text:span text:style-name="T9">-</text:span><text:span text:style-name="T13">ו</text:span><text:span text:style-name="T9">).</text:span></text:p>
      <text:p text:style-name="P6"><text:span text:style-name="T6">אם תשקיע ותתאמץ לחפש את התבונה</text:span><text:span text:style-name="T1">, </text:span><text:span text:style-name="T6">תמצא דעת אלהים </text:span><text:span text:style-name="T1">- </text:span><text:span text:style-name="T6">אותה תכונה שנאמר עליה בספר בראשית </text:span><text:span text:style-name="T1">"</text:span><text:span text:style-name="T6">והייתם כאלהים יודעי טוב ורע</text:span><text:span text:style-name="T1">".</text:span></text:p>
      <text:p text:style-name="Text_20_body"/>
      <text:p text:style-name="P5">פסוק כט</text:p>
      <text:p text:style-name="P35"><text:span text:style-name="T6">אַל תַּחֲרֹשׁ עַל רֵעֲךָ רָעָה</text:span><text:span text:style-name="T1">, </text:span><text:span text:style-name="T6">וְהוּא יוֹשֵׁב לָבֶטַח אִתָּךְ              </text:span><text:span text:style-name="T1">(</text:span><text:span text:style-name="T6">משלי ג</text:span><text:span text:style-name="T1">', </text:span><text:span text:style-name="T6">כט</text:span><text:span text:style-name="T1">).</text:span></text:p>
      <text:p text:style-name="Text_20_body"/>
      <text:p text:style-name="P6"><text:span text:style-name="T6">על</text:span><text:span text:style-name="T1">-</text:span><text:span text:style-name="T6">פי פשוטו</text:span><text:span text:style-name="T1">, </text:span><text:span text:style-name="T6">הפסוק עוסק ביחסים בין אדם לחברו</text:span><text:span text:style-name="T1">. </text:span><text:span text:style-name="T6">אסור לתכנן תכניות שעלולות לגרום נזק לזולת</text:span><text:span text:style-name="T1">, </text:span><text:span text:style-name="T6">כאשר הזולת אינו מודע לכך</text:span><text:span text:style-name="T1">. </text:span><text:span text:style-name="T6">חז</text:span><text:span text:style-name="T1">"</text:span><text:span text:style-name="T6">ל למדו מכאן</text:span><text:span text:style-name="T1">, </text:span><text:span text:style-name="T6">בין השאר</text:span><text:span text:style-name="T1">, </text:span><text:span text:style-name="T6">ש</text:span><text:span text:style-name="T1">"</text:span><text:span text:style-name="T6">אסור לאדם לישא אשה ודעתו לגרשה</text:span><text:span text:style-name="T1">" (</text:span><text:span text:style-name="T6">משנה תורה הלכות איסורי ביאה פכ</text:span><text:span text:style-name="T1">"</text:span><text:span text:style-name="T6">א הכ</text:span><text:span text:style-name="T1">"</text:span><text:span text:style-name="T6">ח</text:span><text:span text:style-name="T1">), </text:span><text:span text:style-name="T6">וכן שאסור לאדם לחיות עם אשתו לאחר שהחליט לגרשה</text:span><text:span text:style-name="T1">, </text:span><text:span text:style-name="T6">אלא אם כן הודיע לה על כך </text:span><text:span text:style-name="T1">(</text:span><text:span text:style-name="T6">גיטין צ ע</text:span><text:span text:style-name="T1">"</text:span><text:span text:style-name="T6">א</text:span><text:span text:style-name="T1">).</text:span></text:p>
      <text:p text:style-name="Text_20_body"/>
      <text:p text:style-name="P6"><text:span text:style-name="T6">האם ייתכן שהפסוק מתייחס גם ל</text:span><text:span text:style-name="T1">"</text:span><text:span text:style-name="T6">רעך</text:span><text:span text:style-name="T1">" </text:span><text:span text:style-name="T6">הרחוק יותר</text:span><text:span text:style-name="T1">? </text:span><text:span text:style-name="T6">גם ל</text:span><text:span text:style-name="T1">"</text:span><text:span text:style-name="T6">רעך</text:span><text:span text:style-name="T1">" </text:span><text:span text:style-name="T6">שהוא בכלל עם אחר</text:span><text:span text:style-name="T1">?</text:span></text:p>
      <text:p text:style-name="Text_20_body"/>
      <text:p text:style-name="P6"><text:span text:style-name="T6">על</text:span><text:span text:style-name="T1">-</text:span><text:span text:style-name="T6">פי התורה</text:span><text:span text:style-name="T1">:</text:span></text:p>
      <text:p text:style-name="P35"><text:span text:style-name="T1">"</text:span><text:span text:style-name="T6">כִּי תִקְרַב אֶל עִיר לְהִלָּחֵם עָלֶיהָ </text:span><text:span text:style-name="T1">- </text:span><text:span text:style-name="T6">וְקָרָאתָ אֵלֶיהָ לְשָׁלוֹם</text:span><text:span text:style-name="T1">" (</text:span><text:span text:style-name="T6">דברים כ</text:span><text:span text:style-name="T1">', </text:span><text:span text:style-name="T6">י</text:span><text:span text:style-name="T1">)</text:span></text:p>
      <text:p text:style-name="P6"><text:span text:style-name="T6">מכאן</text:span><text:span text:style-name="T1">, </text:span><text:span text:style-name="T6">שגם במלחמות בין עמים</text:span><text:span text:style-name="T1">, </text:span><text:span text:style-name="T6">לא תמיד מותר להשתמש ב</text:span><text:span text:style-name="T1">"</text:span><text:span text:style-name="T6">גורם ההפתעה</text:span><text:span text:style-name="T1">". </text:span><text:span text:style-name="T6">אם רוצים להילחם בעיר</text:span><text:span text:style-name="T1">, </text:span><text:span text:style-name="T6">שאינה נמצאת כרגע במצב מלחמה איתנו </text:span><text:span text:style-name="T1">(</text:span><text:span text:style-name="T6">למשל לשם כיבוש ארץ ישראל</text:span><text:span text:style-name="T1">, </text:span><text:span text:style-name="T6">או מסיבה אחרת</text:span><text:span text:style-name="T1">), </text:span><text:span text:style-name="T6">חייבים לפני כן לאפשר לה להשלים איתנו</text:span><text:span text:style-name="T1">, </text:span><text:span text:style-name="T6">אסור להפתיע אותה במתקפת פתע</text:span><text:span text:style-name="T1">.</text:span></text:p>
      <text:p text:style-name="Text_20_body"/>
      <text:p text:style-name="P6"><text:span text:style-name="T6">אמנם</text:span><text:span text:style-name="T1">, </text:span><text:span text:style-name="T6">היו מלחמות רבות בזמן המקרא שבהן השתמשו בגורם ההפתעה</text:span><text:span text:style-name="T1">, </text:span><text:span text:style-name="T6">אולם כל המלחמות הללו היו כנגד עמים שכבר פתחו במלחמה עם ישראל</text:span><text:span text:style-name="T1">, </text:span><text:span text:style-name="T6">כך שהם לא </text:span><text:span text:style-name="T1">"</text:span><text:span text:style-name="T6">ישבו לבטח עמנו</text:span><text:span text:style-name="T1">". </text:span><text:span text:style-name="T6">הם אמנם הופתעו מההתקפה הלילית המהירה</text:span><text:span text:style-name="T1">, </text:span><text:span text:style-name="T6">אך לא מעצם העובדה שנלחמנו בהם</text:span><text:span text:style-name="T1">:</text:span></text:p>
      <text:list xml:id="list114108167" text:style-name="L3">
        <text:list-item>
          <text:p text:style-name="P11"><text:span text:style-name="T6">וַיָּבֹא אֲלֵיהֶם יְהוֹשֻׁעַ פִּתְאֹם כָּל הַלַּיְלָה עָלָה מִן הַגִּלְגָּל          </text:span><text:span text:style-name="T1">(</text:span><text:span text:style-name="T6">יהושע י</text:span><text:span text:style-name="T1">', </text:span><text:span text:style-name="T6">ט</text:span><text:span text:style-name="T1">).</text:span></text:p>
        </text:list-item>
        <text:list-item>
          <text:p text:style-name="P11"><text:span text:style-name="T6">וַיָּבֹא יְהוֹשֻׁעַ וְכָל עַם הַמִּלְחָמָה עִמּוֹ עֲלֵיהֶם עַל מֵי מֵרוֹם פִּתְאֹם וַיִּפְּלוּ בָּהֶם </text:span><text:span text:style-name="T1">(</text:span><text:span text:style-name="T6">יהושע י</text:span><text:span text:style-name="T1">"</text:span><text:span text:style-name="T6">א</text:span><text:span text:style-name="T1">, </text:span><text:span text:style-name="T6">ז</text:span><text:span text:style-name="T1">).</text:span></text:p>
        </text:list-item>
        <text:list-item>
          <text:p text:style-name="P11"><text:span text:style-name="T6">וַיְהִי מִמָּחֳרָת וַיָּשֶׂם שָׁאוּל אֶת הָעָם שְׁלֹשָׁה רָאשִׁים וַיָּבֹאוּ בְתוֹךְ הַמַּחֲנֶה בְּאַשְׁמֹרֶת הַבֹּקֶר וַיַּכּוּ אֶת עַמּוֹן עַד חֹם הַיּוֹם וַיְהִי הַנִּשְׁאָרִים וַיָּפֻצוּ וְלֹא נִשְׁאֲרוּ בָם שְׁנַיִם יָחַד                                                </text:span><text:span text:style-name="T1">(</text:span><text:span text:style-name="T6">שמואל א י</text:span><text:span text:style-name="T1">"</text:span><text:span text:style-name="T6">א</text:span><text:span text:style-name="T1">, </text:span><text:span text:style-name="T6">יא</text:span><text:span text:style-name="T1">).</text:span></text:p>
        </text:list-item>
      </text:list>
      <text:p text:style-name="Text_20_body"/>
      <text:p text:style-name="P6"><text:span text:style-name="T6">עד כמה שידוע לי</text:span><text:span text:style-name="T1">, </text:span><text:span text:style-name="T6">הייתה רק מלחמה אחת שבה האויב ממש הופתע</text:span><text:span text:style-name="T1">. </text:span><text:span text:style-name="T6">היה זה בימי השופטים</text:span><text:span text:style-name="T1">. </text:span><text:span text:style-name="T6">חמישה מבני שבט דן יצאו מנחלתם שבגוש דן לכיוון נחל דן שבצפון</text:span><text:span text:style-name="T1">. </text:span><text:span text:style-name="T6">הם גילו שם עיר קטנה ומבודדת בשם ליש</text:span><text:span text:style-name="T1">: </text:span></text:p>
      <text:p text:style-name="P38"><text:span text:style-name="T13">וַיִּרְאוּ אֶת הָעָם אֲשֶׁר בְּקִרְבָּהּ</text:span><text:span text:style-name="T9">, </text:span><text:span text:style-name="T14">יוֹשֶׁבֶת לָבֶטַח </text:span><text:span text:style-name="T13">כְּמִשְׁפַּט צִדֹנִים</text:span><text:span text:style-name="T9">, </text:span><text:span text:style-name="T13">שֹׁקֵט </text:span><text:span text:style-name="T14">וּבֹטֵחַ</text:span><text:span text:style-name="T12"> </text:span><text:span text:style-name="T13">וְאֵין מַכְלִים דָּבָר בָּאָרֶץ יוֹרֵשׁ עֶצֶר</text:span><text:span text:style-name="T9">, </text:span><text:span text:style-name="T13">וּרְחֹקִים הֵמָּה מִצִּדֹנִים</text:span><text:span text:style-name="T9">, </text:span><text:span text:style-name="T13">וְדָבָר אֵין לָהֶם עִם אָדָם                                                   </text:span><text:span text:style-name="T9">(</text:span><text:span text:style-name="T13">שופטים י</text:span><text:span text:style-name="T9">"</text:span><text:span text:style-name="T13">ח</text:span><text:span text:style-name="T9">, </text:span><text:span text:style-name="T13">ז</text:span><text:span text:style-name="T9">).</text:span></text:p>
      <text:p text:style-name="P6"><text:span text:style-name="T6">הם חזרו לנחלתם וקראו לבני משפחתם</text:span><text:span text:style-name="T1">, 600 </text:span><text:span text:style-name="T6">איש נוספים משבט דן</text:span><text:span text:style-name="T1">, </text:span><text:span text:style-name="T6">לבוא עמם</text:span><text:span text:style-name="T1">. </text:span><text:span text:style-name="T6">בדרך הם עברו במקדש מקומי של אדם בשם מיכה ושדדו אותו</text:span><text:span text:style-name="T1">, </text:span><text:span text:style-name="T6">ואז תקפו את העיר בהפתעה וכבשו אותה</text:span><text:span text:style-name="T1">:</text:span></text:p>
      <text:p text:style-name="P38"><text:span text:style-name="T13">וְהֵמָּה לָקְחוּ אֵת אֲשֶׁר עָשָׂה מִיכָה וְאֶת הַכֹּהֵן אֲשֶׁר הָיָה לוֹֹֹֹֹֹֹֹֹֹֹֹ</text:span><text:span text:style-name="T9">, </text:span><text:span text:style-name="T13">וַיָּבֹאוּ עַל לַיִשׁ</text:span><text:span text:style-name="T9">, </text:span><text:span text:style-name="T13">עַל </text:span><text:span text:style-name="T14">עַם שֹׁקֵט וּבֹטֵחַ</text:span><text:span text:style-name="T9">, </text:span><text:span text:style-name="T13">וַיַּכּוּ אוֹתָם לְפִי חָרֶב וְאֶת הָעִיר שָׂרְפוּ בָאֵשׁ </text:span><text:span text:style-name="T9">(</text:span><text:span text:style-name="T13">שופטים י</text:span><text:span text:style-name="T9">"</text:span><text:span text:style-name="T13">ח</text:span><text:span text:style-name="T9">, </text:span><text:span text:style-name="T13">כז</text:span><text:span text:style-name="T9">).</text:span></text:p>
      <text:p text:style-name="Text_20_body"/>
      <text:p text:style-name="P9"><text:span text:style-name="T13">לענ</text:span><text:span text:style-name="T9">"</text:span><text:span text:style-name="T13">ד</text:span><text:span text:style-name="T9">, </text:span><text:span text:style-name="T13">סגנון הפרשה מביע התנגדות ואף סלידה ממעשיהם של בני דן</text:span><text:span text:style-name="T9">. </text:span><text:span text:style-name="T13">הפסוק מקביל בין העוול שעשו למיכה </text:span><text:span text:style-name="T9">- </text:span><text:span text:style-name="T13">שדדו אותו ולקחו את הכהן שלו</text:span><text:span text:style-name="T9">, </text:span><text:span text:style-name="T13">לבין העוול שעשו לבני ליש </text:span><text:span text:style-name="T9">- </text:span><text:span text:style-name="T13">התנפלו עליהם מבלי לקרוא להם לשלום</text:span><text:span text:style-name="T9">, </text:span><text:span text:style-name="T13">הרגו אותם ושדדו את עירם</text:span><text:span text:style-name="T9">. </text:span><text:span text:style-name="T13">המילה </text:span><text:span text:style-name="T14">בטח</text:span><text:span text:style-name="T12"> </text:span><text:span text:style-name="T13">מקשרת את הסיפור לפסוק שלנו </text:span><text:span text:style-name="T9">- </text:span><text:span text:style-name="T13">בני דן </text:span><text:span text:style-name="T14">חרשו רעה</text:span><text:span text:style-name="T12"> </text:span><text:soft-page-break/><text:span text:style-name="T13">על עם אחר</text:span><text:span text:style-name="T9">, </text:span><text:span text:style-name="T13">עם </text:span><text:span text:style-name="T14">שישב לבטח</text:span><text:span text:style-name="T9">. </text:span><text:span text:style-name="T13">הפסוק שלנו מגנה גם מעשים מסוג זה</text:span><text:span text:style-name="T9">, </text:span><text:span text:style-name="T13">הנעשים נגד עמים אחרים</text:span><text:span text:style-name="T9">.</text:span></text:p>
      <text:p text:style-name="Text_20_body"/>
      <text:p text:style-name="P2">פרק ד</text:p>
      <text:p text:style-name="P38"><text:span text:style-name="T13">רֵאשִׁית חָכְמָה קְנֵה חָכְמָה</text:span><text:span text:style-name="T9">, </text:span><text:span text:style-name="T13">וּבְכָל קִנְיָנְךָ קְנֵה בִינָה</text:span><text:span text:style-name="T9">.</text:span><text:a xlink:type="simple" xlink:href="http://he.wikisource.org/wiki/קטגוריה:משלי_ד_ח"><text:span text:style-name="T12"> </text:span></text:a><text:span text:style-name="T14">סַלְסְלֶהָ</text:span><text:span text:style-name="T12"> </text:span><text:span text:style-name="T13">וּתְרוֹמְמֶךָּ</text:span><text:span text:style-name="T9">, </text:span><text:span text:style-name="T13">תְּכַבֵּדְךָ כִּי תְחַבְּקֶנָּה</text:span><text:span text:style-name="T9">. </text:span><text:span text:style-name="T13">תִּתֵּן לְרֹאשְׁךָ לִוְיַת חֵן</text:span><text:span text:style-name="T9">, </text:span><text:span text:style-name="T13">עֲטֶרֶת תִּפְאֶרֶת תְּמַגְּנֶךָּ                </text:span><text:span text:style-name="T9">(</text:span><text:span text:style-name="T13">משלי ד</text:span><text:span text:style-name="T9">', </text:span><text:span text:style-name="T13">ז</text:span><text:span text:style-name="T9">-</text:span><text:span text:style-name="T13">ט</text:span><text:span text:style-name="T9">)</text:span></text:p>
      <text:p text:style-name="Text_20_body"/>
      <text:p text:style-name="P8"><text:span text:style-name="T13">הכתוב משתמש בשורש נדיר </text:span><text:span text:style-name="T9">- </text:span><text:span text:style-name="T13">סלסל</text:span><text:span text:style-name="T9">. </text:span><text:span text:style-name="T13">השורש נזכר בתנ</text:span><text:span text:style-name="T9">"</text:span><text:span text:style-name="T13">ך רק עוד פעם אחת</text:span><text:span text:style-name="T9">: "</text:span><text:span text:style-name="T13">כֹּה אָמַר ה</text:span><text:span text:style-name="T9">' </text:span><text:span text:style-name="T13">צְבָאוֹת</text:span><text:span text:style-name="T9">: </text:span><text:span text:style-name="T13">עוֹלֵל יְעוֹלְלוּ כַגֶּפֶן שְׁאֵרִית יִשְׂרָאֵל</text:span><text:span text:style-name="T9">, </text:span><text:span text:style-name="T13">הָשֵׁב יָדְךָ כְּבוֹצֵר עַל </text:span><text:span text:style-name="T14">סַלְסִלּוֹת</text:span><text:span text:style-name="T9">" (</text:span><text:span text:style-name="T13">ירמיהו ו</text:span><text:span text:style-name="T9">', </text:span><text:span text:style-name="T13">ט</text:span><text:span text:style-name="T9">), </text:span><text:span text:style-name="T13">אך גם שם משמעותו אינה ברורה</text:span><text:span text:style-name="T9">. </text:span><text:span text:style-name="T13">חכמי התלמוד למדו את פירושו של השורש בפסוקנו מעוזרת הבית של רבי יהודה הנשיא</text:span><text:span text:style-name="T9">:</text:span></text:p>
      <text:p text:style-name="P37"><text:span text:style-name="T13">לא הוו ידעי רבנן מאי </text:span><text:span text:style-name="T9">'</text:span><text:span text:style-name="T13">סלסלה ותרוממך</text:span><text:span text:style-name="T9">'. </text:span><text:span text:style-name="T13">שמעוה לאמתא דבי רבי</text:span><text:span text:style-name="T9">, </text:span><text:span text:style-name="T13">דהוות אמרה לההוא גברא</text:span><text:span text:style-name="T9">, </text:span><text:span text:style-name="T13">דהוה מהפך במזייה</text:span><text:span text:style-name="T9">, </text:span><text:span text:style-name="T13">אמרה ליה</text:span><text:span text:style-name="T9">: '</text:span><text:span text:style-name="T13">עד מתי אתה </text:span><text:span text:style-name="T14">מסלסל בשערך</text:span><text:span text:style-name="T9">?!'               (</text:span><text:span text:style-name="T13">מגילה יח ע</text:span><text:span text:style-name="T9">"</text:span><text:span text:style-name="T13">ב</text:span><text:span text:style-name="T9">, </text:span><text:span text:style-name="T13">וכן נזיר ג ע</text:span><text:span text:style-name="T9">"</text:span><text:span text:style-name="T13">א</text:span><text:span text:style-name="T9">)</text:span></text:p>
      <text:p text:style-name="P7"><text:span text:style-name="T6">גם יוסף היה מסלסל בשערו</text:span><text:span text:style-name="T1">:</text:span></text:p>
      <text:p text:style-name="P37"><text:span text:style-name="T13">כיון שראה יוסף את עצמו בכך</text:span><text:span text:style-name="T9">, </text:span><text:span text:style-name="T13">התחיל אוכל ושותה </text:span><text:span text:style-name="T14">מסלסל בשערו</text:span><text:span text:style-name="T12"> </text:span><text:span text:style-name="T13">ואומר </text:span><text:span text:style-name="T9">'</text:span><text:span text:style-name="T13">ברוך המקום שהשכיחני בית אבי</text:span><text:span text:style-name="T9">'          (</text:span><text:a xlink:type="simple" xlink:href="http://kodesh.snunit.k12.il/tan/b0009.htm"><text:span text:style-name="T16">תנחומא וישב ח</text:span></text:a><text:span text:style-name="T9">). </text:span></text:p>
      <text:p text:style-name="P7"><text:span text:style-name="T6">המפרשים פירשו</text:span><text:span text:style-name="T1">, </text:span><text:span text:style-name="T6">שבכל המקורות משמעות השורש זהה</text:span><text:span text:style-name="T1">, </text:span><text:span text:style-name="T6">והכוונה להתעסקות מדוקדקת</text:span><text:span text:style-name="T1">, </text:span><text:span text:style-name="T6">למשל</text:span><text:span text:style-name="T1">:</text:span></text:p>
      <text:p text:style-name="P36"><text:span text:style-name="T6">סלסלה </text:span><text:span text:style-name="T1">- </text:span><text:span text:style-name="T6">חפשה</text:span><text:span text:style-name="T1">, </text:span><text:span text:style-name="T6">היה חוזר עליה לדקדק בה</text:span><text:span text:style-name="T1">, </text:span><text:span text:style-name="T6">כמו</text:span><text:span text:style-name="T1">: '</text:span><text:span text:style-name="T6">כבוצר על סלסלות</text:span><text:span text:style-name="T1">', </text:span><text:span text:style-name="T6">החוזר והולך בכרם ומשיב ידו לבקש את העוללות</text:span><text:span text:style-name="T1">; </text:span><text:span text:style-name="T6">ובלשון חכמים </text:span><text:span text:style-name="T1">'</text:span><text:span text:style-name="T6">מסלסל בשערו</text:span><text:span text:style-name="T1">'                                  (</text:span><text:span text:style-name="T6">רש</text:span><text:span text:style-name="T1">"</text:span><text:span text:style-name="T6">י על משלי ד</text:span><text:span text:style-name="T1">', </text:span><text:span text:style-name="T6">ח</text:span><text:span text:style-name="T1">).</text:span></text:p>
      <text:p text:style-name="Text_20_body"/>
      <text:p text:style-name="P6"><text:span text:style-name="T6">נחזור לפרקנו</text:span><text:span text:style-name="T1">. </text:span><text:span text:style-name="T6">בתחילת הקטע שאנו עוסקים בו</text:span><text:span text:style-name="T1">, </text:span><text:span text:style-name="T6">אומר הכותב</text:span><text:span text:style-name="T1">:</text:span></text:p>
      <text:p text:style-name="P35"><text:span text:style-name="T6">כִּי בֵן הָיִיתִי לְאָבִי</text:span><text:span text:style-name="T1">, </text:span><text:span text:style-name="T6">רַךְ וְיָחִיד לִפְנֵי אִמִּי</text:span><text:span text:style-name="T1">. </text:span><text:span text:style-name="T6">וַיֹּרֵנִי וַיֹּאמֶר לִי</text:span><text:span text:style-name="T1">: </text:span><text:span text:style-name="T6">יִתְמָךְ דְּבָרַי לִבֶּךָ</text:span><text:span text:style-name="T1">, </text:span><text:span text:style-name="T6">שְׁמֹר מִצְו‍ֹתַי וֶחְיֵה                                                       </text:span><text:span text:style-name="T1">(</text:span><text:span text:style-name="T6">משלי ד</text:span><text:span text:style-name="T1">', </text:span><text:span text:style-name="T6">ג</text:span><text:span text:style-name="T1">-</text:span><text:span text:style-name="T6">ד</text:span><text:span text:style-name="T1">).</text:span></text:p>
      <text:p text:style-name="P6"><text:span text:style-name="T6">מכיוון שהכותב הוא שלמה</text:span><text:span text:style-name="T1">, </text:span><text:span text:style-name="T6">הרי שאביו הוא דוד</text:span><text:span text:style-name="T1">, </text:span><text:span text:style-name="T6">והוא המנחה אותו </text:span><text:span text:style-name="T1">"</text:span><text:span text:style-name="T6">לסלסל את החכמה</text:span><text:span text:style-name="T1">" </text:span><text:span text:style-name="T6">על מנת שהחכמה </text:span><text:span text:style-name="T1">"</text:span><text:span text:style-name="T6">תרומם</text:span><text:span text:style-name="T1">" </text:span><text:span text:style-name="T6">אותו ו</text:span><text:span text:style-name="T1">"</text:span><text:span text:style-name="T6">תכבד</text:span><text:span text:style-name="T1">" </text:span><text:span text:style-name="T6">אותו</text:span><text:span text:style-name="T1">.</text:span></text:p>
      <text:p text:style-name="Text_20_body"/>
      <text:p text:style-name="P6"><text:span text:style-name="T6">ייתכן שדוד רומז כאן לבן אחר שלו </text:span><text:span text:style-name="T1">- </text:span><text:span text:style-name="T6">אבשלום</text:span><text:span text:style-name="T1">:</text:span></text:p>
      <text:p text:style-name="P38"><text:span text:style-name="T13">וּכְאַבְשָׁלוֹם לֹא הָיָה אִישׁ יָפֶה בְּכָל יִשְׂרָאֵל לְהַלֵּל מְאֹד</text:span><text:span text:style-name="T9">, </text:span><text:span text:style-name="T13">מִכַּף רַגְלוֹ וְעַד קָדְקֳדוֹ לֹא הָיָה בוֹ מוּם</text:span><text:span text:style-name="T9">;   </text:span><text:span text:style-name="T13">וּבְגַלְּחוֹ אֶת רֹאשׁוֹ</text:span><text:span text:style-name="T9">, </text:span><text:span text:style-name="T13">וְהָיָה מִקֵּץ יָמִים לַיָּמִים אֲשֶׁר יְגַלֵּחַ כִּי כָבֵד עָלָיו וְגִלְּחוֹ</text:span><text:span text:style-name="T9">, </text:span><text:span text:style-name="T14">וְשָׁקַל אֶת שְׂעַר רֹאשׁוֹ</text:span><text:span text:style-name="T12"> </text:span><text:span text:style-name="T13">מָאֶתַיִם שְׁקָלִים בְּאֶבֶן הַמֶּלֶךְ                                                                 </text:span><text:span text:style-name="T9">(</text:span><text:span text:style-name="T13">שמואל ב י</text:span><text:span text:style-name="T9">"</text:span><text:span text:style-name="T13">ד</text:span><text:span text:style-name="T9">, </text:span><text:span text:style-name="T13">כה</text:span><text:span text:style-name="T9">-</text:span><text:span text:style-name="T13">כו</text:span><text:span text:style-name="T9">).</text:span></text:p>
      <text:p text:style-name="P6"><text:span text:style-name="T6">אבשלום היה המועמד המוביל לרשת את אביו</text:span><text:span text:style-name="T1">, </text:span><text:span text:style-name="T6">לאחר מות אמנון</text:span><text:span text:style-name="T1">. </text:span><text:span text:style-name="T6">אולם הוא </text:span><text:span text:style-name="T1">"</text:span><text:span text:style-name="T6">סלסל בשערו</text:span><text:span text:style-name="T1">", </text:span><text:span text:style-name="T6">התעסק בתדמית חיצונית ולא בחכמה ותבונה</text:span><text:span text:style-name="T1">, </text:span><text:span text:style-name="T6">ובסופו של דבר נהרג</text:span><text:span text:style-name="T1">, </text:span><text:span text:style-name="T6">ודווקא בגלל אותו שער</text:span><text:span text:style-name="T1">.</text:span></text:p>
      <text:p text:style-name="Text_20_body"/>
      <text:p text:style-name="P6"><text:span text:style-name="T6">דוד הנחה את שלמה</text:span><text:span text:style-name="T1">, </text:span><text:span text:style-name="T6">בנו האהוב</text:span><text:span text:style-name="T1">, </text:span><text:span text:style-name="T6">שלא ילך בדרכו של אבשלום אחיו</text:span><text:span text:style-name="T1">, </text:span><text:span text:style-name="T6">אלא </text:span><text:span text:style-name="T1">"</text:span><text:span text:style-name="T6">יסלסל את החכמה</text:span><text:span text:style-name="T1">" - </text:span><text:span text:style-name="T6">יעסוק בחכמה</text:span><text:span text:style-name="T1">, </text:span><text:span text:style-name="T6">והיא תזכה אותו בכבוד ותיתן לראשו את כתר המלוכה</text:span><text:span text:style-name="T1">: "</text:span><text:span text:style-name="T6">תִּתֵּן לְרֹאשְׁךָ לִוְיַת חֵן</text:span><text:span text:style-name="T1">, </text:span><text:span text:style-name="T6">עֲטֶרֶת תִּפְאֶרֶת תְּמַגְּנֶךָּ</text:span><text:span text:style-name="T1">". </text:span></text:p>
      <text:p text:style-name="Text_20_body"/>
      <text:p text:style-name="P6"><text:span text:style-name="T6">את אותה עצה</text:span><text:span text:style-name="T1">, </text:span><text:span text:style-name="T6">שנתן דוד לשלמה בנו</text:span><text:span text:style-name="T1">, </text:span><text:span text:style-name="T6">מעביר שלמה לבניו ותלמידיו הלומדים את ספר משלי</text:span><text:span text:style-name="T1">: </text:span><text:span text:style-name="T6">הוא מנחה אותם להשקיע בלימוד חכמה ותבונה</text:span><text:span text:style-name="T1">, </text:span><text:span text:style-name="T6">על</text:span><text:span text:style-name="T1">-</text:span><text:span text:style-name="T6">מנת לשפר את מעמדם החברתי ואף להגיע לעמדות השפעה ושלטון</text:span><text:span text:style-name="T1">.</text:span></text:p>
      <text:p text:style-name="Text_20_body"/>
      <text:p text:style-name="P6"><text:span text:style-name="T6">אנשים סכלים</text:span><text:span text:style-name="T1">, </text:span><text:span text:style-name="T6">המסלסלים בתדמית חיצונית וביחסי ציבור</text:span><text:span text:style-name="T1">, </text:span><text:span text:style-name="T6">עשויים להגיע לשלטון לזמן קצר</text:span><text:span text:style-name="T1">, </text:span><text:span text:style-name="T6">כמו אבשלום</text:span><text:span text:style-name="T1">, </text:span><text:span text:style-name="T6">וכדברי קהלת</text:span><text:span text:style-name="T1">:</text:span></text:p>
      <text:p text:style-name="P38"><text:span text:style-name="T13">יֵשׁ רָעָה רָאִיתִי תַּחַת הַשָּׁמֶשׁ</text:span><text:span text:style-name="T9">, </text:span><text:span text:style-name="T13">כִּשְׁגָגָה שֶׁיֹּצָא מִלִּפְנֵי הַשַּׁלִּיט</text:span><text:span text:style-name="T9">. </text:span><text:span text:style-name="T14">נִתַּן הַסֶּכֶל בַּמְּרוֹמִים רַבִּים</text:span><text:span text:style-name="T9">, </text:span><text:span text:style-name="T13">וַעֲשִׁירִים בַּשֵּׁפֶל יֵשֵׁבוּ                          </text:span><text:span text:style-name="T9">(</text:span><text:span text:style-name="T13">קהלת י</text:span><text:span text:style-name="T9">', </text:span><text:span text:style-name="T13">ה</text:span><text:span text:style-name="T9">-</text:span><text:span text:style-name="T13">ו</text:span><text:span text:style-name="T9">).     </text:span></text:p>
      <text:p text:style-name="P6"><text:span text:style-name="T6">אולם כדי להחזיק בשלטון לאורך זמן</text:span><text:span text:style-name="T1">, </text:span><text:span text:style-name="T6">אין די ביועצי תדמית</text:span><text:span text:style-name="T1">, </text:span><text:span text:style-name="T6">ויש לסלסל בחכמה ובתבונה</text:span><text:span text:style-name="T1">. </text:span></text:p>
      <text:p text:style-name="P9"><text:span text:style-name="T13">ואולי יש לכך רמז במילה האחרונה בקטע</text:span><text:span text:style-name="T9">, "</text:span><text:span text:style-name="T13">תְּמַגְּנֶךָ</text:span><text:span text:style-name="T14">ּ</text:span><text:span text:style-name="T10">"</text:span><text:span text:style-name="T9">: </text:span><text:span text:style-name="T13">השורש </text:span><text:span text:style-name="T14">מגן</text:span><text:span text:style-name="T12"> </text:span><text:span text:style-name="T13">מציין</text:span><text:span text:style-name="T9">, </text:span><text:span text:style-name="T13">בלשון המקרא</text:span><text:span text:style-name="T9">, </text:span><text:span text:style-name="T13">מסירה סופית ומוחלטת</text:span><text:span text:style-name="T9">, </text:span><text:span text:style-name="T13">כאדם המביס את אויבו במלחמה או משמידו</text:span><text:span text:style-name="T9">: "</text:span><text:span text:style-name="T13">וּבָרוּךְ אֵל עֶלְיוֹן אֲשֶׁר </text:span><text:span text:style-name="T14">מִגֵּן</text:span><text:span text:style-name="T12"> </text:span><text:span text:style-name="T13">צָרֶיךָ בְּיָדֶךָ</text:span><text:span text:style-name="T9">" (</text:span><text:span text:style-name="T13">בראשית י</text:span><text:span text:style-name="T9">"</text:span><text:span text:style-name="T13">ד</text:span><text:span text:style-name="T9">, </text:span><text:span text:style-name="T13">כ</text:span><text:span text:style-name="T9">), "</text:span><text:span text:style-name="T13">אֵיךְ אֶתֶּנְךָ אֶפְרַיִם</text:span><text:span text:style-name="T9">, </text:span><text:span text:style-name="T14">אֲמַגֶּנְךָ</text:span><text:span text:style-name="T12"> </text:span><text:span text:style-name="T13">יִשְׂרָאֵל</text:span><text:span text:style-name="T9">? </text:span><text:span text:style-name="T13">אֵיךְ אֶתֶּנְךָ כְאַדְמָה</text:span><text:span text:style-name="T9">, </text:span><text:span text:style-name="T13">אֲשִׂימְךָ כִּצְבֹאיִם</text:span><text:span text:style-name="T9">?". </text:span><text:span text:style-name="T13">אם כך</text:span><text:span text:style-name="T9">, </text:span><text:span text:style-name="T13">יכול אדם לתפוס את השלטון באופן זמני אם יסלסל בשערו</text:span><text:span text:style-name="T9">, </text:span><text:span text:style-name="T13">אולם</text:span><text:span text:style-name="T9">, </text:span><text:span text:style-name="T13">כדי שהשלטון יימסר בידו באופן מוחלט וקבוע</text:span><text:span text:style-name="T9">, </text:span><text:soft-page-break/><text:span text:style-name="T13">עליו לסלסל בחכמה</text:span><text:span text:style-name="T9">.</text:span></text:p>
      <text:p text:style-name="Text_20_body"/>
      <text:p text:style-name="P2">פרק ה</text:p>
      <text:p text:style-name="P38"><text:span text:style-name="T13">שְׁתֵה מַיִם מִבּוֹרֶךָ</text:span><text:span text:style-name="T9">, </text:span><text:span text:style-name="T13">וְנֹזְלִים מִתּוֹךְ בְּאֵרֶךָ</text:span><text:span text:style-name="T9">.</text:span><text:a xlink:type="simple" xlink:href="http://he.wikisource.org/wiki/קטגוריה:משלי_ה_טז"><text:span text:style-name="T12"> </text:span></text:a><text:span text:style-name="T13">יָפוּצוּ מַעְיְנֹתֶיךָ חוּצָה</text:span><text:span text:style-name="T9">, </text:span><text:span text:style-name="T13">בָּרְחֹבוֹת פַּלְגֵי מָיִם</text:span><text:span text:style-name="T9">. </text:span><text:span text:style-name="T13">יִהְיוּ לְךָ לְבַדֶּךָ</text:span><text:span text:style-name="T9">, </text:span><text:span text:style-name="T13">וְאֵין לְזָרִים אִתָּךְ</text:span><text:span text:style-name="T9">.</text:span><text:a xlink:type="simple" xlink:href="http://he.wikisource.org/wiki/קטגוריה:משלי_ה_יח"><text:span text:style-name="T12"> </text:span></text:a><text:span text:style-name="T13">יְהִי מְקוֹרְךָ בָרוּךְ</text:span><text:span text:style-name="T9">, </text:span><text:span text:style-name="T13">וּשְׂמַח מֵאֵשֶׁת נְעוּרֶךָ</text:span><text:span text:style-name="T9">.</text:span><text:a xlink:type="simple" xlink:href="http://he.wikisource.org/wiki/קטגוריה:משלי_ה_יט"><text:span text:style-name="T12"> </text:span></text:a><text:span text:style-name="T13">אַיֶּלֶת אֲהָבִים וְיַעֲלַת חֵן</text:span><text:span text:style-name="T9">, </text:span><text:span text:style-name="T13">דַּדֶּיהָ יְרַוֻּךָ בְכָל עֵת</text:span><text:span text:style-name="T9">, </text:span><text:span text:style-name="T13">בְּאַהֲבָתָהּ תִּשְׁגֶּה תָמִיד</text:span><text:span text:style-name="T9">.</text:span><text:a xlink:type="simple" xlink:href="http://he.wikisource.org/wiki/קטגוריה:משלי_ה_כ"><text:span text:style-name="T12"> </text:span></text:a><text:span text:style-name="T13">וְלָמָּה תִשְׁגֶּה בְנִי בְזָרָה</text:span><text:span text:style-name="T9">, </text:span><text:span text:style-name="T13">וּתְחַבֵּק חֵק נָכְרִיָּה</text:span><text:span text:style-name="T9">?</text:span><text:a xlink:type="simple" xlink:href="http://he.wikisource.org/wiki/קטגוריה:משלי_ה_כא"><text:span text:style-name="T12"> </text:span></text:a><text:span text:style-name="T13">כִּי נֹכַח עֵינֵי ה</text:span><text:span text:style-name="T9">' </text:span><text:span text:style-name="T13">דַּרְכֵי אִישׁ</text:span><text:span text:style-name="T9">, </text:span><text:span text:style-name="T13">וְכָל מַעְגְּלֹתָיו מְפַלֵּס             </text:span><text:span text:style-name="T9">(</text:span><text:span text:style-name="T13">משלי ה</text:span><text:span text:style-name="T9">', </text:span><text:span text:style-name="T13">טו</text:span><text:span text:style-name="T9">-</text:span><text:span text:style-name="T13">כא</text:span><text:span text:style-name="T9">)</text:span></text:p>
      <text:p text:style-name="Text_20_body"/>
      <text:p text:style-name="P6"><text:span text:style-name="T6">הקטע משבח את הנאמנות לאשת הנעורים</text:span><text:span text:style-name="T1">, </text:span><text:span text:style-name="T6">וממשיל אותה לבאר מים</text:span><text:span text:style-name="T1">. </text:span><text:span text:style-name="T6">נבין טוב יותר את הקשר בין הדברים כאשר נתבונן באירועים שקרו לאבותינו</text:span><text:span text:style-name="T1">, </text:span><text:span text:style-name="T6">אברהם ויצחק</text:span><text:span text:style-name="T1">, </text:span><text:span text:style-name="T6">בארץ פלשתים</text:span><text:span text:style-name="T1">:</text:span></text:p>
      <text:list xml:id="list1314788511" text:style-name="L4">
        <text:list-item>
          <text:p text:style-name="P14"><text:span text:style-name="T6">אבימלך מלך פלשתים הפריד בין אברהם לשרה</text:span><text:span text:style-name="T1">: "</text:span><text:span text:style-name="T6">וַיִּסַּע מִשָּׁם אַבְרָהָם אַרְצָה הַנֶּגֶב וַיֵּשֶׁב בֵּין קָדֵשׁ וּבֵין שׁוּר וַיָּגָר בִּגְרָר</text:span><text:span text:style-name="T1">. </text:span><text:span text:style-name="T6">וַיֹּאמֶר אַבְרָהָם אֶל שָׂרָה אִשְׁתּוֹ </text:span><text:span text:style-name="T1">'</text:span><text:span text:style-name="T6">אֲחֹתִי הִוא</text:span><text:span text:style-name="T1">' </text:span><text:span text:style-name="T6">וַיִּשְׁלַח אֲבִימֶלֶךְ מֶלֶךְ גְּרָר וַיִּקַּח אֶת שָׂרָה</text:span><text:span text:style-name="T1">... </text:span><text:span text:style-name="T6">וַיֹּאמֶר אֲבִימֶלֶךְ אֶל אַבְרָהָם </text:span><text:span text:style-name="T1">'</text:span><text:span text:style-name="T6">מָה רָאִיתָ כִּי עָשִׂיתָ אֶת הַדָּבָר הַזֶּה</text:span><text:span text:style-name="T1">?' </text:span><text:span text:style-name="T6">וַיֹּאמֶר אַבְרָהָם </text:span><text:span text:style-name="T1">'</text:span><text:span text:style-name="T6">כִּי אָמַרְתִּי רַק אֵין יִרְאַת אֱלֹהִים בַּמָּקוֹם הַזֶּה וַהֲרָגוּנִי עַל דְּבַר אִשְׁתִּי</text:span><text:span text:style-name="T1">'. </text:span><text:span text:style-name="T6">וְגַם אָמְנָה אֲחֹתִי בַת אָבִי הִוא אַךְ לֹא בַת אִמִּי וַתְּהִי לִי לְאִשָּׁה</text:span><text:span text:style-name="T1">" (</text:span><text:span text:style-name="T6">בראשית כ</text:span><text:span text:style-name="T1">', </text:span><text:span text:style-name="T6">י</text:span><text:span text:style-name="T1">-</text:span><text:span text:style-name="T6">יא</text:span><text:span text:style-name="T1">).</text:span></text:p>
        </text:list-item>
        <text:list-item>
          <text:p text:style-name="P14"><text:span text:style-name="T6">עבדי אבימלך גזלו את באר המים של אברהם</text:span><text:span text:style-name="T1">: "</text:span><text:span text:style-name="T6">וְהוֹכִחַ אַבְרָהָם אֶת אֲבִימֶלֶךְ עַל אֹדוֹת בְּאֵר הַמַּיִם אֲשֶׁר גָּזְלוּ עַבְדֵי אֲבִימֶלֶךְ</text:span><text:span text:style-name="T1">. </text:span><text:span text:style-name="T6">וַיֹּאמֶר אֲבִימֶלֶךְ </text:span><text:span text:style-name="T1">'</text:span><text:span text:style-name="T6">לֹא יָדַעְתִּי מִי עָשָׂה אֶת הַדָּבָר הַזֶּה</text:span><text:span text:style-name="T1">, </text:span><text:span text:style-name="T6">וְגַם אַתָּה לֹא הִגַּדְתָּ לִּי</text:span><text:span text:style-name="T1">, </text:span><text:span text:style-name="T6">וְגַם אָנֹכִי לֹא שָׁמַעְתִּי בִּלְתִּי הַיּוֹם</text:span><text:span text:style-name="T1">'." ( </text:span><text:span text:style-name="T6">בראשית כ</text:span><text:span text:style-name="T1">"</text:span><text:span text:style-name="T6">א</text:span><text:span text:style-name="T1">, </text:span><text:span text:style-name="T6">כה</text:span><text:span text:style-name="T1">-</text:span><text:span text:style-name="T6">כו</text:span><text:span text:style-name="T1">).</text:span></text:p>
        </text:list-item>
        <text:list-item>
          <text:p text:style-name="P14"><text:span text:style-name="T6">אבימלך מלך פלשתים הציץ לחדר המיטות של יצחק ורבקה</text:span><text:span text:style-name="T1">: "</text:span><text:span text:style-name="T6">וַיְהִי כִּי אָרְכוּ לוֹ שָׁם הַיָּמִים</text:span><text:span text:style-name="T1">, </text:span><text:span text:style-name="T6">וַיַּשְׁקֵף אֲבִימֶלֶךְ מֶלֶךְ פְּלִשְׁתִּים בְּעַד הַחַלּוֹן</text:span><text:span text:style-name="T1">, </text:span><text:span text:style-name="T6">וַיַּרְא וְהִנֵּה יִצְחָק מְצַחֵק אֵת רִבְקָה אִשְׁתּוֹ</text:span><text:span text:style-name="T1">" (</text:span><text:span text:style-name="T6">בראשית כ</text:span><text:span text:style-name="T1">"</text:span><text:span text:style-name="T6">ו</text:span><text:span text:style-name="T1">, </text:span><text:span text:style-name="T6">ח</text:span><text:span text:style-name="T1">).</text:span></text:p>
        </text:list-item>
        <text:list-item>
          <text:p text:style-name="P14"><text:span text:style-name="T6">עבדי אבימלך סתמו את בארות המים של אברהם</text:span><text:span text:style-name="T1">, </text:span><text:span text:style-name="T6">ורבו עם עבדי יצחק על בארות המים החדשים שניסו לחפור</text:span><text:span text:style-name="T1">: " </text:span><text:span text:style-name="T6">וַיְהִי לוֹ מִקְנֵה צֹאן וּמִקְנֵה בָקָר וַעֲבֻדָּה רַבָּה וַיְקַנְאוּ אֹתוֹ פְּלִשְׁתִּים</text:span><text:span text:style-name="T1">. </text:span><text:span text:style-name="T6">וְכָל הַבְּאֵרֹת אֲשֶׁר חָפְרוּ עַבְדֵי אָבִיו בִּימֵי אַבְרָהָם אָבִיו סִתְּמוּם פְּלִשְׁתִּים וַיְמַלְאוּם עָפָר</text:span><text:span text:style-name="T1">... </text:span><text:span text:style-name="T6">וַיָּשָׁב יִצְחָק וַיַּחְפֹּר אֶת בְּאֵרֹת הַמַּיִם אֲשֶׁר חָפְרוּ בִּימֵי אַבְרָהָם אָבִיו וַיְסַתְּמוּם פְּלִשְׁתִּים אַחֲרֵי מוֹת אַבְרָהָם וַיִּקְרָא לָהֶן שֵׁמוֹת כַּשֵּׁמֹת אֲשֶׁר קָרָא לָהֶן אָבִיו</text:span><text:span text:style-name="T1">. </text:span><text:span text:style-name="T6">וַיַּחְפְּרוּ עַבְדֵי יִצְחָק בַּנָּחַל וַיִּמְצְאוּ שָׁם בְּאֵר מַיִם חַיִּים</text:span><text:span text:style-name="T1">. </text:span><text:span text:style-name="T6">וַיָּרִיבוּ רֹעֵי גְרָר עִם רֹעֵי יִצְחָק לֵאמֹר לָנוּ הַמָּיִם וַיִּקְרָא שֵׁם הַבְּאֵר עֵשֶׂק כִּי הִתְעַשְּׂקוּ עִמּוֹ</text:span><text:span text:style-name="T1">. </text:span><text:span text:style-name="T6">וַיַּחְפְּרוּ בְּאֵר אַחֶרֶת וַיָּרִיבוּ גַּם עָלֶיהָ וַיִּקְרָא שְׁמָהּ שִׂטְנָה</text:span><text:span text:style-name="T1">. </text:span><text:span text:style-name="T6">וַיַּעְתֵּק מִשָּׁם וַיַּחְפֹּר בְּאֵר אַחֶרֶת וְלֹא רָבוּ עָלֶיהָ וַיִּקְרָא שְׁמָהּ רְחֹבוֹת וַיֹּאמֶר כִּי עַתָּה הִרְחִיב ה</text:span><text:span text:style-name="T1">' </text:span><text:span text:style-name="T6">לָנוּ וּפָרִינוּ בָאָרֶץ</text:span><text:span text:style-name="T1">" (</text:span><text:span text:style-name="T6">בראשית כ</text:span><text:span text:style-name="T1">"</text:span><text:span text:style-name="T6">ו</text:span><text:span text:style-name="T1">, </text:span><text:span text:style-name="T6">יד</text:span><text:span text:style-name="T1">-</text:span><text:span text:style-name="T6">כב</text:span><text:span text:style-name="T1">).</text:span></text:p>
        </text:list-item>
      </text:list>
      <text:p text:style-name="Text_20_body"/>
      <text:p text:style-name="P7"><text:span text:style-name="T6">כעת ניתן להבין</text:span><text:span text:style-name="T1">, </text:span><text:span text:style-name="T6">מדוע אברהם ויצחק חששו שהפלשתים יפגעו בהם בגלל נשותיהם</text:span><text:span text:style-name="T1">: </text:span><text:span text:style-name="T6">מי שפוגע במקורות המים של זולתו</text:span><text:span text:style-name="T1">, </text:span><text:span text:style-name="T6">לא יהסס לפגוע גם בקשר בין איש לאשתו</text:span><text:span text:style-name="T1">.</text:span></text:p>
      <text:p text:style-name="Text_20_body"/>
      <text:p text:style-name="P6"><text:span text:style-name="T6">ספר משלי מלמד שיש להתרחק מדרכי הפלשתים</text:span><text:span text:style-name="T1">: </text:span><text:span text:style-name="T6">לא לגזול את מקורות המים של הזולת</text:span><text:span text:style-name="T1">, </text:span><text:span text:style-name="T6">ולא לפנות אל נשים זרות</text:span><text:span text:style-name="T1">. </text:span><text:span text:style-name="T6">יש ללכת בדרכי אבותינו</text:span><text:span text:style-name="T1">: </text:span><text:span text:style-name="T6">להשקיע בפיתוח מקורות המים שלנו</text:span><text:span text:style-name="T1">, </text:span><text:span text:style-name="T6">ולהשקיע בקשר בין איש לאשתו</text:span><text:span text:style-name="T1">. </text:span><text:span text:style-name="T6">שתי ההשקעות הללו יזכו אותנו בברכה שזכו לה האבות</text:span><text:span text:style-name="T1">: "</text:span><text:span text:style-name="T6">יְהִי מְקוֹרְךָ בָרוּךְ</text:span><text:span text:style-name="T1">, </text:span><text:span text:style-name="T6">וּשְׂמַח מֵאֵשֶׁת נְעוּרֶךָ</text:span><text:span text:style-name="T1">".</text:span></text:p>
      <text:p text:style-name="Text_20_body"/>
      <text:p text:style-name="P2">פרק ו</text:p>
      <text:p text:style-name="P6"><text:span text:style-name="T8">פסוקים י</text:span><text:span text:style-name="T5">-</text:span><text:span text:style-name="T8">יא</text:span></text:p>
      <text:p text:style-name="P38"><text:span text:style-name="T13">מְעַט שֵׁנוֹת</text:span><text:span text:style-name="T9">, </text:span><text:span text:style-name="T13">מְעַט תְּנוּמוֹת</text:span><text:span text:style-name="T9">, </text:span><text:span text:style-name="T13">מְעַט חִבֻּק יָדַיִם לִשְׁכָּב</text:span><text:span text:style-name="T9">.</text:span><text:a xlink:type="simple" xlink:href="http://he.wikisource.org/wiki/קטגוריה:משלי_ו_יא"><text:span text:style-name="T12"> </text:span></text:a><text:span text:style-name="T13">וּבָא כִמְהַלֵּךְ רֵאשֶׁךָ</text:span><text:span text:style-name="T9">, </text:span><text:span text:style-name="T13">וּמַחְסֹרְךָ כְּאִישׁ מָגֵן   </text:span><text:span text:style-name="T9">(</text:span><text:span text:style-name="T13">משלי ו</text:span><text:span text:style-name="T9">', </text:span><text:span text:style-name="T13">י</text:span><text:span text:style-name="T9">-</text:span><text:span text:style-name="T13">יא</text:span><text:span text:style-name="T9">; </text:span><text:span text:style-name="T13">ופסוקים דומים במשלי כ</text:span><text:span text:style-name="T9">"</text:span><text:span text:style-name="T13">ד</text:span><text:span text:style-name="T9">, </text:span><text:span text:style-name="T13">לג</text:span><text:span text:style-name="T9">-</text:span><text:span text:style-name="T13">לד</text:span><text:span text:style-name="T9">).</text:span></text:p>
      <text:p text:style-name="Text_20_body"/>
      <text:p text:style-name="P6"><text:span text:style-name="T6">המפרשים פירשו פסוקים אלה בשני כיוונים עיקריים </text:span><text:span text:style-name="T1">- </text:span><text:span text:style-name="T6">חיובי ושלילי</text:span><text:span text:style-name="T1">:</text:span></text:p>
      <text:list xml:id="list1060771851" text:style-name="L5">
        <text:list-item>
          <text:p text:style-name="P20"><text:span text:style-name="T19">פירוש חיובי</text:span><text:span text:style-name="T2">: </text:span><text:span text:style-name="T19">אם </text:span><text:span text:style-name="T20">תמעט בשינה</text:span><text:span text:style-name="T19"> אז </text:span><text:span text:style-name="T20">יבוא</text:span><text:span text:style-name="T19"> אליך כל מה </text:span><text:span text:style-name="T20">שחסר</text:span><text:span text:style-name="T19"> לך</text:span><text:span text:style-name="T2">: "</text:span><text:span text:style-name="T19">אם תעשה כן</text:span><text:span text:style-name="T2">, </text:span><text:span text:style-name="T20">יבא חסרונך</text:span><text:span text:style-name="T2">, </text:span><text:span text:style-name="T19">ודבר שאתה </text:span><text:span text:style-name="T20">רש</text:span><text:span text:style-name="T19"> ממנו יבא לך מיד</text:span><text:span text:style-name="T2">, </text:span><text:span text:style-name="T19">כאדם </text:span><text:span text:style-name="T20">המהלך</text:span><text:span text:style-name="T19"> מהר</text:span><text:span text:style-name="T2">, </text:span><text:span text:style-name="T20">ומחסורך יבא</text:span><text:span text:style-name="T19"> ויתמלא </text:span><text:span text:style-name="T20">כאיש מגן</text:span><text:span text:style-name="T19"> </text:span><text:span text:style-name="T2">- </text:span><text:span text:style-name="T19">הבא מהר להגין על אדוניו</text:span><text:span text:style-name="T2">..." (</text:span><text:span text:style-name="T19">רש</text:span><text:span text:style-name="T2">"</text:span><text:span text:style-name="T19">י על משלי ו</text:span><text:span text:style-name="T2">', </text:span><text:span text:style-name="T19">יא</text:span><text:span text:style-name="T2">; </text:span><text:span text:style-name="T19">וכן פירש רלב</text:span><text:span text:style-name="T2">"</text:span><text:span text:style-name="T19">ג</text:span><text:span text:style-name="T2">).</text:span></text:p>
        </text:list-item>
        <text:list-item>
          <text:p text:style-name="P20"><text:span text:style-name="T19">פירוש שלילי</text:span><text:span text:style-name="T2">: </text:span><text:span text:style-name="T19">אם תמשיך </text:span><text:span text:style-name="T20">לישון</text:span><text:span text:style-name="T19"> עוד </text:span><text:span text:style-name="T20">מעט</text:span><text:span text:style-name="T2">, </text:span><text:span text:style-name="T19">יבואו עליך </text:span><text:span text:style-name="T20">מחסור</text:span><text:span text:style-name="T19"> ועוני</text:span><text:span text:style-name="T2">:  "</text:span><text:span text:style-name="T19">פן תחשוב </text:span><text:span text:style-name="T2">'</text:span><text:span text:style-name="T19">אישן מעט</text:span><text:span text:style-name="T2">, </text:span><text:span text:style-name="T19">ואחר</text:span><text:span text:style-name="T2">-</text:span><text:span text:style-name="T19">זה אנום מעט</text:span><text:span text:style-name="T2">, </text:span><text:span text:style-name="T19">ואחר</text:span><text:span text:style-name="T2">-</text:span><text:span text:style-name="T19">זה אשכב בחיבוק ידיים לנום</text:span><text:span text:style-name="T2">'... </text:span><text:span text:style-name="T19">בעבור זה יבוא לך עניות פתאום</text:span><text:span text:style-name="T2">, </text:span><text:span text:style-name="T19">כאורח המהלך בדרך</text:span><text:span text:style-name="T2">, </text:span><text:span text:style-name="T19">הבא פתאום לבית מלונו</text:span><text:span text:style-name="T2">, </text:span><text:span text:style-name="T19">ולא נודע טרם בואו</text:span><text:span text:style-name="T2">; </text:span><text:span text:style-name="T19">ומחסורך </text:span><text:span text:style-name="T2">- </text:span><text:span text:style-name="T19">דבר המחסר עושרך</text:span><text:span text:style-name="T2">, </text:span><text:span text:style-name="T19">מהרה יבוא</text:span><text:span text:style-name="T2">, </text:span><text:span text:style-name="T19">כאיש המלובש במגן לרדת אל המלחמה</text:span><text:span text:style-name="T2">, </text:span><text:span text:style-name="T19">שאין דרכו להתעכב בדרך מהלכו</text:span><text:span text:style-name="T2">" (</text:span><text:span text:style-name="T19">מצודת </text:span><text:soft-page-break/><text:span text:style-name="T19">דוד על משלי ו</text:span><text:span text:style-name="T2">', </text:span><text:span text:style-name="T19">י</text:span><text:span text:style-name="T2">-</text:span><text:span text:style-name="T19">יא</text:span><text:span text:style-name="T2">).</text:span></text:p>
        </text:list-item>
      </text:list>
      <text:p text:style-name="Text_20_body"/>
      <text:p text:style-name="P9"><text:span text:style-name="T13">ניתן להביא ראיה לפירוש השני מהקבלה בין פסוקים אלה לבין תיאורו של גלית הפלשתי</text:span><text:span text:style-name="T11">#</text:span><text:span text:style-name="T9">:</text:span></text:p>
      <text:p text:style-name="P38"><text:span text:style-name="T9">"</text:span><text:span text:style-name="T14">וַיֵּלֶךְ</text:span><text:span text:style-name="T12"> </text:span><text:span text:style-name="T13">הַפְּלִשְׁתִּי </text:span><text:span text:style-name="T14">הֹלֵךְ</text:span><text:span text:style-name="T12"> </text:span><text:span text:style-name="T13">וְקָרֵב אֶל דָּוִד</text:span><text:span text:style-name="T9">, </text:span><text:span text:style-name="T14">וְהָאִישׁ נֹשֵׂא הַצִּנָּה</text:span><text:span text:style-name="T12"> </text:span><text:span text:style-name="T13">לְפָנָיו</text:span><text:span text:style-name="T9">" (</text:span><text:span text:style-name="T13">שמואל א י</text:span><text:span text:style-name="T9">"</text:span><text:span text:style-name="T13">ז</text:span><text:span text:style-name="T9">, </text:span><text:span text:style-name="T13">יד</text:span><text:span text:style-name="T9">).</text:span></text:p>
      <text:p text:style-name="Text_20_body"/>
      <text:p text:style-name="P9"><text:span text:style-name="T13">לפי זה</text:span><text:span text:style-name="T9">, </text:span><text:span text:style-name="T13">הפסוקים שלנו ממשילים את העוני לגלית הפלשתי </text:span><text:span text:style-name="T9">- "</text:span><text:span text:style-name="T13">וּבָא כִמְהַלֵּךְ רֵאשֶׁךָ</text:span><text:span text:style-name="T9">", </text:span><text:span text:style-name="T13">ואת המחסור לאיש נושא הצינה </text:span><text:span text:style-name="T9">(</text:span><text:span text:style-name="T13">המגן</text:span><text:span text:style-name="T9">), </text:span><text:span text:style-name="T13">ההולך לפני גלית </text:span><text:span text:style-name="T9">- "</text:span><text:span text:style-name="T13">וּמַחְסֹרְךָ כְּאִישׁ מָגֵן</text:span><text:span text:style-name="T9">". </text:span><text:span text:style-name="T13">הופעתו המאיימת והמפחידה של גלית בוודאי הייתה חקוקה בזיכרונם של אנשים רבים בימי דוד</text:span><text:span text:style-name="T9">, </text:span><text:span text:style-name="T13">ומן הסתם גם בימי שלמה בנו</text:span><text:span text:style-name="T9">. </text:span><text:span text:style-name="T13">שלמה משתמש בזיכרון מאיים זה כדי לאיים על העצל</text:span><text:span text:style-name="T9">, </text:span><text:span text:style-name="T13">שאם ימשיך לישון</text:span><text:span text:style-name="T9">, </text:span><text:span text:style-name="T13">יגלה פתאום ענק גדול ומפחיד </text:span><text:span text:style-name="T14">הולך</text:span><text:span text:style-name="T12"> </text:span><text:span text:style-name="T13">לקראתו </text:span><text:span text:style-name="T9">- </text:span><text:span text:style-name="T13">העוני</text:span><text:span text:style-name="T9">. </text:span><text:span text:style-name="T13">אולם</text:span><text:span text:style-name="T9">, </text:span><text:span text:style-name="T13">עוד לפני שיגיע אליו הענק הזה</text:span><text:span text:style-name="T9">, </text:span><text:span text:style-name="T13">יבוא אליו </text:span><text:span text:style-name="T14">איש המגן</text:span><text:span text:style-name="T12"> </text:span><text:span text:style-name="T9">- </text:span><text:span text:style-name="T13">נושא כליו של אותו ענק</text:span><text:span text:style-name="T9">, </text:span><text:span text:style-name="T13">המבשר את בואו </text:span><text:span text:style-name="T9">- </text:span><text:span text:style-name="T13">והוא </text:span><text:span text:style-name="T14">המחסור</text:span><text:span text:style-name="T9">. </text:span><text:span text:style-name="T13">העצל יתחיל להרגיש</text:span><text:span text:style-name="T9">, </text:span><text:span text:style-name="T13">שחסרים לו דברים שהתרגל אליהם</text:span><text:span text:style-name="T9">, </text:span><text:span text:style-name="T13">ותחושה זו של מחסור תהווה עבורו סימן</text:span><text:span text:style-name="T9">, </text:span><text:span text:style-name="T13">שהעוני מתקרב</text:span><text:span text:style-name="T9">.</text:span></text:p>
      <text:p text:style-name="Text_20_body"/>
      <text:p text:style-name="P6"><text:span text:style-name="T8">פסוקים ל</text:span><text:span text:style-name="T5">-</text:span><text:span text:style-name="T8">לה</text:span></text:p>
      <text:p text:style-name="P38"><text:span text:style-name="T13">לֹא יָבוּזוּ לַגַּנָּב כִּי יִגְנוֹב לְמַלֵּא נַפְשׁוֹ כִּי יִרְעָב</text:span><text:span text:style-name="T9">.</text:span><text:a xlink:type="simple" xlink:href="http://he.wikisource.org/wiki/קטגוריה:משלי_ו_לא"><text:span text:style-name="T12"> </text:span></text:a><text:span text:style-name="T13">וְנִמְצָא </text:span><text:span text:style-name="T9">- </text:span><text:span text:style-name="T13">יְשַׁלֵּם שִׁבְעָתָיִם</text:span><text:span text:style-name="T9">, </text:span><text:span text:style-name="T14">אֶת כָּל הוֹן בֵּיתוֹ יִתֵּן</text:span><text:span text:style-name="T9">.</text:span><text:a xlink:type="simple" xlink:href="http://he.wikisource.org/wiki/קטגוריה:משלי_ו_לב"><text:span text:style-name="T12"> </text:span></text:a><text:span text:style-name="T13">נֹאֵף אִשָּׁה חֲסַר לֵב</text:span><text:span text:style-name="T9">, </text:span><text:span text:style-name="T13">מַשְׁחִית נַפְשׁוֹ הוּא יַעֲשֶׂנָּה</text:span><text:span text:style-name="T9">.</text:span><text:a xlink:type="simple" xlink:href="http://he.wikisource.org/wiki/קטגוריה:משלי_ו_לג"><text:span text:style-name="T12"> </text:span></text:a><text:span text:style-name="T13">נֶגַע וְקָלוֹן יִמְצָא</text:span><text:span text:style-name="T9">, </text:span><text:span text:style-name="T13">וְחֶרְפָּתוֹ לֹא תִמָּחֶה</text:span><text:span text:style-name="T9">.</text:span><text:a xlink:type="simple" xlink:href="http://he.wikisource.org/wiki/קטגוריה:משלי_ו_לד"><text:span text:style-name="T12"> </text:span></text:a><text:span text:style-name="T13">כִּי קִנְאָה חֲמַת גָּבֶר</text:span><text:span text:style-name="T9">, </text:span><text:span text:style-name="T13">וְלֹא יַחְמוֹל בְּיוֹם נָקָם</text:span><text:span text:style-name="T9">.</text:span><text:a xlink:type="simple" xlink:href="http://he.wikisource.org/wiki/קטגוריה:משלי_ו_לה"><text:span text:style-name="T12"> </text:span></text:a><text:span text:style-name="T13">לֹא יִשָּׂא פְּנֵי כָל כֹּפֶר</text:span><text:span text:style-name="T9">, </text:span><text:span text:style-name="T13">וְלֹא יֹאבֶה כִּי תַרְבֶּה שֹׁחַד    </text:span><text:span text:style-name="T9">(</text:span><text:span text:style-name="T13">משלי ו</text:span><text:span text:style-name="T9">', </text:span><text:span text:style-name="T13">ל</text:span><text:span text:style-name="T9">-</text:span><text:span text:style-name="T13">לה</text:span><text:span text:style-name="T9">).</text:span></text:p>
      <text:p text:style-name="Text_20_body"/>
      <text:p text:style-name="P6"><text:span text:style-name="T6">הפסוקים עוסקים בחטא הניאוף</text:span><text:span text:style-name="T1">, </text:span><text:span text:style-name="T6">ומסבירים מדוע הוא חמור יותר מחטא הגניבה </text:span><text:span text:style-name="T1">- </text:span><text:span text:style-name="T6">מדוע ראוי לבוז לנואף ולא לגנב</text:span><text:span text:style-name="T1">:</text:span></text:p>
      <text:list xml:id="list1779401428" text:style-name="L22">
        <text:list-item>
          <text:p text:style-name="P24"><text:span text:style-name="T19">הגנב פועל מתוך צורך אובייקטיבי של פיקוח נפש </text:span><text:span text:style-name="T2">- </text:span><text:span text:style-name="T20">למלא נפשו כי ירעב</text:span><text:span text:style-name="T2">. </text:span><text:span text:style-name="T19">בנוסף</text:span><text:span text:style-name="T2">, </text:span><text:span text:style-name="T19">הנזק שגורם הגנב הוא הפיך </text:span><text:span text:style-name="T2">- </text:span><text:span text:style-name="T19">כאשר הגנב יחליט לחזור בתשובה הוא </text:span><text:span text:style-name="T20">ישלם שבעתיים</text:span><text:span text:style-name="T3">, </text:span><text:span text:style-name="T19">ואפילו </text:span><text:span text:style-name="T20">את כל הון ביתו ייתן</text:span><text:span text:style-name="T2">, </text:span><text:span text:style-name="T19">וכך יתקן את הנזק שגרם</text:span><text:span text:style-name="T2">.</text:span></text:p>
        </text:list-item>
        <text:list-item>
          <text:p text:style-name="P24"><text:span text:style-name="T19">לעומת זאת</text:span><text:span text:style-name="T2">, </text:span><text:span text:style-name="T19">הנואף אינו פועל מתוך צורך אובייקטיבי </text:span><text:span text:style-name="T2">- </text:span><text:span text:style-name="T19">הניאוף אינו מחיה את הגוף</text:span><text:span text:style-name="T2">, </text:span><text:span text:style-name="T19">להפך</text:span><text:span text:style-name="T2">, </text:span><text:span text:style-name="T19">הוא עלול להשחית אותו במחלות </text:span><text:span text:style-name="T2">- </text:span><text:span text:style-name="T20">משחית נפשו הוא יעשנה</text:span><text:span text:style-name="T2">. </text:span><text:span text:style-name="T19">בנוסף</text:span><text:span text:style-name="T2">, </text:span><text:span text:style-name="T19">הנזק שגורם הנואף אינו הפיך</text:span><text:span text:style-name="T2">, </text:span><text:span text:style-name="T19">הוא פוגע ביחסים בין איש לאשתו והורס את ביתם</text:span><text:span text:style-name="T2">, </text:span><text:span text:style-name="T20">כי קנאה חמת גבר</text:span><text:span text:style-name="T3">, </text:span><text:span text:style-name="T20">ולא יחמול ביום נקם</text:span><text:span text:style-name="T2">, </text:span><text:span text:style-name="T19">ושום תשלום לא יוכל לתקן את הנזק</text:span><text:span text:style-name="T2">, </text:span><text:span text:style-name="T20">לא יישא פני כל כופר ולא יאבה כי תרבה שוחד</text:span><text:span text:style-name="T2">.</text:span></text:p>
        </text:list-item>
      </text:list>
      <text:p text:style-name="Text_20_body"/>
      <text:p text:style-name="P6"><text:span text:style-name="T6">קטע זה יכול לעזור לנו להבין קטע בשיר השירים</text:span><text:span text:style-name="T1">, </text:span><text:span text:style-name="T6">שגם בו מופיע הביטוי </text:span><text:span text:style-name="T1">"</text:span><text:span text:style-name="T6">את כל הון ביתו</text:span><text:span text:style-name="T1">":</text:span></text:p>
      <text:p text:style-name="P38"><text:span text:style-name="T13">שִׂימֵנִי כַחוֹתָם עַל לִבֶּךָ</text:span><text:span text:style-name="T9">, </text:span><text:span text:style-name="T13">כַּחוֹתָם עַל זְרוֹעֶךָ</text:span><text:span text:style-name="T9">; </text:span><text:span text:style-name="T13">כִּי עַזָּה כַמָּוֶת אַהֲבָה</text:span><text:span text:style-name="T9">, </text:span><text:span text:style-name="T13">קָשָׁה כִשְׁאוֹל קִנְאָה</text:span><text:span text:style-name="T9">; </text:span><text:span text:style-name="T13">רְשָׁפֶיהָ רִשְׁפֵּי אֵשׁ</text:span><text:span text:style-name="T9">, </text:span><text:span text:style-name="T13">שַׁלְהֶבֶתְיָה</text:span><text:span text:style-name="T9">.</text:span><text:a xlink:type="simple" xlink:href="http://he.wikisource.org/wiki/קטגוריה:שיר_השירים_ח_ז"><text:span text:style-name="T12"> </text:span></text:a><text:span text:style-name="T13">מַיִם רַבִּים לֹא יוּכְלוּ לְכַבּוֹת אֶת הָאַהֲבָה</text:span><text:span text:style-name="T9">, </text:span><text:span text:style-name="T13">וּנְהָרוֹת לֹא יִשְׁטְפוּהָ</text:span><text:span text:style-name="T9">; </text:span><text:span text:style-name="T13">אִם </text:span><text:span text:style-name="T14">יִתֵּן</text:span><text:span text:style-name="T12"> </text:span><text:span text:style-name="T13">אִישׁ </text:span><text:span text:style-name="T14">אֶת כָּל הוֹן בֵּיתוֹ</text:span><text:span text:style-name="T12"> </text:span><text:span text:style-name="T13">בָּאַהֲבָה</text:span><text:span text:style-name="T9">, </text:span><text:span text:style-name="T13">בּוֹז יָבוּזוּ לוֹ                                     </text:span><text:span text:style-name="T9">(</text:span><text:span text:style-name="T13">שיר השירים ח</text:span><text:span text:style-name="T9">', </text:span><text:span text:style-name="T13">ו</text:span><text:span text:style-name="T9">-</text:span><text:span text:style-name="T13">ז</text:span><text:span text:style-name="T9">).</text:span></text:p>
      <text:p text:style-name="Text_20_body"/>
      <text:p text:style-name="P9"><text:span text:style-name="T13">מכיוון שהפסוקים במשלי מדברים על אדם שנותן </text:span><text:span text:style-name="T14">את כל הון ביתו</text:span><text:span text:style-name="T12"> </text:span><text:span text:style-name="T13">כדי לכפר על פשע </text:span><text:span text:style-name="T9">- </text:span><text:span text:style-name="T13">סביר שגם הפסוק משיר השירים מדבר על אדם שנותן </text:span><text:span text:style-name="T14">את כל הון ביתו</text:span><text:span text:style-name="T12"> </text:span><text:span text:style-name="T13">כדי לכפר על פשע</text:span><text:span text:style-name="T9">, </text:span><text:span text:style-name="T13">ומכיוון שמדובר כאן על </text:span><text:span text:style-name="T9">"</text:span><text:span text:style-name="T13">אהבה</text:span><text:span text:style-name="T9">" - </text:span><text:span text:style-name="T13">מסתבר שהפשע קשור לאהבה</text:span><text:span text:style-name="T9">: </text:span><text:span text:style-name="T13">ייתכן שהאדם רוצה להפסיק את האהבה שבין איש לאהובתו</text:span><text:span text:style-name="T9">, </text:span><text:span text:style-name="T13">מפני שהוא חומד אותה לעצמו</text:span><text:span text:style-name="T9">, </text:span><text:span text:style-name="T13">ולשם כך הוא מוכן לתת הרבה מאד כסף </text:span><text:span text:style-name="T9">- </text:span><text:span text:style-name="T14">את כל הון ביתו</text:span><text:span text:style-name="T12"> </text:span><text:span text:style-name="T9">- </text:span><text:span text:style-name="T13">לאיש</text:span><text:span text:style-name="T9">. </text:span><text:span text:style-name="T13">אבל לא משנה כמה כסף הוא ייתן </text:span><text:span text:style-name="T9">- </text:span><text:span text:style-name="T13">הוא לא יצליח לכפר על הפשע של </text:span><text:span text:style-name="T9">"</text:span><text:span text:style-name="T13">לא תחמוד אשת רעך</text:span><text:span text:style-name="T9">", </text:span><text:span text:style-name="T13">כי </text:span><text:span text:style-name="T14">בוז יבוזו לו</text:span><text:span text:style-name="T9">.</text:span></text:p>
      <text:p text:style-name="Text_20_body"/>
      <text:p text:style-name="P6"><text:span text:style-name="T6">הרעיה מבקשת מהדוד שיצמיד אותה אל ליבו וזרועו</text:span><text:span text:style-name="T1">, </text:span><text:span text:style-name="T6">שלא ישכח אותה לעולם</text:span><text:span text:style-name="T1">, </text:span><text:span text:style-name="T6">כי אהבתה אליו עזה כמוות</text:span><text:span text:style-name="T1">, </text:span><text:span text:style-name="T6">והקנאה שתקנא אם יעזוב אותה תהיה קשה כשאול</text:span><text:span text:style-name="T1">. </text:span><text:span text:style-name="T6">הדוד מרגיע אותה ואומר לה שאהבתו אליה היא נצחית</text:span><text:span text:style-name="T1">, </text:span><text:span text:style-name="T6">שום דבר לא יוכל לכבות אותה</text:span><text:span text:style-name="T1">, </text:span><text:span text:style-name="T6">וגם אם ייתן איש את כל הון ביתו כדי לשכנע אותו להפסיק לאהוב אותה </text:span><text:span text:style-name="T1">- "</text:span><text:span text:style-name="T6">בוז יבוזו לו</text:span><text:span text:style-name="T1">" </text:span><text:span text:style-name="T6">והוא לא יצליח</text:span><text:span text:style-name="T1">.</text:span></text:p>
      <text:p text:style-name="Text_20_body"/>
      <text:p text:style-name="P6"><text:span text:style-name="T6">שני הקטעים</text:span><text:span text:style-name="T1">, </text:span><text:span text:style-name="T6">במשלי ובשיר השירים</text:span><text:span text:style-name="T1">, </text:span><text:span text:style-name="T6">מתארים את גבולות כוחו של הכסף</text:span><text:span text:style-name="T1">: </text:span><text:span text:style-name="T6">כסף יכול לעזור לאדם לטהר את שמו כאשר הוא נאשם בפשעים כספיים</text:span><text:span text:style-name="T1">; </text:span><text:span text:style-name="T6">אבל עולם האהבה שבין איש לאשתו נמצא מעל עולם הכסף </text:span><text:span text:style-name="T1">- </text:span><text:span text:style-name="T6">שם אי אפשר לכפר על פשעים באמצעות הכסף</text:span><text:span text:style-name="T1">, </text:span><text:span text:style-name="T6">אי אפשר לקנות אהבה</text:span><text:span text:style-name="T1">.</text:span></text:p>
      <text:p text:style-name="Text_20_body"><text:line-break/><text:soft-page-break/></text:p>
      <text:p text:style-name="P2">פרק ז</text:p>
      <text:p text:style-name="P5">פסוק טז</text:p>
      <text:p text:style-name="P35"><text:span text:style-name="T6">מַרְבַדִּים רָבַדְתִּי עַרְשִׂי</text:span><text:span text:style-name="T1">, </text:span><text:span text:style-name="T6">חֲטֻבוֹת אֵטוּן מִצְרָיִם                       </text:span><text:span text:style-name="T1">(</text:span><text:span text:style-name="T6">משלי ז</text:span><text:span text:style-name="T1">', </text:span><text:span text:style-name="T6">טז</text:span><text:span text:style-name="T1">)</text:span></text:p>
      <text:p text:style-name="Text_20_body"/>
      <text:p text:style-name="P6"><text:span text:style-name="T6">אישה מנסה לפתות נער לנאוף עמה</text:span><text:span text:style-name="T1">, </text:span><text:span text:style-name="T6">וכחלק מהפיתוי היא אומרת שהמיטה שלה מרופדת במרבדים אשר מיתריהם מיוצרים בארץ מצרים</text:span><text:span text:style-name="T1">: </text:span></text:p>
      <text:p text:style-name="P35"><text:span text:style-name="T6">בדי המטה המה חטובות ביושר רב</text:span><text:span text:style-name="T1">, </text:span><text:span text:style-name="T6">ומסורגים המה במיתרי פשתן הבא ממצרים</text:span><text:span text:style-name="T1">, </text:span><text:span text:style-name="T6">הנאות ביותר </text:span><text:span text:style-name="T1">(</text:span><text:span text:style-name="T6">מצודת דוד</text:span><text:span text:style-name="T1">). </text:span></text:p>
      <text:p text:style-name="P39"><text:span text:style-name="T6">תרגום של </text:span><text:span text:style-name="T1">'</text:span><text:span text:style-name="T6">מיתריהם</text:span><text:span text:style-name="T1">' (</text:span><text:span text:style-name="T6">שמות כ</text:span><text:span text:style-name="T1">"</text:span><text:span text:style-name="T6">ו</text:span><text:span text:style-name="T1">) </text:span><text:span text:style-name="T6">הוא </text:span><text:span text:style-name="T1">'</text:span><text:span text:style-name="T6">אטוניהון</text:span><text:span text:style-name="T1">' (</text:span><text:span text:style-name="T6">מצודת ציון</text:span><text:span text:style-name="T1">). </text:span></text:p>
      <text:p text:style-name="Text_20_body"/>
      <text:p text:style-name="P6"><text:span text:style-name="T6">מה זה משנה היכן מיוצרים המיתרים</text:span><text:span text:style-name="T1">?</text:span></text:p>
      <text:p text:style-name="Text_20_body"/>
      <text:p text:style-name="P6"><text:span text:style-name="T6">ייתכן שהאזכור של מצרים רומז לסיפור דומה לזה המתואר בפרקנו</text:span><text:span text:style-name="T1">, </text:span><text:span text:style-name="T6">שאירע במצרים </text:span><text:span text:style-name="T1">- </text:span><text:span text:style-name="T6">סיפור יוסף ואשת פוטיפר</text:span><text:span text:style-name="T1">#. </text:span><text:span text:style-name="T6">גם שם ישנה אישה המנסה לפתות נער</text:span><text:span text:style-name="T1">, </text:span><text:span text:style-name="T6">אלא ששם הנער עומד בניסיון</text:span><text:span text:style-name="T1">; </text:span><text:span text:style-name="T6">למדנו</text:span><text:span text:style-name="T1">, </text:span><text:span text:style-name="T6">שאין פיתוי שאי אפשר להתגבר עליו</text:span><text:span text:style-name="T1">.</text:span></text:p>
      <text:p text:style-name="Text_20_body"/>
      <text:p text:style-name="P6"><text:span text:style-name="T6">וייתכן גם שהכתוב רומז לפסוק הפותח את פרשת איסורי העריות בתורה</text:span><text:span text:style-name="T1">:</text:span></text:p>
      <text:p text:style-name="P35"><text:span text:style-name="T6">כְּמַעֲשֵׂה אֶרֶץ מִצְרַיִם אֲשֶׁר יְשַׁבְתֶּם בָּהּ לֹא תַעֲשׂוּ</text:span><text:span text:style-name="T1">... </text:span><text:span text:style-name="T6">וּבְחֻקֹּתֵיהֶם לֹא תֵלֵכוּ </text:span><text:span text:style-name="T1">(</text:span><text:span text:style-name="T6">ויקרא י</text:span><text:span text:style-name="T1">"</text:span><text:span text:style-name="T6">ח ג</text:span><text:span text:style-name="T1">)</text:span></text:p>
      <text:p text:style-name="Text_20_body"/>
      <text:p text:style-name="P6"><text:span text:style-name="T6">מפרשה זו ניתן ללמוד</text:span><text:span text:style-name="T1">, </text:span><text:span text:style-name="T6">שתרבות המין הייתה חלק משמעותי מהתרבות המצרית</text:span><text:span text:style-name="T1">. </text:span><text:span text:style-name="T6">מהפסוק שלנו ניתן ללמוד</text:span><text:span text:style-name="T1">, </text:span><text:span text:style-name="T6">שגם התעשייה המצרית הייתה חלק מתרבות המין</text:span><text:span text:style-name="T1">, </text:span><text:span text:style-name="T6">וייצרה מוצרים מיוחדים המתאימים לתרבות זו</text:span><text:span text:style-name="T1">, </text:span><text:span text:style-name="T6">כגון מיטות עם מיתרים מיוחדים</text:span><text:span text:style-name="T1">. </text:span><text:span text:style-name="T6">האישה מפתה את הנער להצטרף לתרבות זו</text:span><text:span text:style-name="T1">. </text:span><text:span text:style-name="T6">גם הגר</text:span><text:span text:style-name="T1">"</text:span><text:span text:style-name="T6">א הסביר את פסוקנו באופן דומה</text:span><text:span text:style-name="T1">:</text:span></text:p>
      <text:p text:style-name="P35"><text:span text:style-name="T6">אטון מצרים </text:span><text:span text:style-name="T1">- </text:span><text:span text:style-name="T6">משא של מצרים</text:span><text:span text:style-name="T1">. </text:span><text:span text:style-name="T6">כלומר מן המובחר שנושאים ממצרים</text:span><text:span text:style-name="T1">, </text:span><text:span text:style-name="T6">כי משם באו השש והרקמה הטובים והיפים</text:span><text:span text:style-name="T1">. </text:span><text:span text:style-name="T6">והעניין</text:span><text:span text:style-name="T1">: </text:span><text:span text:style-name="T6">כי מצרים שורש כל הטומאות</text:span><text:span text:style-name="T1">, </text:span><text:span text:style-name="T6">כמו שנאמר </text:span><text:span text:style-name="T1">"</text:span><text:span text:style-name="T6">כי ערות הארץ</text:span><text:span text:style-name="T1">" </text:span><text:span text:style-name="T6">וגו</text:span><text:span text:style-name="T1">'              (</text:span><text:span text:style-name="T6">הגר</text:span><text:span text:style-name="T1">"</text:span><text:span text:style-name="T6">א כאן</text:span><text:span text:style-name="T1">).</text:span></text:p>
      <text:p text:style-name="Text_20_body"/>
      <text:p text:style-name="P6"><text:span text:style-name="T6">משילוב שני הפסוקים ניתן להסיק</text:span><text:span text:style-name="T1">, </text:span><text:span text:style-name="T6">שגם ייצור של מוצרים מסוג זה מהווה חלק מהאיסור </text:span><text:span text:style-name="T1">"</text:span><text:span text:style-name="T6">ובחוקותיהם לא תלכו</text:span><text:span text:style-name="T1">".</text:span></text:p>
      <text:p text:style-name="Text_20_body"/>
      <text:p text:style-name="P5">פסוק כב</text:p>
      <text:p text:style-name="P35"><text:span text:style-name="T6">הוֹלֵךְ אַחֲרֶיהָ פִּתְאֹם</text:span><text:span text:style-name="T1">, </text:span><text:span text:style-name="T6">כְּשׁוֹר אֶל טָבַח יָבוֹא</text:span><text:span text:style-name="T1">, </text:span><text:span text:style-name="T6">וּכְעֶכֶס אֶל מוּסַר אֱוִיל </text:span><text:span text:style-name="T1">(</text:span><text:span text:style-name="T6">משלי ז</text:span><text:span text:style-name="T1">', </text:span><text:span text:style-name="T6">כב</text:span><text:span text:style-name="T1">).</text:span></text:p>
      <text:p text:style-name="Text_20_body"/>
      <text:p text:style-name="P9"><text:span text:style-name="T13">הפסוק משתמש בדימויים שונים כדי לתאר את הנער המתפתה ללכת אחרי אישה נואפת</text:span><text:span text:style-name="T9">. </text:span><text:span text:style-name="T13">מה משמעות הדימוי האחרון </text:span><text:span text:style-name="T14">כעכס אל מוסר אויל</text:span><text:span text:style-name="T10">?</text:span></text:p>
      <text:p text:style-name="Text_20_body"/>
      <text:p text:style-name="P9"><text:span text:style-name="T9">1. </text:span><text:span text:style-name="T13">לפי חלק מהמפרשים</text:span><text:span text:style-name="T9">, </text:span><text:span text:style-name="T14">עכס</text:span><text:span text:style-name="T12"> </text:span><text:span text:style-name="T13">הוא נחש</text:span><text:span text:style-name="T9">: "</text:span><text:span text:style-name="T13">כנחש</text:span><text:span text:style-name="T9">, </text:span><text:span text:style-name="T13">הממהר לרוץ בשליחות הקב</text:span><text:span text:style-name="T9">"</text:span><text:span text:style-name="T13">ה </text:span><text:span text:style-name="T14">לייסר האויל</text:span><text:span text:style-name="T9">, </text:span><text:span text:style-name="T13">המחוייב למקום ברוך הוא</text:span><text:span text:style-name="T9">, </text:span><text:span text:style-name="T13">כן זה רץ אחריה עד שנכשל בה</text:span><text:span text:style-name="T9">" (</text:span><text:span text:style-name="T13">רש</text:span><text:span text:style-name="T9">"</text:span><text:span text:style-name="T13">י</text:span><text:span text:style-name="T9">, </text:span><text:span text:style-name="T13">וכן  מצודות</text:span><text:span text:style-name="T9">, </text:span><text:span text:style-name="T13">מלבי</text:span><text:span text:style-name="T9">"</text:span><text:span text:style-name="T13">ם</text:span><text:span text:style-name="T9">). </text:span><text:span text:style-name="T13">אולם</text:span><text:span text:style-name="T9">, </text:span><text:span text:style-name="T13">כאשר אנו רואים נחש</text:span><text:span text:style-name="T9">, </text:span><text:span text:style-name="T13">איננו רואים שהוא הולך לייסר רשע</text:span><text:span text:style-name="T9">, </text:span><text:span text:style-name="T13">ולכן אין זה ברור מה מוסיף לנו דימוי זה</text:span><text:span text:style-name="T9">. </text:span><text:span text:style-name="T13">לכאורה מטרתו של דימוי היא להמחיש רעיון מופשט</text:span><text:span text:style-name="T9">, </text:span><text:span text:style-name="T13">ולכן קשה להניח שהחכם השתמש כאן בדימוי שהוא עצמו אינו מוחשי</text:span><text:span text:style-name="T9">.</text:span></text:p>
      <text:p text:style-name="Text_20_body"/>
      <text:p text:style-name="P9"><text:span text:style-name="T9">2. </text:span><text:span text:style-name="T13">השורש </text:span><text:span text:style-name="T14">עכס</text:span><text:span text:style-name="T12"> </text:span><text:span text:style-name="T13">נזכר בנבואת תוכחה של ישעיהו</text:span><text:span text:style-name="T9">:</text:span></text:p>
      <text:p text:style-name="P38"><text:span text:style-name="T13">וַיֹּאמֶר ה</text:span><text:span text:style-name="T9">': </text:span><text:span text:style-name="T13">יַעַן כִּי גָבְהוּ בְּנוֹת צִיּוֹן</text:span><text:span text:style-name="T9">, </text:span><text:span text:style-name="T13">וַתֵּלַכְנָה נטוות </text:span><text:span text:style-name="T9">[</text:span><text:span text:style-name="T13">נְטוּיוֹת קרי</text:span><text:span text:style-name="T9">] </text:span><text:span text:style-name="T13">גָּרוֹן וּמְשַׂקְּרוֹת עֵינָיִם</text:span><text:span text:style-name="T9">, </text:span><text:span text:style-name="T13">הָלוֹךְ וְטָפֹף תֵּלַכְנָה</text:span><text:span text:style-name="T9">, </text:span><text:span text:style-name="T13">וּבְרַגְלֵיהֶם </text:span><text:span text:style-name="T14">תְּעַכַּסְנָה</text:span><text:span text:style-name="T9">... </text:span><text:span text:style-name="T13">בַּיּוֹם הַהוּא יָסִיר ד</text:span><text:span text:style-name="T9">' </text:span><text:span text:style-name="T13">אֵת תִּפְאֶרֶת </text:span><text:span text:style-name="T14">הָעֲכָסִים</text:span><text:span text:style-name="T12"> </text:span><text:span text:style-name="T13">וְהַשְּׁבִיסִים וְהַשַּׂהֲרֹנִים</text:span><text:span text:style-name="T9">... (</text:span><text:span text:style-name="T13">ישעיהו ג</text:span><text:span text:style-name="T9">', </text:span><text:span text:style-name="T13">טז</text:span><text:span text:style-name="T9">-</text:span><text:span text:style-name="T13">יח</text:span><text:span text:style-name="T9">).</text:span></text:p>
      <text:p text:style-name="P6"><text:span text:style-name="T6">נראה שהעֶכֶס הוא תכשיט מפואר שעונדים על הרגל</text:span><text:span text:style-name="T1">, </text:span><text:span text:style-name="T6">והוא מתנועע כאשר מניעים את הרגל</text:span><text:span text:style-name="T1">. </text:span><text:span text:style-name="T6">ישעיהו מאשים את הנשים</text:span><text:span text:style-name="T1">, </text:span><text:span text:style-name="T6">שהן מנענעות את התכשיטים שעל רגליהן</text:span><text:span text:style-name="T1">, </text:span><text:span text:style-name="T6">כדי שינצנצו וימשכו תשומת</text:span><text:span text:style-name="T1">-</text:span><text:span text:style-name="T6">לב</text:span><text:span text:style-name="T1">.</text:span></text:p>
      <text:p text:style-name="Text_20_body"><text:soft-page-break/></text:p>
      <text:p text:style-name="P6"><text:span text:style-name="T6">כמה מפרשים הסתמכו על פסוקים אלה</text:span><text:span text:style-name="T1">, </text:span><text:span text:style-name="T6">ופירשו שהעכס הוא שרשרת מברזל </text:span><text:span text:style-name="T1">- </text:span><text:span text:style-name="T6">בספר ישעיהו השרשרת משמשת כתכשיט</text:span><text:span text:style-name="T1">, </text:span><text:span text:style-name="T6">אך בפסוקנו בספר משלי היא משמשת ככֶּבֶל מאסר </text:span><text:span text:style-name="T1">- </text:span><text:span text:style-name="T6">כבל שבו אוסרים את האויל</text:span><text:span text:style-name="T1">: "</text:span><text:span text:style-name="T6">כעכס</text:span><text:span text:style-name="T1">, </text:span><text:span text:style-name="T6">שהאויל קשה להביא רגלו בו</text:span><text:span text:style-name="T1">, </text:span><text:span text:style-name="T6">כן הוא קשה להביאו אל מוסר</text:span><text:span text:style-name="T1">" (</text:span><text:span text:style-name="T6">אבן עזרא</text:span><text:span text:style-name="T1">, </text:span><text:span text:style-name="T6">ודומה לזה דעת מקרא בשם המאירי</text:span><text:span text:style-name="T1">, </text:span><text:span text:style-name="T6">ויסוד מלכות</text:span><text:span text:style-name="T1">),  </text:span><text:span text:style-name="T6">או כבל שבו קושרים את האישה בלי ידיעתה</text:span><text:span text:style-name="T1">: "</text:span><text:span text:style-name="T6">כמו הנשים</text:span><text:span text:style-name="T1">, </text:span><text:span text:style-name="T6">שיבואו במהירות אל העכס</text:span><text:span text:style-name="T1">, </text:span><text:span text:style-name="T6">לחשבם כי יתקשטו בו</text:span><text:span text:style-name="T1">, </text:span><text:span text:style-name="T6">ולא ירגישו כי הוא מוכן למאסרם</text:span><text:span text:style-name="T1">, </text:span><text:span text:style-name="T6">ר</text:span><text:span text:style-name="T1">"</text:span><text:span text:style-name="T6">ל לקשור אותם באופן שלא יוכל להם ללכת</text:span><text:span text:style-name="T1">, </text:span><text:span text:style-name="T6">כי לא יוכלו להרחיב צעדיהם</text:span><text:span text:style-name="T1">..." (</text:span><text:span text:style-name="T6">רלב</text:span><text:span text:style-name="T1">"</text:span><text:span text:style-name="T6">ג</text:span><text:span text:style-name="T1">). </text:span><text:span text:style-name="T6">אולם</text:span><text:span text:style-name="T1">, </text:span><text:span text:style-name="T6">בספר ישעיהו העכס מציין תכשיט ולא כבל מאסר</text:span><text:span text:style-name="T1">.</text:span></text:p>
      <text:p text:style-name="Text_20_body"/>
      <text:p text:style-name="P6"><text:span text:style-name="T1">3. </text:span><text:span text:style-name="T6">ניתן לפרש</text:span><text:span text:style-name="T1">, </text:span><text:span text:style-name="T6">שהנער בפסוקנו אכן נמשל לתכשיט</text:span><text:span text:style-name="T1">, </text:span><text:span text:style-name="T6">שנצמד לרגליה של האישה ומתנועע כאשר האישה הולכת</text:span><text:span text:style-name="T1">. </text:span><text:span text:style-name="T6">הנער לא בטוח בעצמו</text:span><text:span text:style-name="T1">, </text:span><text:span text:style-name="T6">יש לו ייסורי מצפון</text:span><text:span text:style-name="T1">, </text:span><text:span text:style-name="T6">ולכן הוא מתנועע הלוך ושוב </text:span><text:span text:style-name="T1">- </text:span><text:span text:style-name="T6">מתרחק ממנה ושוב מתקרב אליה</text:span><text:span text:style-name="T1">, </text:span><text:span text:style-name="T6">רוצה להתנתק ממנה אך אינו יכול </text:span><text:span text:style-name="T1">- </text:span><text:span text:style-name="T6">הוא קשור אליה בליבו כמו התכשיטים שהיא עונדת על רגליה</text:span><text:span text:style-name="T1">.</text:span></text:p>
      <text:p text:style-name="Text_20_body"/>
      <text:p text:style-name="P9"><text:span text:style-name="T13">לפי זה יש לפרש</text:span><text:span text:style-name="T9">, </text:span><text:span text:style-name="T13">שהמילה </text:span><text:span text:style-name="T14">אֱוִיל</text:span><text:span text:style-name="T12"> </text:span><text:span text:style-name="T13">מתייחסת לנער </text:span><text:span text:style-name="T9">- </text:span><text:span text:style-name="T13">הנער האויל </text:span><text:span text:style-name="T9">(</text:span><text:span text:style-name="T13">השטחי</text:span><text:span text:style-name="T9">, </text:span><text:span text:style-name="T13">חסר היכולת לחשוב</text:span><text:span text:style-name="T9">) </text:span><text:span text:style-name="T13">הולך אחרי האישה הזונה</text:span><text:span text:style-name="T9">, </text:span><text:span text:style-name="T13">כמו </text:span><text:span text:style-name="T14">שור</text:span><text:span text:style-name="T12"> </text:span><text:span text:style-name="T13">שהולך </text:span><text:span text:style-name="T14">לטבח</text:span><text:span text:style-name="T9">, </text:span><text:span text:style-name="T13">וכמו </text:span><text:span text:style-name="T14">עֶכֶס</text:span><text:span text:style-name="T10">.</text:span></text:p>
      <text:p text:style-name="Text_20_body"/>
      <text:p text:style-name="P9"><text:span text:style-name="T13">המילה </text:span><text:span text:style-name="T14">מוסר</text:span><text:span text:style-name="T12"> </text:span><text:span text:style-name="T13">כאן משמעה כמו </text:span><text:span text:style-name="T9">"</text:span><text:span text:style-name="T13">מוֹסרוֹת</text:span><text:span text:style-name="T9">" </text:span><text:span text:style-name="T13">או </text:span><text:span text:style-name="T9">"</text:span><text:span text:style-name="T13">מאסר</text:span><text:span text:style-name="T9">", </text:span><text:span text:style-name="T13">כמו בפסוקים</text:span><text:span text:style-name="T9">:</text:span></text:p>
      <text:p text:style-name="P38"><text:span text:style-name="T13">וְעַתָּה אַל תִּתְלוֹצָצוּ פֶּן יֶחְזְקוּ </text:span><text:span text:style-name="T14">מוֹסְרֵיכֶם              </text:span><text:span text:style-name="T12"> </text:span><text:span text:style-name="T9">(</text:span><text:span text:style-name="T13">ישעיהו כ</text:span><text:span text:style-name="T9">"</text:span><text:span text:style-name="T13">ח</text:span><text:span text:style-name="T9">, </text:span><text:span text:style-name="T13">כב</text:span><text:span text:style-name="T9">).</text:span></text:p>
      <text:p text:style-name="P38"><text:span text:style-name="T13">התפתחו </text:span><text:span text:style-name="T9">[</text:span><text:span text:style-name="T13">הִתְפַּתְּחִי קרי</text:span><text:span text:style-name="T9">] </text:span><text:span text:style-name="T14">מוֹסְרֵי</text:span><text:span text:style-name="T12"> </text:span><text:span text:style-name="T13">צַוָּארֵךְ שְׁבִיָּה בַּת צִיּוֹן  </text:span><text:span text:style-name="T9">(</text:span><text:span text:style-name="T13">ישעיהו נ</text:span><text:span text:style-name="T9">"</text:span><text:span text:style-name="T13">ב</text:span><text:span text:style-name="T9">, </text:span><text:span text:style-name="T13">ב</text:span><text:span text:style-name="T9">).</text:span></text:p>
      <text:p text:style-name="Text_20_body"/>
      <text:p text:style-name="P9"><text:span text:style-name="T13">הנער כביכול </text:span><text:span text:style-name="T14">אסור</text:span><text:span text:style-name="T10">,</text:span><text:span text:style-name="T12"> </text:span><text:span text:style-name="T13">כבול וקשור אל האישה מרוב תאוותו</text:span><text:span text:style-name="T9">. </text:span><text:span text:style-name="T13">שלמה המלך כבר הזהיר במקום אחר מפני אישה כזאת</text:span><text:span text:style-name="T9">, </text:span><text:span text:style-name="T13">הגורמת לאנשים חוטאים להיקשר אליה</text:span><text:span text:style-name="T9">:</text:span></text:p>
      <text:p text:style-name="P38"><text:span text:style-name="T13">וּמוֹצֶא אֲנִי מַר מִמָּוֶת אֶת הָאִשָּׁה</text:span><text:span text:style-name="T9">, </text:span><text:span text:style-name="T13">אֲשֶׁר הִיא מְצוֹדִים וַחֲרָמִים לִבָּהּ</text:span><text:span text:style-name="T9">, </text:span><text:span text:style-name="T14">אֲסוּרִים</text:span><text:span text:style-name="T12"> </text:span><text:span text:style-name="T13">יָדֶיהָ</text:span><text:span text:style-name="T9">; </text:span><text:span text:style-name="T13">טוֹב לִפְנֵי הָאֱלֹהִים יִמָּלֵט מִמֶּנָּה</text:span><text:span text:style-name="T9">, </text:span><text:span text:style-name="T13">וְחוֹטֵא יִלָּכֶד בָּהּ     </text:span><text:span text:style-name="T9">(</text:span><text:span text:style-name="T13">קהלת ז</text:span><text:span text:style-name="T9">', </text:span><text:span text:style-name="T13">כו</text:span><text:span text:style-name="T9">).</text:span></text:p>
      <text:p text:style-name="Text_20_body"/>
      <text:p text:style-name="P9"><text:span text:style-name="T13">אם כך</text:span><text:span text:style-name="T9">, </text:span><text:span text:style-name="T13">פירוש הביטוי עֶכֶס אֶל מוּסַר הוא </text:span><text:span text:style-name="T9">"</text:span><text:span text:style-name="T13">תכשיט שלוקחים אותו כדי לאסור ולכבול אותו לרגל</text:span><text:span text:style-name="T9">", </text:span><text:span text:style-name="T13">ופירוש הפסוק כולו הוא</text:span><text:span text:style-name="T9">: "</text:span><text:span text:style-name="T13">הנער </text:span><text:span text:style-name="T14">הולך אחריה פתאום</text:span><text:span text:style-name="T9">, </text:span><text:span text:style-name="T13">כמו </text:span><text:span text:style-name="T14">שור</text:span><text:span text:style-name="T12"> </text:span><text:span text:style-name="T13">שבא לשחיטה</text:span><text:span text:style-name="T9">, </text:span><text:span text:style-name="T13">וכמו </text:span><text:span text:style-name="T14">עכס</text:span><text:span text:style-name="T12"> </text:span><text:span text:style-name="T13">שנלקח לקשירה </text:span><text:span text:style-name="T9">- </text:span><text:span text:style-name="T13">כי הוא </text:span><text:span text:style-name="T14">אויל</text:span><text:span text:style-name="T9">".</text:span></text:p>
      <text:p text:style-name="Text_20_body"/>
      <text:p text:style-name="P6"><text:span text:style-name="T6">לפי כל הפירושים</text:span><text:span text:style-name="T1">, </text:span><text:span text:style-name="T6">מטרת המשל היא להודיע לנערים</text:span><text:span text:style-name="T1">, </text:span><text:span text:style-name="T6">שלא יהיו להם אשליות </text:span><text:span text:style-name="T1">- </text:span><text:span text:style-name="T6">שלא יחשבו שהם יכולים להתקרב אל הפיתוי ואז להתרחק ממנו בלי פגע</text:span><text:span text:style-name="T1">. </text:span><text:span text:style-name="T6">ברגע שמתקרבים </text:span><text:span text:style-name="T1">- </text:span><text:span text:style-name="T6">הפיתוי הוא כל</text:span><text:span text:style-name="T1">-</text:span><text:span text:style-name="T6">כך גדול</text:span><text:span text:style-name="T1">, </text:span><text:span text:style-name="T6">שהוא קושר את הנער אל האישה כמו תכשיט שנקשר לרגל</text:span><text:span text:style-name="T1">, </text:span><text:span text:style-name="T6">ואינו יכול להתנתק ממנה</text:span><text:span text:style-name="T1">. </text:span><text:span text:style-name="T6">והמסקנה המעשית </text:span><text:span text:style-name="T1">- </text:span><text:span text:style-name="T6">בפסוקים הבאים</text:span><text:span text:style-name="T1">: "</text:span><text:span text:style-name="T6">וְעַתָּה</text:span><text:span text:style-name="T1">, </text:span><text:span text:style-name="T6">בָנִים</text:span><text:span text:style-name="T1">, </text:span><text:span text:style-name="T6">שִׁמְעו לִי</text:span><text:span text:style-name="T1">, </text:span><text:span text:style-name="T6">וְהַקְשִׁיבוּ לְאִמְרֵי פִי</text:span><text:span text:style-name="T1">: </text:span><text:span text:style-name="T6">אַל יֵשְׂטְ אֶל דְּרָכֶיהָ לִבֶּךָ</text:span><text:span text:style-name="T1">, </text:span><text:span text:style-name="T6">אַל תֵּתַע בִּנְתִיבוֹתֶיהָ</text:span><text:span text:style-name="T1">" (</text:span><text:span text:style-name="T6">משלי ז</text:span><text:span text:style-name="T1">', </text:span><text:span text:style-name="T6">כד</text:span><text:span text:style-name="T1">-</text:span><text:span text:style-name="T6">כה</text:span><text:span text:style-name="T1">).</text:span></text:p>
      <text:p text:style-name="Text_20_body"><text:line-break/><text:line-break/><text:line-break/></text:p>
      <text:p text:style-name="P2">פרק י</text:p>
      <text:p text:style-name="P6"><text:span text:style-name="T8">פסוקים ו</text:span><text:span text:style-name="T5">-</text:span><text:span text:style-name="T8">ז</text:span></text:p>
      <text:p text:style-name="P35"><text:span text:style-name="T6">בְּרָכוֹת לְרֹאשׁ צַדִּיק</text:span><text:span text:style-name="T1">; </text:span><text:span text:style-name="T6">וּפִי רְשָׁעִים יְכַסֶּה חָמָס</text:span><text:span text:style-name="T1">.</text:span></text:p>
      <text:p text:style-name="P35"><text:span text:style-name="T6">זֵכֶר צַדִּיק לִבְרָכָה</text:span><text:span text:style-name="T1">; </text:span><text:span text:style-name="T6">וְשֵׁם רְשָׁעִים יִרְקָב        </text:span><text:span text:style-name="T1">(</text:span><text:span text:style-name="T6">משלי י</text:span><text:span text:style-name="T1">', </text:span><text:span text:style-name="T6">ו</text:span><text:span text:style-name="T1">-</text:span><text:span text:style-name="T6">ז</text:span><text:span text:style-name="T1">).</text:span></text:p>
      <text:p text:style-name="Text_20_body"/>
      <text:p text:style-name="P9"><text:span text:style-name="T13">הביטוי </text:span><text:span text:style-name="T14">שם רשעים ירקב</text:span><text:span text:style-name="T12"> </text:span><text:span text:style-name="T13">הוא קשה </text:span><text:span text:style-name="T9">- </text:span><text:span text:style-name="T13">איך שם יכול להירקב</text:span><text:span text:style-name="T9">? </text:span><text:span text:style-name="T13">המפרשים הציעו שני הסברים</text:span><text:span text:style-name="T9">:</text:span></text:p>
      <text:p text:style-name="Text_20_body"/>
      <text:p text:style-name="P9"><text:span text:style-name="T9">1. </text:span><text:span text:style-name="T13">ריקבון הוא משל </text:span><text:span text:style-name="T14">לשיכחה</text:span><text:span text:style-name="T12"> </text:span><text:span text:style-name="T9">- </text:span><text:span text:style-name="T13">כמו אוכל ששוכחים מחוץ למקרר</text:span><text:span text:style-name="T9">, </text:span><text:span text:style-name="T13">וכאשר מוצאים אותו לאחר כמה ימים רואים שהוא רקוב לגמרי</text:span><text:span text:style-name="T9">: "</text:span><text:span text:style-name="T13">ריקבון עולה בשמם</text:span><text:span text:style-name="T9">, </text:span><text:span text:style-name="T13">שאין אדם חפץ להזכיר שמו והוא משתכח מאליו</text:span><text:span text:style-name="T9">"#.</text:span></text:p>
      <text:p text:style-name="Text_20_body"/>
      <text:p text:style-name="P9"><text:soft-page-break/><text:span text:style-name="T9">2. </text:span><text:span text:style-name="T13">ריקבון הוא משל </text:span><text:span text:style-name="T14">לקללה וגנאי</text:span><text:span text:style-name="T12"> </text:span><text:span text:style-name="T9">- "</text:span><text:span text:style-name="T13">הגנות מחוייב ומוכרח מהזכרת שמו</text:span><text:span text:style-name="T9">"#.</text:span></text:p>
      <text:p text:style-name="Text_20_body"/>
      <text:p text:style-name="P6"><text:span text:style-name="T6">ניתן להציע הסבר נוסף</text:span><text:span text:style-name="T1">, </text:span><text:span text:style-name="T6">בעזרת הקבלה לפרשת דור המבול</text:span><text:span text:style-name="T1">#:</text:span></text:p>
      <text:p text:style-name="P37"><text:span text:style-name="T13">הַנְּפִלִים הָיוּ בָאָרֶץ בַּיָּמִים הָהֵם וְגַם אַחֲרֵי כֵן</text:span><text:span text:style-name="T9">, </text:span><text:span text:style-name="T13">אֲשֶׁר יָבֹאוּ בְּנֵי הָאֱלֹהִים אֶל בְּנוֹת הָאָדָם וְיָלְדוּ לָהֶם</text:span><text:span text:style-name="T9">; </text:span><text:span text:style-name="T13">הֵמָּה הַגִּבֹּרִים אֲשֶׁר מֵעוֹלָם</text:span><text:span text:style-name="T9">, </text:span><text:span text:style-name="T13">אַנְשֵׁי </text:span><text:span text:style-name="T14">הַשֵּׁם</text:span><text:span text:style-name="T9">... </text:span><text:span text:style-name="T13">אֵלֶּה תּוֹלְדֹת נֹחַ</text:span><text:span text:style-name="T9">: </text:span><text:span text:style-name="T13">נֹחַ אִישׁ</text:span><text:span text:style-name="T12"> </text:span><text:span text:style-name="T14">צַדִּיק</text:span><text:span text:style-name="T12"> </text:span><text:span text:style-name="T13">תָּמִים הָיָה בְּדֹרֹתָיו</text:span><text:span text:style-name="T9">, </text:span><text:span text:style-name="T13">אֶת הָאֱלֹהִים הִתְהַלֶּךְ נֹחַ</text:span><text:span text:style-name="T9">... </text:span><text:span text:style-name="T13">וַתִּשָּׁחֵת הָאָרֶץ לִפְנֵי הָאֱלֹהִים</text:span><text:span text:style-name="T9">, </text:span><text:span text:style-name="T13">וַתִּמָּלֵא הָאָרֶץ </text:span><text:span text:style-name="T14">חָמָס</text:span><text:span text:style-name="T9">" (</text:span><text:span text:style-name="T13">בראשית ו</text:span><text:span text:style-name="T9">', </text:span><text:span text:style-name="T13">ד</text:span><text:span text:style-name="T9">-</text:span><text:span text:style-name="T13">יא</text:span><text:span text:style-name="T9">).</text:span></text:p>
      <text:p text:style-name="P37"><text:span text:style-name="T14">וַיִּזְכֹּר</text:span><text:span text:style-name="T12"> </text:span><text:span text:style-name="T13">אֱלֹהִים אֶת נֹחַ</text:span><text:span text:style-name="T9">, </text:span><text:span text:style-name="T13">וְאֵת כָּל הַחַיָּה וְאֶת כָּל הַבְּהֵמָה אֲשֶׁר אִתּוֹ בַּתֵּבָה</text:span><text:span text:style-name="T9">; </text:span><text:span text:style-name="T13">וַיַּעֲבֵר אֱלֹהִים רוּחַ עַל הָאָרֶץ</text:span><text:span text:style-name="T9">, </text:span><text:span text:style-name="T13">וַיָּשֹׁכּוּ הַמָּיִם  </text:span><text:span text:style-name="T9">(</text:span><text:span text:style-name="T13">בראשית ח</text:span><text:span text:style-name="T9">', </text:span><text:span text:style-name="T13">א</text:span><text:span text:style-name="T9">).</text:span></text:p>
      <text:p text:style-name="Text_20_body"/>
      <text:p text:style-name="P9"><text:span text:style-name="T13">פסוק ו מתאים לתחילת הפרשה</text:span><text:span text:style-name="T9">: </text:span><text:span text:style-name="T13">נוח הוא האיש הראשון בתורה שנקרא </text:span><text:span text:style-name="T14">צדיק</text:span><text:span text:style-name="T9">, </text:span><text:span text:style-name="T13">ולעומתו ניצבים אנשי </text:span><text:span text:style-name="T14">השם</text:span><text:span text:style-name="T12"> </text:span><text:span text:style-name="T13">הרשעים </text:span><text:span text:style-name="T14">המכסים</text:span><text:span text:style-name="T12"> </text:span><text:span text:style-name="T13">את הארץ </text:span><text:span text:style-name="T14">בחמס</text:span><text:span text:style-name="T9">. </text:span><text:span text:style-name="T13">פסוק ז מתאים להמשך הפרשה</text:span><text:span text:style-name="T9">: </text:span><text:span text:style-name="T13">ה</text:span><text:span text:style-name="T9">' </text:span><text:span text:style-name="T14">זוכר</text:span><text:span text:style-name="T12"> </text:span><text:span text:style-name="T13">את נוח</text:span><text:span text:style-name="T9">, </text:span><text:span text:style-name="T13">מברך אותו ומציל אותו ממי המבול</text:span><text:span text:style-name="T9">, </text:span><text:span text:style-name="T13">בעוד שאנשי </text:span><text:span text:style-name="T14">השם</text:span><text:span text:style-name="T12"> </text:span><text:span text:style-name="T13">הרשעים טובעים בים </text:span><text:span text:style-name="T14">ונרקבים</text:span><text:span text:style-name="T12"> </text:span><text:span text:style-name="T9">- </text:span><text:span text:style-name="T13">פשוטו כמשמעו</text:span><text:span text:style-name="T9">.</text:span></text:p>
      <text:p text:style-name="Text_20_body"/>
      <text:p text:style-name="P9"><text:span text:style-name="T13">לפי זה</text:span><text:span text:style-name="T9">, </text:span><text:span text:style-name="T13">יש לפרש את פסוק ז כתיאור השגחת ה</text:span><text:span text:style-name="T9">' </text:span><text:span text:style-name="T13">על הצדיק</text:span><text:span text:style-name="T9">: </text:span><text:span text:style-name="T13">ה</text:span><text:span text:style-name="T9">' </text:span><text:span text:style-name="T14">זוכר</text:span><text:span text:style-name="T12"> </text:span><text:span text:style-name="T13">את </text:span><text:span text:style-name="T14">הצדיק</text:span><text:span text:style-name="T12"> </text:span><text:span text:style-name="T13">ומביא עליו </text:span><text:span text:style-name="T14">ברכה</text:span><text:span text:style-name="T9">, </text:span><text:span text:style-name="T13">ומשמיד את הרשעים </text:span><text:span text:style-name="T9">- </text:span><text:span text:style-name="T13">גם אם הם מפורסמים ובעלי </text:span><text:span text:style-name="T14">שם</text:span><text:span text:style-name="T12"> </text:span><text:span text:style-name="T9">- </text:span><text:span text:style-name="T13">עד שהם מתים ונרקבים יחד עם השם שעשו להם</text:span><text:span text:style-name="T9">.</text:span></text:p>
      <text:p text:style-name="P9"><text:span text:style-name="T9"/></text:p>
      <text:p text:style-name="Text_20_body"/>
      <text:p text:style-name="P5">פסוק כב</text:p>
      <text:p text:style-name="P35"><text:span text:style-name="T6">בִּרְכַּת ה</text:span><text:span text:style-name="T1">' </text:span><text:span text:style-name="T6">הִיא תַעֲשִׁיר</text:span><text:span text:style-name="T1">, </text:span><text:span text:style-name="T6">וְלֹא יוסיף עֶצֶב עִמָּהּ    </text:span><text:span text:style-name="T1">(</text:span><text:span text:style-name="T6">משלי י</text:span><text:span text:style-name="T1">', </text:span><text:span text:style-name="T6">כב</text:span><text:span text:style-name="T1">).</text:span></text:p>
      <text:p text:style-name="Text_20_body"><text:line-break/></text:p>
      <text:p text:style-name="P5">פסוק כט</text:p>
      <text:p text:style-name="P35"><text:span text:style-name="T6">מָעוֹז לַתֹּם דֶּרֶךְ ה</text:span><text:span text:style-name="T1">', </text:span><text:span text:style-name="T6">וּמְחִתָּה לְפֹעֲלֵי אָוֶן             </text:span><text:span text:style-name="T1">(</text:span><text:span text:style-name="T6">משלי י</text:span><text:span text:style-name="T1">', </text:span><text:span text:style-name="T6">כט</text:span><text:span text:style-name="T1">)</text:span></text:p>
      <text:p text:style-name="Text_20_body"/>
      <text:p text:style-name="P9"><text:span text:style-name="T13">הביטוי </text:span><text:span text:style-name="T14">דרך ה</text:span><text:span text:style-name="T10">'</text:span><text:span text:style-name="T12"> </text:span><text:span text:style-name="T13">רומז למצוה</text:span><text:span text:style-name="T9">, </text:span><text:span text:style-name="T13">הנזכרת בכמה מקומות בתורה</text:span><text:span text:style-name="T9">, </text:span><text:span text:style-name="T13">ללכת בדרכי ה</text:span><text:span text:style-name="T9">', </text:span><text:span text:style-name="T13">למשל</text:span><text:span text:style-name="T9">: "</text:span><text:span text:style-name="T13">וְשָׁמַרְתָּ אֶת מִצְו‍ֹת ה</text:span><text:span text:style-name="T9">' </text:span><text:span text:style-name="T13">אֱלֹהֶיךָ</text:span><text:span text:style-name="T9">, </text:span><text:span text:style-name="T14">לָלֶכֶת בִּדְרָכָיו</text:span><text:span text:style-name="T12"> </text:span><text:span text:style-name="T13">וּלְיִרְאָה אֹתוֹ</text:span><text:span text:style-name="T9">"#.</text:span></text:p>
      <text:p text:style-name="Text_20_body"/>
      <text:p text:style-name="P6"><text:span text:style-name="T6">חכמי ישראל פירשו שהביטוי דרך ה</text:span><text:span text:style-name="T1">' </text:span><text:span text:style-name="T6">מציין את אופן ההתנהגות של ה</text:span><text:span text:style-name="T1">', </text:span><text:span text:style-name="T6">והמצווה ללכת בדרכיו משמעה לחקות את אופני ההתנהגות שלו</text:span><text:span text:style-name="T1">: </text:span></text:p>
      <text:p text:style-name="P38"><text:span text:style-name="T13">ומצווין אנו ללכת בדרכים האלו הבינונים</text:span><text:span text:style-name="T9">, </text:span><text:span text:style-name="T13">והם הדרכים הטובים והישרים</text:span><text:span text:style-name="T9">, </text:span><text:span text:style-name="T13">שנאמר </text:span><text:span text:style-name="T14">והלכת בדרכיו</text:span><text:span text:style-name="T9">. </text:span><text:span text:style-name="T13">כך למדו בפירוש מצוה זו</text:span><text:span text:style-name="T9">: </text:span><text:span text:style-name="T13">מה הוא נקרא חנון אף אתה היה חנון</text:span><text:span text:style-name="T9">, </text:span><text:span text:style-name="T13">מה הוא נקרא רחום אף אתה היה רחום</text:span><text:span text:style-name="T9">, </text:span><text:span text:style-name="T13">מה הוא נקרא קדוש אף אתה היה קדוש</text:span><text:span text:style-name="T9">. </text:span><text:span text:style-name="T13">ועל דרך זו קראו הנביאים לאל בכל אותן הכנויין</text:span><text:span text:style-name="T9">: </text:span><text:span text:style-name="T13">ארך אפים</text:span><text:span text:style-name="T9">, </text:span><text:span text:style-name="T13">ורב חסד</text:span><text:span text:style-name="T9">, </text:span><text:span text:style-name="T13">צדיק</text:span><text:span text:style-name="T9">, </text:span><text:span text:style-name="T13">וישר</text:span><text:span text:style-name="T9">, </text:span><text:span text:style-name="T13">תמים</text:span><text:span text:style-name="T9">, </text:span><text:span text:style-name="T13">גבור</text:span><text:span text:style-name="T9">, </text:span><text:span text:style-name="T13">וחזק</text:span><text:span text:style-name="T9">, </text:span><text:span text:style-name="T13">וכיוצא בהן</text:span><text:span text:style-name="T9">, </text:span><text:span text:style-name="T13">להודיע שהן דרכים טובים וישרים</text:span><text:span text:style-name="T9">, </text:span><text:span text:style-name="T13">וחייב אדם להנהיג עצמו בהן ולהדמות אליו כפי כחו</text:span><text:span text:style-name="T9">" (</text:span><text:span text:style-name="T13">רמב</text:span><text:span text:style-name="T9">"</text:span><text:span text:style-name="T13">ם הלכות דעות</text:span><text:span text:style-name="T9">, </text:span><text:span text:style-name="T13">פ</text:span><text:span text:style-name="T9">"</text:span><text:span text:style-name="T13">א ה</text:span><text:span text:style-name="T9">"</text:span><text:span text:style-name="T13">ה</text:span><text:span text:style-name="T9">). </text:span></text:p>
      <text:p text:style-name="Text_20_body"/>
      <text:p text:style-name="P9"><text:span text:style-name="T13">ישנן כמה פרשיות בתורה</text:span><text:span text:style-name="T9">, </text:span><text:span text:style-name="T13">שבהן נאמר בפירוש מה הן </text:span><text:span text:style-name="T14">דרכי ה</text:span><text:span text:style-name="T10">'</text:span><text:span text:style-name="T9">. </text:span><text:span text:style-name="T13">כך למשל בספר שמות משה מבקש שה</text:span><text:span text:style-name="T9">' </text:span><text:span text:style-name="T13">יודיע לו את דרכיו</text:span><text:span text:style-name="T9">, </text:span><text:span text:style-name="T13">וה</text:span><text:span text:style-name="T9">' </text:span><text:span text:style-name="T13">נענה לבקשתו</text:span><text:span text:style-name="T9">: </text:span></text:p>
      <text:p text:style-name="P38"><text:span text:style-name="T13">וְעַתָּה אִם נָא מָצָאתִי חֵן בְּעֵינֶיךָ הוֹדִעֵנִי נָא אֶת </text:span><text:span text:style-name="T14">דְּרָכֶךָ</text:span><text:span text:style-name="T12"> </text:span><text:span text:style-name="T13">וְאֵדָעֲךָ לְמַעַן אֶמְצָא חֵן בְּעֵינֶיךָ וּרְאֵה כִּי עַמְּךָ הַגּוֹי הַזֶּה       </text:span><text:span text:style-name="T9">(</text:span><text:span text:style-name="T13">שמות ל</text:span><text:span text:style-name="T9">"</text:span><text:span text:style-name="T13">ג</text:span><text:span text:style-name="T9">, </text:span><text:span text:style-name="T13">יג</text:span><text:span text:style-name="T9">).</text:span></text:p>
      <text:p text:style-name="P38"><text:span text:style-name="T13">וַיַּעֲבֹר ה</text:span><text:span text:style-name="T9">' </text:span><text:span text:style-name="T13">עַל פָּנָיו וַיִּקְרָא</text:span><text:span text:style-name="T9">: </text:span><text:span text:style-name="T13">ה</text:span><text:span text:style-name="T9">', </text:span><text:span text:style-name="T13">ה</text:span><text:span text:style-name="T9">', </text:span><text:span text:style-name="T13">אֵל</text:span><text:span text:style-name="T9">, </text:span><text:span text:style-name="T14">רַחוּם</text:span><text:span text:style-name="T9">, </text:span><text:span text:style-name="T14">וְחַנּוּן</text:span><text:span text:style-name="T9">, </text:span><text:span text:style-name="T13">אֶרֶךְ אַפַּיִם</text:span><text:span text:style-name="T9">, </text:span><text:span text:style-name="T13">וְרַב חֶסֶד</text:span><text:span text:style-name="T9">, </text:span><text:span text:style-name="T13">וֶאֱמֶת</text:span><text:span text:style-name="T9">. </text:span><text:span text:style-name="T13">נֹצֵר חֶסֶד לָאֲלָפִים</text:span><text:span text:style-name="T9">, </text:span><text:span text:style-name="T13">נֹשֵׂא עָו‍ֹן</text:span><text:span text:style-name="T9">, </text:span><text:span text:style-name="T13">וָפֶשַׁע</text:span><text:span text:style-name="T9">, </text:span><text:span text:style-name="T13">וְחַטָּאָה</text:span><text:span text:style-name="T9">, </text:span><text:span text:style-name="T13">וְנַקֵּה לֹא יְנַקֶּה פֹּקֵד עֲו‍ֹן אָבוֹת עַל בָּנִים וְעַל בְּנֵי בָנִים עַל שִׁלֵּשִׁים וְעַל רִבֵּעִים          </text:span><text:span text:style-name="T9">(</text:span><text:span text:style-name="T13">שמות ל</text:span><text:span text:style-name="T9">"</text:span><text:span text:style-name="T13">ד</text:span><text:span text:style-name="T9">, </text:span><text:span text:style-name="T13">ו</text:span><text:span text:style-name="T9">-</text:span><text:span text:style-name="T13">ז</text:span><text:span text:style-name="T9">).</text:span></text:p>
      <text:p text:style-name="P6"><text:span text:style-name="T6">חז</text:span><text:span text:style-name="T1">"</text:span><text:span text:style-name="T6">ל הדגישו את שתי המידות הללו</text:span><text:span text:style-name="T1">: "</text:span><text:span text:style-name="T6">מה הוא נקרא חנון אף אתה היה חנון</text:span><text:span text:style-name="T1">, </text:span><text:span text:style-name="T6">מה הוא נקרא רחום אף אתה היה רחום</text:span><text:span text:style-name="T1">".</text:span></text:p>
      <text:p text:style-name="Text_20_body"/>
      <text:p text:style-name="P6"><text:span text:style-name="T6">כך גם בפרשת סדום ועמורה</text:span><text:span text:style-name="T1">:</text:span></text:p>
      <text:p text:style-name="P38"><text:span text:style-name="T13">וה</text:span><text:span text:style-name="T9">' </text:span><text:span text:style-name="T13">אָמָר </text:span><text:span text:style-name="T9">'</text:span><text:span text:style-name="T13">הַמְכַסֶּה אֲנִי מֵאַבְרָהָם אֲשֶׁר אֲנִי עֹשֶׂה</text:span><text:span text:style-name="T9">? </text:span><text:span text:style-name="T13">וְאַבְרָהָם הָיוֹ יִהְיֶה לְגוֹי גָּדוֹל וְעָצוּם וְנִבְרְכוּ בוֹ כֹּל </text:span><text:soft-page-break/><text:span text:style-name="T13">גּוֹיֵי הָאָרֶץ</text:span><text:span text:style-name="T9">. </text:span><text:span text:style-name="T13">כִּי יְדַעְתִּיו לְמַעַן אֲשֶׁר יְצַוֶּה אֶת בָּנָיו וְאֶת בֵּיתוֹ אַחֲרָיו וְשָׁמְרוּ </text:span><text:span text:style-name="T14">דֶּרֶךְ ה</text:span><text:span text:style-name="T10">'</text:span><text:span text:style-name="T12"> </text:span><text:span text:style-name="T13">לַעֲשׂוֹת צְדָקָה וּמִשְׁפָּט לְמַעַן הָבִיא ה</text:span><text:span text:style-name="T9">' </text:span><text:span text:style-name="T13">עַל אַבְרָהָם אֵת אֲשֶׁר דִּבֶּר עָלָיו</text:span><text:span text:style-name="T9">. </text:span><text:span text:style-name="T13">וַיֹּאמֶר ה</text:span><text:span text:style-name="T9">' '</text:span><text:span text:style-name="T13">זַעֲקַת סְדֹם וַעֲמֹרָה כִּי רָבָּה וְחַטָּאתָם כִּי כָבְדָה מְאֹד</text:span><text:span text:style-name="T9">. </text:span><text:span text:style-name="T13">אֵרֲדָה נָּא וְאֶרְאֶה הַכְּצַעֲקָתָהּ הַבָּאָה אֵלַי עָשׂוּ כָּלָה וְאִם לֹא אֵדָעָה</text:span><text:span text:style-name="T9">' (</text:span><text:span text:style-name="T13">בראשית י</text:span><text:span text:style-name="T9">"</text:span><text:span text:style-name="T13">ח</text:span><text:span text:style-name="T9">, </text:span><text:span text:style-name="T13">יז</text:span><text:span text:style-name="T9">-</text:span><text:span text:style-name="T13">כא</text:span><text:span text:style-name="T9">)</text:span></text:p>
      <text:p text:style-name="P6"><text:span text:style-name="T6">מדברי ה</text:span><text:span text:style-name="T1">' </text:span><text:span text:style-name="T6">בפרשה זו ניתן ללמוד על שני עקרונות שמאפיינים את דרך ה</text:span><text:span text:style-name="T1">':</text:span></text:p>
      <text:list xml:id="list594666607" text:style-name="L6">
        <text:list-item>
          <text:p text:style-name="P15"><text:span text:style-name="T6">מצד אחד </text:span><text:span text:style-name="T1">- </text:span><text:span text:style-name="T6">להילחם ברשעים ולכלות אותם מן העולם</text:span><text:span text:style-name="T1">: "</text:span><text:span text:style-name="T6">הכצעקתה הבאה אלי </text:span><text:span text:style-name="T1">- </text:span><text:span text:style-name="T6">עשו כלה</text:span><text:span text:style-name="T1">";</text:span></text:p>
        </text:list-item>
        <text:list-item>
          <text:p text:style-name="P15"><text:span text:style-name="T6">ומצד שני </text:span><text:span text:style-name="T1">- </text:span><text:span text:style-name="T6">לפני שמתחילים במלחמה</text:span><text:span text:style-name="T1">, </text:span><text:span text:style-name="T6">לרדת ולראות שאכן כולם רשעים</text:span><text:span text:style-name="T1">, </text:span><text:span text:style-name="T6">לא להסתמך רק על שמועות ודעות קדומות</text:span><text:span text:style-name="T1">: " </text:span><text:span text:style-name="T6">ארדה נא ואראה הכצעקתה </text:span><text:span text:style-name="T1">"; </text:span><text:span text:style-name="T6">אם יש שם לפחות עשרה צדיקים </text:span><text:span text:style-name="T1">- </text:span><text:span text:style-name="T6">לוותר על הכילוי</text:span><text:span text:style-name="T1">: " </text:span><text:span text:style-name="T6">וַיֹּאמֶר </text:span><text:span text:style-name="T1">'</text:span><text:span text:style-name="T6">לֹא אַשְׁחִית בַּעֲבוּר הָעֲשָׂרָה</text:span><text:span text:style-name="T1">' " (</text:span><text:span text:style-name="T6">בראשית ל</text:span><text:span text:style-name="T1">"</text:span><text:span text:style-name="T6">ח</text:span><text:span text:style-name="T1">, </text:span><text:span text:style-name="T6">לב</text:span><text:span text:style-name="T1">); </text:span><text:span text:style-name="T6">ואם יש פחות מעשרה צדיקים </text:span><text:span text:style-name="T1">- </text:span><text:span text:style-name="T6">להציל אותם לפני שמשמידים את העיר </text:span><text:span text:style-name="T1">(</text:span><text:span text:style-name="T6">כפי שאכן קרה לבסוף</text:span><text:span text:style-name="T1">).</text:span></text:p>
        </text:list-item>
      </text:list>
      <text:p text:style-name="Text_20_body"/>
      <text:p text:style-name="P6"><text:span text:style-name="T6">שני העקרונות הללו נזכרים גם בפסוק שלנו בספר משלי</text:span><text:span text:style-name="T1">:</text:span></text:p>
      <text:list xml:id="list334562399" text:style-name="L7">
        <text:list-item>
          <text:p text:style-name="P21"><text:span text:style-name="T20">מעוז </text:span><text:span text:style-name="T19">הוא מבצר</text:span><text:span text:style-name="T2">, </text:span><text:span text:style-name="T19">ובהשאלה</text:span><text:span text:style-name="T2">: </text:span><text:span text:style-name="T19">הגנה חזקה</text:span><text:span text:style-name="T2">;  </text:span><text:span text:style-name="T20">תם </text:span><text:span text:style-name="T19">הוא חף מפשע</text:span><text:span text:style-name="T2">, </text:span><text:span text:style-name="T19">אדם הפועל בתום לב</text:span><text:span text:style-name="T2">;   </text:span><text:span text:style-name="T20">מעוז לתם דרך ה</text:span><text:span text:style-name="T3">' </text:span><text:span text:style-name="T2">= </text:span><text:span text:style-name="T19">דרכו של ה</text:span><text:span text:style-name="T2">' </text:span><text:span text:style-name="T19">היא להגן על האנשים התמימים</text:span><text:span text:style-name="T2">.</text:span></text:p>
        </text:list-item>
        <text:list-item>
          <text:p text:style-name="P21"><text:span text:style-name="T20">מחיתה </text:span><text:span text:style-name="T2">= </text:span><text:span text:style-name="T19">שבירה והריסה </text:span><text:span text:style-name="T2">(</text:span><text:span text:style-name="T19">בדרך</text:span><text:span text:style-name="T2">-</text:span><text:span text:style-name="T19">כלל מציין שבירה של מבצר ו</text:span><text:span text:style-name="T20">מעוז</text:span><text:span text:style-name="T2">);  </text:span><text:span text:style-name="T20">פועלי אוון </text:span><text:span text:style-name="T2">= </text:span><text:span text:style-name="T19">אנשים העושים רע בכוח</text:span><text:span text:style-name="T2">;  </text:span><text:span text:style-name="T20">ומחיתה לפועלי אוון </text:span><text:span text:style-name="T2">= </text:span><text:span text:style-name="T19">דרכו של ה</text:span><text:span text:style-name="T2">' </text:span><text:span text:style-name="T19">היא לשבור ולהרוס את בתי הרשעים</text:span><text:span text:style-name="T2">.</text:span></text:p>
        </text:list-item>
      </text:list>
      <text:p text:style-name="P9"><text:span text:style-name="T13">אם כך</text:span><text:span text:style-name="T9">, </text:span><text:span text:style-name="T13">גם אנחנו</text:span><text:span text:style-name="T9">, </text:span><text:span text:style-name="T13">שנצטווינו </text:span><text:span text:style-name="T14">ללכת בדרכי ה</text:span><text:span text:style-name="T10">'</text:span><text:span text:style-name="T12"> </text:span><text:span text:style-name="T9">, </text:span><text:span text:style-name="T13">צריכים לעשות את שני הדברים בו זמנית </text:span><text:span text:style-name="T9">- </text:span><text:span text:style-name="T13">גם לשבור את האנשים העושים רע</text:span><text:span text:style-name="T9">, </text:span><text:span text:style-name="T13">וגם להגן על האנשים התמימים</text:span><text:span text:style-name="T9">, </text:span><text:span text:style-name="T13">שאינם עושים רע</text:span><text:span text:style-name="T9">.</text:span></text:p>
      <text:p text:style-name="Text_20_body"/>
      <text:p text:style-name="P2">פרק יא</text:p>
      <text:p text:style-name="P5">פסוק י</text:p>
      <text:p text:style-name="P35"><text:span text:style-name="T6">בְּטוּב צַדִּיקִים תַּעֲלֹץ קִרְיָה</text:span><text:span text:style-name="T1">, </text:span><text:span text:style-name="T6">וּבַאֲבֹד רְשָׁעִים רִנָּה          </text:span><text:span text:style-name="T1">(</text:span><text:span text:style-name="T6">משלי י</text:span><text:span text:style-name="T1">"</text:span><text:span text:style-name="T6">א</text:span><text:span text:style-name="T1">, </text:span><text:span text:style-name="T6">י</text:span><text:span text:style-name="T1">).</text:span></text:p>
      <text:p text:style-name="Text_20_body"/>
      <text:p text:style-name="P6"><text:span text:style-name="T6">מפרשים רבים התייחסו לסתירה</text:span><text:span text:style-name="T1">-</text:span><text:span text:style-name="T6">לכאורה בין פסוק זה לבין פסוקים אחרים המלמדים שאסור לשמוח לאידם של הרשעים</text:span><text:span text:style-name="T1">, </text:span><text:span text:style-name="T6">כגון</text:span><text:span text:style-name="T1">:</text:span></text:p>
      <text:p text:style-name="P38"><text:span text:style-name="T9">...</text:span><text:span text:style-name="T13">כִּי שֶׁבַע </text:span><text:span text:style-name="T14">יִפּוֹל</text:span><text:span text:style-name="T12"> </text:span><text:span text:style-name="T13">צַדִּיק וָקָם</text:span><text:span text:style-name="T9">, </text:span><text:span text:style-name="T13">וּרְשָׁעִים </text:span><text:span text:style-name="T14">יִכָּשְׁלוּ</text:span><text:span text:style-name="T12"> </text:span><text:span text:style-name="T13">בְרָעָה</text:span><text:span text:style-name="T9">. </text:span><text:span text:style-name="T14">בִּנְפֹל</text:span><text:span text:style-name="T12"> </text:span><text:span text:style-name="T13">אוֹיְבְיךָ </text:span><text:span text:style-name="T9">[</text:span><text:span text:style-name="T13">אוֹיְבְךָ קרי</text:span><text:span text:style-name="T9">] </text:span><text:span text:style-name="T13">אַל תִּשְׂמָח</text:span><text:span text:style-name="T9">, </text:span><text:span text:style-name="T14">וּבִכָּשְׁלוֹ</text:span><text:span text:style-name="T12"> </text:span><text:span text:style-name="T13">אַל יָגֵל לִבֶּךָ</text:span><text:span text:style-name="T9">; </text:span><text:span text:style-name="T13">פֶּן יִרְאֶה ה</text:span><text:span text:style-name="T9">' </text:span><text:span text:style-name="T13">וְרַע בְּעֵינָיו</text:span><text:span text:style-name="T9">, </text:span><text:span text:style-name="T13">וְהֵשִׁיב מֵעָלָיו </text:span><text:span text:style-name="T14">אַפּוֹ</text:span><text:span text:style-name="T12">                          </text:span><text:span text:style-name="T9">(</text:span><text:span text:style-name="T13">משלי כ</text:span><text:span text:style-name="T9">"</text:span><text:span text:style-name="T13">ד</text:span><text:span text:style-name="T9">, </text:span><text:span text:style-name="T13">טז</text:span><text:span text:style-name="T9">-</text:span><text:span text:style-name="T13">יח</text:span><text:span text:style-name="T9">).</text:span></text:p>
      <text:p text:style-name="P6"><text:span text:style-name="T6">הקטע מדבר על צדיק שנופל ועל רשע שנכשל</text:span><text:span text:style-name="T1">, </text:span><text:span text:style-name="T6">ואז מלמד שאסור לשמוח בנפילתו של האויב </text:span><text:span text:style-name="T1">(</text:span><text:span text:style-name="T6">אם הוא צדיק</text:span><text:span text:style-name="T1">) </text:span><text:span text:style-name="T6">או בכשלונו </text:span><text:span text:style-name="T1">(</text:span><text:span text:style-name="T6">אם הוא רשע</text:span><text:span text:style-name="T1">), </text:span><text:span text:style-name="T6">ואפילו אם הוא אדם שה</text:span><text:span text:style-name="T1">' </text:span><text:span text:style-name="T6">כועס עליו באפו</text:span><text:span text:style-name="T1">.</text:span></text:p>
      <text:p text:style-name="Text_20_body"/>
      <text:p text:style-name="P9"><text:span text:style-name="T13">ניתן לענות על השאלה על</text:span><text:span text:style-name="T9">-</text:span><text:span text:style-name="T13">ידי השוואה לפסוק אחר שבו נזכרה </text:span><text:span text:style-name="T14">רינה</text:span><text:span text:style-name="T12"> </text:span><text:span text:style-name="T13">בקשר לאבדנו של רשע </text:span><text:span text:style-name="T9">- </text:span><text:span text:style-name="T13">אחאב בן עמרי מלך ישראל</text:span><text:span text:style-name="T9">#:</text:span></text:p>
      <text:p text:style-name="P38"><text:span text:style-name="T13">וְאִישׁ מָשַׁךְ בַּקֶּשֶׁת לְתֻמּוֹ וַיַּכֶּה אֶת מֶלֶךְ יִשְׂרָאֵל בֵּין הַדְּבָקִים וּבֵין הַשִּׁרְיָן וַיֹּאמֶר לְרַכָּבוֹ הֲפֹךְ יָדְךָ וְהוֹצִיאֵנִי מִן הַמַּחֲנֶה כִּי הָחֳלֵיתִי</text:span><text:span text:style-name="T9">. </text:span><text:span text:style-name="T13">וַתַּעֲלֶה הַמִּלְחָמָה בַּיּוֹם הַהוּא וְהַמֶּלֶךְ הָיָה מָעֳמָד בַּמֶּרְכָּבָה נֹכַח אֲרָם וַיָּמָת בָּעֶרֶב וַיִּצֶק דַּם הַמַּכָּה אֶל חֵיק הָרָכֶב</text:span><text:span text:style-name="T9">.</text:span><text:a xlink:type="simple" xlink:href="http://he.wikisource.org/wiki/קטגוריה:מלכים_א_כב_לו"><text:span text:style-name="T12"> </text:span></text:a><text:span text:style-name="T14">וַיַּעֲבֹר הָרִנָּה בַּמַּחֲנֶה כְּבֹא הַשֶּׁמֶשׁ לֵאמֹר </text:span><text:span text:style-name="T10">'</text:span><text:span text:style-name="T14">אִישׁ אֶל עִירוֹ וְאִישׁ אֶל אַרְצוֹ</text:span><text:span text:style-name="T10">'</text:span><text:span text:style-name="T9">.</text:span><text:a xlink:type="simple" xlink:href="http://he.wikisource.org/wiki/קטגוריה:מלכים_א_כב_לז"><text:span text:style-name="T12"> </text:span></text:a><text:span text:style-name="T13">וַיָּמָת הַמֶּלֶךְ וַיָּבוֹא שֹׁמְרוֹן וַיִּקְבְּרוּ אֶת הַמֶּלֶךְ בְּשֹׁמְרוֹן     </text:span><text:span text:style-name="T9">(</text:span><text:span text:style-name="T13">מלכים א כ</text:span><text:span text:style-name="T9">"</text:span><text:span text:style-name="T13">ב</text:span><text:span text:style-name="T9">, </text:span><text:span text:style-name="T13">לד</text:span><text:span text:style-name="T9">-</text:span><text:span text:style-name="T13">לז</text:span><text:span text:style-name="T9">).</text:span></text:p>
      <text:p text:style-name="Text_20_body"/>
      <text:p text:style-name="P6"><text:span text:style-name="T6">שני דברים מאפיינים את הרינה בסיפור זה</text:span><text:span text:style-name="T1">:</text:span></text:p>
      <text:list xml:id="list1562889905" text:style-name="L8">
        <text:list-item>
          <text:p text:style-name="P22"><text:span text:style-name="T19">הרינה התחילה רק </text:span><text:span text:style-name="T20">כבוא השמש</text:span><text:span text:style-name="T2">, </text:span><text:span text:style-name="T19">רק לאחר שאחאב מת</text:span><text:span text:style-name="T2">, </text:span><text:span text:style-name="T19">ולא כאשר היה מעמד במרכבה שותת דם וסובל מכאבים</text:span><text:span text:style-name="T2">.</text:span></text:p>
        </text:list-item>
        <text:list-item>
          <text:p text:style-name="P22"><text:span text:style-name="T19">תוכן הרינה היה </text:span><text:span text:style-name="T20">איש אל עירו ואיש אל ארצו</text:span><text:span text:style-name="T2">, </text:span><text:span text:style-name="T19">כלומר</text:span><text:span text:style-name="T2">, </text:span><text:span text:style-name="T19">שמחה על כך שהמלחמה נסתיימה</text:span><text:span text:style-name="T2">, </text:span><text:span text:style-name="T19">וכל החיילים חופשיים לחזור לעירם בשלום</text:span><text:span text:style-name="T2">, </text:span><text:span text:style-name="T19">כמו שניבא מיכיהו בן ימלה לפני המלחמה </text:span><text:span text:style-name="T2">"</text:span><text:span text:style-name="T19">לֹא אֲדֹנִים לָאֵלֶּה</text:span><text:span text:style-name="T2">, </text:span><text:span text:style-name="T19">יָשׁוּבוּ אִישׁ לְבֵיתוֹ בְּשָׁלוֹם</text:span><text:span text:style-name="T2">" (</text:span><text:span text:style-name="T19">שם פסוק יז</text:span><text:span text:style-name="T2">). </text:span></text:p>
        </text:list-item>
      </text:list>
      <text:p text:style-name="Text_20_body"/>
      <text:p text:style-name="P9"><text:span text:style-name="T13">המושג </text:span><text:span text:style-name="T14">רינה</text:span><text:span text:style-name="T12"> </text:span><text:span text:style-name="T13">נקשר לשלום</text:span><text:span text:style-name="T9">, </text:span><text:span text:style-name="T13">שקט וחופש גם בפסוקים נוספים</text:span><text:span text:style-name="T9">, </text:span><text:span text:style-name="T13">בפרט בספר ישעיהו</text:span><text:span text:style-name="T9">, </text:span><text:span text:style-name="T13">למשל</text:span><text:span text:style-name="T9">:</text:span></text:p>
      <text:list xml:id="list1802174839" text:style-name="L9">
        <text:list-item>
          <text:p text:style-name="P25"><text:span text:style-name="T2">"</text:span><text:span text:style-name="T19">נחה </text:span><text:span text:style-name="T20">שקטה</text:span><text:span text:style-name="T19"> כל הארץ</text:span><text:span text:style-name="T2">, </text:span><text:span text:style-name="T19">פצחו </text:span><text:span text:style-name="T20">רנה</text:span><text:span text:style-name="T2">" (</text:span><text:span text:style-name="T19">ישעיהו י</text:span><text:span text:style-name="T2">"</text:span><text:span text:style-name="T19">ד</text:span><text:span text:style-name="T2">, </text:span><text:span text:style-name="T19">ז</text:span><text:span text:style-name="T2">).</text:span></text:p>
        </text:list-item>
        <text:list-item>
          <text:p text:style-name="P25"><text:span text:style-name="T2">"</text:span><text:span text:style-name="T20">ופדויי</text:span><text:span text:style-name="T19"> ה</text:span><text:span text:style-name="T2">' </text:span><text:span text:style-name="T19">ישבון ובאו ציון </text:span><text:span text:style-name="T20">ברנה</text:span><text:span text:style-name="T19"> ושמחת עולם על ראשם</text:span><text:span text:style-name="T2">" (</text:span><text:span text:style-name="T19">ישעיהו ל</text:span><text:span text:style-name="T2">"</text:span><text:span text:style-name="T19">ה</text:span><text:span text:style-name="T2">, </text:span><text:span text:style-name="T19">י</text:span><text:span text:style-name="T2">).</text:span></text:p>
        </text:list-item>
      </text:list>
      <text:p text:style-name="Text_20_body"/>
      <text:p text:style-name="P6"><text:soft-page-break/><text:span text:style-name="T6">לעומת זאת</text:span><text:span text:style-name="T1">, </text:span><text:span text:style-name="T6">הפסוק </text:span><text:span text:style-name="T1">"</text:span><text:span text:style-name="T6">בנפול אויבך אל תשמח ובכשלו אל יגל לבך</text:span><text:span text:style-name="T1">" </text:span><text:span text:style-name="T6">מדבר על שמחה תוך כדי תהליך הנפילה</text:span><text:span text:style-name="T1">, </text:span><text:span text:style-name="T6">תוך כדי המלחמה</text:span><text:span text:style-name="T1">; </text:span><text:span text:style-name="T6">שמחה על עצם העובדה שהרשע נכשל</text:span><text:span text:style-name="T1">, </text:span><text:span text:style-name="T6">ללא תלות בתוצאות</text:span><text:span text:style-name="T1">. </text:span><text:span text:style-name="T6">זוהי שמחה לאיד</text:span><text:span text:style-name="T1">, </text:span><text:span text:style-name="T6">והיא אסורה</text:span><text:span text:style-name="T1">. </text:span><text:span text:style-name="T6">כך גם חג הפורים לא נקבע ליום שבו היהודים הכו באויביהם</text:span><text:span text:style-name="T1">, </text:span><text:span text:style-name="T6">אלא ליום שבו נחו מהמלחמה</text:span><text:span text:style-name="T1">:</text:span></text:p>
      <text:p text:style-name="P38"><text:span text:style-name="T13">בְּיוֹם שְׁלֹשָׁה עָשָׂר לְחֹדֶשׁ אֲדָר</text:span><text:span text:style-name="T9">, </text:span><text:span text:style-name="T13">וְנוֹחַ בְּאַרְבָּעָה עָשָׂר בּוֹ וְעָשֹׂה אֹתוֹ יוֹם מִשְׁתֶּה וְשִׂמְחָה</text:span><text:span text:style-name="T9">.</text:span><text:a xlink:type="simple" xlink:href="http://he.wikisource.org/wiki/קטגוריה:אסתר_ט_יח"><text:span text:style-name="T12"> </text:span></text:a><text:span text:style-name="T13">והיהודיים </text:span><text:span text:style-name="T9">[</text:span><text:span text:style-name="T13">וְהַיְּהוּדִים</text:span><text:span text:style-name="T9">] </text:span><text:span text:style-name="T13">אֲשֶׁר בְּשׁוּשָׁן נִקְהֲלוּ בִּשְׁלֹשָׁה עָשָׂר בּוֹ וּבְאַרְבָּעָה עָשָׂר בּוֹ</text:span><text:span text:style-name="T9">, </text:span><text:span text:style-name="T13">וְנוֹחַ בַּחֲמִשָּׁה עָשָׂר בּוֹ וְעָשֹׂה אֹתוֹ יוֹם מִשְׁתֶּה וְשִׂמְחָה </text:span><text:span text:style-name="T9">(</text:span><text:span text:style-name="T13">אסתר ט</text:span><text:span text:style-name="T9">', </text:span><text:span text:style-name="T13">יז</text:span><text:span text:style-name="T9">-</text:span><text:span text:style-name="T13">יח</text:span><text:span text:style-name="T9">).</text:span></text:p>
      <text:p text:style-name="Text_20_body"/>
      <text:p text:style-name="P9"><text:span text:style-name="T13">מכאן ניתן לפרש את הפסוק שלנו בספר משלי</text:span><text:span text:style-name="T9">: </text:span><text:span text:style-name="T14">בטוב צדיקים</text:span><text:span text:style-name="T12"> </text:span><text:span text:style-name="T9">- </text:span><text:span text:style-name="T13">כאשר טוב לצדיקים </text:span><text:span text:style-name="T9">- </text:span><text:span text:style-name="T14">תעלוץ קריה</text:span><text:span text:style-name="T12"> </text:span><text:span text:style-name="T9">- </text:span><text:span text:style-name="T13">העיר שהם גרים בה תהיה גם</text:span><text:span text:style-name="T9">-</text:span><text:span text:style-name="T13">כן שמחה</text:span><text:span text:style-name="T9">, </text:span><text:span text:style-name="T13">כי הצדיקים משתמשים בשפע ובטוב שהם מקבלים באופן המביא תועלת לכל סביבתם</text:span><text:span text:style-name="T9">. </text:span><text:span text:style-name="T13">כך גם </text:span><text:span text:style-name="T14">באבוד רשעים </text:span><text:span text:style-name="T9">- </text:span><text:span text:style-name="T13">כאשר הרשעים מחרחרי המלחמה אובדים מן העיר</text:span><text:span text:style-name="T9">, </text:span><text:span text:style-name="T13">השלום והשלווה חוזרים לעיר</text:span><text:span text:style-name="T9">, </text:span><text:span text:style-name="T13">והחיילים יוצאים לחופשי ושבים לביתם</text:span><text:span text:style-name="T9">, </text:span><text:span text:style-name="T13">וכתוצאה מכך כולם פוצחים </text:span><text:span text:style-name="T14">ברינה</text:span><text:span text:style-name="T9">.</text:span></text:p>
      <text:p text:style-name="Text_20_body"/>
      <text:p text:style-name="P5">פסוק יב</text:p>
      <text:p text:style-name="P35"><text:span text:style-name="T6">בָּז לְרֵעֵהוּ חֲסַר לֵב</text:span><text:span text:style-name="T1">, </text:span><text:span text:style-name="T6">וְאִישׁׁ תְּבוּנוֹת יַחֲרִישׁ             </text:span><text:span text:style-name="T1">(</text:span><text:span text:style-name="T6">משלי י</text:span><text:span text:style-name="T1">"</text:span><text:span text:style-name="T6">א</text:span><text:span text:style-name="T1">, </text:span><text:span text:style-name="T6">יב</text:span><text:span text:style-name="T1">).</text:span></text:p>
      <text:p text:style-name="Text_20_body"/>
      <text:p text:style-name="P9"><text:span text:style-name="T13">הפסוק פונה לאדם שחברו התייחס אליו בבוז וזלזול</text:span><text:span text:style-name="T9">. </text:span><text:span text:style-name="T13">הפסוק מנחם אותו ואומר לו כי מי </text:span><text:span text:style-name="T14">שבז</text:span><text:span text:style-name="T12"> </text:span><text:span text:style-name="T13">לו הוא </text:span><text:span text:style-name="T14">חסר לב</text:span><text:span text:style-name="T9">, </text:span><text:span text:style-name="T13">הוא פעל בחוסר הגיון ובלי לחשוב</text:span><text:span text:style-name="T9">, </text:span><text:span text:style-name="T13">ולכן אין לו סיבה להיפגע</text:span><text:span text:style-name="T9">. </text:span><text:span text:style-name="T14">איש</text:span><text:span text:style-name="T12"> </text:span><text:span text:style-name="T13">שיש לו </text:span><text:span text:style-name="T14">תבונה</text:span><text:span text:style-name="T9">, </text:span><text:span text:style-name="T13">לא יגיב על ביזיונות מסוג זה</text:span><text:span text:style-name="T9">, </text:span><text:span text:style-name="T13">אלא </text:span><text:span text:style-name="T14">יחריש</text:span><text:span text:style-name="T12"> </text:span><text:span text:style-name="T13">ויתעלם</text:span><text:span text:style-name="T9">.</text:span></text:p>
      <text:p text:style-name="Text_20_body"/>
      <text:p text:style-name="P6"><text:span text:style-name="T6">הפסוק יכול לעזור לנו להכריע בשאלה אחרת</text:span><text:span text:style-name="T1">, </text:span><text:span text:style-name="T6">שהתעוררה כשני דורות לפני כן </text:span><text:span text:style-name="T1">- </text:span><text:span text:style-name="T6">בימי שאול</text:span><text:span text:style-name="T1">:</text:span></text:p>
      <text:p text:style-name="P38"><text:span text:style-name="T13">וּבְנֵי בְלִיַּעַל אָמְרוּ מַה יֹּשִׁעֵנוּ זֶה</text:span><text:span text:style-name="T9">, </text:span><text:span text:style-name="T14">וַיִּבְזֻהוּ</text:span><text:span text:style-name="T12"> </text:span><text:span text:style-name="T13">וְלֹא הֵבִיאוּ לוֹֹֹֹֹֹ מִנְחָה</text:span><text:span text:style-name="T9">, </text:span><text:span text:style-name="T13">וַיְהִי </text:span><text:span text:style-name="T14">כְּמַחֲרִישׁ</text:span><text:span text:style-name="T12">                         </text:span><text:span text:style-name="T9">(</text:span><text:span text:style-name="T13">שמואל א י</text:span><text:span text:style-name="T9">', </text:span><text:span text:style-name="T13">כז</text:span><text:span text:style-name="T9">).</text:span></text:p>
      <text:p text:style-name="Text_20_body"/>
      <text:p text:style-name="P6"><text:span text:style-name="T6">האם שתיקתו של שאול הייתה מעשה נבון</text:span><text:span text:style-name="T1">? </text:span><text:span text:style-name="T6">או שמא היה כאן גילוי מזיק של חולשה</text:span><text:span text:style-name="T1">?</text:span></text:p>
      <text:p text:style-name="Text_20_body"/>
      <text:p text:style-name="P9"><text:span text:style-name="T13">הפסוק שלנו בספר משלי מלמד</text:span><text:span text:style-name="T9">, </text:span><text:span text:style-name="T13">ששאול נהג כשורה </text:span><text:span text:style-name="T9">- </text:span><text:span text:style-name="T13">הוא נהג </text:span><text:span text:style-name="T14">כאיש תבונות</text:span><text:span text:style-name="T9">:</text:span></text:p>
      <text:p text:style-name="P38"><text:span text:style-name="T14">איש תבונות יחריש</text:span><text:span text:style-name="T12"> </text:span><text:span text:style-name="T13">כשמבזהו החסר לב</text:span><text:span text:style-name="T9">, </text:span><text:span text:style-name="T13">כמו שאול</text:span><text:span text:style-name="T9">, </text:span><text:span text:style-name="T13">דכתיב </text:span><text:span text:style-name="T9">'</text:span><text:span text:style-name="T14">ויבזהו ולא הביאו לו מנחה ויהי כמחריש</text:span><text:span text:style-name="T9">'             (</text:span><text:span text:style-name="T13">רש</text:span><text:span text:style-name="T9">"</text:span><text:span text:style-name="T13">י על משלי י</text:span><text:span text:style-name="T9">"</text:span><text:span text:style-name="T13">א</text:span><text:span text:style-name="T9">, </text:span><text:span text:style-name="T13">יב</text:span><text:span text:style-name="T9">). </text:span></text:p>
      <text:p text:style-name="Text_20_body"/>
      <text:p text:style-name="P6"><text:span text:style-name="T6">אמנם</text:span><text:span text:style-name="T1">, </text:span><text:span text:style-name="T6">בתלמוד מצאנו דעה הפוכה </text:span><text:span text:style-name="T1">- </text:span><text:span text:style-name="T6">דעת רב יהודה בשם רב</text:span><text:span text:style-name="T1">:</text:span></text:p>
      <text:p text:style-name="P38"><text:span text:style-name="T13">מפני מה נענש שאול</text:span><text:span text:style-name="T9">? </text:span><text:span text:style-name="T13">מפני שמחל על כבודו</text:span><text:span text:style-name="T9">, </text:span><text:span text:style-name="T13">שנאמר </text:span><text:span text:style-name="T9">'</text:span><text:span text:style-name="T14">ובני בליעל אמרו מה יושיענו זה ויבזוהו ולא הביאו לו מנחה ויהי כמחריש</text:span><text:span text:style-name="T9">', </text:span><text:span text:style-name="T13">וכתיב </text:span><text:span text:style-name="T9">(</text:span><text:span text:style-name="T13">שמואל א י</text:span><text:span text:style-name="T9">"</text:span><text:span text:style-name="T13">א</text:span><text:span text:style-name="T9">) '</text:span><text:span text:style-name="T14">ויעל נחש העמוני ויחן על יבש גלעד</text:span><text:span text:style-name="T9">' </text:span><text:span text:style-name="T13">וגו</text:span><text:span text:style-name="T9">'.   (</text:span><text:span text:style-name="T13">יומא כב ע</text:span><text:span text:style-name="T9">"</text:span><text:span text:style-name="T13">ב</text:span><text:span text:style-name="T9">).</text:span></text:p>
      <text:p text:style-name="P6"><text:span text:style-name="T6">דעה זו נראית רחוקה מפשוטו של מקרא</text:span><text:span text:style-name="T1">, </text:span><text:span text:style-name="T6">שהרי בשום מקום לא נאמר ששאול נענש על כך שהחריש</text:span><text:span text:style-name="T1">, </text:span><text:span text:style-name="T6">הוא נענש על חטאים חמורים יותר</text:span><text:span text:style-name="T1">.</text:span></text:p>
      <text:p text:style-name="Text_20_body"/>
      <text:p text:style-name="P9"><text:span text:style-name="T13">אולי אפשר ליישב בין שתי הדעות על</text:span><text:span text:style-name="T9">-</text:span><text:span text:style-name="T13">פי יחסו של דוד המלך אל שמעי בן גרא</text:span><text:span text:style-name="T9">: </text:span><text:span text:style-name="T13">כששמעי קילל אותו </text:span><text:span text:style-name="T9">(</text:span><text:span text:style-name="T13">שמואל ב ט</text:span><text:span text:style-name="T9">"</text:span><text:span text:style-name="T13">ז</text:span><text:span text:style-name="T9">, </text:span><text:span text:style-name="T13">י</text:span><text:span text:style-name="T9">) </text:span><text:span text:style-name="T13">הוא החריש ולא פגע בו</text:span><text:span text:style-name="T9">, </text:span><text:span text:style-name="T13">אך לפני מותו הוא ציווה על שלמה בנו שינקום את נקמתו </text:span><text:span text:style-name="T9">(</text:span><text:span text:style-name="T13">מלכים א ב</text:span><text:span text:style-name="T9">', </text:span><text:span text:style-name="T13">ט</text:span><text:span text:style-name="T9">). </text:span><text:span text:style-name="T13">ייתכן שהמנהיג צריך </text:span><text:span text:style-name="T14">להחריש</text:span><text:span text:style-name="T12"> </text:span><text:span text:style-name="T13">רק בשעת מעשה</text:span><text:span text:style-name="T9">, </text:span><text:span text:style-name="T13">כאשר הרגשות בוערים</text:span><text:span text:style-name="T9">. </text:span><text:span text:style-name="T13">אדם שמגיב מתוך רגש</text:span><text:span text:style-name="T9">, </text:span><text:span text:style-name="T13">עלול להגיב באופן מוגזם</text:span><text:span text:style-name="T9">, </text:span><text:span text:style-name="T13">שיגרום לו בזיון גדול עוד יותר</text:span><text:span text:style-name="T9">. </text:span><text:span text:style-name="T13">אולם לאחר מעשה</text:span><text:span text:style-name="T9">, </text:span><text:span text:style-name="T13">כשהרגשות נרגעים</text:span><text:span text:style-name="T9">, </text:span><text:span text:style-name="T13">אפשר לשקול מחדש את כל הנתונים ולהחליט מהי התגובה ההולמת</text:span><text:span text:style-name="T9">.</text:span></text:p>
      <text:p text:style-name="Text_20_body"/>
      <text:p text:style-name="P6"><text:span text:style-name="T6">לפי זה</text:span><text:span text:style-name="T1">, </text:span><text:span text:style-name="T6">שאול אכן נהג בתבונה בפעם הראשונה</text:span><text:span text:style-name="T1">, </text:span><text:span text:style-name="T6">כאשר </text:span><text:span text:style-name="T1">"</text:span><text:span text:style-name="T6">ויבזהו</text:span><text:span text:style-name="T1">... </text:span><text:span text:style-name="T6">ויהי כמחריש</text:span><text:span text:style-name="T1">"; </text:span><text:span text:style-name="T6">אולם הוא חטא בפעם השניה</text:span><text:span text:style-name="T1">, </text:span><text:span text:style-name="T6">כאשר העם אמר </text:span><text:span text:style-name="T1">"</text:span><text:span text:style-name="T6">מי האמר </text:span><text:span text:style-name="T1">'</text:span><text:span text:style-name="T6">שאול ימלך עלינו</text:span><text:span text:style-name="T1">?!' </text:span><text:span text:style-name="T6">תנו האנשים ונמיתם</text:span><text:span text:style-name="T1">!", </text:span><text:span text:style-name="T6">ושאול התנגד</text:span><text:span text:style-name="T1">#.</text:span></text:p>
      <text:p text:style-name="Text_20_body"/>
      <text:p text:style-name="P5">פסוק כא</text:p>
      <text:p text:style-name="P35"><text:span text:style-name="T6">יָד לְיָד לֹא יִנָּקֶה רָּע</text:span><text:span text:style-name="T1">, </text:span><text:span text:style-name="T6">וְזֶרַע צַדִּיקִים נִמְלָט           </text:span><text:span text:style-name="T1">(</text:span><text:span text:style-name="T6">משלי י</text:span><text:span text:style-name="T1">"</text:span><text:span text:style-name="T6">א</text:span><text:span text:style-name="T1">, </text:span><text:span text:style-name="T6">כא</text:span><text:span text:style-name="T1">).</text:span></text:p>
      <text:p text:style-name="Text_20_body"><text:soft-page-break/></text:p>
      <text:p text:style-name="P9"><text:span text:style-name="T13">הביטוי </text:span><text:span text:style-name="T14">יד ליד </text:span><text:span text:style-name="T13">מופיע רק בפסוק אחד נוסף בספר משלי</text:span><text:span text:style-name="T9">:</text:span></text:p>
      <text:p text:style-name="P35"><text:span text:style-name="T6">תּוֹעֲבַת ה</text:span><text:span text:style-name="T1">' </text:span><text:span text:style-name="T6">כָּל גְּבַהּ לֵב</text:span><text:span text:style-name="T1">, </text:span><text:span text:style-name="T6">יָד לְיָד לֹא יִנָּקֶה             </text:span><text:span text:style-name="T1">(</text:span><text:span text:style-name="T6">משלי ט</text:span><text:span text:style-name="T1">"</text:span><text:span text:style-name="T6">ז</text:span><text:span text:style-name="T1">, </text:span><text:span text:style-name="T6">ה</text:span><text:span text:style-name="T1">).</text:span></text:p>
      <text:p text:style-name="Text_20_body"/>
      <text:p text:style-name="P6"><text:span text:style-name="T6">משמעותו של הביטוי אינה ברורה</text:span><text:span text:style-name="T1">, </text:span><text:span text:style-name="T6">והמפרשים הציעו לו פירושים רבים ושונים</text:span><text:span text:style-name="T1">. </text:span><text:span text:style-name="T6">נסקור בקצרה כמה מההצעות</text:span><text:span text:style-name="T1">.</text:span></text:p>
      <text:p text:style-name="Text_20_body"/>
      <text:p text:style-name="P6"><text:span text:style-name="T1">1. </text:span><text:span text:style-name="T6">גמול מדויק וללא פשרות</text:span><text:span text:style-name="T1">:</text:span></text:p>
      <text:p text:style-name="P38"><text:span text:style-name="T14">מידו</text:span><text:span text:style-name="T12"> </text:span><text:span text:style-name="T13">של המקום יבוא הגמול </text:span><text:span text:style-name="T14">ליד</text:span><text:span text:style-name="T12"> </text:span><text:span text:style-name="T13">המחוייב</text:span><text:span text:style-name="T9">, </text:span><text:span text:style-name="T14">ולא יינקה</text:span><text:span text:style-name="T12"> </text:span><text:span text:style-name="T13">הרע ממנו</text:span><text:span text:style-name="T9">, </text:span><text:span text:style-name="T13">כי לא תשוב ריקם</text:span><text:span text:style-name="T9">. </text:span><text:span text:style-name="T13">אבל </text:span><text:span text:style-name="T14">זרע צדיקים</text:span><text:span text:style-name="T12"> </text:span><text:span text:style-name="T13">לפעמים </text:span><text:span text:style-name="T14">נמלטו</text:span><text:span text:style-name="T12"> </text:span><text:span text:style-name="T13">מן הרעה אשר ישולח עליהם בעבור זכות כשרון מעשה האבות                        </text:span><text:span text:style-name="T9">(</text:span><text:span text:style-name="T13">מצודת דוד על משלי י</text:span><text:span text:style-name="T9">"</text:span><text:span text:style-name="T13">א</text:span><text:span text:style-name="T9">, </text:span><text:span text:style-name="T13">כא</text:span><text:span text:style-name="T9">).</text:span></text:p>
      <text:p text:style-name="P6"><text:span text:style-name="T6">אולם</text:span><text:span text:style-name="T1">, </text:span><text:span text:style-name="T6">לפי פירוש זה</text:span><text:span text:style-name="T1">, </text:span><text:span text:style-name="T6">חציו השני של הפסוק מביע מסר הפוך מחציו הראשון </text:span><text:span text:style-name="T1">- </text:span><text:span text:style-name="T6">לפי החצי הראשון אי אפשר להימלט מעונש</text:span><text:span text:style-name="T1">, </text:span><text:span text:style-name="T6">ולפי החצי השני אפשר לפעמים להימלט מעונש בזכות האבות</text:span><text:span text:style-name="T1">.</text:span></text:p>
      <text:p text:style-name="Text_20_body"/>
      <text:p text:style-name="P6"><text:span text:style-name="T1">2. </text:span><text:span text:style-name="T6">גמול ישיר</text:span><text:span text:style-name="T1">:</text:span></text:p>
      <text:p text:style-name="P35"><text:span text:style-name="T6">כי לפעמים יצא הדבר מיד הנותן ליד המקבל ע</text:span><text:span text:style-name="T1">"</text:span><text:span text:style-name="T6">י אמצעיים שלוחי הטבע</text:span><text:span text:style-name="T1">, </text:span><text:span text:style-name="T6">ויצייר בזה</text:span><text:span text:style-name="T1">: </text:span><text:span text:style-name="T6">א</text:span><text:span text:style-name="T1">' </text:span><text:span text:style-name="T6">שלא יגיע העונש אל הרע עצמו</text:span><text:span text:style-name="T1">, </text:span><text:span text:style-name="T6">כגון אם שעתו מצלחת ומזלו עומד לו</text:span><text:span text:style-name="T1">, </text:span><text:span text:style-name="T6">וכן יצויר שישיג הרע זרע צדיקים שלא חטאו</text:span><text:span text:style-name="T1">, </text:span><text:span text:style-name="T6">כמו שכתוב </text:span><text:span text:style-name="T1">'</text:span><text:span text:style-name="T6">הלא עכן מעל בחרם ועל כל עדת ישראל היה קצף והוא איש אחד לא גוע בעונו</text:span><text:span text:style-name="T1">', </text:span><text:span text:style-name="T6">כי היה העונש על ידי הסתרת פנים</text:span><text:span text:style-name="T1">; </text:span><text:span text:style-name="T6">אבל אם בא מיד ה</text:span><text:span text:style-name="T1">' </text:span><text:span text:style-name="T6">ליד הרע</text:span><text:span text:style-name="T1">, </text:span><text:span text:style-name="T6">אז </text:span><text:span text:style-name="T1">'</text:span><text:span text:style-name="T6">לא ינקה הרע</text:span><text:span text:style-name="T1">'. </text:span><text:span text:style-name="T6">וגם </text:span><text:span text:style-name="T1">'</text:span><text:span text:style-name="T6">זרע צדיקים נמלט</text:span><text:span text:style-name="T1">'; </text:span><text:span text:style-name="T6">לא כן אם בא העונש ע</text:span><text:span text:style-name="T1">"</text:span><text:span text:style-name="T6">י שליח</text:span><text:span text:style-name="T1">, </text:span><text:span text:style-name="T6">שכיון שניתן רשות למשחית אינו מבחין בין טוב לרע</text:span><text:span text:style-name="T1">...                               (</text:span><text:span text:style-name="T6">מלבי</text:span><text:span text:style-name="T1">"</text:span><text:span text:style-name="T6">ם על משלי י</text:span><text:span text:style-name="T1">"</text:span><text:span text:style-name="T6">א</text:span><text:span text:style-name="T1">, </text:span><text:span text:style-name="T6">כא</text:span><text:span text:style-name="T1">).</text:span></text:p>
      <text:p text:style-name="P6"><text:span text:style-name="T6">אולם</text:span><text:span text:style-name="T1">, </text:span><text:span text:style-name="T6">מלבי</text:span><text:span text:style-name="T1">"</text:span><text:span text:style-name="T6">ם עצמו מציין כי לפעמים העונש מגיע על</text:span><text:span text:style-name="T1">-</text:span><text:span text:style-name="T6">ידי אמצעיים</text:span><text:span text:style-name="T1">, </text:span><text:span text:style-name="T6">ואם כך</text:span><text:span text:style-name="T1">, </text:span><text:span text:style-name="T6">אין זה ברור מה המשמעות המעשית של הפסוק</text:span><text:span text:style-name="T1">.</text:span></text:p>
      <text:p text:style-name="Text_20_body"/>
      <text:p text:style-name="P9"><text:span text:style-name="T9">3. </text:span><text:span text:style-name="T13">מהירות</text:span><text:span text:style-name="T9">, </text:span><text:span text:style-name="T13">כמו המילה </text:span><text:span text:style-name="T14">מִיָּד</text:span><text:span text:style-name="T12"> </text:span><text:span text:style-name="T13">בלשון ימינו ובלשון חז</text:span><text:span text:style-name="T9">"</text:span><text:span text:style-name="T13">ל</text:span><text:span text:style-name="T9">:</text:span></text:p>
      <text:p text:style-name="P38"><text:span text:style-name="T13">כל מי שעושה מצוה ומבקש ליטול שכרו עליה מיד </text:span><text:span text:style-name="T9">- </text:span><text:span text:style-name="T14">יד ליד לא ינקה רע</text:span><text:span text:style-name="T9">, </text:span><text:span text:style-name="T13">רשע הוא ואינו מניח לבניו כלום</text:span><text:span text:style-name="T9">... </text:span><text:span text:style-name="T13">אלו בקשו אבות הראשונים ליטול שכר מצות קלות שעשו בעולם הזה</text:span><text:span text:style-name="T9">, </text:span><text:span text:style-name="T13">מהיכן היתה זכות עומדת לבניהם אחריהם</text:span><text:span text:style-name="T9">?  (</text:span><text:span text:style-name="T13">רבי פינחס ורבי סימון</text:span><text:span text:style-name="T9">, </text:span><text:span text:style-name="T13">ויקרא רבה לו ג</text:span><text:span text:style-name="T9">, </text:span><text:span text:style-name="T13">וגם ירושלמי סנהדרין י א</text:span><text:span text:style-name="T9">).</text:span></text:p>
      <text:p text:style-name="P6"><text:span text:style-name="T6">אולם</text:span><text:span text:style-name="T1">, </text:span><text:span text:style-name="T6">פירוש זה אינו מתאים לפסוק בפרק ט</text:span><text:span text:style-name="T1">"</text:span><text:span text:style-name="T6">ז</text:span><text:span text:style-name="T1">, </text:span><text:span text:style-name="T6">שם לא נזכר זרע ואין מי שאמור לקבל שכר</text:span><text:span text:style-name="T1">.</text:span></text:p>
      <text:p text:style-name="P6">  <text:span text:style-name="T6">אפשר גם לפרש להפך</text:span><text:span text:style-name="T1">, </text:span><text:span text:style-name="T6">שהעונש על מעשים רעים או על גאווה מגיע במהירות</text:span><text:span text:style-name="T1">, </text:span><text:span text:style-name="T6">באופן מיידי</text:span><text:span text:style-name="T1">;   </text:span><text:span text:style-name="T6">אולם</text:span><text:span text:style-name="T1">, </text:span><text:span text:style-name="T6">בפסוקים אחרים בספר משלי נאמר שהגמול על מעשים רעים עשוי לקחת זמן רב</text:span><text:span text:style-name="T1">.</text:span></text:p>
      <text:p text:style-name="Text_20_body"/>
      <text:p text:style-name="P6"><text:span text:style-name="T1">4. </text:span><text:span text:style-name="T6">חליפין </text:span><text:span text:style-name="T1">- </text:span><text:span text:style-name="T6">ניסיון לחפות על מעשה רע באמצעות מעשה טוב</text:span><text:span text:style-name="T1">: </text:span></text:p>
      <text:p text:style-name="P38"><text:span text:style-name="T13">בוא וראה</text:span><text:span text:style-name="T9">: </text:span><text:span text:style-name="T13">שתי ידים יש לו לאדם</text:span><text:span text:style-name="T9">: </text:span><text:span text:style-name="T13">אם גונב באחת</text:span><text:span text:style-name="T9">, </text:span><text:span text:style-name="T13">ונותן צדקה באחרת</text:span><text:span text:style-name="T9">, </text:span><text:span text:style-name="T13">לא יינקה</text:span><text:span text:style-name="T9">. </text:span><text:span text:style-name="T13">כך</text:span><text:span text:style-name="T9">, </text:span><text:span text:style-name="T13">לעתיד לבוא הקב</text:span><text:span text:style-name="T9">"</text:span><text:span text:style-name="T13">ה אומר לרשעים</text:span><text:span text:style-name="T9">: </text:span><text:span text:style-name="T13">שני עולמות בראתי לכם</text:span><text:span text:style-name="T9">, </text:span><text:span text:style-name="T13">אחד לעשות בו מעשים טובים</text:span><text:span text:style-name="T9">, </text:span><text:span text:style-name="T13">ואחד לקבל בו שכר</text:span><text:span text:style-name="T9">. </text:span><text:span text:style-name="T13">עכשיו</text:span><text:span text:style-name="T9">, </text:span><text:span text:style-name="T13">שלא עשיתם מעשים טובים בעולם הזה שהייתם בו</text:span><text:span text:style-name="T9">, </text:span><text:span text:style-name="T13">אתם מבקשים שכר</text:span><text:span text:style-name="T9">?! </text:span><text:span text:style-name="T13">מה אדם שבראתי שתי ידיים</text:span><text:span text:style-name="T9">, </text:span><text:span text:style-name="T13">באחת עושה עבירה ובאחת עושה צדקה</text:span><text:span text:style-name="T9">, </text:span><text:span text:style-name="T13">כתיב </text:span><text:span text:style-name="T14">יד ליד לא יינקה רע</text:span><text:span text:style-name="T12"> </text:span><text:span text:style-name="T9">, </text:span><text:span text:style-name="T13">ואתם סבורים להינצל מדינו של גיהנם</text:span><text:span text:style-name="T9">?! </text:span><text:span text:style-name="T13">לא יינקה רע</text:span><text:span text:style-name="T9">! (</text:span><text:span text:style-name="T13">מדרש משלי </text:span><text:span text:style-name="T9">(</text:span><text:span text:style-name="T13">בובר</text:span><text:span text:style-name="T9">) </text:span><text:span text:style-name="T13">פרק י</text:span><text:span text:style-name="T9">"</text:span><text:span text:style-name="T13">א</text:span><text:span text:style-name="T9">);</text:span></text:p>
      <text:p text:style-name="P38"><text:span text:style-name="T13">משל לאדם אחד שהלך ועבר עבירה</text:span><text:span text:style-name="T9">, </text:span><text:span text:style-name="T13">ונתן לזונה שכרה</text:span><text:span text:style-name="T9">, </text:span><text:span text:style-name="T13">ולא הספיק לצאת מפתח ביתה עד שפגע בו עני אחד</text:span><text:span text:style-name="T9">, </text:span><text:span text:style-name="T13">אמר לו</text:span><text:span text:style-name="T9">: </text:span><text:span text:style-name="T13">תן לי צדקה</text:span><text:span text:style-name="T9">, </text:span><text:span text:style-name="T13">נתן לו והלך לו</text:span><text:span text:style-name="T9">, </text:span><text:span text:style-name="T13">ואמר אותו האיש </text:span><text:span text:style-name="T9">'</text:span><text:span text:style-name="T13">אילולי שרצה הקב</text:span><text:span text:style-name="T9">"</text:span><text:span text:style-name="T13">ה לכפר על עוונותיי</text:span><text:span text:style-name="T9">, </text:span><text:span text:style-name="T13">לא שלח לי אותו עני</text:span><text:span text:style-name="T9">, </text:span><text:span text:style-name="T13">שאתן לו צדקה ויתכפר לי על מה שעשיתי</text:span><text:span text:style-name="T9">'. </text:span><text:span text:style-name="T13">אומר לו הקב</text:span><text:span text:style-name="T9">"</text:span><text:span text:style-name="T13">ה</text:span><text:span text:style-name="T9">: </text:span><text:span text:style-name="T13">רשע</text:span><text:span text:style-name="T9">! </text:span><text:span text:style-name="T13">אל תחשוב כן</text:span><text:span text:style-name="T9">, </text:span><text:span text:style-name="T13">אלא לך ולמוד מחכמתו של שלמה</text:span><text:span text:style-name="T9">, </text:span><text:span text:style-name="T13">שפירש ואמר </text:span><text:span text:style-name="T14">יד ליד לא יינקה רע</text:span><text:span text:style-name="T12"> </text:span><text:span text:style-name="T9">(</text:span><text:span text:style-name="T13">רבי יוחנן שם</text:span><text:span text:style-name="T9">).</text:span></text:p>
      <text:p text:style-name="P6"><text:span text:style-name="T6">אולם</text:span><text:span text:style-name="T1">, </text:span><text:span text:style-name="T6">לפי פירוש זה לא ברור ההמשך </text:span><text:span text:style-name="T1">"</text:span><text:span text:style-name="T6">וזרע צדיקים נמלט</text:span><text:span text:style-name="T1">", </text:span><text:span text:style-name="T6">וגם הפירוש בפרק ט</text:span><text:span text:style-name="T1">"</text:span><text:span text:style-name="T6">ז אינו ברור</text:span><text:span text:style-name="T1">.</text:span></text:p>
      <text:p text:style-name="Text_20_body"/>
      <text:p text:style-name="P6"><text:span text:style-name="T6">הקבלות לפסוקים אחרים בתנ</text:span><text:span text:style-name="T1">"</text:span><text:span text:style-name="T6">ך מעלות אפשרויות נוספות לפרש את הביטוי</text:span><text:span text:style-name="T1">:</text:span></text:p>
      <text:p text:style-name="Text_20_body"/>
      <text:p text:style-name="P9"><text:span text:style-name="T9">5. </text:span><text:span text:style-name="T13">המילים </text:span><text:span text:style-name="T14">רע</text:span><text:span text:style-name="T9">,</text:span><text:span text:style-name="T12"> </text:span><text:span text:style-name="T14">זרע</text:span><text:span text:style-name="T12"> </text:span><text:span text:style-name="T13">מזכירות את פרשת ער ואונן</text:span><text:span text:style-name="T9">: </text:span></text:p>
      <text:p text:style-name="P38"><text:span text:style-name="T13">וַיְהִי עֵר בְּכוֹר יְהוּדָה </text:span><text:span text:style-name="T14">רַע</text:span><text:span text:style-name="T12"> </text:span><text:span text:style-name="T13">בְּעֵינֵי ה</text:span><text:span text:style-name="T9">' </text:span><text:span text:style-name="T13">וַיְמִתֵהוּ ה</text:span><text:span text:style-name="T9">'.</text:span><text:a xlink:type="simple" xlink:href="http://he.wikisource.org/wiki/קטגוריה:בראשית_לח_ח"><text:span text:style-name="T12"> </text:span></text:a><text:span text:style-name="T13">וַיֹּאמֶר יְהוּדָה לְאוֹנָן </text:span><text:span text:style-name="T9">'</text:span><text:span text:style-name="T13">בֹּא אֶל אֵשֶׁת אָחִיךָ וְיַבֵּם אֹתָהּ וְהָקֵם </text:span><text:soft-page-break/><text:span text:style-name="T14">זֶרַע</text:span><text:span text:style-name="T12"> </text:span><text:span text:style-name="T13">לְאָחִיךָ</text:span><text:span text:style-name="T9">'.</text:span><text:a xlink:type="simple" xlink:href="http://he.wikisource.org/wiki/קטגוריה:בראשית_לח_ט"><text:span text:style-name="T12"> </text:span></text:a><text:span text:style-name="T13">וַיֵּדַע אוֹנָן כִּי לֹּא לוֹ יִהְיֶה </text:span><text:span text:style-name="T14">הַזָּרַע</text:span><text:span text:style-name="T12"> </text:span><text:span text:style-name="T13">וְהָיָה אִם בָּא אֶל אֵשֶׁת אָחִיו וְשִׁחֵת אַרְצָה לְבִלְתִּי נְתָן </text:span><text:span text:style-name="T14">זֶרַע</text:span><text:span text:style-name="T12"> </text:span><text:span text:style-name="T13">לְאָחִיו</text:span><text:span text:style-name="T9">. </text:span><text:span text:style-name="T14">וַיֵּרַע</text:span><text:span text:style-name="T12"> </text:span><text:span text:style-name="T13">בְּעֵינֵי ה</text:span><text:span text:style-name="T9">' </text:span><text:span text:style-name="T13">אֲשֶׁר עָשָׂה וַיָּמֶת גַּם אֹתוֹ                                                                </text:span><text:span text:style-name="T9">(</text:span><text:span text:style-name="T13">בראשית ל</text:span><text:span text:style-name="T9">"</text:span><text:span text:style-name="T13">ח</text:span><text:span text:style-name="T9">, </text:span><text:span text:style-name="T13">ז</text:span><text:span text:style-name="T9">-</text:span><text:span text:style-name="T13">י</text:span><text:span text:style-name="T9">).</text:span></text:p>
      <text:p text:style-name="P9"><text:span text:style-name="T13">וגם את הפרשה העוסקת בטומאת שכבת זרע ובניקיון המחנה </text:span><text:span text:style-name="T9">(</text:span><text:span text:style-name="T13">למרות שהשורשים </text:span><text:span text:style-name="T14">זרע</text:span><text:span text:style-name="T9">, </text:span><text:span text:style-name="T14">נקה</text:span><text:span text:style-name="T12"> </text:span><text:span text:style-name="T13">לא נזכרו בה בפירוש</text:span><text:span text:style-name="T9">):</text:span></text:p>
      <text:p text:style-name="P38"><text:span text:style-name="T13">כִּי תֵצֵא מַחֲנֶה עַל אֹיְבֶיךָ</text:span><text:span text:style-name="T9">, </text:span><text:span text:style-name="T13">וְנִשְׁמַרְתָּ מִכֹּל דָּבָר </text:span><text:span text:style-name="T14">רָע</text:span><text:span text:style-name="T9">. </text:span><text:span text:style-name="T13">כִּי יִהְיֶה בְךָ אִישׁ אֲשֶׁר לֹא יִהְיֶה טָהוֹר מִקְּרֵה לָיְלָה</text:span><text:span text:style-name="T9">, </text:span><text:span text:style-name="T13">וְיָצָא אֶל מִחוּץ לַמַּחֲנֶה לֹא יָבֹא אֶל תּוֹךְ הַמַּחֲנֶה</text:span><text:span text:style-name="T9">.. </text:span><text:span text:style-name="T13">כִּי ה</text:span><text:span text:style-name="T9">' </text:span><text:span text:style-name="T13">אֱלֹהֶיךָ מִתְהַלֵּךְ בְּקֶרֶב מַחֲנֶךָ לְהַצִּילְךָ וְלָתֵת אֹיְבֶיךָ לְפָנֶיךָ וְהָיָה מַחֲנֶיךָ קָדוֹשׁ וְלֹא יִרְאֶה בְךָ עֶרְוַת דָּבָר וְשָׁב מֵאַחֲרֶיךָ                                 </text:span><text:span text:style-name="T9">(</text:span><text:span text:style-name="T13">דברים כ</text:span><text:span text:style-name="T9">"</text:span><text:span text:style-name="T13">ג</text:span><text:span text:style-name="T9">, </text:span><text:span text:style-name="T13">י</text:span><text:span text:style-name="T9">-</text:span><text:span text:style-name="T13">טו</text:span><text:span text:style-name="T9">).</text:span></text:p>
      <text:p text:style-name="P9"><text:span text:style-name="T13">לפי זה</text:span><text:span text:style-name="T9">, </text:span><text:span text:style-name="T13">ייתכן שגם הפסוק שלנו מגנה מעשה </text:span><text:span text:style-name="T14">רע</text:span><text:span text:style-name="T12"> </text:span><text:span text:style-name="T13">זה של השחתת </text:span><text:span text:style-name="T14">זרע</text:span><text:span text:style-name="T9">. </text:span><text:span text:style-name="T13">הקבלה זו יכולה</text:span><text:span text:style-name="T9">, </text:span><text:span text:style-name="T13">אולי</text:span><text:span text:style-name="T9">, </text:span><text:span text:style-name="T13">לבאר לנו מדרש תמוה של חז</text:span><text:span text:style-name="T9">"</text:span><text:span text:style-name="T13">ל</text:span><text:span text:style-name="T9">:</text:span></text:p>
      <text:p text:style-name="P38"><text:span text:style-name="T13">המרצה מעות לאשה </text:span><text:span text:style-name="T14">מידו לידה</text:span><text:span text:style-name="T12"> </text:span><text:span text:style-name="T13">בשביל שיסתכל בה </text:span><text:span text:style-name="T9">- </text:span><text:span text:style-name="T13">אפילו דומה למשה רבינו שקיבל תורה מהר סיני</text:span><text:span text:style-name="T9">, </text:span><text:span text:style-name="T13">לא ינקה מדינה של גיהנם</text:span><text:span text:style-name="T9">; </text:span><text:span text:style-name="T13">ועליו הכתוב אומר </text:span><text:span text:style-name="T14">יד ליד לא ינקה רע</text:span><text:span text:style-name="T12"> </text:span><text:span text:style-name="T9">- </text:span><text:span text:style-name="T13">לא ינקה מדינה של גיהנם </text:span><text:span text:style-name="T9">(</text:span><text:span text:style-name="T13">מסכת כלה א א</text:span><text:span text:style-name="T9">, </text:span><text:span text:style-name="T13">וכן ברכות סא ע</text:span><text:span text:style-name="T9">"</text:span><text:span text:style-name="T13">א</text:span><text:span text:style-name="T9">).</text:span></text:p>
      <text:p text:style-name="P6"><text:span text:style-name="T6">חז</text:span><text:span text:style-name="T1">"</text:span><text:span text:style-name="T6">ל מתארים תופעה של נשים המראות את גופן לגברים תמורת תשלום </text:span><text:span text:style-name="T1">(</text:span><text:span text:style-name="T6">חשפניות</text:span><text:span text:style-name="T1">?)#. </text:span><text:span text:style-name="T6">הם מגנים בחריפות את הגברים המשלמים לנשים אלו</text:span><text:span text:style-name="T1">, </text:span><text:span text:style-name="T6">וייתכן שהדבר קשור לאותם פסוקים מספר דברים</text:span><text:span text:style-name="T1">, </text:span><text:span text:style-name="T6">המלמדים אותנו להישמר </text:span><text:span text:style-name="T1">"</text:span><text:span text:style-name="T6">מכל דבר רע</text:span><text:span text:style-name="T1">", </text:span><text:span text:style-name="T6">כדי שה</text:span><text:span text:style-name="T1">' "</text:span><text:span text:style-name="T6">לא יראה בנו ערוות דבר</text:span><text:span text:style-name="T1">". </text:span><text:span text:style-name="T6">בפסוק הבא בספר משלי נאמר</text:span><text:span text:style-name="T1">: "</text:span><text:span text:style-name="T6">נֶזֶם זָהָב בְּאַף חֲזִיר</text:span><text:span text:style-name="T1">, </text:span><text:span text:style-name="T6">אִשָּׁה יָפָה וְסָרַת טָעַם</text:span><text:span text:style-name="T1">" (</text:span><text:span text:style-name="T6">משלי י</text:span><text:span text:style-name="T1">"</text:span><text:span text:style-name="T6">א</text:span><text:span text:style-name="T1">, </text:span><text:span text:style-name="T6">כב</text:span><text:span text:style-name="T1">), </text:span><text:span text:style-name="T6">ואפשר לראות בו המשך ישיר של הרעיון המובע במדרש </text:span><text:span text:style-name="T1">- </text:span><text:span text:style-name="T6">הפסוק שלנו מגנה את הגברים המשלמים</text:span><text:span text:style-name="T1">, </text:span><text:span text:style-name="T6">והפסוק הבא מגנה את הנשים המבזות את יופיין</text:span><text:span text:style-name="T1">.</text:span></text:p>
      <text:p text:style-name="P6"><text:span text:style-name="T6">אולם</text:span><text:span text:style-name="T1">, </text:span><text:span text:style-name="T6">כל הדרשה הזאת מתאימה רק לפסוק בפרק י</text:span><text:span text:style-name="T1">"</text:span><text:span text:style-name="T6">א</text:span><text:span text:style-name="T1">. </text:span><text:span text:style-name="T6">בפרק ט</text:span><text:span text:style-name="T1">"</text:span><text:span text:style-name="T6">ז אין שום זכר לזרע או לאישה</text:span><text:span text:style-name="T1">, </text:span><text:span text:style-name="T6">ולכן הפירוש אינו מתאים שם</text:span><text:span text:style-name="T1">.</text:span></text:p>
      <text:p text:style-name="Text_20_body"/>
      <text:p text:style-name="P9"><text:span text:style-name="T9">6. </text:span><text:span text:style-name="T13">ישנם מספר פסוקים שבהם המילה </text:span><text:span text:style-name="T14">יד</text:span><text:span text:style-name="T12"> </text:span><text:span text:style-name="T13">מציינת שבועה</text:span><text:span text:style-name="T9">:</text:span></text:p>
      <text:p text:style-name="P38"><text:span text:style-name="T13">וַיֹּאמֶר אַבְרָם אֵל מֶלֶךְ סְדֹם </text:span><text:span text:style-name="T9">'</text:span><text:span text:style-name="T13">הרמתי </text:span><text:span text:style-name="T14">יָדִי</text:span><text:span text:style-name="T12"> </text:span><text:span text:style-name="T13">אֶל ה</text:span><text:span text:style-name="T9">' </text:span><text:span text:style-name="T13">אֶל עֶלְיוֹן קֹנֵה שָׁמַיִם וָאָרֶץ</text:span><text:span text:style-name="T9">' (</text:span><text:span text:style-name="T13">בראשית י</text:span><text:span text:style-name="T9">"</text:span><text:span text:style-name="T13">ד</text:span><text:span text:style-name="T9">, </text:span><text:span text:style-name="T13">כב</text:span><text:span text:style-name="T9">).</text:span></text:p>
      <text:p text:style-name="P38"><text:span text:style-name="T13">כִּי אֶשָּׂא אֶל שָׁמַיִם </text:span><text:span text:style-name="T14">יָדִי</text:span><text:span text:style-name="T12"> </text:span><text:span text:style-name="T9">, </text:span><text:span text:style-name="T13">וְאָמַרְתִּי חַי אָנֹכִי לְעֹלָם          </text:span><text:span text:style-name="T9">(</text:span><text:span text:style-name="T13">דברים ל</text:span><text:span text:style-name="T9">"</text:span><text:span text:style-name="T13">ב</text:span><text:span text:style-name="T9">, </text:span><text:span text:style-name="T13">מ</text:span><text:span text:style-name="T9">).</text:span></text:p>
      <text:p text:style-name="P9"><text:span text:style-name="T13">הביטוי </text:span><text:span text:style-name="T14">יד ליד</text:span><text:span text:style-name="T12"> </text:span><text:span text:style-name="T13">מזכיר גם את המנהג המקובל של תקיעת כף </text:span><text:span text:style-name="T9">- </text:span><text:span text:style-name="T13">תקיעת יד לתוך יד </text:span><text:span text:style-name="T9">- </text:span><text:span text:style-name="T13">לצורך סגירת עסקה</text:span><text:span text:style-name="T9">. </text:span><text:span text:style-name="T13">גם הביטוי </text:span><text:span text:style-name="T14">לא ינקה</text:span><text:span text:style-name="T12"> </text:span><text:span text:style-name="T13">מזכיר את הדיבר האוסר להישבע לשווא</text:span><text:span text:style-name="T9">:</text:span></text:p>
      <text:p text:style-name="P38"><text:span text:style-name="T13">לֹא תִשָּׂא אֶת שֵׁם ה</text:span><text:span text:style-name="T9">' </text:span><text:span text:style-name="T13">אֱלֹהֶיךָ לַשָּׁוְא</text:span><text:span text:style-name="T9">, </text:span><text:span text:style-name="T13">כִּי </text:span><text:span text:style-name="T14">לֹא יְנַקֶּה</text:span><text:span text:style-name="T12"> </text:span><text:span text:style-name="T13">ה</text:span><text:span text:style-name="T9">' </text:span><text:span text:style-name="T13">אֵת אֲשֶׁר יִשָּׂא אֶת שְׁמוֹ לַשָּׁוְא </text:span><text:span text:style-name="T9">(</text:span><text:span text:style-name="T13">שמות כ</text:span><text:span text:style-name="T9">', </text:span><text:span text:style-name="T13">ו</text:span><text:span text:style-name="T9">).</text:span></text:p>
      <text:p text:style-name="P6"><text:span text:style-name="T6">לפי זה</text:span><text:span text:style-name="T1">, </text:span><text:span text:style-name="T6">יש מפרשים שה</text:span><text:span text:style-name="T1">' </text:span><text:span text:style-name="T6">נשבע שיעניש את האדם הרע או המתגאה </text:span><text:span text:style-name="T1">(</text:span><text:span text:style-name="T6">פרופ</text:span><text:span text:style-name="T1">' </text:span><text:span text:style-name="T6">מרדכי זר כבוד</text:span><text:span text:style-name="T1">, </text:span><text:span text:style-name="T6">דעת מקרא על משלי</text:span><text:span text:style-name="T1">).   </text:span><text:span text:style-name="T6">אולם</text:span><text:span text:style-name="T1">, </text:span><text:span text:style-name="T6">עד כמה שידוע לי</text:span><text:span text:style-name="T1">, </text:span><text:span text:style-name="T6">אין עוד לשונות שבועה מסוג זה בספר משלי</text:span><text:span text:style-name="T1">. </text:span><text:span text:style-name="T6">לשון שבועה מתאימה יותר לשירה או לנאום נרגש מאשר לספר של דברי חכמה שקולים ומדודים</text:span><text:span text:style-name="T1">, </text:span><text:span text:style-name="T6">שהרי לשבועה זו אין כל משמעות מעשית עבור הקורא</text:span><text:span text:style-name="T1">.</text:span></text:p>
      <text:p text:style-name="Text_20_body"/>
      <text:p text:style-name="P6"><text:span text:style-name="T6">אפשר גם לפרש להפך</text:span><text:span text:style-name="T1">, </text:span><text:span text:style-name="T6">שהאיש הרע הוא הנשבע</text:span><text:span text:style-name="T1">. </text:span><text:span text:style-name="T6">כך דעת רבי אליעזר במדרש</text:span><text:span text:style-name="T1">:</text:span></text:p>
      <text:p text:style-name="P38"><text:span text:style-name="T14">וזרע צדיקים נמלט</text:span><text:span text:style-name="T12"> </text:span><text:span text:style-name="T9">- </text:span><text:span text:style-name="T13">אם ראית צדיק שהוא בן אבות</text:span><text:span text:style-name="T9">, </text:span><text:span text:style-name="T13">לא במהרה הוא חוטא</text:span><text:span text:style-name="T9">, </text:span><text:span text:style-name="T13">למה</text:span><text:span text:style-name="T9">? </text:span><text:span text:style-name="T13">שהוא מחשב ואומר</text:span><text:span text:style-name="T9">: '</text:span><text:span text:style-name="T13">אכחיש יצרי לשעה ולא אאבד עולמי לשעה</text:span><text:span text:style-name="T9">', </text:span><text:span text:style-name="T13">ונמצא נמלט מדינה של גיהנם</text:span><text:span text:style-name="T9">, </text:span><text:span text:style-name="T13">לכך נאמר</text:span><text:span text:style-name="T9">: </text:span><text:span text:style-name="T14">וזרע צדיקים נמלט</text:span><text:span text:style-name="T9">. </text:span><text:span text:style-name="T13">אבל רשע אינו אומר כן</text:span><text:span text:style-name="T9">, </text:span><text:span text:style-name="T13">אלא הולך אצל זונה ומשביע לה בשבועה בשביל לעשות תאוות נפשו ויצרו</text:span><text:span text:style-name="T9">, </text:span><text:span text:style-name="T13">ואחר</text:span><text:span text:style-name="T9">-</text:span><text:span text:style-name="T13">כך עובר על השבועה</text:span><text:span text:style-name="T9">, </text:span><text:span text:style-name="T13">ורוח הקודש משביעה לו ואומרת</text:span><text:span text:style-name="T9">: </text:span><text:span text:style-name="T13">לא דייך שעברת עבירה</text:span><text:span text:style-name="T9">, </text:span><text:span text:style-name="T13">אלא הזכרת את שמי על דבר שקר</text:span><text:span text:style-name="T9">?! </text:span><text:span text:style-name="T13">חייך</text:span><text:span text:style-name="T9">, </text:span><text:span text:style-name="T14">לא תינקה</text:span><text:span text:style-name="T12"> </text:span><text:span text:style-name="T13">מדינה של גיהנם</text:span><text:span text:style-name="T9">!                                                       (</text:span><text:span text:style-name="T13">מדרש משלי </text:span><text:span text:style-name="T9">(</text:span><text:span text:style-name="T13">בובר</text:span><text:span text:style-name="T9">), </text:span><text:span text:style-name="T13">פרק יא</text:span><text:span text:style-name="T9">).</text:span></text:p>
      <text:p text:style-name="P6"><text:span text:style-name="T6">גם כאן</text:span><text:span text:style-name="T1">, </text:span><text:span text:style-name="T6">כמו בפירוש הקודם</text:span><text:span text:style-name="T1">, </text:span><text:span text:style-name="T6">חז</text:span><text:span text:style-name="T1">"</text:span><text:span text:style-name="T6">ל כנראה קישרו את פסוקנו לפסוק הבא</text:span><text:span text:style-name="T1">: </text:span><text:span text:style-name="T6">הפסוק שלנו מגנה את הגברים הנשבעים לשווא</text:span><text:span text:style-name="T1">, </text:span><text:span text:style-name="T6">והפסוק הבא מגנה את הנשים המבזות את יופיין לשווא</text:span><text:span text:style-name="T1">.</text:span></text:p>
      <text:p text:style-name="Text_20_body"/>
      <text:p text:style-name="P9"><text:span text:style-name="T13">אפשר גם לפרש</text:span><text:span text:style-name="T9">, </text:span><text:span text:style-name="T13">שהביטוי </text:span><text:span text:style-name="T14">יד ליד</text:span><text:span text:style-name="T12"> </text:span><text:span text:style-name="T13">מסמל את התנועה המקובלת שאנשים עושים באצבעותיהם מאחרי הגב</text:span><text:span text:style-name="T9">, </text:span><text:span text:style-name="T13">כאשר הם אומרים משהו שאינם מתכוונים לו</text:span><text:span text:style-name="T9">. </text:span><text:span text:style-name="T13">כך דעת רבי יהושע שם</text:span><text:span text:style-name="T9">: </text:span></text:p>
      <text:p text:style-name="P38"><text:span text:style-name="T13">מה היד הזאת שהיא אוכלת את חבירתה</text:span><text:span text:style-name="T9">, </text:span><text:span text:style-name="T13">אם עושה אדם מצוה באחת ונתחייב באחת</text:span><text:span text:style-name="T9">, </text:span><text:span text:style-name="T13">אין זו מכפרת על זו</text:span><text:span text:style-name="T9">, </text:span><text:span text:style-name="T13">דכתיב </text:span><text:span text:style-name="T14">יד ליד לא יינקה רע</text:span><text:span text:style-name="T12"> </text:span><text:span text:style-name="T9">, </text:span><text:span text:style-name="T13">אדם שיש בו דבר בינו לבין חבירו</text:span><text:span text:style-name="T9">, </text:span><text:span text:style-name="T13">הוא נשבע מפיו ומבטלו בליבו</text:span><text:span text:style-name="T9">, </text:span><text:span text:style-name="T13">תאמר שהוא מנוקה</text:span><text:span text:style-name="T9">? </text:span><text:span text:style-name="T13">תלמוד לומר</text:span><text:span text:style-name="T9">: </text:span><text:span text:style-name="T14">יד ליד</text:span><text:span text:style-name="T12"> </text:span><text:span text:style-name="T9">, </text:span><text:span text:style-name="T13">נאמר כאן </text:span><text:span text:style-name="T14">לא יינקה</text:span><text:span text:style-name="T12"> </text:span><text:span text:style-name="T9">, </text:span><text:span text:style-name="T13">ונאמר בעשרת הדיברות </text:span><text:span text:style-name="T9">'</text:span><text:span text:style-name="T13">כי לא ינקה</text:span><text:span text:style-name="T9">', </text:span><text:span text:style-name="T13">מה דיבור האמור להלן </text:span><text:span text:style-name="T9">- </text:span><text:span text:style-name="T13">על השבועה</text:span><text:span text:style-name="T9">, </text:span><text:span text:style-name="T13">אף כאן על השבועה                             </text:span><text:span text:style-name="T9">(</text:span><text:span text:style-name="T13">שם</text:span><text:span text:style-name="T9">) .</text:span></text:p>
      <text:p text:style-name="P6"><text:span text:style-name="T6">אולם</text:span><text:span text:style-name="T1">, </text:span><text:span text:style-name="T6">פירושים אלה אינם מתאימים לפרק ט</text:span><text:span text:style-name="T1">"</text:span><text:span text:style-name="T6">ז</text:span><text:span text:style-name="T1">, </text:span><text:span text:style-name="T6">שם הנושא אינו קשור לשבועה</text:span><text:span text:style-name="T1">. </text:span></text:p>
      <text:p text:style-name="Text_20_body"><text:soft-page-break/></text:p>
      <text:p text:style-name="P6"><text:span text:style-name="T6">במקרה זה</text:span><text:span text:style-name="T1">, </text:span><text:span text:style-name="T6">ההקבלות לא עזרו לנו למצוא פירוש המתאים לשני הפסוקים בהם מופיע הביטוי </text:span><text:span text:style-name="T1">"</text:span><text:span text:style-name="T6">יד ליד</text:span><text:span text:style-name="T1">". </text:span><text:span text:style-name="T6">בשורות הבאות אנסה להציע פירוש חדש </text:span><text:span text:style-name="T1">(</text:span><text:span text:style-name="T6">למיטב ידיעתי</text:span><text:span text:style-name="T1">):</text:span></text:p>
      <text:p text:style-name="Text_20_body"/>
      <text:p text:style-name="P9"><text:span text:style-name="T13">ייתכן שהביטוי </text:span><text:span text:style-name="T14">יד ליד</text:span><text:span text:style-name="T12"> </text:span><text:span text:style-name="T13">מציין תהליך שלוקח זמן רב</text:span><text:span text:style-name="T9">, </text:span><text:span text:style-name="T13">כמו העברת מכתב או חפץ מיד ליד</text:span><text:span text:style-name="T9">, </text:span><text:span text:style-name="T14">מידו</text:span><text:span text:style-name="T12"> </text:span><text:span text:style-name="T13">של שליח זה </text:span><text:span text:style-name="T14">לידו</text:span><text:span text:style-name="T12"> </text:span><text:span text:style-name="T13">של שליח אחר</text:span><text:span text:style-name="T9">, </text:span><text:span text:style-name="T13">עד שהוא מגיע ליעדו</text:span><text:span text:style-name="T9">.  </text:span><text:span text:style-name="T13">ניתן להבין את הביטוי בכמה דרכים</text:span><text:span text:style-name="T9">:</text:span></text:p>
      <text:list xml:id="list148468227" text:style-name="L10">
        <text:list-item>
          <text:p text:style-name="P12"><text:span text:style-name="T6">במערכת המשפט האנושית </text:span><text:span text:style-name="T1">- </text:span><text:span text:style-name="T6">התיק עובר מיד ליד</text:span><text:span text:style-name="T1">, </text:span><text:span text:style-name="T6">מערכאה לערכאה</text:span><text:span text:style-name="T1">, </text:span><text:span text:style-name="T6">הרבה שופטים בודקים את העניין כדי להגיע לפסק דין צודק</text:span><text:span text:style-name="T1">; </text:span><text:span text:style-name="T6">וכמו שנכתב גם בספר קהלת</text:span><text:span text:style-name="T1">: "</text:span><text:span text:style-name="T6">אִם עֹשֶׁק רָשׁ וְגֵזֶל מִשְׁפָּט וָצֶדֶק תִּרְאֶה בַמְּדִינָה אַל תִּתְמַהּ עַל הַחֵפֶץ</text:span><text:span text:style-name="T1">, </text:span><text:span text:style-name="T6">כִּי גָּבֹהַּ מֵעַל גָבֹהַּ שֹׁמֵר וּגְבֹהִים עֲלֵיהֶם</text:span><text:span text:style-name="T1">" (</text:span><text:span text:style-name="T6">קהלת ה</text:span><text:span text:style-name="T1">', </text:span><text:span text:style-name="T6">ז</text:span><text:span text:style-name="T1">).</text:span></text:p>
        </text:list-item>
      </text:list>
      <text:list xml:id="list903401733" text:style-name="L11">
        <text:list-item>
          <text:p text:style-name="P16"><text:span text:style-name="T6">במערכת הצדק האלהית </text:span><text:span text:style-name="T1">- </text:span><text:span text:style-name="T6">ה</text:span><text:span text:style-name="T1">' </text:span><text:span text:style-name="T6">מעביר את הצדק</text:span><text:span text:style-name="T1">, </text:span><text:span text:style-name="T6">למשל את הרכוש הגנוב או את הנקמה</text:span><text:span text:style-name="T1">, </text:span><text:span text:style-name="T6">בתחנות רבות עד שהוא חוזר חזרה לבעליו החוקיים</text:span><text:span text:style-name="T1">.</text:span></text:p>
        </text:list-item>
      </text:list>
      <text:p text:style-name="P8"><text:span text:style-name="T13">צדק הוא עניין מורכב </text:span><text:span text:style-name="T9">- </text:span><text:span text:style-name="T13">אי אפשר לעשות צדק אמיתי רק מתוך מבט נקודתי על מקרה אחד</text:span><text:span text:style-name="T9">. </text:span><text:span text:style-name="T13">כל פסיקה במקרה אחד</text:span><text:span text:style-name="T9">, </text:span><text:span text:style-name="T13">גם אם היא צודקת</text:span><text:span text:style-name="T9">, </text:span><text:span text:style-name="T13">עלולה לגרום להשלכות רבות שחלקן אינן צודקות</text:span><text:span text:style-name="T9">. </text:span><text:span text:style-name="T13">צדק אמיתי נובע מתוך ראיה של כל המערכת</text:span><text:span text:style-name="T9">, </text:span><text:span text:style-name="T13">דבר שהוא מעבר להשגתו של אדם אחד</text:span><text:span text:style-name="T9">, </text:span><text:span text:style-name="T13">ולכן יש צורך בשלבים רבים </text:span><text:span text:style-name="T9">- </text:span><text:span text:style-name="T14">יד ליד</text:span><text:span text:style-name="T12"> </text:span><text:span text:style-name="T9">- </text:span><text:span text:style-name="T13">עד שבסופו של דבר הרשע יבוא על עונשו </text:span><text:span text:style-name="T9">- </text:span><text:span text:style-name="T14">לא יינקה רע</text:span><text:span text:style-name="T9">.</text:span></text:p>
      <text:p text:style-name="P9"><text:span text:style-name="T13">מעבר לכך</text:span><text:span text:style-name="T9">: </text:span><text:span text:style-name="T13">האדם אינו לבד בהסטוריה</text:span><text:span text:style-name="T9">, </text:span><text:span text:style-name="T13">הוא חלק משרשרת של דורות</text:span><text:span text:style-name="T9">, </text:span><text:span text:style-name="T13">ולפעמים עשיית הצדק נמשכת כמה דורות</text:span><text:span text:style-name="T9">, </text:span><text:span text:style-name="T13">אבל בסופו של דבר הצדיק יקבל את שכרו </text:span><text:span text:style-name="T9">- </text:span><text:span text:style-name="T14">וזרע צדיקים נמלט</text:span><text:span text:style-name="T9">. </text:span></text:p>
      <text:p text:style-name="P9"><text:span text:style-name="T13">פירוש זה מתאים גם לפסוק בפרק י</text:span><text:span text:style-name="T9">"</text:span><text:span text:style-name="T13">א</text:span><text:span text:style-name="T9">, </text:span><text:span text:style-name="T13">המדבר על </text:span><text:span text:style-name="T14">רע</text:span><text:span text:style-name="T12"> </text:span><text:span text:style-name="T13">באופן כללי</text:span><text:span text:style-name="T9">, </text:span><text:span text:style-name="T13">וגם לפסוק בפרק ט</text:span><text:span text:style-name="T9">"</text:span><text:span text:style-name="T13">ז</text:span><text:span text:style-name="T9">, </text:span><text:span text:style-name="T13">המדבר על חטא מסויים </text:span><text:span text:style-name="T9">- </text:span><text:span text:style-name="T14">גבה לב</text:span><text:span text:style-name="T9">: </text:span><text:span text:style-name="T13">הפסוק מבטיח</text:span><text:span text:style-name="T9">, </text:span><text:span text:style-name="T13">שה</text:span><text:span text:style-name="T9">' </text:span><text:span text:style-name="T13">מתעב את המתגאה</text:span><text:span text:style-name="T9">, </text:span><text:span text:style-name="T13">ושהוא ייענש בסופו של דבר</text:span><text:span text:style-name="T9">, </text:span><text:span text:style-name="T13">גם אם התהליך ייקח זמן רב</text:span><text:span text:style-name="T9">.</text:span></text:p>
      <text:p text:style-name="Text_20_body"/>
      <text:p text:style-name="P5">פסוק כב</text:p>
      <text:p text:style-name="P35"><text:span text:style-name="T6">נֶזֶם זָהָב בְּאַף חֲזִיר</text:span><text:span text:style-name="T1">, </text:span><text:span text:style-name="T6">אִשָּׁה יָפָה וְסָרַת טָעַם                </text:span><text:span text:style-name="T1">(</text:span><text:span text:style-name="T6">משלי י</text:span><text:span text:style-name="T1">"</text:span><text:span text:style-name="T6">א</text:span><text:span text:style-name="T1">, </text:span><text:span text:style-name="T6">כב</text:span><text:span text:style-name="T1">).</text:span></text:p>
      <text:p text:style-name="Text_20_body"/>
      <text:p text:style-name="P6"><text:span text:style-name="T6">כדי להבין את הפסוק יש להבין את משמעותו של החזיר בתורה</text:span><text:span text:style-name="T1">:</text:span></text:p>
      <text:p text:style-name="P36"><text:span text:style-name="T6">וְאֶת הַחֲזִיר </text:span><text:span text:style-name="T1">- </text:span><text:span text:style-name="T6">כִּי מַפְרִיס פַּרְסָה הוּא וְשֹׁסַע שֶׁסַע פַּרְסָה</text:span><text:span text:style-name="T1">, </text:span><text:span text:style-name="T6">וְהוּא גֵּרָה לֹא יִגָּר </text:span><text:span text:style-name="T1">- </text:span><text:span text:style-name="T6">טָמֵא הוּא לָכֶם               </text:span><text:span text:style-name="T1">(</text:span><text:span text:style-name="T6">ויקרא י</text:span><text:span text:style-name="T1">"</text:span><text:span text:style-name="T6">א</text:span><text:span text:style-name="T1">, </text:span><text:span text:style-name="T6">ז</text:span><text:span text:style-name="T1">).</text:span></text:p>
      <text:p text:style-name="P7"><text:span text:style-name="T6">התורה מתארת שני סימני טהרה בבהמות</text:span><text:span text:style-name="T1">: </text:span><text:span text:style-name="T6">פרסה שסועה </text:span><text:span text:style-name="T1">- </text:span><text:span text:style-name="T6">סימן גלוי וחיצוני</text:span><text:span text:style-name="T1">, </text:span><text:span text:style-name="T6">והעלאת גרה </text:span><text:span text:style-name="T1">- </text:span><text:span text:style-name="T6">סימן פנימי יותר</text:span><text:span text:style-name="T1">#. </text:span><text:span text:style-name="T6">החזיר הוא הבהמה היחידה שיש לה רק סימן הטהרה החיצוני</text:span><text:span text:style-name="T1">.</text:span></text:p>
      <text:p text:style-name="P7"><text:span text:style-name="T6">בצלע השנייה של הפסוק נזכרים שניים מתוך החושים הנותנים לנו מידע על העולם</text:span><text:span text:style-name="T1">: </text:span><text:span text:style-name="T6">חוש הראיה </text:span><text:span text:style-name="T1">- </text:span><text:span text:style-name="T6">הנותן לנו מידע על צורה חיצונית</text:span><text:span text:style-name="T1">, </text:span><text:span text:style-name="T6">וחוש הטעם </text:span><text:span text:style-name="T1">- </text:span><text:span text:style-name="T6">הנותן לנו מידע על איכויות פנימיות יותר</text:span><text:span text:style-name="T1">. </text:span><text:span text:style-name="T6">הפסוק מדבר על אישה שהאיכויות שלה הן חיצוניות בלבד </text:span><text:span text:style-name="T1">- </text:span><text:span text:style-name="T6">כמו החזיר</text:span><text:span text:style-name="T1">#.</text:span></text:p>
      <text:p text:style-name="Text_20_body"/>
      <text:p text:style-name="P9"><text:span text:style-name="T13">ועוד</text:span><text:span text:style-name="T9">: </text:span><text:span text:style-name="T13">המילה גֵּרָה באה מהמילה גרון </text:span><text:span text:style-name="T9">(</text:span><text:span text:style-name="T13">החיה מעלה את מזונה אל פיה דרך הגרון</text:span><text:span text:style-name="T9">), </text:span><text:span text:style-name="T13">אך על</text:span><text:span text:style-name="T9">-</text:span><text:span text:style-name="T13">דרך הדרש ייתכן שהיא מסמלת גֵּרוּי יצרים</text:span><text:span text:style-name="T9">: </text:span><text:span text:style-name="T13">החיות הטהורות הן </text:span><text:span text:style-name="T14">מעלות גרה</text:span><text:span text:style-name="T9">, </text:span><text:span text:style-name="T13">מעלות את גירוי היצרים לקדושה</text:span><text:span text:style-name="T9">, </text:span><text:span text:style-name="T13">כדרכן של נשות ישראל הצנועות והטהורות</text:span><text:span text:style-name="T9">; </text:span><text:span text:style-name="T13">אך החזיר אינו מעלה גרה</text:span><text:span text:style-name="T9">, </text:span><text:span text:style-name="T13">הוא מסמל גירוי לשם גירוי בלבד</text:span><text:span text:style-name="T9">, </text:span><text:span text:style-name="T13">ללא שום קדושה</text:span><text:span text:style-name="T9">, </text:span><text:span text:style-name="T13">כדרכה של </text:span><text:span text:style-name="T14">אשה יפה וסרת טעם</text:span><text:span text:style-name="T9">, </text:span><text:span text:style-name="T13">וכמו החשפניות שנרמזו בדברי חז</text:span><text:span text:style-name="T9">"</text:span><text:span text:style-name="T13">ל על הפסוק הקודם </text:span><text:span text:style-name="T9">(</text:span><text:span text:style-name="T13">ראו בסעיף הקודם</text:span><text:span text:style-name="T9">) </text:span></text:p>
      <text:p text:style-name="Text_20_body"/>
      <text:p text:style-name="P8"><text:span text:style-name="T13">המילה </text:span><text:span text:style-name="T14">טעם</text:span><text:span text:style-name="T12"> </text:span><text:span text:style-name="T13">רומזת</text:span><text:span text:style-name="T9">, </text:span><text:span text:style-name="T13">שיש גם אפשרות אחרת </text:span><text:span text:style-name="T9">- </text:span><text:span text:style-name="T13">לא כל אישה יפה היא סרת טעם </text:span><text:span text:style-name="T9">- </text:span><text:span text:style-name="T13">יכולה להיות אישה יפה ובעלת טעם</text:span><text:span text:style-name="T9">, </text:span><text:span text:style-name="T13">כמו אביגיל</text:span><text:span text:style-name="T9">:</text:span></text:p>
      <text:p text:style-name="P37"><text:span text:style-name="T13">וְשֵׁם הָאִישׁ נָבָל וְשֵׁם אִשְׁתּוֹ אֲבִגָיִל</text:span><text:span text:style-name="T9">, </text:span><text:span text:style-name="T13">וְהָאִשָּׁה </text:span><text:span text:style-name="T14">טוֹבַת שֶׂכֶל וִיפַת תֹּאַר</text:span><text:span text:style-name="T9">, </text:span><text:span text:style-name="T13">וְהָאִישׁ קָשֶׁה וְרַע מַעֲלָלִים</text:span><text:span text:style-name="T9">...              (</text:span><text:span text:style-name="T13">שמואל א כ</text:span><text:span text:style-name="T9">"</text:span><text:span text:style-name="T13">ה</text:span><text:span text:style-name="T9">, </text:span><text:span text:style-name="T13">ג</text:span><text:span text:style-name="T9">)</text:span></text:p>
      <text:p text:style-name="P37"><text:span text:style-name="T13">וּבָרוּךְ </text:span><text:span text:style-name="T14">טַעְמֵךְ </text:span><text:span text:style-name="T13">וּבְרוּכָה אָתְּ</text:span><text:span text:style-name="T9">, </text:span><text:span text:style-name="T13">אֲשֶׁר כְּלִתִנִי הַיּוֹם הַזֶּה מִבּוֹא בְדָמִים וְהֹשֵׁעַ יָדִי לִי </text:span><text:span text:style-name="T9">(</text:span><text:span text:style-name="T13">שם</text:span><text:span text:style-name="T9">, </text:span><text:span text:style-name="T13">לג</text:span><text:span text:style-name="T9">).</text:span></text:p>
      <text:p text:style-name="Text_20_body"/>
      <text:p text:style-name="P3">פרק יב</text:p>
      <text:p text:style-name="P5">פסוק ז</text:p>
      <text:p text:style-name="P35"><text:span text:style-name="T6">הָפוֹךְ רְשָׁעִים וְאֵינָם</text:span><text:span text:style-name="T1">, </text:span><text:span text:style-name="T6">וּבֵית צַדִּיקִים יַעֲמֹד                   </text:span><text:span text:style-name="T1">(</text:span><text:span text:style-name="T6">משלי י</text:span><text:span text:style-name="T1">"</text:span><text:span text:style-name="T6">ב</text:span><text:span text:style-name="T1">, </text:span><text:span text:style-name="T6">ז</text:span><text:span text:style-name="T1">).</text:span></text:p>
      <text:p text:style-name="Text_20_body"/>
      <text:p text:style-name="P6"><text:soft-page-break/><text:span text:style-name="T6">הפסוק נותן עצה </text:span><text:span text:style-name="T1">(</text:span><text:span text:style-name="T6">המכוונת כנראה למלך</text:span><text:span text:style-name="T1">) </text:span><text:span text:style-name="T6">איך להתמודד עם רשעים</text:span><text:span text:style-name="T1">. </text:span><text:span text:style-name="T6">משמעות העצה תלויה במשמעות השורש הפך</text:span><text:span text:style-name="T1">:</text:span></text:p>
      <text:p text:style-name="Text_20_body"/>
      <text:p text:style-name="P6"><text:span text:style-name="T1">1. </text:span><text:span text:style-name="T6">בפרשת סדום ועמורה</text:span><text:span text:style-name="T1">, </text:span><text:span text:style-name="T6">הפיכה מציינת החרבה מהירה</text:span><text:span text:style-name="T1">, </text:span><text:span text:style-name="T6">בבת אחת</text:span><text:span text:style-name="T1">#:</text:span></text:p>
      <text:p text:style-name="P38"><text:span text:style-name="T14">וַיַּהֲפֹךְ </text:span><text:span text:style-name="T13">אֶת הֶעָרִים הָאֵל וְאֵת כָּל הַכִּכָּר              </text:span><text:span text:style-name="T9">(</text:span><text:span text:style-name="T13">בראשית י</text:span><text:span text:style-name="T9">"</text:span><text:span text:style-name="T13">ט</text:span><text:span text:style-name="T9">, </text:span><text:span text:style-name="T13">כה</text:span><text:span text:style-name="T9">).</text:span></text:p>
      <text:p text:style-name="P38"><text:span text:style-name="T9">...</text:span><text:span text:style-name="T13">מֵחַטַּאת סְדֹם </text:span><text:span text:style-name="T14">הַהֲפוּכָה</text:span><text:span text:style-name="T12"> </text:span><text:span text:style-name="T13">כְמוֹ רָגַע</text:span><text:span text:style-name="T9">...                  (</text:span><text:span text:style-name="T13">איכה ד</text:span><text:span text:style-name="T9">', </text:span><text:span text:style-name="T13">ו</text:span><text:span text:style-name="T9">).</text:span></text:p>
      <text:p text:style-name="P9"><text:span text:style-name="T13">לפי זה</text:span><text:span text:style-name="T9">, </text:span><text:span text:style-name="T13">הפסוק מייעץ למלך להילחם ברשעים במכה אחת חזקה שתעביר אותם מן העולם </text:span><text:span text:style-name="T9">- </text:span><text:span text:style-name="T13">ולא ב</text:span><text:span text:style-name="T9">"</text:span><text:span text:style-name="T13">עימות בעצימות נמוכה</text:span><text:span text:style-name="T9">". </text:span><text:span text:style-name="T13">עם זאת</text:span><text:span text:style-name="T9">, </text:span><text:span text:style-name="T13">הפסוק מדגיש שיש להציל את הצדיקים שבעיר ואת בני ביתם </text:span><text:span text:style-name="T9">- </text:span><text:span text:style-name="T14">ובית צדיקים יעמוד</text:span><text:span text:style-name="T9">, </text:span><text:span text:style-name="T13">כמו שאכן עשה ה</text:span><text:span text:style-name="T9">' </text:span><text:span text:style-name="T13">בסדום ועמורה</text:span><text:span text:style-name="T9">:</text:span></text:p>
      <text:p text:style-name="P38"><text:span text:style-name="T13">וַיְהִי בְּשַׁחֵת אֱלֹהִים אֶת עָרֵי הַכִּכָּר</text:span><text:span text:style-name="T9">, </text:span><text:span text:style-name="T13">וַיִּזְכֹּר אֱלֹהִים אֶת אַבְרָהָם</text:span><text:span text:style-name="T9">, </text:span><text:span text:style-name="T13">וַיְשַׁלַּח אֶת לוֹט מִתּוֹךְ </text:span><text:span text:style-name="T14">הַהֲפֵכָה</text:span><text:span text:style-name="T12"> </text:span><text:span text:style-name="T14">בַּהֲפֹךְ</text:span><text:span text:style-name="T12"> </text:span><text:span text:style-name="T13">אֶת הֶעָרִים אֲשֶׁר יָשַׁב בָּהֵן לוֹט </text:span><text:span text:style-name="T9">(</text:span><text:span text:style-name="T13">בראשית י</text:span><text:span text:style-name="T9">"</text:span><text:span text:style-name="T13">ט</text:span><text:span text:style-name="T9">, </text:span><text:span text:style-name="T13">כט</text:span><text:span text:style-name="T9">).</text:span></text:p>
      <text:p text:style-name="Text_20_body"/>
      <text:p text:style-name="P6"><text:span text:style-name="T1">2. </text:span><text:span text:style-name="T6">במקומות אחרים בתנ</text:span><text:span text:style-name="T1">"</text:span><text:span text:style-name="T6">ך</text:span><text:span text:style-name="T1">, </text:span><text:span text:style-name="T6">הפיכה מציינת שינוי קיצוני בדעות או באישיות</text:span><text:span text:style-name="T1">:</text:span></text:p>
      <text:p text:style-name="Text_20_body"/>
      <text:p text:style-name="P38"><text:span text:style-name="T14">וַיֵּהָפֵךְ</text:span><text:span text:style-name="T12"> </text:span><text:span text:style-name="T13">לְבַב פַּרְעֹה וַעֲבָדָיו אֶל הָעָם</text:span><text:span text:style-name="T9">, </text:span><text:span text:style-name="T13">וַיֹּאמרוּ </text:span><text:span text:style-name="T9">'</text:span><text:span text:style-name="T13">מַה זֹּאֶת עָשִׂינוּ כִּי שִׁלַּחְנוּ אֶת יִשְׂרָאֵל מֵעָבְדֵנוּ</text:span><text:span text:style-name="T9">?!'          (</text:span><text:span text:style-name="T13">שמות י</text:span><text:span text:style-name="T9">"</text:span><text:span text:style-name="T13">ד</text:span><text:span text:style-name="T9">, </text:span><text:span text:style-name="T13">ה</text:span><text:span text:style-name="T9">).</text:span></text:p>
      <text:p text:style-name="P38"><text:span text:style-name="T13">וְצָלְחָה עָלֶיךָ רוּחַ ה</text:span><text:span text:style-name="T9">', </text:span><text:span text:style-name="T13">וְהִתְנַבִּיתָ עִמָּם</text:span><text:span text:style-name="T9">, </text:span><text:span text:style-name="T14">וְנֶהְפַּכְתָּ</text:span><text:span text:style-name="T12"> </text:span><text:span text:style-name="T13">לְאִישׁ אַחֵר </text:span><text:span text:style-name="T9">(</text:span><text:span text:style-name="T13">שמואל א י</text:span><text:span text:style-name="T9">', </text:span><text:span text:style-name="T13">ו</text:span><text:span text:style-name="T9">).</text:span></text:p>
      <text:p text:style-name="P9"><text:span text:style-name="T13">לפי זה</text:span><text:span text:style-name="T9">, </text:span><text:span text:style-name="T13">הפסוק ממליץ להשפיע על אישיותם של הרשעים</text:span><text:span text:style-name="T9">, </text:span><text:span text:style-name="T13">ולהפוך את הרשעים לצדיקים</text:span><text:span text:style-name="T9">, </text:span><text:span text:style-name="T13">כך שלא יהיו עוד רשעים</text:span><text:span text:style-name="T9">, </text:span><text:span text:style-name="T13">ואז ממילא לא יפגעו בצדיקים </text:span><text:span text:style-name="T9">- </text:span><text:span text:style-name="T14">הפוך רשעים ואינם</text:span><text:span text:style-name="T12"> </text:span><text:span text:style-name="T9">[</text:span><text:span text:style-name="T13">רשעים עוד</text:span><text:span text:style-name="T9">], </text:span><text:span text:style-name="T14">ובית צדיקים יעמוד</text:span><text:span text:style-name="T9">.</text:span></text:p>
      <text:p text:style-name="Text_20_body"/>
      <text:p text:style-name="P7"><text:span text:style-name="T6">בספר תהלים ישנו פסוק דומה</text:span><text:span text:style-name="T1">, </text:span><text:span text:style-name="T6">המדבר גם הוא על רשעים שיהיו לאין</text:span><text:span text:style-name="T1">:</text:span></text:p>
      <text:p text:style-name="P37"><text:span text:style-name="T13">יִתַּמּוּ חַטָּאִים מִן הָאָרֶץ</text:span><text:span text:style-name="T9">, </text:span><text:span text:style-name="T14">וּרְשָׁעִים</text:span><text:span text:style-name="T12"> </text:span><text:span text:style-name="T13">עוֹד </text:span><text:span text:style-name="T14">אֵינָם</text:span><text:span text:style-name="T12">        </text:span><text:span text:style-name="T9">(</text:span><text:span text:style-name="T13">תהלים ק</text:span><text:span text:style-name="T9">"</text:span><text:span text:style-name="T13">ד</text:span><text:span text:style-name="T9">, </text:span><text:span text:style-name="T13">לה</text:span><text:span text:style-name="T9">).</text:span></text:p>
      <text:p text:style-name="P7"><text:span text:style-name="T6">כידוע</text:span><text:span text:style-name="T1">, </text:span><text:span text:style-name="T6">המפרשים נחלקו בפירושו של פסוק זה</text:span><text:span text:style-name="T1">: </text:span><text:span text:style-name="T6">יש שפירשו אותו כתפילה למפלתם ואובדנם של החוטאים והרשעים</text:span><text:span text:style-name="T1">#, </text:span><text:span text:style-name="T6">ויש שפירשו אותו כתפילה לביטולם של החֲטָאִים וחזרתם של הרשעים למוטב</text:span><text:span text:style-name="T1">#. </text:span><text:span text:style-name="T6">שני הפירושים הללו מתאימים לשני הפירושים שהבאנו למעלה על הפסוק במשלי</text:span><text:span text:style-name="T1">, </text:span><text:span text:style-name="T6">וכפי שהראינו</text:span><text:span text:style-name="T1">, </text:span><text:span text:style-name="T6">לשניהם ישנן ראיות מהפסוקים המקבילים</text:span><text:span text:style-name="T1">.</text:span></text:p>
      <text:p text:style-name="Text_20_body"/>
      <text:p text:style-name="P2">פרק יג</text:p>
      <text:p text:style-name="P5">פסוק יא</text:p>
      <text:p text:style-name="P35"><text:span text:style-name="T6">הוֹן מֵהֶבֶל יִמְעָט</text:span><text:span text:style-name="T1">, </text:span><text:span text:style-name="T6">וְקֹבֵץ עַל יָד יַרְבֶּה                          </text:span><text:span text:style-name="T1">(</text:span><text:span text:style-name="T6">משלי י</text:span><text:span text:style-name="T1">"</text:span><text:span text:style-name="T6">ג</text:span><text:span text:style-name="T1">, </text:span><text:span text:style-name="T6">יא</text:span><text:span text:style-name="T1">).</text:span></text:p>
      <text:p text:style-name="Text_20_body"/>
      <text:p text:style-name="P6"><text:span text:style-name="T6">הפסוק מלמד</text:span><text:span text:style-name="T1">, </text:span><text:span text:style-name="T6">שעדיף לצבור רכוש בהדרגה</text:span><text:span text:style-name="T1">, </text:span><text:span text:style-name="T6">מאשר לקבל הון גדול בבת אחת</text:span><text:span text:style-name="T1">. </text:span><text:span text:style-name="T6">מי שמקבל הון גדול בלי להתאמץ</text:span><text:span text:style-name="T1">, </text:span><text:span text:style-name="T6">לא יידע להעריך אותו</text:span><text:span text:style-name="T1">, </text:span><text:span text:style-name="T6">ויבזבז אותו עד שיישאר לו רק מעט</text:span><text:span text:style-name="T1">; </text:span><text:span text:style-name="T6">אך מי שאוסף את הונו בהדרגה</text:span><text:span text:style-name="T1">, </text:span><text:span text:style-name="T6">יידע להשתמש בו נכון ובסופו של דבר הונו ירבה</text:span><text:span text:style-name="T1">.</text:span></text:p>
      <text:p text:style-name="Text_20_body"/>
      <text:p text:style-name="P6"><text:span text:style-name="T6">גם ה</text:span><text:span text:style-name="T1">' </text:span><text:span text:style-name="T6">נהג לפי עצה זו</text:span><text:span text:style-name="T1">. </text:span><text:span text:style-name="T6">כשה</text:span><text:span text:style-name="T1">' </text:span><text:span text:style-name="T6">נתן את ארץ ישראל לעם ישראל</text:span><text:span text:style-name="T1">, </text:span><text:span text:style-name="T6">הוא לא נתן אותה מיד אלא בהדרגה</text:span><text:span text:style-name="T1">:</text:span></text:p>
      <text:p text:style-name="P38"><text:span text:style-name="T13">וְנָשַׁל ה</text:span><text:span text:style-name="T9">' </text:span><text:span text:style-name="T13">אֱלֹהֶיךָ אֶת הַגּוֹיִם הָאֵל מִפָּנֶיךָ </text:span><text:span text:style-name="T14">מְעַט מְעָט</text:span><text:span text:style-name="T9">, </text:span><text:span text:style-name="T13">לֹא תוּכַל כַּלֹּתָם מַהֵר פֶּן </text:span><text:span text:style-name="T14">תִּרְבֶּה</text:span><text:span text:style-name="T12"> </text:span><text:span text:style-name="T13">עָלֶיךָ חַיַּת הַשָּׂדֶה               </text:span><text:span text:style-name="T9">(</text:span><text:span text:style-name="T13">דברים ז</text:span><text:span text:style-name="T9">, </text:span><text:span text:style-name="T13">כב</text:span><text:span text:style-name="T9">).</text:span></text:p>
      <text:p text:style-name="Text_20_body"/>
      <text:p text:style-name="P6"><text:span text:style-name="T6">כך ניתן ללמוד גם מערי המקלט</text:span><text:span text:style-name="T1">: </text:span><text:span text:style-name="T6">בהתחלה קיבלו בני ישראל את עבר הירדן המזרחי והפרישו בו שלוש ערי מקלט </text:span><text:span text:style-name="T1">(</text:span><text:span text:style-name="T6">דברים ד</text:span><text:span text:style-name="T1">', </text:span><text:span text:style-name="T6">מא</text:span><text:span text:style-name="T1">-</text:span><text:span text:style-name="T6">מג</text:span><text:span text:style-name="T1">); </text:span><text:span text:style-name="T6">לאחר מכן קיבלו את עבר הירדן המערבי ונצטוו להפריש בו עוד שלוש ערי מקלט </text:span><text:span text:style-name="T1">(</text:span><text:span text:style-name="T6">דברים י</text:span><text:span text:style-name="T1">"</text:span><text:span text:style-name="T6">ט</text:span><text:span text:style-name="T1">, </text:span><text:span text:style-name="T6">א</text:span><text:span text:style-name="T1">-</text:span><text:span text:style-name="T6">ז</text:span><text:span text:style-name="T1">), </text:span><text:span text:style-name="T6">ובעתיד</text:span><text:span text:style-name="T1">:</text:span></text:p>
      <text:p text:style-name="P35"><text:span text:style-name="T6">וְאִם יַרְחִיב ה</text:span><text:span text:style-name="T1">' </text:span><text:span text:style-name="T6">אֱלֹהֶיךָ אֶת גְּבֻלְךָ כַּאֲשֶׁר נִשְׁבַּע לַאֲבֹתֶיךָ</text:span><text:span text:style-name="T1">, </text:span><text:span text:style-name="T6">וְנָתַן לְךָ אֶת כָּל הָאָרֶץ אֲשֶׁר דִּבֶּר לָתֵת לַאֲבֹתֶיךָ</text:span><text:span text:style-name="T1">, </text:span><text:span text:style-name="T6">כִּי תִשְׁמֹר אֶת כָּל הַמִּצְוָה הַזֹּאֶת לַעֲשֹׂתָהּ אֲשֶׁר אָנֹכִי מְצַוְּךָ הַיּוֹם לְאַהֲבָה אֶת ה</text:span><text:span text:style-name="T1">' </text:span><text:span text:style-name="T6">אֱלֹהֶיךָ וְלָלֶכֶת בִּדְרָכָיו כָּל הַיָּמִים </text:span><text:span text:style-name="T1">- </text:span><text:span text:style-name="T6">וְיָסַפְתָּ לְךָ עוֹד שָׁלֹשׁ עָרִים עַל הַשָּׁלֹשׁ הָאֵלֶּה                        </text:span><text:span text:style-name="T1">(</text:span><text:span text:style-name="T6">דברים י</text:span><text:span text:style-name="T1">"‏</text:span><text:span text:style-name="T6">ט</text:span><text:span text:style-name="T1">, </text:span><text:span text:style-name="T6">ח</text:span><text:span text:style-name="T1">-</text:span><text:span text:style-name="T6">ט</text:span><text:span text:style-name="T1">). </text:span></text:p>
      <text:p text:style-name="Text_20_body"/>
      <text:p text:style-name="P6"><text:span text:style-name="T6">מכאן</text:span><text:span text:style-name="T1">, </text:span><text:span text:style-name="T6">שגם בענייני מצוות</text:span><text:span text:style-name="T1">, </text:span><text:span text:style-name="T6">כמו הפרשת ערי מקלט</text:span><text:span text:style-name="T1">, </text:span><text:span text:style-name="T6">יש להתקדם בהדרגה ולא בבת אחת</text:span><text:span text:style-name="T1">. </text:span><text:span text:style-name="T6">חכמי התלמוד הרחיבו את הרעיון ופירשו את הפסוק גם על לימוד תורה</text:span><text:span text:style-name="T1">: "</text:span><text:span text:style-name="T6">אם עושה אדם תורתו חבילות חבילות </text:span><text:span text:style-name="T1">(</text:span><text:span text:style-name="T6">דגריס </text:span><text:soft-page-break/><text:span text:style-name="T6">הרבה יחד</text:span><text:span text:style-name="T1">, </text:span><text:span text:style-name="T6">אינו יכול לחזור עליו פעמים רבות</text:span><text:span text:style-name="T1">, </text:span><text:span text:style-name="T6">ומשכח</text:span><text:span text:style-name="T1">) – </text:span><text:span text:style-name="T6">מתמעט</text:span><text:span text:style-name="T1">, </text:span><text:span text:style-name="T6">ואם קובץ על יד </text:span><text:span text:style-name="T1">(</text:span><text:span text:style-name="T6">מעט</text:span><text:span text:style-name="T1">) - </text:span><text:span text:style-name="T6">ירבה</text:span><text:span text:style-name="T1">"#.</text:span></text:p>
      <text:p text:style-name="Text_20_body"/>
      <text:p text:style-name="P5">פסוק טו</text:p>
      <text:p text:style-name="P35"><text:span text:style-name="T6">שֵׂכֶל טוֹב יִתֶּן חֵן</text:span><text:span text:style-name="T1">, </text:span><text:span text:style-name="T6">וְדֶרֶךְ בֹּגְדִים אֵיתָן              </text:span><text:span text:style-name="T1">(</text:span><text:span text:style-name="T6">משלי י</text:span><text:span text:style-name="T1">"</text:span><text:span text:style-name="T6">ג</text:span><text:span text:style-name="T1">, </text:span><text:span text:style-name="T6">טו</text:span><text:span text:style-name="T1">).</text:span></text:p>
      <text:p text:style-name="Text_20_body"/>
      <text:p text:style-name="P6"><text:span text:style-name="T6">הפסוק מלמד</text:span><text:span text:style-name="T1">, </text:span><text:span text:style-name="T6">שכדי למצוא חן בעיני הזולת</text:span><text:span text:style-name="T1">, </text:span><text:span text:style-name="T6">יש להשתמש בשכל טוב</text:span><text:span text:style-name="T1">. </text:span><text:span text:style-name="T6">אולם אין זה ברור מה הקשר לצלע השנייה של הפסוק</text:span><text:span text:style-name="T1">, </text:span><text:span text:style-name="T6">המדברת על בוגדים</text:span><text:span text:style-name="T1">.</text:span></text:p>
      <text:p text:style-name="Text_20_body"/>
      <text:p text:style-name="P9"><text:span text:style-name="T13">ייתכן שהביטוי </text:span><text:span text:style-name="T14">שכל טוב</text:span><text:span text:style-name="T12"> </text:span><text:span text:style-name="T13">רומז לאישה שהייתה טובת שכל</text:span><text:span text:style-name="T9">:</text:span></text:p>
      <text:p text:style-name="P38"><text:span text:style-name="T13">וְשֵׁם הָאִישׁ נָבָל</text:span><text:span text:style-name="T9">, </text:span><text:span text:style-name="T13">וְשֵׁם אִשְׁתּוֹ אֲבִגָיִל</text:span><text:span text:style-name="T9">; </text:span><text:span text:style-name="T13">וְהָאִשָּׁה </text:span><text:span text:style-name="T14">טוֹבַת שֶׂכֶל</text:span><text:span text:style-name="T12"> </text:span><text:span text:style-name="T13">וִיפַת תֹּאַר</text:span><text:span text:style-name="T9">, </text:span><text:span text:style-name="T13">וְהָאִישׁ קָשֶׁה וְרַע מַעֲלָלִים</text:span><text:span text:style-name="T9">; </text:span><text:span text:style-name="T13">וְהוּא כלבו </text:span><text:span text:style-name="T9">[</text:span><text:span text:style-name="T13">כָלִבִּי קרי</text:span><text:span text:style-name="T9">]             (</text:span><text:span text:style-name="T13">שמואל א כ</text:span><text:span text:style-name="T9">"</text:span><text:span text:style-name="T13">ה</text:span><text:span text:style-name="T9">, </text:span><text:span text:style-name="T13">ג</text:span><text:span text:style-name="T9">).</text:span></text:p>
      <text:p text:style-name="Text_20_body"/>
      <text:p text:style-name="P6"><text:span text:style-name="T6">בזכות השכל הטוב שלה</text:span><text:span text:style-name="T1">, </text:span><text:span text:style-name="T6">הצליחה אביגיל למצוא חן בעיני דוד</text:span><text:span text:style-name="T1">, </text:span><text:span text:style-name="T6">ולשכנע אותו שלא להרוג את נבל</text:span><text:span text:style-name="T1">#:</text:span></text:p>
      <text:p text:style-name="P38"><text:span text:style-name="T13">וַתֵּרֶא אֲבִיגַיִל אֶת דָּוִד</text:span><text:span text:style-name="T9">... </text:span><text:span text:style-name="T13">וַתֹּאמֶר</text:span><text:span text:style-name="T9">... </text:span><text:span text:style-name="T13">וְעַתָּה אֲדֹנִי חַי ה</text:span><text:span text:style-name="T9">' </text:span><text:span text:style-name="T13">וְחֵי נַפְשְׁךָ אֲשֶׁר מְנָעֲךָ ה</text:span><text:span text:style-name="T9">' </text:span><text:span text:style-name="T13">מִבּוֹא בְדָמִים וְהוֹשֵׁעַ יָדְךָ לָךְ</text:span><text:span text:style-name="T9">, </text:span><text:span text:style-name="T13">וְעַתָּה יִהְיוּ כְנָבָל אֹיְבֶיךָ וְהַמְבַקְשִׁים אֶל אֲדֹנִי רָעָה</text:span><text:span text:style-name="T9">... </text:span><text:a xlink:type="simple" xlink:href="http://he.wikisource.org/wiki/קטגוריה:שמואל_א_כה_כז"><text:span text:style-name="T12"> </text:span></text:a><text:span text:style-name="T13">וַיֹּאמֶר דָּוִד לַאֲבִיגַל </text:span><text:span text:style-name="T9">'</text:span><text:span text:style-name="T13">בָּרוּךְ ה</text:span><text:span text:style-name="T9">' </text:span><text:span text:style-name="T13">אֱלֹהֵי יִשְׂרָאֵל אֲשֶׁר שְׁלָחֵךְ הַיּוֹם הַזֶּה לִקְרָאתִי</text:span><text:span text:style-name="T9">.</text:span><text:a xlink:type="simple" xlink:href="http://he.wikisource.org/wiki/קטגוריה:שמואל_א_כה_לג"><text:span text:style-name="T12"> </text:span></text:a><text:span text:style-name="T13">וּבָרוּךְ טַעְמֵךְ וּבְרוּכָה אָתְּ אֲשֶׁר כְּלִתִנִי הַיּוֹם הַזֶּה מִבּוֹא בְדָמִים וְהֹשֵׁעַ יָדִי לִי</text:span><text:span text:style-name="T9">...   (</text:span><text:span text:style-name="T13">שם</text:span><text:span text:style-name="T9">, </text:span><text:span text:style-name="T13">כג</text:span><text:span text:style-name="T9">-</text:span><text:span text:style-name="T13">לה</text:span><text:span text:style-name="T9">).</text:span></text:p>
      <text:p text:style-name="Text_20_body"/>
      <text:p text:style-name="P9"><text:span text:style-name="T13">אם כך</text:span><text:span text:style-name="T9">, </text:span><text:span text:style-name="T13">ייתכן שהביטוי </text:span><text:span text:style-name="T14">בוגדים</text:span><text:span text:style-name="T9">, </text:span><text:span text:style-name="T13">בצלע השנייה של הפסוק</text:span><text:span text:style-name="T9">, </text:span><text:span text:style-name="T13">רומז לנבל</text:span><text:span text:style-name="T9">. </text:span><text:span text:style-name="T13">אמנם השורש </text:span><text:span text:style-name="T14">בגד</text:span><text:span text:style-name="T12"> </text:span><text:span text:style-name="T13">אינו נמצא בפרק</text:span><text:span text:style-name="T9">, </text:span><text:span text:style-name="T13">אך הפרק כולו מתאר את בגידתו של נבל בדוד </text:span><text:span text:style-name="T9">- </text:span><text:span text:style-name="T13">דוד עזר לו ושמר על צאנו</text:span><text:span text:style-name="T9">, </text:span><text:span text:style-name="T13">ונבל קילל אותו ואף איים להסגירו לשאול</text:span><text:span text:style-name="T9">. </text:span><text:span text:style-name="T13">נבל</text:span><text:span text:style-name="T9">, </text:span><text:span text:style-name="T13">הבוגד</text:span><text:span text:style-name="T9">, </text:span><text:span text:style-name="T13">היה גם </text:span><text:span text:style-name="T14">איתן בדרכו</text:span><text:span text:style-name="T9">, </text:span><text:span text:style-name="T13">אחז בדרכו בחזקה ולא היה אפשר לשכנע אותו בשום אופן</text:span><text:span text:style-name="T9">:</text:span></text:p>
      <text:p text:style-name="P38"><text:span text:style-name="T13">וְעַתָּה דְּעִימִדַּבֵּר אֵלָיו וּרְאִי מַה תַּעֲשִׂי כִּי כָלְתָה הָרָעָה אֶל אֲדֹנֵינוּ וְעַל כָּל בֵּיתוֹ וְהוּא בֶּן בְּלִיַּעַל </text:span><text:span text:style-name="T9">. (</text:span><text:span text:style-name="T13">שם</text:span><text:span text:style-name="T9">, </text:span><text:span text:style-name="T13">יז</text:span><text:span text:style-name="T9">).</text:span><text:a xlink:type="simple" xlink:href="http://he.wikisource.org/wiki/קטגוריה:שמואל_א_כה_יח"><text:span text:style-name="T12"> </text:span></text:a></text:p>
      <text:p text:style-name="Text_20_body"/>
      <text:p text:style-name="P9"><text:span text:style-name="T14">שכל טוב ייתן חן </text:span><text:span text:style-name="T9">- </text:span><text:span text:style-name="T13">מי שיש לו שכל טוב יכול למצוא חן בעיני הזולת ולשכנע אותו לשנות את דרכו</text:span><text:span text:style-name="T9">, </text:span><text:span text:style-name="T13">כמו אביגיל</text:span><text:span text:style-name="T9">; </text:span><text:span text:style-name="T13">אולם </text:span><text:span text:style-name="T14">דרך בוגדים איתן </text:span><text:span text:style-name="T9">- </text:span><text:span text:style-name="T13">הבוגדים אוחזים בדרכם בחזקה ואינם מוכנים לשמוע את דברי השכל הטוב</text:span><text:span text:style-name="T9">, </text:span><text:span text:style-name="T13">כמו נבל</text:span><text:span text:style-name="T9">.</text:span></text:p>
      <text:p text:style-name="Text_20_body"/>
      <text:p text:style-name="P5">פסוק טז</text:p>
      <text:p text:style-name="P35"><text:span text:style-name="T6">כָּל עָרוּם יַעֲשֶׂה בְדָעַת</text:span><text:span text:style-name="T1">, </text:span><text:span text:style-name="T6">וּכְסִיל יִפְרֹשׂ אִוֶּלֶת        </text:span><text:span text:style-name="T1">(</text:span><text:span text:style-name="T6">משלי י</text:span><text:span text:style-name="T1">"</text:span><text:span text:style-name="T6">ג</text:span><text:span text:style-name="T1">, </text:span><text:span text:style-name="T6">טז</text:span><text:span text:style-name="T1">).</text:span></text:p>
      <text:p text:style-name="Text_20_body"/>
      <text:p text:style-name="P6"><text:span text:style-name="T6">רש</text:span><text:span text:style-name="T1">"</text:span><text:span text:style-name="T6">י הסביר את הפסוק על</text:span><text:span text:style-name="T1">-</text:span><text:span text:style-name="T6">ידי השוואה בין דוד לאחשורוש</text:span><text:span text:style-name="T1">: </text:span></text:p>
      <text:p text:style-name="P38"><text:span text:style-name="T14">כל ערום יעשה בדעת</text:span><text:span text:style-name="T12"> </text:span><text:span text:style-name="T9">- </text:span><text:span text:style-name="T13">מעשהו</text:span><text:span text:style-name="T9">, </text:span><text:span text:style-name="T13">כגון דוד</text:span><text:span text:style-name="T9">: '</text:span><text:span text:style-name="T13">יבקשו לאדוני המלך נערה בתולה</text:span><text:span text:style-name="T9">...'; </text:span><text:span text:style-name="T14">וכסיל יפרוש אולת</text:span><text:span text:style-name="T12"> </text:span><text:span text:style-name="T9">- </text:span><text:span text:style-name="T13">זה אחשורוש</text:span><text:span text:style-name="T9">: '</text:span><text:span text:style-name="T13">ויפקד המלך</text:span><text:span text:style-name="T9">...'; </text:span><text:span text:style-name="T13">יודעים היו שלא ישא לכולם</text:span><text:span text:style-name="T9">, </text:span><text:span text:style-name="T13">ומי שהיה לו בת הטמינה          </text:span><text:span text:style-name="T9">(</text:span><text:span text:style-name="T13">רש</text:span><text:span text:style-name="T9">"</text:span><text:span text:style-name="T13">י על אתר</text:span><text:span text:style-name="T9">).</text:span></text:p>
      <text:p text:style-name="Text_20_body"/>
      <text:p text:style-name="P6"><text:span text:style-name="T6">אנשי דוד ואנשי אחשורוש רצו להשיג מטרה דומה </text:span><text:span text:style-name="T1">- </text:span><text:span text:style-name="T6">אישה צעירה למלכם</text:span><text:span text:style-name="T1">. </text:span><text:span text:style-name="T6">אולם הם נהגו בדרך שונה</text:span><text:span text:style-name="T1">:</text:span></text:p>
      <text:list xml:id="list1833710554" text:style-name="L12">
        <text:list-item>
          <text:p text:style-name="P33"><text:span text:style-name="T13">עבדי דוד הציעו </text:span><text:span text:style-name="T9">"</text:span><text:span text:style-name="T13">פרסום ממוקד</text:span><text:span text:style-name="T9">" - </text:span><text:span text:style-name="T13">לעבור בשקט ובצנעה בארץ ישראל ולקחת רק נערה אחת המתאימה לדרישות</text:span><text:span text:style-name="T9">: "</text:span><text:span text:style-name="T13">יְבַקְשׁוּ לַאדֹנִי הַמֶּלֶךְ </text:span><text:span text:style-name="T14">נעֲרָה בְַתוּלָה</text:span><text:span text:style-name="T9">, </text:span><text:span text:style-name="T13">וְעָמְדָה לִפְנֵי הַמֶּלֶךְ וּתְהִי לוֹ סֹכֶנֶת וְשָׁכְבָה בְחֵיקֶךָ וְחַם לַאדֹנִי הַמֶּלֶךְ</text:span><text:span text:style-name="T9">.</text:span><text:a xlink:type="simple" xlink:href="http://he.wikisource.org/wiki/קטגוריה:מלכים_א_א_ג"> </text:a><text:span text:style-name="T14">וַיְבַקְשׁוּ נַעֲרָה יָפָה </text:span><text:span text:style-name="T13">בְּכֹל גְּבוּל יִשְׂרָאֵל</text:span><text:span text:style-name="T9">, </text:span><text:span text:style-name="T13">וַיִּמְצְאוּ אֶת אֲבִישַׁג הַשּׁוּנַמִּית וַיָּבִאוּ אֹתָהּ לַמֶּלֶךְ</text:span><text:span text:style-name="T9">." (</text:span><text:span text:style-name="T13">מלכים א א</text:span><text:span text:style-name="T9">', </text:span><text:span text:style-name="T13">ב</text:span><text:span text:style-name="T9">-</text:span><text:span text:style-name="T13">ג</text:span><text:span text:style-name="T9">).</text:span></text:p>
        </text:list-item>
        <text:list-item>
          <text:p text:style-name="P33"><text:span text:style-name="T13">אנשי אחשורוש הציעו </text:span><text:span text:style-name="T9">"</text:span><text:span text:style-name="T13">פרסום המוני</text:span><text:span text:style-name="T9">" - </text:span><text:span text:style-name="T13">לקחת את כל הנערות בממלכה למבחני התאמה בארמון</text:span><text:span text:style-name="T9">: "</text:span><text:span text:style-name="T13">וַיֹּאמְרוּ נַעֲרֵי הַמֶּלֶךְ מְשָׁרְתָיו יְבַקְשׁוּ לַמֶּלֶךְ </text:span><text:span text:style-name="T14">נְעָרוֹת בְּתוּלוֹת</text:span><text:span text:style-name="T13"> טוֹבוֹת מַרְאֶה</text:span><text:span text:style-name="T9">.</text:span><text:a xlink:type="simple" xlink:href="http://he.wikisource.org/wiki/קטגוריה:אסתר_ב_ג"> </text:a><text:span text:style-name="T13">וְיַפְקֵד הַמֶּלֶךְ פְּקִידִים בְּכָל מְדִינוֹת מַלְכוּתוֹ </text:span><text:span text:style-name="T14">וְיִקְבְּצוּ אֶת כָּל נַעֲרָה בְתוּלָה טוֹבַת מַרְאֶה </text:span><text:span text:style-name="T13">אֶל שׁוּשַׁן הַבִּירָה אֶל בֵּית הַנָּשִׁים אֶל יַד הֵגֶא סְרִיס הַמֶּלֶךְ שֹׁמֵר הַנָּשִׁים וְנָתוֹן תַּמְרוּקֵיהֶן</text:span><text:span text:style-name="T9">.</text:span><text:a xlink:type="simple" xlink:href="http://he.wikisource.org/wiki/קטגוריה:אסתר_ב_ד"> </text:a><text:span text:style-name="T13">וְהַנַּעֲרָה אֲשֶׁר תִּיטַב בְּעֵינֵי הַמֶּלֶךְ תִּמְלֹךְ תַּחַת וַשְׁתִּי</text:span><text:span text:style-name="T9">" (</text:span><text:span text:style-name="T13">אסתר ב</text:span><text:span text:style-name="T9">', </text:span><text:span text:style-name="T13">ב</text:span><text:span text:style-name="T9">-</text:span><text:span text:style-name="T13">ד</text:span><text:span text:style-name="T9">).</text:span></text:p>
        </text:list-item>
      </text:list>
      <text:p text:style-name="Text_20_body"/>
      <text:p text:style-name="P7"><text:span text:style-name="T6">מתוך ההקבלה הזאת ניתן להסביר את הפסוק שלנו בספר משלי</text:span><text:span text:style-name="T1">:</text:span></text:p>
      <text:p text:style-name="Text_20_body"><text:soft-page-break/></text:p>
      <text:p text:style-name="P9"><text:span text:style-name="T13">המילה </text:span><text:span text:style-name="T14">דעת</text:span><text:span text:style-name="T12"> </text:span><text:span text:style-name="T13">מציינת תשומת</text:span><text:span text:style-name="T9">-</text:span><text:span text:style-name="T13">לב והיכרות קרובה </text:span><text:span text:style-name="T9">(</text:span><text:span text:style-name="T13">כמו </text:span><text:span text:style-name="T9">"</text:span><text:span text:style-name="T13">כִּי מָצָאתָ חֵן בְּעֵינַי וָאֵדָעֲךָ בְּשֵׁם</text:span><text:span text:style-name="T9">", </text:span><text:span text:style-name="T13">שמות ל</text:span><text:span text:style-name="T9">"</text:span><text:span text:style-name="T13">ג</text:span><text:span text:style-name="T9">, </text:span><text:span text:style-name="T13">יז</text:span><text:span text:style-name="T9">). </text:span><text:span text:style-name="T14">כל ערום יעשה בדעת </text:span><text:span text:style-name="T9">= </text:span><text:span text:style-name="T13">הפיקח מתמקד במטרות מעטות ומבצע אותן בתשומת</text:span><text:span text:style-name="T9">-</text:span><text:span text:style-name="T13">לב קרובה</text:span><text:span text:style-name="T9">; </text:span><text:span text:style-name="T13">כמו אנשי דוד</text:span><text:span text:style-name="T9">, </text:span><text:span text:style-name="T13">שהתמקדו במציאת נערה אחת המתאימה לדרישות התפקיד</text:span><text:span text:style-name="T9">.</text:span></text:p>
      <text:p text:style-name="Text_20_body"/>
      <text:p text:style-name="P9"><text:span text:style-name="T13">המילה </text:span><text:span text:style-name="T14">איוולת</text:span><text:span text:style-name="T12"> </text:span><text:span text:style-name="T13">מציינת שטחיות</text:span><text:span text:style-name="T9">. </text:span><text:span text:style-name="T14">וכסיל יפרוש איוולת</text:span><text:span text:style-name="T12"> </text:span><text:span text:style-name="T9">= </text:span><text:span text:style-name="T13">כמו דייג הפורש רשת</text:span><text:span text:style-name="T9">, </text:span><text:span text:style-name="T13">שמטרתו ללכוד כמה שיותר דגים</text:span><text:span text:style-name="T9">, </text:span><text:span text:style-name="T13">כך גם הכסיל רוצה ללכוד ולהשיג כמה שיותר מטרות</text:span><text:span text:style-name="T9">, </text:span><text:span text:style-name="T13">אבל במקום לפרוש רשת הוא פורש שטחיות </text:span><text:span text:style-name="T9">- </text:span><text:span text:style-name="T13">הוא פונה בצורה שטחית להרבה מאד אנשים</text:span><text:span text:style-name="T9">; </text:span><text:span text:style-name="T13">כמו אנשי מלך פרס</text:span><text:span text:style-name="T9">, </text:span><text:span text:style-name="T13">שניסו </text:span><text:span text:style-name="T9">"</text:span><text:span text:style-name="T13">לפרוש רשת</text:span><text:span text:style-name="T9">" </text:span><text:span text:style-name="T13">ולהביא לארמון את כל הנערות בפרס</text:span><text:span text:style-name="T9">.</text:span></text:p>
      <text:p text:style-name="Text_20_body"/>
      <text:p text:style-name="P5">פסוק יז</text:p>
      <text:p text:style-name="P35"><text:span text:style-name="T6">מַלְאָךְ רָשָׁע יִפֹּל בְּרָע</text:span><text:span text:style-name="T1">, </text:span><text:span text:style-name="T6">וְצִיר אֱמוּנִים מַרְפֵּא             </text:span><text:span text:style-name="T1">(</text:span><text:span text:style-name="T6">משלי י</text:span><text:span text:style-name="T1">"</text:span><text:span text:style-name="T6">ג</text:span><text:span text:style-name="T1">, </text:span><text:span text:style-name="T6">יז</text:span><text:span text:style-name="T1">).</text:span></text:p>
      <text:p text:style-name="P6"><text:span text:style-name="T6">לפי המפרשים</text:span><text:span text:style-name="T1">, </text:span><text:span text:style-name="T6">הפסוק מגנה את השליח הרשע</text:span><text:span text:style-name="T1">, "</text:span><text:span text:style-name="T6">שאינו עושה שליחותו במקום שנשתלח</text:span><text:span text:style-name="T1">, </text:span><text:span text:style-name="T6">רק מקלקל שם</text:span><text:span text:style-name="T1">" (</text:span><text:span text:style-name="T6">מלבי</text:span><text:span text:style-name="T1">"</text:span><text:span text:style-name="T6">ם</text:span><text:span text:style-name="T1">), </text:span><text:span text:style-name="T6">ומשבח את השליח הנאמן</text:span><text:span text:style-name="T1">, </text:span><text:span text:style-name="T6">אשר </text:span><text:span text:style-name="T1">"</text:span><text:span text:style-name="T6">ירפא עוד את דבר השליחות</text:span><text:span text:style-name="T1">, </text:span><text:span text:style-name="T6">אם יראה בדבר חולשה מצד מה </text:span><text:span text:style-name="T1">- </text:span><text:span text:style-name="T6">ירפאנה במתק הלשון</text:span><text:span text:style-name="T1">" (</text:span><text:span text:style-name="T6">מצודת דוד</text:span><text:span text:style-name="T1">). </text:span><text:span text:style-name="T6">כדוגמה לשליח רשע</text:span><text:span text:style-name="T1">, </text:span><text:span text:style-name="T6">הזכירו את בלעם </text:span><text:span text:style-name="T1">"</text:span><text:span text:style-name="T6">שאמר לו הקב</text:span><text:span text:style-name="T1">"</text:span><text:span text:style-name="T6">ה לך עם האנשים והרשיע להשיא לבלק עצה רעה</text:span><text:span text:style-name="T1">" (</text:span><text:span text:style-name="T6">רש</text:span><text:span text:style-name="T1">"</text:span><text:span text:style-name="T6">י</text:span><text:span text:style-name="T1">), </text:span><text:span text:style-name="T6">ואת המרגלים </text:span><text:span text:style-name="T1">(</text:span><text:span text:style-name="T6">מלבי</text:span><text:span text:style-name="T1">"</text:span><text:span text:style-name="T6">ם</text:span><text:span text:style-name="T1">).</text:span></text:p>
      <text:p text:style-name="Text_20_body"/>
      <text:p text:style-name="P9"><text:span text:style-name="T13">אולם ניתן גם לפרש</text:span><text:span text:style-name="T9">, </text:span><text:span text:style-name="T13">שהפסוק מגנה את השליח </text:span><text:span text:style-name="T14">של</text:span><text:span text:style-name="T12"> </text:span><text:span text:style-name="T13">הרשע</text:span><text:span text:style-name="T9">. </text:span><text:span text:style-name="T13">כך ניתן ללמוד מסיפור אחר שבו נזכרו מלאכים</text:span><text:span text:style-name="T9">:</text:span></text:p>
      <text:p text:style-name="P38"><text:span text:style-name="T13">וַיִּפֹּל אֲחַזְיָה בְּעַד הַשְּׂבָכָה בַּעֲלִיָּתוֹ אֲשֶׁר בְּשֹׁמְרוֹן</text:span><text:span text:style-name="T9">, </text:span><text:span text:style-name="T13">וַיָּחַל</text:span><text:span text:style-name="T9">; </text:span><text:span text:style-name="T13">וַיִּשְׁלַח </text:span><text:span text:style-name="T14">מַלְאָכִים</text:span><text:span text:style-name="T9">, </text:span><text:span text:style-name="T13">וַיֹּאמֶר אֲלֵהֶם </text:span><text:span text:style-name="T9">'</text:span><text:span text:style-name="T13">לְכוּ דִרְשׁוּ בְּבַעַל זְבוּב אֱלֹהֵי עֶקְרוֹן אִם אֶחְיֶה מֵחֳלִי זֶה</text:span><text:span text:style-name="T9">'. </text:span><text:span text:style-name="T13">וּמַלְאַךְ ה</text:span><text:span text:style-name="T9">' </text:span><text:span text:style-name="T13">דִּבֶּר אֶל אֵלִיָּה הַתִּשְׁבִּי </text:span><text:span text:style-name="T9">'</text:span><text:span text:style-name="T13">קוּם</text:span><text:span text:style-name="T9">! </text:span><text:span text:style-name="T13">עָלָה לִקְרַאת </text:span><text:span text:style-name="T14">מַלְאֲכֵי</text:span><text:span text:style-name="T12"> </text:span><text:span text:style-name="T13">מֶלֶךְ שֹׁמְרוֹן וְדַבֵּר אֲלֵהֶם </text:span><text:span text:style-name="T9">'</text:span><text:span text:style-name="T13">הַמִבְּלִי אֵין אֱלֹהִים בְּיִשְׂרָאֵל אַתֶּם הֹלְכִים לִדְרֹשׁ בְּבַעַל זְבוּב אֱלֹהֵי עֶקְרוֹן</text:span><text:span text:style-name="T9">?! </text:span><text:span text:style-name="T13">וְלָכֵן כֹּה אָמַר ה</text:span><text:span text:style-name="T9">': </text:span><text:span text:style-name="T13">הַמִּטָּה אֲשֶׁר עָלִיתָ שָּׁם לֹא תֵרֵד מִמֶּנָּה כִּי מוֹת תָּמוּת</text:span><text:span text:style-name="T9">!'' </text:span><text:span text:style-name="T13">וַיֵּלֶךְ אֵלִיָּה</text:span><text:span text:style-name="T9">. </text:span><text:span text:style-name="T13">וַיָּשׁוּבוּ </text:span><text:span text:style-name="T14">הַמַּלְאָכִים</text:span><text:span text:style-name="T12"> </text:span><text:span text:style-name="T13">אֵלָיו</text:span><text:span text:style-name="T9">, </text:span><text:span text:style-name="T13">וַיֹּאמֶר אֲלֵיהֶם </text:span><text:span text:style-name="T9">'</text:span><text:span text:style-name="T13">מַה זֶּה שַׁבְתֶּם</text:span><text:span text:style-name="T9">?' </text:span><text:span text:style-name="T13">וַיֹּאמְרוּ אֵלָיו </text:span><text:span text:style-name="T9">'</text:span><text:span text:style-name="T13">אִישׁ עֲלֵה לִקְרָאתֵנוּ</text:span><text:span text:style-name="T9">, </text:span><text:span text:style-name="T13">וַיֹּאמֶר אֵלֵינוּ </text:span><text:span text:style-name="T9">'</text:span><text:span text:style-name="T13">לְכוּ שׁוּבוּ אֶל הַמֶּלֶךְ אֲשֶׁר שֹׁלֵחַ אֶתְכֶם וְדִבַּרְתֶּם אֵלָיו</text:span><text:span text:style-name="T9">: </text:span><text:span text:style-name="T13">כֹּה אָמַר ה</text:span><text:span text:style-name="T9">': </text:span><text:span text:style-name="T13">הַמִבְּלִי אֵין אֱלֹהִים בְּיִשְׂרָאֵל אַתָּה שָׁלַח לִדְרֹשׁ בְּבַעַל זְבוּב אֱלֹהֵי עֶקְרוֹן</text:span><text:span text:style-name="T9">?! </text:span><text:span text:style-name="T13">לָכֵן הַמִּטָּה אֲשֶׁר עָלִיתָ שָּׁם לֹא תֵרֵד מִמֶּנָּה כִּי מוֹת תָּמוּת</text:span><text:span text:style-name="T9">'' …</text:span></text:p>
      <text:p text:style-name="P38"><text:span text:style-name="T13">וַיִּשְׁלַח אֵלָיו </text:span><text:span text:style-name="T14">שַׂר חֲמִשִּׁים וַחֲמִשָּׁיו</text:span><text:span text:style-name="T9">, </text:span><text:span text:style-name="T13">וַיַּעַל אֵלָיו וְהִנֵּה יֹשֵׁב עַל רֹאשׁ הָהָר וַיְדַבֵּר אֵלָיו </text:span><text:span text:style-name="T9">'</text:span><text:span text:style-name="T13">אִישׁ הָאֱלֹהִים הַמֶּלֶךְ דִּבֶּר רֵדָה</text:span><text:span text:style-name="T9">!'. </text:span><text:span text:style-name="T13">וַיַּעֲנֶה אֵלִיָּהוּ וַיְדַבֵּר אֶל שַׂר הַחֲמִשִּׁים </text:span><text:span text:style-name="T9">'</text:span><text:span text:style-name="T13">וְאִם אִישׁ אֱלֹהִים אָנִי תֵּרֶד אֵשׁ מִן הַשָּׁמַיִם וְתֹאכַל אֹתְךָ וְאֶת חֲמִשֶּׁיךָ</text:span><text:span text:style-name="T9">!' </text:span><text:span text:style-name="T13">וַתֵּרֶד אֵשׁ מִן הַשָּׁמַיִם</text:span><text:span text:style-name="T9">, </text:span><text:span text:style-name="T13">וַתֹּאכַל אֹתוֹ וְאֶת חֲמִשָּׁיו</text:span><text:span text:style-name="T9">...</text:span></text:p>
      <text:p text:style-name="P38"><text:span text:style-name="T13">וַיָּשָׁב וַיִּשְׁלַח אֵלָיו </text:span><text:span text:style-name="T14">שַׂר חֲמִשִּׁים אַחֵר וַחֲמִשָּׁיו</text:span><text:span text:style-name="T9">...</text:span></text:p>
      <text:p text:style-name="P38"><text:span text:style-name="T13">וַיָּשָׁב וַיִּשְׁלַח </text:span><text:span text:style-name="T14">שַׂר חֲמִשִּׁים שְׁלִשִׁים וַחֲמִשָּׁיו</text:span><text:span text:style-name="T12"> </text:span><text:span text:style-name="T13">וַיַּעַל וַיָּבֹא שַׂר הַחֲמִשִּׁים הַשְּׁלִישִׁי וַיִּכְרַע עַל בִּרְכָּיו לְנֶגֶד אֵלִיָּהוּ וַיִּתְחַנֵּן אֵלָיו וַיְדַבֵּר אֵלָיו אִישׁ הָאֱלֹהִים תִּיקַר נָא נַפְשִׁי וְנֶפֶשׁ עֲבָדֶיךָ אֵלֶּה חֲמִשִּׁים בְּעֵינֶיךָ</text:span><text:span text:style-name="T9">...</text:span></text:p>
      <text:p text:style-name="P35"><text:span text:style-name="T1">(</text:span><text:span text:style-name="T6">מלכים ב א</text:span><text:span text:style-name="T1">', </text:span><text:span text:style-name="T6">ב</text:span><text:span text:style-name="T1">-</text:span><text:span text:style-name="T6">י</text:span><text:span text:style-name="T1">).</text:span></text:p>
      <text:p text:style-name="Text_20_body"/>
      <text:p text:style-name="P6"><text:span text:style-name="T6">אחזיה בן אחאב</text:span><text:span text:style-name="T1">, </text:span><text:span text:style-name="T6">מלך ישראל הרשע</text:span><text:span text:style-name="T1">, </text:span><text:span text:style-name="T6">שלח ארבע קבוצות של שליחים</text:span><text:span text:style-name="T1">: </text:span><text:span text:style-name="T6">בתחילת הסיפור הוא שלח מלאכים להתייעץ עם בעל</text:span><text:span text:style-name="T1">-</text:span><text:span text:style-name="T6">זבוב אלהי עקרון</text:span><text:span text:style-name="T1">, </text:span><text:span text:style-name="T6">ובהמשך הוא שלח שלוש קבוצות של אנשי צבא </text:span><text:span text:style-name="T1">("</text:span><text:span text:style-name="T6">שר חמישים וחמישיו</text:span><text:span text:style-name="T1">") </text:span><text:span text:style-name="T6">ללכוד את אליהו הנביא</text:span><text:span text:style-name="T1">. </text:span><text:span text:style-name="T6">שתי הקבוצות האמצעיות </text:span><text:span text:style-name="T1">- </text:span><text:span text:style-name="T6">שר החמישים הראשון ושר החמישים השני </text:span><text:span text:style-name="T1">- </text:span><text:span text:style-name="T6">קיימו את פקודתו של המלך</text:span><text:span text:style-name="T1">, </text:span><text:span text:style-name="T6">ודרשו מהנביא שיירד ויבוא איתם</text:span><text:span text:style-name="T1">, </text:span><text:span text:style-name="T6">וכתוצאה מכך הם נענשו באש שירדה מן השמיים ואכלה אותם</text:span><text:span text:style-name="T1">. </text:span><text:span text:style-name="T6">שתי הקבוצות האחרות </text:span><text:span text:style-name="T1">- </text:span><text:span text:style-name="T6">המלאכים ושר החמישים השלישי </text:span><text:span text:style-name="T1">- </text:span><text:span text:style-name="T6">לא קיימו את פקודתו של המלך במלואה</text:span><text:span text:style-name="T1">. </text:span><text:span text:style-name="T6">אמנם</text:span><text:span text:style-name="T1">, </text:span><text:span text:style-name="T6">הם גם לא </text:span><text:span text:style-name="T1">"</text:span><text:span text:style-name="T6">סירבו פקודה</text:span><text:span text:style-name="T1">" </text:span><text:span text:style-name="T6">באופן הפגנתי</text:span><text:span text:style-name="T1">, </text:span><text:span text:style-name="T6">אלא ניסו למצוא פתרון של פשרה בין דרישת המלך לבין דרישת הנביא</text:span><text:span text:style-name="T1">:</text:span></text:p>
      <text:list xml:id="list845949183" text:style-name="L13">
        <text:list-item>
          <text:p text:style-name="P34"><text:span text:style-name="T13">הפתרון שמצאו המלאכים היה</text:span><text:span text:style-name="T9">, </text:span><text:span text:style-name="T13">לקיים את דברי הנביא</text:span><text:span text:style-name="T9">, </text:span><text:span text:style-name="T13">אבל לעשות זאת באופן שיגרום למלך לחשוב שהם מילאו גם את הפקודה שלו</text:span><text:span text:style-name="T9">: </text:span><text:span text:style-name="T13">הם לא ציינו את שמו של אליהו</text:span><text:span text:style-name="T9">, </text:span><text:span text:style-name="T13">שהיה ידוע כאויב של בית המלוכה עוד מימי אחאב ואיזבל </text:span><text:span text:style-name="T9">(</text:span><text:span text:style-name="T13">ראו</text:span><text:a xlink:type="simple" xlink:href="http://tora.us.fm/tnk1/prqim/t09a19.htm#2"> </text:a><text:a xlink:type="simple" xlink:href="http://tora.us.fm/tnk1/prqim/t09a19.htm#2"><text:span text:style-name="T17">מלכים א י</text:span></text:a><text:a xlink:type="simple" xlink:href="http://tora.us.fm/tnk1/prqim/t09a19.htm#2"><text:span text:style-name="T18">"</text:span></text:a><text:a xlink:type="simple" xlink:href="http://tora.us.fm/tnk1/prqim/t09a19.htm#2"><text:span text:style-name="T17">ט</text:span></text:a><text:a xlink:type="simple" xlink:href="http://tora.us.fm/tnk1/prqim/t09a19.htm#2"><text:span text:style-name="T18">, </text:span></text:a><text:a xlink:type="simple" xlink:href="http://tora.us.fm/tnk1/prqim/t09a19.htm#2"><text:span text:style-name="T17">ב</text:span></text:a><text:span text:style-name="T9">;</text:span><text:a xlink:type="simple" xlink:href="http://tora.us.fm/tnk1/prqim/t09a21.htm#20"> </text:a><text:a xlink:type="simple" xlink:href="http://tora.us.fm/tnk1/prqim/t09a21.htm#20"><text:span text:style-name="T17">כ</text:span></text:a><text:a xlink:type="simple" xlink:href="http://tora.us.fm/tnk1/prqim/t09a21.htm#20"><text:span text:style-name="T18">"</text:span></text:a><text:a xlink:type="simple" xlink:href="http://tora.us.fm/tnk1/prqim/t09a21.htm#20"><text:span text:style-name="T17">א</text:span></text:a><text:a xlink:type="simple" xlink:href="http://tora.us.fm/tnk1/prqim/t09a21.htm#20"><text:span text:style-name="T18">, </text:span></text:a><text:a xlink:type="simple" xlink:href="http://tora.us.fm/tnk1/prqim/t09a21.htm#20"><text:span text:style-name="T17">כ</text:span></text:a><text:span text:style-name="T9">); </text:span><text:span text:style-name="T13">הם קראו לו סתם </text:span><text:span text:style-name="T14">איש</text:span><text:span text:style-name="T9">; </text:span><text:span text:style-name="T13">והם ציינו שהאיש </text:span><text:span text:style-name="T14">בא לקראתנו</text:span><text:span text:style-name="T9">, </text:span><text:span text:style-name="T13">מהכיוון שהלכנו אליו</text:span><text:span text:style-name="T9">, </text:span><text:span text:style-name="T13">מכיוון עקרון</text:span><text:span text:style-name="T9">; </text:span><text:span text:style-name="T13">היה אפשר לחשוב שהוא נביא שבא מעקרון</text:span><text:span text:style-name="T9">. </text:span><text:span text:style-name="T13">אחזיה רצה לדעת אם יחיה מחוליו</text:span><text:span text:style-name="T9">, </text:span><text:span text:style-name="T13">והשליחים מצאו איש שהגיע מכיוון עקרון וניבא להם שאחזיה ימות</text:span><text:span text:style-name="T9">, </text:span><text:span text:style-name="T13">כך שאחזיה קיבל תשובה</text:span><text:span text:style-name="T9">. "</text:span><text:span text:style-name="T13">בתבונתם</text:span><text:span text:style-name="T9">, </text:span><text:span text:style-name="T13">השכילו הללו למסור את דבר ה</text:span><text:span text:style-name="T9">' </text:span><text:span text:style-name="T13">למלכם</text:span><text:span text:style-name="T9">, </text:span><text:span text:style-name="T13">בלא לעורר עליהם את זעמו</text:span><text:span text:style-name="T9">"#.</text:span></text:p>
        </text:list-item>
        <text:list-item>
          <text:p text:style-name="P13"><text:span text:style-name="T6">הפתרון שמצא שר החמישים השלישי היה</text:span><text:span text:style-name="T1">, </text:span><text:span text:style-name="T6">להתחנן בפני אליהו שירחם עליו ויבוא אל המלך</text:span><text:span text:style-name="T1">, </text:span><text:span text:style-name="T6">כך שהשליחים לא יצטרכו לסכן את חייהם במאבק שבין המלך לנביא</text:span><text:span text:style-name="T1">.</text:span></text:p>
        </text:list-item>
      </text:list>
      <text:p text:style-name="Text_20_body"><text:soft-page-break/></text:p>
      <text:p text:style-name="P9"><text:span text:style-name="T13">לפי זה</text:span><text:span text:style-name="T9">, </text:span><text:span text:style-name="T13">ניתן לפרש את הפסוק במשלי</text:span><text:span text:style-name="T9">: </text:span><text:span text:style-name="T14">מלאך רשע</text:span><text:span text:style-name="T12"> </text:span><text:span text:style-name="T9">- </text:span><text:span text:style-name="T13">המבצע את שליחותו של אדם רשע </text:span><text:span text:style-name="T9">- </text:span><text:span text:style-name="T14">יפול ברע</text:span><text:span text:style-name="T12"> </text:span><text:span text:style-name="T9">- </text:span><text:span text:style-name="T13">ייענש על כך שהוא משתף פעולה עם הרשע ומסייע לו</text:span><text:span text:style-name="T9">; </text:span><text:span text:style-name="T14">וציר אמונים</text:span><text:span text:style-name="T12"> </text:span><text:span text:style-name="T9">- </text:span><text:span text:style-name="T13">שליח שיש לו שתי נאמנויות </text:span><text:span text:style-name="T9">- </text:span><text:span text:style-name="T13">נאמנות לה</text:span><text:span text:style-name="T9">' </text:span><text:span text:style-name="T13">ונאמנות לדבר המלך </text:span><text:span text:style-name="T9">- </text:span><text:span text:style-name="T14">מרפא</text:span><text:span text:style-name="T12"> </text:span><text:span text:style-name="T9">- </text:span><text:span text:style-name="T13">ימצא דרך לרפא ולתקן את השליחות</text:span><text:span text:style-name="T9">, </text:span><text:span text:style-name="T13">כך שיוכל לקיים אותה מבלי לעבור על דבר ה</text:span><text:span text:style-name="T9">'.</text:span></text:p>
      <text:p text:style-name="Text_20_body"/>
      <text:p text:style-name="P6"><text:span text:style-name="T6">רעיון הנאמנות הכפולה</text:span><text:span text:style-name="T1">, </text:span><text:span text:style-name="T6">המובע בפסוקנו ברמז</text:span><text:span text:style-name="T1">, </text:span><text:span text:style-name="T6">נזכר בפירוש בהמשך ספר משלי</text:span><text:span text:style-name="T1">:</text:span></text:p>
      <text:p text:style-name="P35"><text:span text:style-name="T6">יְרָא אֶת ה</text:span><text:span text:style-name="T1">' </text:span><text:span text:style-name="T6">בְּנִי וָמֶלֶךְ</text:span><text:span text:style-name="T1">, </text:span><text:span text:style-name="T6">עִם שׁוֹנִים אַל תִּתְעָרָב           </text:span><text:span text:style-name="T1">(</text:span><text:span text:style-name="T6">משלי כ</text:span><text:span text:style-name="T1">"</text:span><text:span text:style-name="T6">ד</text:span><text:span text:style-name="T1">, </text:span><text:span text:style-name="T6">כא</text:span><text:span text:style-name="T1">).</text:span></text:p>
      <text:p text:style-name="P9"><text:span text:style-name="T13">יש </text:span><text:span text:style-name="T14">לירא את ה</text:span><text:span text:style-name="T10">'</text:span><text:span text:style-name="T12"> </text:span><text:span text:style-name="T13">ולא לקיים שליחויות של מלך רשע</text:span><text:span text:style-name="T9">, </text:span><text:span text:style-name="T13">אך יחד עם זה יש </text:span><text:span text:style-name="T14">לירא את המלך </text:span><text:span text:style-name="T13">ולמצוא דרכים לרפא את שליחותו</text:span><text:span text:style-name="T9">.</text:span></text:p>
      <text:p text:style-name="Text_20_body"/>
      <text:p text:style-name="P5">פסוק כד</text:p>
      <text:p text:style-name="P35"><text:span text:style-name="T6">חוֹשֵׂךְ שִׁבְטוֹ </text:span><text:span text:style-name="T1">- </text:span><text:span text:style-name="T6">שׂוֹנֵא בְנוֹ</text:span><text:span text:style-name="T1">, </text:span><text:span text:style-name="T6">וְאֹהֲבוֹ </text:span><text:span text:style-name="T1">- </text:span><text:span text:style-name="T6">שִׁחֲרוֹ מוּסָר        </text:span><text:span text:style-name="T1">(</text:span><text:span text:style-name="T6">משלי י</text:span><text:span text:style-name="T1">"</text:span><text:span text:style-name="T6">ג</text:span><text:span text:style-name="T1">, </text:span><text:span text:style-name="T6">כד</text:span><text:span text:style-name="T1">).</text:span></text:p>
      <text:p text:style-name="P8"><text:span text:style-name="T13">על פי הפשט</text:span><text:span text:style-name="T9">, </text:span><text:span text:style-name="T14">שבט</text:span><text:span text:style-name="T12"> </text:span><text:span text:style-name="T13">הוא מקל</text:span><text:span text:style-name="T9">, </text:span><text:span text:style-name="T13">והפסוק מעודד שימוש בעונשים גופניים בחינוך הילדים</text:span><text:span text:style-name="T9">. </text:span><text:span text:style-name="T13">גישה זו היתה מקובלת עד לפני מספר דורות</text:span><text:span text:style-name="T9">, </text:span><text:span text:style-name="T13">אולם בימינו היא לא מקובלת</text:span><text:span text:style-name="T9">, </text:span><text:span text:style-name="T13">ולכן יש מפרשים שהשבט הוא משל למנהיגות ומשמעת</text:span><text:span text:style-name="T9">, </text:span><text:span text:style-name="T13">כמו</text:span><text:span text:style-name="T9">: "</text:span><text:span text:style-name="T13">לֹא יָסוּר </text:span><text:span text:style-name="T14">שֵׁבֶט</text:span><text:span text:style-name="T12"> </text:span><text:span text:style-name="T13">מִיהוּדָה</text:span><text:span text:style-name="T9">, </text:span><text:span text:style-name="T13">וּמְחֹקֵק מִבֵּין רַגְלָיו</text:span><text:span text:style-name="T9">" (</text:span><text:span text:style-name="T13">בראשית מ</text:span><text:span text:style-name="T9">"</text:span><text:span text:style-name="T13">ט</text:span><text:span text:style-name="T9">, </text:span><text:span text:style-name="T13">י</text:span><text:span text:style-name="T9">). </text:span></text:p>
      <text:p text:style-name="Text_20_body"/>
      <text:p text:style-name="P6"><text:span text:style-name="T6">אולם</text:span><text:span text:style-name="T1">, </text:span><text:span text:style-name="T6">פסוקים אחרים בספר משלי מדברים בפירוש על הכאה במקל</text:span><text:span text:style-name="T1">:</text:span></text:p>
      <text:p text:style-name="P38"><text:span text:style-name="T13">אַל תִּמְנַע מִנַּעַר מוּסָר</text:span><text:span text:style-name="T9">; </text:span><text:span text:style-name="T13">כִּי </text:span><text:span text:style-name="T14">תַכֶּנּוּ בַשֵּׁבֶט</text:span><text:span text:style-name="T12"> </text:span><text:span text:style-name="T9">- </text:span><text:span text:style-name="T13">לֹא יָמוּת</text:span><text:span text:style-name="T9">.</text:span><text:a xlink:type="simple" xlink:href="http://he.wikisource.org/wiki/קטגוריה:משלי_כג_יד"><text:span text:style-name="T12"> </text:span></text:a><text:span text:style-name="T13">אַתָּה </text:span><text:span text:style-name="T14">בַּשֵּׁבֶט תַּכֶּנּוּ</text:span><text:span text:style-name="T9">, </text:span><text:span text:style-name="T13">וְנַפְשׁוֹ מִשְּׁאוֹל תַּצִּיל                           </text:span><text:span text:style-name="T9">(</text:span><text:span text:style-name="T13">משלי כ</text:span><text:span text:style-name="T9">"</text:span><text:span text:style-name="T13">ג</text:span><text:span text:style-name="T9">, </text:span><text:span text:style-name="T13">יג</text:span><text:span text:style-name="T9">-</text:span><text:span text:style-name="T13">יד</text:span><text:span text:style-name="T9">).</text:span></text:p>
      <text:p text:style-name="Text_20_body"/>
      <text:p text:style-name="P6"><text:span text:style-name="T6">נבין טוב יותר את הפסוקים הללו אם ניזכר באביו של המחבר </text:span><text:span text:style-name="T1">- </text:span><text:span text:style-name="T6">דוד המלך </text:span><text:span text:style-name="T1">- </text:span><text:span text:style-name="T6">ובבניו</text:span><text:span text:style-name="T1">. </text:span><text:span text:style-name="T6">שלושה מבניו הגדולים של דוד </text:span><text:span text:style-name="T1">- </text:span><text:span text:style-name="T6">אמנון</text:span><text:span text:style-name="T1">, </text:span><text:span text:style-name="T6">אבשלום ואדוניה </text:span><text:span text:style-name="T1">- </text:span><text:span text:style-name="T6">עשו מעשים רעים והיו ראויים למכות ואף יותר מכך</text:span><text:span text:style-name="T1">. </text:span><text:span text:style-name="T6">דוד ריחם עליהם</text:span><text:span text:style-name="T1">, </text:span><text:span text:style-name="T6">חשך מהם את השבט</text:span><text:span text:style-name="T1">, </text:span><text:span text:style-name="T6">וסופם שנהרגו</text:span><text:span text:style-name="T1">:</text:span></text:p>
      <text:list xml:id="list100753236" text:style-name="L14">
        <text:list-item>
          <text:p text:style-name="P32"><text:span text:style-name="T13">אמנון אנס את תמר</text:span><text:span text:style-name="T9">, </text:span><text:span text:style-name="T13">בתו החורגת של דוד</text:span><text:span text:style-name="T9">,</text:span><text:a xlink:type="simple" xlink:href="http://tora.us.fm/tnk1/prqim/t08b13.htm#21"> </text:a><text:span text:style-name="T9">"</text:span><text:span text:style-name="T13">וְהַמֶּלֶךְ דָּוִד שָׁמַע אֵת כָּל הַדְּבָרִים הָאֵלֶּה וַיִּחַר לוֹֹֹֹ מְאֹד</text:span><text:span text:style-name="T9">" (</text:span><text:span text:style-name="T13">שמואל ב י</text:span><text:span text:style-name="T9">"</text:span><text:span text:style-name="T13">ג</text:span><text:span text:style-name="T9">, </text:span><text:span text:style-name="T13">כא</text:span><text:span text:style-name="T9">). </text:span><text:span text:style-name="T13">אבל חוץ מלהצטער </text:span><text:span text:style-name="T9">- </text:span><text:span text:style-name="T13">דוד לא עשה כלום</text:span><text:span text:style-name="T9">. </text:span><text:span text:style-name="T13">זמן קצר אחר</text:span><text:span text:style-name="T9">-</text:span><text:span text:style-name="T13">כך</text:span><text:span text:style-name="T9">, </text:span><text:span text:style-name="T13">אחיה של תמר נקם באמנון והרגו</text:span><text:span text:style-name="T9">.</text:span></text:p>
        </text:list-item>
        <text:list-item>
          <text:p text:style-name="P32"><text:span text:style-name="T13">אבשלום עשה לו מרכבה וסוסים וחמישים איש רצים לפניו</text:span><text:span text:style-name="T9">, </text:span><text:span text:style-name="T13">והתנהג כמלך מול עיניו של אביו</text:span><text:span text:style-name="T9">, </text:span><text:span text:style-name="T13">ודוד לא עשה כלום</text:span><text:span text:style-name="T9">, </text:span><text:span text:style-name="T13">וכשאבשלום ביקש רשות ללכת לחברון</text:span><text:span text:style-name="T9">, </text:span><text:span text:style-name="T13">עיר המלוכה הקודמת</text:span><text:span text:style-name="T9">,</text:span><text:a xlink:type="simple" xlink:href="http://tora.us.fm/tnk1/prqim/t08b15.htm#9"> </text:a><text:span text:style-name="T9">"</text:span><text:span text:style-name="T13">וַיֹּאמֶר לוֹֹֹֹ הַמֶּלֶךְ </text:span><text:span text:style-name="T9">'</text:span><text:span text:style-name="T13">לֵךְ בְּשָׁלוֹם</text:span><text:span text:style-name="T9">', </text:span><text:span text:style-name="T13">וַיָּקָם וַיֵּלֶךְ חֶבְרוֹנָה</text:span><text:span text:style-name="T9">" (</text:span><text:span text:style-name="T13">שמואל ב ט</text:span><text:span text:style-name="T9">"</text:span><text:span text:style-name="T13">ו</text:span><text:span text:style-name="T9">, </text:span><text:span text:style-name="T13">ט</text:span><text:span text:style-name="T9">). </text:span><text:span text:style-name="T13">אבשלום אכן הלך לחברון ופתח משם במרד</text:span><text:span text:style-name="T9">. </text:span><text:span text:style-name="T13">זמן קצר אחר</text:span><text:span text:style-name="T9">-</text:span><text:span text:style-name="T13">כך</text:span><text:span text:style-name="T9">, </text:span><text:span text:style-name="T13">יואב שר הצבא הרג אותו</text:span><text:span text:style-name="T9">.</text:span></text:p>
        </text:list-item>
        <text:list-item>
          <text:p text:style-name="P32"><text:span text:style-name="T13">גם אדוניה</text:span><text:span text:style-name="T9">, </text:span><text:span text:style-name="T13">בדיוק כמו אבשלום</text:span><text:span text:style-name="T9">, </text:span><text:span text:style-name="T13">עשה רכב ופרשים וחמישים איש רצים לפניו</text:span><text:span text:style-name="T9">,</text:span><text:a xlink:type="simple" xlink:href="http://tora.us.fm/tnk1/prqim/t09a01.htm#6"> </text:a><text:span text:style-name="T13">ולמרות זאת</text:span><text:span text:style-name="T9">, "</text:span><text:span text:style-name="T13">וְלֹא עֲצָבוֹ אָבִיו מִיָּמָיו לֵאמֹר </text:span><text:span text:style-name="T9">'</text:span><text:span text:style-name="T13">מַדּוּעַ כָּכָה עָשִׂיתָ</text:span><text:span text:style-name="T9">'" (</text:span><text:span text:style-name="T13">מלכים א א</text:span><text:span text:style-name="T9">', </text:span><text:span text:style-name="T13">ו</text:span><text:span text:style-name="T9">). </text:span><text:span text:style-name="T13">זמן קצר אחר</text:span><text:span text:style-name="T9">-</text:span><text:span text:style-name="T13">כך</text:span><text:span text:style-name="T9">, </text:span><text:span text:style-name="T13">יורש העצר הוציא אותו להורג</text:span><text:span text:style-name="T9">.</text:span></text:p>
        </text:list-item>
      </text:list>
      <text:p text:style-name="Text_20_body"/>
      <text:p text:style-name="P9"><text:span text:style-name="T13">שלושת המקרים הללו ממחישים בבירור את הפסוקים שקראנו בספר משלי</text:span><text:span text:style-name="T9">: </text:span><text:span text:style-name="T13">אילו דוד היה </text:span><text:span text:style-name="T14">מכה</text:span><text:span text:style-name="T12"> </text:span><text:span text:style-name="T13">את בניו </text:span><text:span text:style-name="T14">בשבט</text:span><text:span text:style-name="T12"> </text:span><text:span text:style-name="T9">- </text:span><text:span text:style-name="T13">מייסר אותם במלקות או בעונשים חמורים אחרים בהתאם לחומרת העבירה </text:span><text:span text:style-name="T9">- </text:span><text:span text:style-name="T13">הם </text:span><text:span text:style-name="T14">לא</text:span><text:span text:style-name="T12"> </text:span><text:span text:style-name="T13">היו </text:span><text:span text:style-name="T14">מתים</text:span><text:span text:style-name="T9">. </text:span><text:span text:style-name="T13">אך דוד </text:span><text:span text:style-name="T14">חשך</text:span><text:span text:style-name="T12"> </text:span><text:span text:style-name="T13">את </text:span><text:span text:style-name="T14">שבטו</text:span><text:span text:style-name="T12"> </text:span><text:span text:style-name="T9">- </text:span><text:span text:style-name="T13">מנע מהם את אותם ייסורים </text:span><text:span text:style-name="T9">- </text:span><text:span text:style-name="T13">וכך בעקיפין גרם למותם</text:span><text:span text:style-name="T9">.</text:span></text:p>
      <text:p text:style-name="Text_20_body"/>
      <text:p text:style-name="P2">פרק יד</text:p>
      <text:p text:style-name="P5">פסוק ג</text:p>
      <text:p text:style-name="P35"><text:span text:style-name="T6">בְּפִי אֱוִיל חֹטֶר גַּאֲוָה</text:span><text:span text:style-name="T1">, </text:span><text:span text:style-name="T6">וְשִׂפְתֵי חֲכָמִים תִּשְׁמוּרֵם           </text:span><text:span text:style-name="T1">(</text:span><text:span text:style-name="T6">משלי י</text:span><text:span text:style-name="T1">"</text:span><text:span text:style-name="T6">ד</text:span><text:span text:style-name="T1">, </text:span><text:span text:style-name="T6">ג</text:span><text:span text:style-name="T1">).</text:span></text:p>
      <text:p text:style-name="Text_20_body"/>
      <text:p text:style-name="P9"><text:span text:style-name="T13">הפסוק מגנה את סגנון הדיבור היהיר</text:span><text:span text:style-name="T9">, </text:span><text:span text:style-name="T13">האופייני לאויל</text:span><text:span text:style-name="T9">. </text:span><text:span text:style-name="T13">המשמעות המדויקת של הפסוק תלויה בפירוש המילה </text:span><text:span text:style-name="T14">חֹטֶר</text:span><text:span text:style-name="T9">:</text:span></text:p>
      <text:p text:style-name="Text_20_body"/>
      <text:p text:style-name="P9"><text:span text:style-name="T9">1. </text:span><text:span text:style-name="T14">חוטר</text:span><text:span text:style-name="T12"> </text:span><text:span text:style-name="T9">= </text:span><text:span text:style-name="T13">מקל שמכים בו </text:span><text:span text:style-name="T9">- </text:span><text:span text:style-name="T13">משל לאלימות מילולית</text:span><text:span text:style-name="T9">. </text:span><text:span text:style-name="T14">האויל מתגאה</text:span><text:span text:style-name="T12"> </text:span><text:span text:style-name="T13">בכוחו ומאיים באלימות</text:span><text:span text:style-name="T9">: "</text:span><text:span text:style-name="T13">להכות למי שיעבור על דבריו במקלו</text:span><text:span text:style-name="T9">" (</text:span><text:span text:style-name="T13">הגאון מווילנה על אתר</text:span><text:span text:style-name="T9">); </text:span><text:span text:style-name="T13">אולם </text:span><text:span text:style-name="T14">החכמים</text:span><text:span text:style-name="T12"> </text:span><text:span text:style-name="T13">אינם נגררים למאבק מילולי עם </text:span><text:soft-page-break/><text:span text:style-name="T13">האויל</text:span><text:span text:style-name="T9">; </text:span><text:span text:style-name="T14">השפתיים</text:span><text:span text:style-name="T12"> </text:span><text:span text:style-name="T13">השותקות שלהם </text:span><text:span text:style-name="T14">שומרות</text:span><text:span text:style-name="T12"> </text:span><text:span text:style-name="T13">עליהם מהמחלוקת</text:span><text:span text:style-name="T9">. </text:span></text:p>
      <text:p text:style-name="Text_20_body"/>
      <text:p text:style-name="P9"><text:span text:style-name="T9">2. </text:span><text:span text:style-name="T14">חוטר</text:span><text:span text:style-name="T12"> </text:span><text:span text:style-name="T9">= </text:span><text:span text:style-name="T13">ענף </text:span><text:span text:style-name="T9">- </text:span><text:span text:style-name="T13">משל לתוצאה טבעית והכרחית</text:span><text:span text:style-name="T9">, </text:span><text:span text:style-name="T13">כמו שהענף הוא תוצאה טבעית של השורש</text:span><text:span text:style-name="T9">. </text:span><text:span text:style-name="T13">בליבו של </text:span><text:span text:style-name="T14">האויל</text:span><text:span text:style-name="T12"> </text:span><text:span text:style-name="T13">ישנן מחשבות של גאוה</text:span><text:span text:style-name="T9">, </text:span><text:span text:style-name="T13">וכתוצאה הכרחית</text:span><text:span text:style-name="T9">, </text:span><text:span text:style-name="T13">נוצרים דיבורים של </text:span><text:span text:style-name="T14">גאוה בפיו</text:span><text:span text:style-name="T9">: "</text:span><text:span text:style-name="T13">שורש הגאוה </text:span><text:span text:style-name="T9">- </text:span><text:span text:style-name="T13">בלב הכסיל</text:span><text:span text:style-name="T9">, </text:span><text:span text:style-name="T13">והענף </text:span><text:span text:style-name="T9">- </text:span><text:span text:style-name="T13">בפיו</text:span><text:span text:style-name="T9">... </text:span><text:span text:style-name="T13">ולא ייתכן לענף מבלי שיישא פרי</text:span><text:span text:style-name="T9">, </text:span><text:span text:style-name="T13">והפרי הוא דברי הגאוה והבוז</text:span><text:span text:style-name="T9">" (</text:span><text:span text:style-name="T13">ר</text:span><text:span text:style-name="T9">' </text:span><text:span text:style-name="T13">יונה גירונדי על אתר</text:span><text:span text:style-name="T9">). </text:span><text:span text:style-name="T13">אולם </text:span><text:span text:style-name="T14">החכמים</text:span><text:span text:style-name="T12"> </text:span><text:span text:style-name="T13">הרגילו את עצמם לדבר בענוה</text:span><text:span text:style-name="T9">, </text:span><text:span text:style-name="T13">ו</text:span><text:span text:style-name="T14">השפתיים</text:span><text:span text:style-name="T12"> </text:span><text:span text:style-name="T13">שלהם </text:span><text:span text:style-name="T14">שומרות</text:span><text:span text:style-name="T12"> </text:span><text:span text:style-name="T13">עליהם מדברי גאוה</text:span><text:span text:style-name="T9">.</text:span></text:p>
      <text:p text:style-name="Text_20_body"/>
      <text:p text:style-name="P9"><text:span text:style-name="T9">3. </text:span><text:span text:style-name="T14">חוטר</text:span><text:span text:style-name="T12"> </text:span><text:span text:style-name="T9">= </text:span><text:span text:style-name="T13">חטוטרת </text:span><text:span text:style-name="T9">- </text:span><text:span text:style-name="T13">משל לדבר בולט</text:span><text:span text:style-name="T9">. </text:span><text:span text:style-name="T14">גאוותו</text:span><text:span text:style-name="T12"> </text:span><text:span text:style-name="T13">של </text:span><text:span text:style-name="T14">האויל</text:span><text:span text:style-name="T12"> </text:span><text:span text:style-name="T13">גלויה לעין כל מתוך דברי </text:span><text:span text:style-name="T14">פיו</text:span><text:span text:style-name="T9">: "</text:span><text:span text:style-name="T13">וגאוותו בולטת מפיו כחטוטרת היוצא מן האילן</text:span><text:span text:style-name="T9">" (</text:span><text:span text:style-name="T13">מלבי</text:span><text:span text:style-name="T9">"</text:span><text:span text:style-name="T13">ם</text:span><text:span text:style-name="T9">). </text:span><text:span text:style-name="T13">האויל מדבר דברי ספקנות וכפירה הנובעים מתוך ההנחה שהוא יכול להבין הכל</text:span><text:span text:style-name="T9">, </text:span><text:span text:style-name="T13">ומה שהוא לא מבין </text:span><text:span text:style-name="T9">- </text:span><text:span text:style-name="T13">לא קיים</text:span><text:span text:style-name="T9">; </text:span><text:span text:style-name="T13">הדיבור הזה מעיד על גאוה</text:span><text:span text:style-name="T9">. </text:span><text:span text:style-name="T13">אבל </text:span><text:span text:style-name="T14">שפתי חכמים</text:span><text:span text:style-name="T12"> </text:span><text:span text:style-name="T13">מכירות במגבלות הידע האנושי</text:span><text:span text:style-name="T9">, </text:span><text:span text:style-name="T13">והן </text:span><text:span text:style-name="T14">שומרות</text:span><text:span text:style-name="T12"> </text:span><text:span text:style-name="T13">על החכמים מדיבורים כאלה</text:span><text:span text:style-name="T9">.</text:span></text:p>
      <text:p text:style-name="Text_20_body"/>
      <text:p text:style-name="P9"><text:span text:style-name="T9">4. </text:span><text:span text:style-name="T14">חוטר</text:span><text:span text:style-name="T12"> </text:span><text:span text:style-name="T9">= </text:span><text:span text:style-name="T13">מנהיגות וממשלה</text:span><text:span text:style-name="T9">, </text:span><text:span text:style-name="T13">כמו המילים הדומות שֵׁבֶט</text:span><text:span text:style-name="T9">, </text:span><text:span text:style-name="T13">מַטֶּה</text:span><text:span text:style-name="T9">. </text:span><text:span text:style-name="T13">המושל </text:span><text:span text:style-name="T14">האויל</text:span><text:span text:style-name="T12"> </text:span><text:span text:style-name="T13">מנהיג  </text:span><text:span text:style-name="T14">בגאוה</text:span><text:span text:style-name="T12"> </text:span><text:span text:style-name="T13">ומזלזל בנתיניו</text:span><text:span text:style-name="T9">, </text:span><text:span text:style-name="T13">אבל המושלים </text:span><text:span text:style-name="T14">החכמים</text:span><text:span text:style-name="T12"> </text:span><text:span text:style-name="T13">מנהיגים בנחת</text:span><text:span text:style-name="T9">, </text:span><text:span text:style-name="T14">ושפתיהם</text:span><text:span text:style-name="T12"> </text:span><text:span text:style-name="T13">המדברות בנועם עוזרות להם </text:span><text:span text:style-name="T14">לשמור</text:span><text:span text:style-name="T12"> </text:span><text:span text:style-name="T13">על שלטונם </text:span><text:span text:style-name="T9">(</text:span><text:span text:style-name="T13">ע</text:span><text:span text:style-name="T9">"</text:span><text:span text:style-name="T13">פ דעת מקרא</text:span><text:span text:style-name="T9">).</text:span></text:p>
      <text:p text:style-name="Text_20_body"/>
      <text:p text:style-name="P6"><text:span text:style-name="T6">הפסוק שלנו ניצב ברקע אחת מנבואות הגאולה הידועות</text:span><text:span text:style-name="T1">, </text:span><text:span text:style-name="T6">כפי שניתן לראות מהמילים המקבילות המודגשות</text:span><text:span text:style-name="T1">:</text:span></text:p>
      <text:p text:style-name="P38"><text:span text:style-name="T13">וְיָצָא </text:span><text:span text:style-name="T14">חֹטֶר</text:span><text:span text:style-name="T12"> </text:span><text:span text:style-name="T13">מִגֵּזַע יִשָׁי</text:span><text:span text:style-name="T9">, </text:span><text:span text:style-name="T13">וְנֵצֶר מִשָּׁרָשָׁיו יִפְרֶה</text:span><text:span text:style-name="T9">.</text:span><text:a xlink:type="simple" xlink:href="http://he.wikisource.org/wiki/קטגוריה:ישעיהו_יא_ב"><text:span text:style-name="T12"> </text:span></text:a><text:span text:style-name="T13">וְנָחָה עָלָיו רוּחַ ה</text:span><text:span text:style-name="T9">', </text:span><text:span text:style-name="T13">רוּחַ </text:span><text:span text:style-name="T14">חָכְמָה</text:span><text:span text:style-name="T12"> </text:span><text:span text:style-name="T13">וּבִינָה</text:span><text:span text:style-name="T9">, </text:span><text:span text:style-name="T13">רוּחַ עֵצָה וּגְבוּרָה</text:span><text:span text:style-name="T9">, </text:span><text:span text:style-name="T13">רוּחַ דַּעַת וְיִרְאַת ה</text:span><text:span text:style-name="T9">'.</text:span><text:a xlink:type="simple" xlink:href="http://he.wikisource.org/wiki/קטגוריה:ישעיהו_יא_ג"><text:span text:style-name="T12"> </text:span></text:a><text:span text:style-name="T13">וַהֲרִיחוֹ בְּיִרְאַת ה</text:span><text:span text:style-name="T9">', </text:span><text:span text:style-name="T13">וְלֹא לְמַרְאֵה עֵינָיו יִשְׁפּוֹט</text:span><text:span text:style-name="T9">, </text:span><text:span text:style-name="T13">וְלֹא לְמִשְׁמַע אָזְנָיו יוֹכִיחַ</text:span><text:span text:style-name="T9">.</text:span><text:a xlink:type="simple" xlink:href="http://he.wikisource.org/wiki/קטגוריה:ישעיהו_יא_ד"><text:span text:style-name="T12"> </text:span></text:a><text:span text:style-name="T13">וְשָׁפַט בְּצֶדֶק דַּלִּים</text:span><text:span text:style-name="T9">, </text:span><text:span text:style-name="T13">וְהוֹכִיחַ בְּמִישׁוֹר </text:span><text:span text:style-name="T14">לְעַנְוֵי</text:span><text:span text:style-name="T12"> </text:span><text:span text:style-name="T13">אָרֶץ</text:span><text:span text:style-name="T9">; </text:span><text:span text:style-name="T13">וְהִכָּה אֶרֶץ בְּשֵׁבֶט </text:span><text:span text:style-name="T14">פִּיו</text:span><text:span text:style-name="T9">, </text:span><text:span text:style-name="T13">וּבְרוּחַ </text:span><text:span text:style-name="T14">שְׂפָתָיו</text:span><text:span text:style-name="T12"> </text:span><text:span text:style-name="T13">יָמִית רָשָׁע</text:span><text:span text:style-name="T9">.</text:span><text:a xlink:type="simple" xlink:href="http://he.wikisource.org/wiki/קטגוריה:ישעיהו_יא_ה"><text:span text:style-name="T12"> </text:span></text:a><text:span text:style-name="T13">וְהָיָה צֶדֶק אֵזוֹר מָתְנָיו</text:span><text:span text:style-name="T9">, </text:span><text:span text:style-name="T13">וְהָאֱמוּנָה אֵזוֹר חֲלָצָיו</text:span><text:span text:style-name="T9">. </text:span><text:span text:style-name="T13">וְגָר זְאֵב עִם כֶּבֶשׂ</text:span><text:span text:style-name="T9">, </text:span><text:span text:style-name="T13">וְנָמֵר עִם גְּדִי יִרְבָּץ</text:span><text:span text:style-name="T9">...                         (</text:span><text:span text:style-name="T13">ישעיהו י</text:span><text:span text:style-name="T9">"</text:span><text:span text:style-name="T13">א</text:span><text:span text:style-name="T9">, </text:span><text:span text:style-name="T13">א</text:span><text:span text:style-name="T9">-</text:span><text:span text:style-name="T13">ו</text:span><text:span text:style-name="T9">).</text:span></text:p>
      <text:p text:style-name="Text_20_body"/>
      <text:p text:style-name="P7"><text:span text:style-name="T6">הנביא ישעיהו מצייר את המשיח כניגוד לאויל בפסוקנו</text:span><text:span text:style-name="T1">. </text:span><text:span text:style-name="T6">ניתן לפרש את הניגוד לפי כל אחד מהפירושים למעלה</text:span><text:span text:style-name="T1">: </text:span></text:p>
      <text:p text:style-name="Text_20_body"/>
      <text:p text:style-name="P6"><text:span text:style-name="T1">1. </text:span><text:span text:style-name="T6">בניגוד לאויל</text:span><text:span text:style-name="T1">, </text:span><text:span text:style-name="T6">המכה מתוך גאוה</text:span><text:span text:style-name="T1">, </text:span><text:span text:style-name="T6">המשיח יגן על הענוים ויכה את הרשעים בתוכחות תקיפות</text:span><text:span text:style-name="T1">. </text:span><text:span text:style-name="T6">כתוצאה מכך תתבטל האלימות בעולם כולו</text:span><text:span text:style-name="T1">, </text:span><text:span text:style-name="T6">ואף בין החיות</text:span><text:span text:style-name="T1">. </text:span></text:p>
      <text:p text:style-name="Text_20_body"/>
      <text:p text:style-name="P6"><text:span text:style-name="T1">2. </text:span><text:span text:style-name="T6">בניגוד לאויל</text:span><text:span text:style-name="T1">, </text:span><text:span text:style-name="T6">שליבו מלא במידות רעות המתבטאות בדברי פיו</text:span><text:span text:style-name="T1">, </text:span><text:span text:style-name="T6">ליבו של המשיח יהיה מלא ברוח ה</text:span><text:span text:style-name="T1">' </text:span><text:span text:style-name="T6">ובמידות טובות</text:span><text:span text:style-name="T1">, </text:span><text:span text:style-name="T6">תוצאה טבעית של שושלת מלכי בית דוד המחוברים אל ה</text:span><text:span text:style-name="T1">'.</text:span></text:p>
      <text:p text:style-name="Text_20_body"/>
      <text:p text:style-name="P9"><text:span text:style-name="T9">3. </text:span><text:span text:style-name="T13">בניגוד לאויל</text:span><text:span text:style-name="T9">, </text:span><text:span text:style-name="T13">המבליט את גאוותו</text:span><text:span text:style-name="T9">, </text:span><text:span text:style-name="T13">אצל המשיח לא תהיה חשיבות למראה עיניים</text:span><text:span text:style-name="T9">,</text:span><text:a xlink:type="simple" xlink:href="http://tora.us.fm/tnk1/prqim/t1011.htm#3"><text:span text:style-name="T12"> </text:span></text:a><text:span text:style-name="T9">"</text:span><text:span text:style-name="T13">וַהֲרִיחוֹ בְּיִרְאַת ה</text:span><text:span text:style-name="T9">', </text:span><text:span text:style-name="T13">וְלֹא לְמַרְאֵה עֵינָיו יִשְׁפּוֹט וְלֹא לְמִשְׁמַע אָזְנָיו יוֹכִיחַ</text:span><text:span text:style-name="T9">".  </text:span><text:span text:style-name="T13">בניגוד לאויל</text:span><text:span text:style-name="T9">, </text:span><text:span text:style-name="T13">הכופר בה</text:span><text:span text:style-name="T9">', </text:span><text:span text:style-name="T13">המשיח יבליט את הצדק והאמונה</text:span><text:span text:style-name="T9">,</text:span><text:a xlink:type="simple" xlink:href="http://tora.us.fm/tnk1/prqim/t1011.htm#5"><text:span text:style-name="T12"> </text:span></text:a><text:span text:style-name="T9">"</text:span><text:span text:style-name="T13">וְהָיָה צֶדֶק אֵזוֹר מָתְנָיו</text:span><text:span text:style-name="T9">, </text:span><text:span text:style-name="T13">וְהָאֱמוּנָה אֵזוֹר חֲלָצָיו</text:span><text:span text:style-name="T9">".</text:span></text:p>
      <text:p text:style-name="Text_20_body"/>
      <text:p text:style-name="P9"><text:span text:style-name="T9">4. </text:span><text:span text:style-name="T13">בניגוד לפסוק שלנו</text:span><text:span text:style-name="T9">, </text:span><text:span text:style-name="T13">בו המושל הוא אויל</text:span><text:span text:style-name="T9">, </text:span><text:span text:style-name="T13">בימות המשיח המושל יהיה מלא ב</text:span><text:span text:style-name="T9">"</text:span><text:span text:style-name="T13">רוח </text:span><text:span text:style-name="T14">חכמה</text:span><text:span text:style-name="T12"> </text:span><text:span text:style-name="T13">ובינה</text:span><text:span text:style-name="T9">". </text:span><text:span text:style-name="T13">נבואת ישעיהו מסמלת את העברת מקל השלטון מהמושל האויל לידי המושל החכם</text:span><text:span text:style-name="T9">.</text:span></text:p>
      <text:p text:style-name="Text_20_body"/>
      <text:p text:style-name="P5">פסוק ז</text:p>
      <text:p text:style-name="P35"><text:span text:style-name="T6">לֵךְ מִנֶּגֶד לְאִישׁ כְּסִיל</text:span><text:span text:style-name="T1">, </text:span><text:span text:style-name="T6">וּבַל יָדַעְתָּ שִׂפְתֵי דָעַת           </text:span><text:span text:style-name="T1">(</text:span><text:span text:style-name="T6">משלי י</text:span><text:span text:style-name="T1">"</text:span><text:span text:style-name="T6">ד</text:span><text:span text:style-name="T1">, </text:span><text:span text:style-name="T6">ז</text:span><text:span text:style-name="T1">).</text:span></text:p>
      <text:p text:style-name="Text_20_body"/>
      <text:p text:style-name="P9"><text:span text:style-name="T13">המילה </text:span><text:span text:style-name="T14">מנגד</text:span><text:span text:style-name="T12"> </text:span><text:span text:style-name="T13">מציינת התרחקות</text:span><text:span text:style-name="T9">, </text:span><text:span text:style-name="T13">והפסוק מלמד שיש להתרחק מחברתם של כסילים</text:span><text:span text:style-name="T9">: "</text:span><text:span text:style-name="T13">בהיות המילה קשורה עם מ</text:span><text:span text:style-name="T9">"</text:span><text:span text:style-name="T13">ם הוא עניין ריחוק</text:span><text:span text:style-name="T9">... </text:span><text:span text:style-name="T13">לך מנגד והתרחק לאיש כסיל</text:span><text:span text:style-name="T9">"#. </text:span><text:span text:style-name="T13">בפירוש החצי השני של הפסוק נחלקו הדעות</text:span><text:span text:style-name="T9">:</text:span></text:p>
      <text:p text:style-name="Text_20_body"/>
      <text:p text:style-name="P9"><text:soft-page-break/><text:span text:style-name="T9">1. </text:span><text:span text:style-name="T13">יש שפירשו שזה תיאור של מי </text:span><text:span text:style-name="T14">שאינו</text:span><text:span text:style-name="T12"> </text:span><text:span text:style-name="T13">מקיים את החצי הראשון של הפסוק</text:span><text:span text:style-name="T9">: "</text:span><text:span text:style-name="T14">התרחק מאיש כסיל</text:span><text:span text:style-name="T9">, </text:span><text:span text:style-name="T13">ואם לא תעשה כן</text:span><text:span text:style-name="T9">... </text:span><text:span text:style-name="T13">סימן </text:span><text:span text:style-name="T14">שלא ידעת שפתי דעת</text:span><text:span text:style-name="T12"> </text:span><text:span text:style-name="T9">[</text:span><text:span text:style-name="T13">את דברי החכמים</text:span><text:span text:style-name="T9">, </text:span><text:span text:style-name="T13">שאמרו שיש להתרחק מכסילים</text:span><text:span text:style-name="T9">]"#. </text:span><text:span text:style-name="T13">אולם</text:span><text:span text:style-name="T9">, </text:span><text:span text:style-name="T13">קשה לפרש שהכותב השמיט מילת שלילה </text:span><text:span text:style-name="T9">"</text:span><text:span text:style-name="T13">ואם לא תעשה כן</text:span><text:span text:style-name="T9">".</text:span></text:p>
      <text:p text:style-name="Text_20_body"/>
      <text:p text:style-name="P9"><text:span text:style-name="T9">2. </text:span><text:span text:style-name="T13">יש שפירשו שהחצי השני הוא </text:span><text:span text:style-name="T14">תוצאה</text:span><text:span text:style-name="T12"> </text:span><text:span text:style-name="T13">של קיום החצי הראשון</text:span><text:span text:style-name="T9">:  "</text:span><text:span text:style-name="T14">לך מנגד לאיש כסיל</text:span><text:span text:style-name="T12"> </text:span><text:span text:style-name="T9">- </text:span><text:span text:style-name="T13">מהתחבר תמיד אצלו</text:span><text:span text:style-name="T9">, </text:span><text:span text:style-name="T14">ובל ידעת</text:span><text:span text:style-name="T12"> </text:span><text:span text:style-name="T9">- </text:span><text:span text:style-name="T13">סופך שלא ידעת חכמה</text:span><text:span text:style-name="T9">"#. </text:span><text:span text:style-name="T13">אולם</text:span><text:span text:style-name="T9">, </text:span><text:span text:style-name="T13">המילה </text:span><text:span text:style-name="T9">"</text:span><text:span text:style-name="T13">מנגד</text:span><text:span text:style-name="T9">-" </text:span><text:span text:style-name="T13">בדרך</text:span><text:span text:style-name="T9">-</text:span><text:span text:style-name="T13">כלל אינה מציינת התחברות</text:span><text:span text:style-name="T9">, </text:span><text:span text:style-name="T13">אלא דווקא התרחקות ויציאה מטווח הראיה </text:span><text:span text:style-name="T9">(</text:span><text:span text:style-name="T13">כדברי אבן עזרא שציטטנו למעלה</text:span><text:span text:style-name="T9">). </text:span></text:p>
      <text:p text:style-name="Text_20_body"/>
      <text:p text:style-name="P9"><text:span text:style-name="T9">3. </text:span><text:span text:style-name="T13">יש שפירשו שהחצי השני הוא תוצאה של </text:span><text:span text:style-name="T14">אי</text:span><text:span text:style-name="T10">-</text:span><text:span text:style-name="T12"> </text:span><text:span text:style-name="T13">קיום החצי הראשון</text:span><text:span text:style-name="T9">: "</text:span><text:span text:style-name="T13">כאומר</text:span><text:span text:style-name="T9">: </text:span><text:span text:style-name="T13">או הרחק ממנו</text:span><text:span text:style-name="T9">, </text:span><text:span text:style-name="T13">או סופך להיות כמוהו</text:span><text:span text:style-name="T9">"#. </text:span><text:span text:style-name="T13">אולם</text:span><text:span text:style-name="T9">, </text:span><text:span text:style-name="T13">אות החיבור </text:span><text:span text:style-name="T9">"</text:span><text:span text:style-name="T13">ו</text:span><text:span text:style-name="T9">-" </text:span><text:span text:style-name="T13">אין משמעה </text:span><text:span text:style-name="T9">"</text:span><text:span text:style-name="T13">או</text:span><text:span text:style-name="T9">", </text:span><text:span text:style-name="T13">אלא </text:span><text:span text:style-name="T9">- </text:span><text:span text:style-name="T13">לכל היותר </text:span><text:span text:style-name="T9">- "</text:span><text:span text:style-name="T13">ו</text:span><text:span text:style-name="T9">/</text:span><text:span text:style-name="T13">או</text:span><text:span text:style-name="T9">", </text:span><text:span text:style-name="T13">ומשמעות זו אינה מתאימה לפסוק זה</text:span><text:span text:style-name="T9">.</text:span></text:p>
      <text:p text:style-name="Text_20_body"/>
      <text:p text:style-name="P9"><text:span text:style-name="T13">ועוד</text:span><text:span text:style-name="T9">, </text:span><text:span text:style-name="T13">לפי שני הפירושים </text:span><text:span text:style-name="T9">2-3 </text:span><text:span text:style-name="T13">קשה לפרש את הזמן שבו נאמר החצי השני של הפסוק </text:span><text:span text:style-name="T9">- </text:span><text:span text:style-name="T13">זמן עבר</text:span><text:span text:style-name="T9">, </text:span><text:span text:style-name="T13">שאינו מתאים לפסוק של תוצאה</text:span><text:span text:style-name="T9">: </text:span><text:span text:style-name="T13">לפי פירושים אלו היה ראוי לכתוב</text:span><text:span text:style-name="T9">: "</text:span><text:span text:style-name="T13">ובל </text:span><text:span text:style-name="T15">תדע</text:span><text:span text:style-name="T12"> </text:span><text:span text:style-name="T13">שפתי דעת</text:span><text:span text:style-name="T9">". </text:span></text:p>
      <text:p text:style-name="Text_20_body"/>
      <text:p text:style-name="P9"><text:span text:style-name="T9">4. </text:span><text:span text:style-name="T13">ויש שפירשו</text:span><text:span text:style-name="T9">, </text:span><text:span text:style-name="T13">ש</text:span><text:span text:style-name="T9">"</text:span><text:span text:style-name="T13">בל ידעת שפתי דעת</text:span><text:span text:style-name="T9">" </text:span><text:span text:style-name="T13">הוא תיאור של אדם </text:span><text:span text:style-name="T9">- </text:span><text:span text:style-name="T13">מי שאינך יודע אם יש לו שפתי</text:span><text:span text:style-name="T9">-</text:span><text:span text:style-name="T13">דעת או לא</text:span><text:span text:style-name="T9">: "</text:span><text:span text:style-name="T13">הרחק ממי </text:span><text:span text:style-name="T14">שלא ידעת</text:span><text:span text:style-name="T12"> </text:span><text:span text:style-name="T13">אותו </text:span><text:span text:style-name="T14">בשפתי דעת</text:span><text:span text:style-name="T9">, </text:span><text:span text:style-name="T13">כי חברתו </text:span><text:span text:style-name="T9">- </text:span><text:span text:style-name="T13">סכנה</text:span><text:span text:style-name="T9">, </text:span><text:span text:style-name="T13">על כן אתה צריך לחוש בספקו</text:span><text:span text:style-name="T9">, </text:span><text:span text:style-name="T13">שלא תתחבר אליו</text:span><text:span text:style-name="T9">, </text:span><text:span text:style-name="T13">עד שתחקור עליו אם הוא נזהר בדבריו</text:span><text:span text:style-name="T9">, </text:span><text:span text:style-name="T13">שלא לגלות סוד ושלא לחרף ולבזות מכעס או מגאוה וגודל לבב</text:span><text:span text:style-name="T9">. </text:span><text:span text:style-name="T13">ציווה להרחיק מן הספק מחברת מי </text:span><text:span text:style-name="T15">שלא נודע</text:span><text:span text:style-name="T12"> </text:span><text:span text:style-name="T13">בשפתי דעת</text:span><text:span text:style-name="T9">, </text:span><text:span text:style-name="T13">וממי </text:span><text:span text:style-name="T15">שנודע</text:span><text:span text:style-name="T12"> </text:span><text:span text:style-name="T13">שהוא כסיל</text:span><text:span text:style-name="T9">"#. </text:span><text:span text:style-name="T13">אולם</text:span><text:span text:style-name="T9">, </text:span><text:span text:style-name="T13">קשה להניח שהמשפט הפעלי </text:span><text:span text:style-name="T9">"</text:span><text:span text:style-name="T13">בל ידעת</text:span><text:span text:style-name="T9">" </text:span><text:span text:style-name="T13">הוא תיאור של אדם מסויים</text:span><text:span text:style-name="T9">.</text:span></text:p>
      <text:p text:style-name="Text_20_body"/>
      <text:p text:style-name="P9"><text:span text:style-name="T9">5. </text:span><text:span text:style-name="T13">לענ</text:span><text:span text:style-name="T9">"</text:span><text:span text:style-name="T13">ד המילים </text:span><text:span text:style-name="T14">בל</text:span><text:span text:style-name="T9">, </text:span><text:span text:style-name="T14">שפתי</text:span><text:span text:style-name="T12"> </text:span><text:span text:style-name="T13">רומזות לפרשת מגדל בבל</text:span><text:span text:style-name="T9">:</text:span></text:p>
      <text:p text:style-name="P38"><text:span text:style-name="T13">הָבָה נֵרְדָה </text:span><text:span text:style-name="T14">וְנָבְלָה</text:span><text:span text:style-name="T12"> </text:span><text:span text:style-name="T13">שָׁם </text:span><text:span text:style-name="T14">שְׂפָתָם</text:span><text:span text:style-name="T10">,</text:span><text:span text:style-name="T12"> </text:span><text:span text:style-name="T13">אֲשֶׁר לֹא יִשְׁמְעוּ אִישׁ </text:span><text:span text:style-name="T14">שְׂפַת</text:span><text:span text:style-name="T12"> </text:span><text:span text:style-name="T13">רֵעֵהוּ</text:span><text:span text:style-name="T9">... </text:span><text:span text:style-name="T13">עַל כֵּן קָרָא שְׁמָהּ </text:span><text:span text:style-name="T14">בָּבֶל</text:span><text:span text:style-name="T9">, </text:span><text:span text:style-name="T13">כִּי שָׁם </text:span><text:span text:style-name="T14">בָּלַל</text:span><text:span text:style-name="T12"> </text:span><text:span text:style-name="T13">ה</text:span><text:span text:style-name="T9">' </text:span><text:span text:style-name="T14">שְׂפַת</text:span><text:span text:style-name="T12"> </text:span><text:span text:style-name="T13">כָּל הָאָרֶץ</text:span><text:span text:style-name="T9">, </text:span><text:span text:style-name="T13">וּמִשָּׁם הֱפִיצָם ה</text:span><text:span text:style-name="T9">' </text:span><text:span text:style-name="T13">עַל פְּנֵי כָּל הָאָרֶץ                             </text:span><text:span text:style-name="T9">(</text:span><text:span text:style-name="T13">בראשית י</text:span><text:span text:style-name="T9">"</text:span><text:span text:style-name="T13">א</text:span><text:span text:style-name="T9">, </text:span><text:span text:style-name="T13">ז</text:span><text:span text:style-name="T9">-</text:span><text:span text:style-name="T13">ט</text:span><text:span text:style-name="T9">).</text:span></text:p>
      <text:p text:style-name="P9"><text:span text:style-name="T13">החצי השני של הפסוק שלנו מנמק את החצי הראשון ומסביר מדוע יש להתרחק מאיש כסיל</text:span><text:span text:style-name="T9">: </text:span><text:span text:style-name="T14">בל ידעת שפתי דעת</text:span><text:span text:style-name="T12"> </text:span><text:span text:style-name="T9">= </text:span><text:span text:style-name="T13">השפה שלך שונה מהשפה של הכסיל</text:span><text:span text:style-name="T9">, </text:span><text:span text:style-name="T13">אתה אוהב ללמוד והוא שונא חכמה</text:span><text:span text:style-name="T9">; </text:span><text:span text:style-name="T13">אם תנסה לדבר איתו</text:span><text:span text:style-name="T9">, </text:span><text:span text:style-name="T13">התוצאה היחידה תהיה בלבול</text:span><text:span text:style-name="T9">, </text:span><text:span text:style-name="T13">הוא לא יבין אותך ואתה לא תבין אותו</text:span><text:span text:style-name="T9">, </text:span><text:span text:style-name="T13">ולכן שמור מרחק </text:span><text:span text:style-name="T9">- </text:span><text:span text:style-name="T14">לך מנגד</text:span><text:span text:style-name="T9">.</text:span></text:p>
      <text:p text:style-name="Text_20_body"/>
      <text:p text:style-name="P5">פסוק לד</text:p>
      <text:p text:style-name="P35"><text:span text:style-name="T6">צְדָקָה תְרוֹמֵם גּוֹי</text:span><text:span text:style-name="T1">, </text:span><text:span text:style-name="T6">וְחֶסֶד לְאֻמִּים חַטָּאת        </text:span><text:span text:style-name="T1">(</text:span><text:span text:style-name="T6">משלי י</text:span><text:span text:style-name="T1">"</text:span><text:span text:style-name="T6">ד</text:span><text:span text:style-name="T1">, </text:span><text:span text:style-name="T6">לד</text:span><text:span text:style-name="T1">).</text:span></text:p>
      <text:p text:style-name="Text_20_body"/>
      <text:p text:style-name="P9"><text:span text:style-name="T13">לפי ההבנה המקובלת</text:span><text:span text:style-name="T9">, </text:span><text:span text:style-name="T13">צדקה וחסד הם מילים נרדפות</text:span><text:span text:style-name="T9">, </text:span><text:span text:style-name="T13">ולכן אין זה ברור מה הפסוק בא ללמד </text:span><text:span text:style-name="T9">- </text:span><text:span text:style-name="T13">האם הצדקה היא חיובית </text:span><text:span text:style-name="T9">(</text:span><text:span text:style-name="T14">תרומם גוי</text:span><text:span text:style-name="T9">), </text:span><text:span text:style-name="T13">או שלילית </text:span><text:span text:style-name="T9">(</text:span><text:span text:style-name="T14">חטאת</text:span><text:span text:style-name="T9">)?</text:span></text:p>
      <text:p text:style-name="Text_20_body"/>
      <text:p text:style-name="P6"><text:span text:style-name="T6">הראשונים שעסקו בפירוש הפסוק היו רבן יוחנן בן זכאי ותלמידיו</text:span><text:span text:style-name="T1">#. </text:span></text:p>
      <text:p text:style-name="Text_20_body"/>
      <text:p text:style-name="P9"><text:span text:style-name="T9">1. </text:span><text:span text:style-name="T13">חמישה מתלמידיו של ריב</text:span><text:span text:style-name="T9">"</text:span><text:span text:style-name="T13">ז פירשו</text:span><text:span text:style-name="T9">, </text:span><text:span text:style-name="T13">שהחלק החיובי של הפסוק מתייחס לעם ישראל</text:span><text:span text:style-name="T9">, </text:span><text:span text:style-name="T13">והחלק השלילי מתייחס לגויים</text:span><text:span text:style-name="T9">. </text:span><text:span text:style-name="T13">כך למשל פירש רבי אליעזר</text:span><text:span text:style-name="T9">: "</text:span><text:span text:style-name="T14">צדקה תרומם גוי</text:span><text:span text:style-name="T12"> </text:span><text:span text:style-name="T9">- </text:span><text:span text:style-name="T13">אלו ישראל</text:span><text:span text:style-name="T9">, </text:span><text:span text:style-name="T13">דכתיב </text:span><text:span text:style-name="T9">'</text:span><text:span text:style-name="T13">ומי כעמך ישראל גוי אחד בארץ</text:span><text:span text:style-name="T9">'; </text:span><text:span text:style-name="T14">וחסד לאומים חטאת</text:span><text:span text:style-name="T12"> </text:span><text:span text:style-name="T9">- </text:span><text:span text:style-name="T13">כל צדקה וחסד שאומות עובדי כוכבים עושין </text:span><text:span text:style-name="T9">- </text:span><text:span text:style-name="T13">חטא הוא להן</text:span><text:span text:style-name="T9">, </text:span><text:span text:style-name="T13">שאינם עושין אלא להתגדל בו</text:span><text:span text:style-name="T9">". </text:span><text:span text:style-name="T13">רבי נחוניא בן הקנה אף הקצין ופירש</text:span><text:span text:style-name="T9">, </text:span><text:span text:style-name="T13">שהגויים אינם עושים חסד כלל </text:span><text:span text:style-name="T9">- </text:span><text:span text:style-name="T13">אפילו לא כדי להתגדל בו</text:span><text:span text:style-name="T9">: "</text:span><text:span text:style-name="T14">צדקה תרומם גוי וחסד</text:span><text:span text:style-name="T12"> – </text:span><text:span text:style-name="T13">לישראל</text:span><text:span text:style-name="T9">; </text:span><text:span text:style-name="T13">ו</text:span><text:span text:style-name="T14">לאומים</text:span><text:span text:style-name="T12"> – </text:span><text:span text:style-name="T14">חטאת</text:span><text:span text:style-name="T9">".</text:span></text:p>
      <text:p text:style-name="Text_20_body"/>
      <text:p text:style-name="P9"><text:span text:style-name="T9">2. </text:span><text:span text:style-name="T13">ריב</text:span><text:span text:style-name="T9">"</text:span><text:span text:style-name="T13">ז עצמו פירש</text:span><text:span text:style-name="T9">, </text:span><text:span text:style-name="T13">שהחטאת בפסוק זה היא מושג חיובי</text:span><text:span text:style-name="T9">, </text:span><text:span text:style-name="T13">ומציינת כפרה</text:span><text:span text:style-name="T9">: "</text:span><text:span text:style-name="T13">כשם </text:span><text:span text:style-name="T14">שהחטאת</text:span><text:span text:style-name="T12"> </text:span><text:span text:style-name="T13">מכפרת על ישראל </text:span><text:span text:style-name="T9">- </text:span><text:span text:style-name="T13">כך </text:span><text:span text:style-name="T14">צדקה</text:span><text:span text:style-name="T12"> </text:span><text:span text:style-name="T13">מכפרת על </text:span><text:span text:style-name="T14">אומות</text:span><text:span text:style-name="T12"> </text:span><text:span text:style-name="T13">העולם</text:span><text:span text:style-name="T9">" (</text:span><text:span text:style-name="T13">אגב</text:span><text:span text:style-name="T9">, </text:span><text:span text:style-name="T13">מהסוגיה שם נראה שריב</text:span><text:span text:style-name="T9">"</text:span><text:span text:style-name="T13">ז שינה את דעתו באופן קיצוני</text:span><text:span text:style-name="T9">, </text:span><text:span text:style-name="T13">וייתכן שהשינוי חל כתוצאה מחורבן בית המקדש</text:span><text:span text:style-name="T9">. </text:span><text:span text:style-name="T13">לפני החורבן חשב ריב</text:span><text:span text:style-name="T9">"</text:span><text:span text:style-name="T13">ז שאפשר לחיות בשלום עם הרומאים ולשתף עמם פעולה במעשי צדקה וחסד</text:span><text:span text:style-name="T9">, </text:span><text:span text:style-name="T13">אך לאחר שראה את הזוועות שעשו הרומאים בשם ערכי המוסר שלהם</text:span><text:span text:style-name="T9">, </text:span><text:span text:style-name="T13">שינה את דעתו ושלח את תלמידיו לחפש פירושים אחרים</text:span><text:span text:style-name="T9">, </text:span><text:span text:style-name="T13">ובסופו של דבר קיבל את דעתו הקיצונית של רבי נחוניא בן הקנה</text:span><text:span text:style-name="T9">).</text:span></text:p>
      <text:p text:style-name="Text_20_body"><text:soft-page-break/></text:p>
      <text:p text:style-name="P9"><text:span text:style-name="T9">3. </text:span><text:span text:style-name="T13">יש שפירשו</text:span><text:span text:style-name="T9">, </text:span><text:span text:style-name="T13">שהחסד בפסוק זה הוא מושג שלילי</text:span><text:span text:style-name="T9">, </text:span><text:span text:style-name="T13">ומציין חרפה</text:span><text:span text:style-name="T9">: "</text:span><text:span text:style-name="T13">כשהולכים בדרך </text:span><text:span text:style-name="T14">הצדקה יתרוממו</text:span><text:span text:style-name="T12"> </text:span><text:span text:style-name="T13">משפלותם</text:span><text:span text:style-name="T9">... </text:span><text:span text:style-name="T13">ו</text:span><text:span text:style-name="T9">...</text:span><text:span text:style-name="T14">החטאת</text:span><text:span text:style-name="T12"> </text:span><text:span text:style-name="T13">היא להם </text:span><text:span text:style-name="T14">חסד</text:span><text:span text:style-name="T12"> </text:span><text:span text:style-name="T13">שהיא החרפה היותר גדולה</text:span><text:span text:style-name="T9">" [[(</text:span><text:span text:style-name="T13">מלבי</text:span><text:span text:style-name="T9">"</text:span><text:span text:style-name="T13">ם על הפסוק</text:span><text:span text:style-name="T9">)]].</text:span></text:p>
      <text:p text:style-name="Text_20_body"/>
      <text:p text:style-name="P6"><text:span text:style-name="T6">אולם</text:span><text:span text:style-name="T1">, </text:span><text:span text:style-name="T6">פירושים אלה אינם מתאימים למשמעות המקובלת של המושגים חסד וחטאת</text:span><text:span text:style-name="T1">.</text:span></text:p>
      <text:p text:style-name="Text_20_body"/>
      <text:p text:style-name="P6"><text:span text:style-name="T1">4. </text:span><text:span text:style-name="T6">לענ</text:span><text:span text:style-name="T1">"</text:span><text:span text:style-name="T6">ד אפשר להבין את הפסוק בעזרת הקבלה לסיפור אחר שבו חסד נחשב לחטא </text:span><text:span text:style-name="T1">- </text:span><text:span text:style-name="T6">סיפורו של אחאב מלך ישראל</text:span><text:span text:style-name="T1">. </text:span><text:span text:style-name="T6">לאחר מלחמת</text:span><text:span text:style-name="T1">-</text:span><text:span text:style-name="T6">מגן נגד ארם</text:span><text:span text:style-name="T1">, </text:span><text:span text:style-name="T6">שבה הצליח צבא ישראל להביס את הארמים</text:span><text:span text:style-name="T1">, </text:span><text:span text:style-name="T6">החליטו הארמים לבקש את חסדו של מלך ישראל</text:span><text:span text:style-name="T1">:</text:span></text:p>
      <text:p text:style-name="P38"><text:span text:style-name="T13">וַיֹּאמְרוּ אֵלָיו עֲבָדָיו </text:span><text:span text:style-name="T9">'</text:span><text:span text:style-name="T13">הִנֵּה נָּא שָׁמַעְנוּ כִּי מַלְכֵי בֵּית יִשְׂרָאֵל כִּי מַלְכֵי </text:span><text:span text:style-name="T14">חֶסֶד</text:span><text:span text:style-name="T12"> </text:span><text:span text:style-name="T13">הֵם</text:span><text:span text:style-name="T9">, </text:span><text:span text:style-name="T13">נָשִׂימָה נָא שַׂקִּים בְּמָתְנֵינוּ וַחֲבָלִים בְּרֹאשֵׁנוּ וְנֵצֵא אֶל מֶלֶךְ יִשְׂרָאֵל </text:span><text:span text:style-name="T9">- </text:span><text:span text:style-name="T13">אוּלַי יְחַיֶּה אֶת נַפְשֶׁךָ</text:span><text:span text:style-name="T9">'     (</text:span><text:span text:style-name="T13">מלכים א כ</text:span><text:span text:style-name="T9">', </text:span><text:span text:style-name="T13">לא</text:span><text:span text:style-name="T9">).</text:span></text:p>
      <text:p text:style-name="Text_20_body"/>
      <text:p text:style-name="P6"><text:span text:style-name="T6">מלך ישראל אכן עשה עמו חסד והחיה אותו</text:span><text:span text:style-name="T1">, </text:span><text:span text:style-name="T6">אך החסד הזה נחשב לחטא </text:span><text:span text:style-name="T1">- </text:span><text:span text:style-name="T6">הוא היה צריך לעשות עמו צדק ולהעניש אותו</text:span><text:span text:style-name="T1">:</text:span></text:p>
      <text:p text:style-name="P35"><text:span text:style-name="T6">כֹּה אָמַר ה</text:span><text:span text:style-name="T1">': '</text:span><text:span text:style-name="T6">יַעַן שִׁלַּחְתָּ אֶת אִישׁ חֶרְמִי מִיָּד </text:span><text:span text:style-name="T1">- </text:span><text:span text:style-name="T6">וְהָיְתָה נַפְשְׁךָ תַּחַת נַפְשׁוֹ וְעַמְּךָ תַּחַת עַמּו</text:span><text:span text:style-name="T1">'</text:span><text:span text:style-name="T6">ֹ       </text:span><text:span text:style-name="T1">(</text:span><text:span text:style-name="T6">שם</text:span><text:span text:style-name="T1">, </text:span><text:span text:style-name="T6">פסוק מב</text:span><text:span text:style-name="T1">).</text:span></text:p>
      <text:p text:style-name="P6"><text:span text:style-name="T1">(</text:span><text:span text:style-name="T6">ואכן</text:span><text:span text:style-name="T1">, </text:span><text:span text:style-name="T6">זמן קצר לאחר מכן</text:span><text:span text:style-name="T1">, </text:span><text:span text:style-name="T6">במלחמה נוספת בין ישראל לארם</text:span><text:span text:style-name="T1">, </text:span><text:span text:style-name="T6">הכה חייל ארמי את אחאב מלך ישראל והרגו</text:span><text:span text:style-name="T1">).</text:span></text:p>
      <text:p text:style-name="Text_20_body"/>
      <text:p text:style-name="P9"><text:span text:style-name="T13">לפי זה</text:span><text:span text:style-name="T9">, </text:span><text:span text:style-name="T13">ייתכן שהפסוק שלנו מדבר על צדק וחסד בין עמים</text:span><text:span text:style-name="T9">. </text:span><text:span text:style-name="T13">המילה </text:span><text:span text:style-name="T14">צדקה </text:span><text:span text:style-name="T13">משמעה צדק</text:span><text:span text:style-name="T9">#; </text:span><text:span text:style-name="T14">צדקה תרומם גוי</text:span><text:span text:style-name="T12"> </text:span><text:span text:style-name="T9">= </text:span><text:span text:style-name="T13">כאשר עם נוהג בצדק כלפי עמים אחרים</text:span><text:span text:style-name="T9">, </text:span><text:span text:style-name="T13">הוא מתרומם ומתעלה</text:span><text:span text:style-name="T9">. </text:span><text:span text:style-name="T13">אולם </text:span><text:span text:style-name="T14">חסד לאומים חטאת</text:span><text:span text:style-name="T12"> </text:span><text:span text:style-name="T9">= </text:span><text:span text:style-name="T13">כאשר עם נוהג בוותרנות יתרה כלפי עמים אחרים</text:span><text:span text:style-name="T9">, </text:span><text:span text:style-name="T13">הדבר נחשב לחטאת</text:span><text:span text:style-name="T9">. </text:span><text:span text:style-name="T13">יש מקום לחסד וותרנות ביחסים בין אדם לחברו</text:span><text:span text:style-name="T9">, </text:span><text:span text:style-name="T13">אך לא בין עמים</text:span><text:span text:style-name="T9">.</text:span></text:p>
      <text:p text:style-name="Text_20_body"/>
      <text:p text:style-name="P2">פרק טו</text:p>
      <text:p text:style-name="P5">פסוק ז</text:p>
      <text:p text:style-name="P35"><text:span text:style-name="T6">שִׂפְתֵי חֲכָמִים יְזָרוּ דָעַת</text:span><text:span text:style-name="T1">, </text:span><text:span text:style-name="T6">וְלֵב כְּסִילִים לֹא כֵן       </text:span><text:span text:style-name="T1">(</text:span><text:span text:style-name="T6">משלי ט</text:span><text:span text:style-name="T1">"</text:span><text:span text:style-name="T6">ו</text:span><text:span text:style-name="T1">, </text:span><text:span text:style-name="T6">ז</text:span><text:span text:style-name="T1">).</text:span></text:p>
      <text:p text:style-name="Text_20_body"/>
      <text:p text:style-name="P6"><text:span text:style-name="T6">בקריאה ראשונה קשה להבין את המסר בשני חצאי הפסוק</text:span><text:span text:style-name="T1">, </text:span><text:span text:style-name="T6">ואת הקשר ביניהם</text:span><text:span text:style-name="T1">: </text:span></text:p>
      <text:list xml:id="list1847997590" text:style-name="L15">
        <text:list-item>
          <text:p text:style-name="P23"><text:span text:style-name="T19">בחצי הראשון</text:span><text:span text:style-name="T2">: </text:span><text:span text:style-name="T19">אם המילה </text:span><text:span text:style-name="T20">יזרו</text:span><text:span text:style-name="T19"> היא מלשון זריה ופיזור</text:span><text:span text:style-name="T2">, </text:span><text:span text:style-name="T19">אין זה ברור מה השבח בכך שהחכמים מפזרים דעת</text:span><text:span text:style-name="T2">, </text:span><text:span text:style-name="T19">והרי במקום אחר נאמר לכאורה להיפך</text:span><text:span text:style-name="T2">, "</text:span><text:span text:style-name="T19">חֲכָמִים יִצְפְּנוּ דָעַת</text:span><text:span text:style-name="T2">", </text:span><text:span text:style-name="T19">החכמים מצפינים ואינם מגלים את הדעת לכל אחד</text:span><text:span text:style-name="T2">.</text:span></text:p>
        </text:list-item>
        <text:list-item>
          <text:p text:style-name="P23"><text:span text:style-name="T19">בחצי השני</text:span><text:span text:style-name="T2">: </text:span><text:span text:style-name="T19">אם המילה </text:span><text:span text:style-name="T20">כן</text:span><text:span text:style-name="T19"> היא ההיפך של לא</text:span><text:span text:style-name="T2">, </text:span><text:span text:style-name="T19">כמו בפירוש מצודת דוד על הפסוק</text:span><text:span text:style-name="T2">: "[</text:span><text:span text:style-name="T19">והכסילים</text:span><text:span text:style-name="T2">] </text:span><text:span text:style-name="T19">לא כן יחפצו ללמוד כאשר החכמים חפצים ללמד</text:span><text:span text:style-name="T2">", </text:span><text:span text:style-name="T19">סגנונו של הפסוק אינו ברור</text:span><text:span text:style-name="T2">. </text:span><text:span text:style-name="T19">בלשון המקרא</text:span><text:span text:style-name="T2">, </text:span><text:span text:style-name="T19">בכל הפסוקים שבהם יש תקבולת ניגודית</text:span><text:span text:style-name="T2">, </text:span><text:span text:style-name="T19">משתמשים במילים מנוגדות</text:span><text:span text:style-name="T2">, </text:span><text:span text:style-name="T19">ולא בביטוי הכללי </text:span><text:span text:style-name="T2">"</text:span><text:span text:style-name="T19">לא כן</text:span><text:span text:style-name="T2">". </text:span><text:span text:style-name="T19">אילו הכוונה הייתה שהכסילים אינם חפצים ללמוד</text:span><text:span text:style-name="T2">, </text:span><text:span text:style-name="T19">זה היה כתוב בפירוש</text:span><text:span text:style-name="T2">, </text:span><text:span text:style-name="T19">למשל </text:span><text:span text:style-name="T2">"</text:span><text:span text:style-name="T19">ולב כסילים אין חפץ</text:span><text:span text:style-name="T2">".</text:span></text:p>
        </text:list-item>
      </text:list>
      <text:p text:style-name="Text_20_body"/>
      <text:p text:style-name="P6"><text:span text:style-name="T6">לענ</text:span><text:span text:style-name="T1">"</text:span><text:span text:style-name="T6">ד</text:span><text:span text:style-name="T1">, </text:span><text:span text:style-name="T6">הפסוק רומז לשני חלקים של כלים שהיו במשכן ובמקדש</text:span><text:span text:style-name="T1">:</text:span></text:p>
      <text:list xml:id="list1876300989" text:style-name="L16">
        <text:list-item>
          <text:p text:style-name="P26"><text:span text:style-name="T19">המילה </text:span><text:span text:style-name="T20">יְזָרוּ</text:span><text:span text:style-name="T19"> רומזת ל </text:span><text:span text:style-name="T20">זֵר</text:span><text:span text:style-name="T19"> </text:span><text:span text:style-name="T2">- </text:span><text:span text:style-name="T19">עיטור שהיה על ארון הברית</text:span><text:span text:style-name="T2">: "</text:span><text:span text:style-name="T19">וצפית אתו זהב טהור מבית ומחוץ תצפנו ועשית עליו </text:span><text:span text:style-name="T20">זר זהב</text:span><text:span text:style-name="T19"> סביב</text:span><text:span text:style-name="T2">" (</text:span><text:span text:style-name="T19">שמות כ</text:span><text:span text:style-name="T2">"</text:span><text:span text:style-name="T19">ה</text:span><text:span text:style-name="T2">, </text:span><text:span text:style-name="T19">יא</text:span><text:span text:style-name="T2">), </text:span><text:span text:style-name="T19">על השולחן</text:span><text:span text:style-name="T2">: "</text:span><text:span text:style-name="T19">וצפית אתו זהב טהור ועשית לו </text:span><text:span text:style-name="T20">זר זהב</text:span><text:span text:style-name="T19"> סביב</text:span><text:span text:style-name="T2">. </text:span><text:span text:style-name="T19">ועשית לו מסגרת טפח סביב ועשית </text:span><text:span text:style-name="T20">זר זהב</text:span><text:span text:style-name="T19"> למסגרתו סביב</text:span><text:span text:style-name="T2">" (</text:span><text:span text:style-name="T19">שם כד</text:span><text:span text:style-name="T2">-</text:span><text:span text:style-name="T19">כה</text:span><text:span text:style-name="T2">), </text:span><text:span text:style-name="T19">ועל מזבח הזהב</text:span><text:span text:style-name="T2">: "</text:span><text:span text:style-name="T19">וצפית אתו זהב טהור את גגו ואת קירתיו סביב ואת קרנתיו ועשית לו </text:span><text:span text:style-name="T20">זר זהב</text:span><text:span text:style-name="T19"> סביב</text:span><text:span text:style-name="T2">" (</text:span><text:span text:style-name="T19">שמות ל</text:span><text:span text:style-name="T2">', </text:span><text:span text:style-name="T19">ג</text:span><text:span text:style-name="T2">).</text:span></text:p>
        </text:list-item>
        <text:list-item>
          <text:p text:style-name="P26"><text:span text:style-name="T19">והמילה </text:span><text:span text:style-name="T20">כֵן</text:span><text:span text:style-name="T19"> רומזת לכַן שהיה מתחת לכיור הנחושת</text:span><text:span text:style-name="T2">: "</text:span><text:span text:style-name="T19">ועשית כיור נחשת </text:span><text:span text:style-name="T21">וכנו</text:span><text:span text:style-name="T19"> נחשת לרחצה ונתת אתו בין אהל מועד ובין המזבח ונתת שמה מים</text:span><text:span text:style-name="T2">" (</text:span><text:span text:style-name="T19">שמות ל</text:span><text:span text:style-name="T2">', </text:span><text:span text:style-name="T19">יח</text:span><text:span text:style-name="T2">).</text:span></text:p>
        </text:list-item>
      </text:list>
      <text:p text:style-name="P7"><text:span text:style-name="T6">החכם והכסיל הם שני ניגודים</text:span><text:span text:style-name="T1">, </text:span><text:span text:style-name="T6">וגם הזר והכן הם שני ניגודים</text:span><text:span text:style-name="T1">:</text:span></text:p>
      <text:list xml:id="list1459576547" text:style-name="L17">
        <text:list-item>
          <text:p text:style-name="P17"><text:span text:style-name="T6">הזֵר הוא החלק הגבוה ביותר של הכלים היקרים ביותר</text:span><text:span text:style-name="T1">,</text:span></text:p>
        </text:list-item>
        <text:list-item>
          <text:p text:style-name="P17"><text:span text:style-name="T6">והכַן הוא החלק הנמוך ביותר של הכלי הפשוט ביותר</text:span><text:span text:style-name="T1">.</text:span></text:p>
        </text:list-item>
      </text:list>
      <text:p text:style-name="P7"><text:soft-page-break/><text:span text:style-name="T6">הפסוק מציג ניגוד בין החכמים לבין הכסילים</text:span><text:span text:style-name="T1">:</text:span></text:p>
      <text:list xml:id="list615492273" text:style-name="L18">
        <text:list-item>
          <text:p text:style-name="P27"><text:span text:style-name="T20">שפתי חכמים יזרו דעת</text:span><text:span text:style-name="T19"> </text:span><text:span text:style-name="T2">- </text:span><text:span text:style-name="T19">החכמים שמים זֵר על דברי הדעת שהם לומדים מאחרים</text:span><text:span text:style-name="T2">, </text:span><text:span text:style-name="T19">כלומר</text:span><text:span text:style-name="T2">, </text:span><text:span text:style-name="T19">מעטרים אותם</text:span><text:span text:style-name="T2">, </text:span><text:span text:style-name="T19">מרחיבים אותם ומוסיפים עליהם</text:span><text:span text:style-name="T2">; </text:span><text:span text:style-name="T19">ממשיכים את המחקר ומקדמים אותו</text:span><text:span text:style-name="T2">.</text:span></text:p>
        </text:list-item>
        <text:list-item>
          <text:p text:style-name="P27"><text:span text:style-name="T20">ולב כסילים לא כן</text:span><text:span text:style-name="T19"> </text:span><text:span text:style-name="T2">- </text:span><text:span text:style-name="T19">הכסילים</text:span><text:span text:style-name="T2">, </text:span><text:span text:style-name="T19">לא רק שאינם מוסיפים על מה שהם לומדים</text:span><text:span text:style-name="T2">, </text:span><text:span text:style-name="T19">הם אפילו לא נותנים להם כַן ובסיס </text:span><text:span text:style-name="T2">- </text:span><text:span text:style-name="T19">הם לא מנסים אפילו להבין את יסודם של הדברים שהם לומדים</text:span><text:span text:style-name="T2">, </text:span><text:span text:style-name="T19">אלא מתעלמים מהם לחלוטין ומסתמכים רק על המחשבות הפרטיות שלהם</text:span><text:span text:style-name="T2">.</text:span></text:p>
        </text:list-item>
      </text:list>
      <text:p text:style-name="Text_20_body"/>
      <text:p text:style-name="P7"><text:span text:style-name="T6">בפסוק אחר</text:span><text:span text:style-name="T1">, </text:span><text:span text:style-name="T6">הדעת נמשלה לכלי יקר</text:span><text:span text:style-name="T1">: "</text:span><text:span text:style-name="T6">יש זהב ורב פנינים</text:span><text:span text:style-name="T1">, </text:span><text:span text:style-name="T6">וכלי יקר שפתי דעת</text:span><text:span text:style-name="T1">" (</text:span><text:span text:style-name="T6">שמות כ</text:span><text:span text:style-name="T1">', </text:span><text:span text:style-name="T6">טו</text:span><text:span text:style-name="T1">); </text:span><text:span text:style-name="T6">והפסוק שלנו מלמד</text:span><text:span text:style-name="T1">, </text:span><text:span text:style-name="T6">שהכלי היקר נבנה בהדרגה</text:span><text:span text:style-name="T1">, </text:span><text:span text:style-name="T6">כל חכם ששומע את דברי הדעת מוסיף עליהם זרים ועיטורים</text:span><text:span text:style-name="T1">.</text:span></text:p>
      <text:p text:style-name="Text_20_body"/>
      <text:p text:style-name="P7"><text:span text:style-name="T6">ישנם מפרשים נוספים שקישרו את הפסוק לכלי המשכן</text:span><text:span text:style-name="T1">, </text:span><text:span text:style-name="T6">אך הסבירו את המשמעות באופן אחר</text:span><text:span text:style-name="T1">:</text:span></text:p>
      <text:list xml:id="list436100114" text:style-name="L19">
        <text:list-item>
          <text:p text:style-name="P28"><text:span text:style-name="T19">הגר</text:span><text:span text:style-name="T2">"</text:span><text:span text:style-name="T19">א</text:span><text:span text:style-name="T2">: "</text:span><text:span text:style-name="T20">שפתי חכמים יזרו דעת</text:span><text:span text:style-name="T2">, </text:span><text:span text:style-name="T19">כלומר</text:span><text:span text:style-name="T2">, </text:span><text:span text:style-name="T19">אף מה </text:span><text:span text:style-name="T20">שיודעים</text:span><text:span text:style-name="T19"> מאחרים </text:span><text:span text:style-name="T2">- </text:span><text:span text:style-name="T19">מעטרים אותם ומיישרים דבריהם ואומרים כל דבר ודבר על אופניו</text:span><text:span text:style-name="T2">, </text:span><text:span text:style-name="T19">שיהיו ערבים ומתוקים לשומעם</text:span><text:span text:style-name="T2">. </text:span><text:span text:style-name="T19">ו</text:span><text:span text:style-name="T2">"</text:span><text:span text:style-name="T19">יזרו</text:span><text:span text:style-name="T2">" </text:span><text:span text:style-name="T19">מלשון </text:span><text:span text:style-name="T20">זֵר</text:span><text:span text:style-name="T2">... </text:span><text:span text:style-name="T19">אבל </text:span><text:span text:style-name="T20">הכסילים</text:span><text:span text:style-name="T2">, </text:span><text:span text:style-name="T19">לא די שאין יכולים לומר ה</text:span><text:span text:style-name="T2">"</text:span><text:span text:style-name="T19">דעת</text:span><text:span text:style-name="T2">" </text:span><text:span text:style-name="T19">נכון</text:span><text:span text:style-name="T2">, </text:span><text:span text:style-name="T19">אלא אפילו </text:span><text:span text:style-name="T20">בליבם</text:span><text:span text:style-name="T19"> </text:span><text:span text:style-name="T20">אין</text:span><text:span text:style-name="T19"> להם </text:span><text:span text:style-name="T20">כן</text:span><text:span text:style-name="T19"> ורגל שיבינו זאת</text:span><text:span text:style-name="T2">, </text:span><text:span text:style-name="T19">ואין ל</text:span><text:span text:style-name="T2">"</text:span><text:span text:style-name="T19">דעת</text:span><text:span text:style-name="T2">" </text:span><text:span text:style-name="T19">מקום כלל בלבם</text:span><text:span text:style-name="T2">".</text:span></text:p>
        </text:list-item>
        <text:list-item>
          <text:p text:style-name="P28"><text:span text:style-name="T19">מלבי</text:span><text:span text:style-name="T2">"</text:span><text:span text:style-name="T19">ם</text:span><text:span text:style-name="T2">: "</text:span><text:span text:style-name="T20">החכמים</text:span><text:span text:style-name="T19"> ישימו אל </text:span><text:span text:style-name="T20">הדעת</text:span><text:span text:style-name="T19"> </text:span><text:span text:style-name="T20">זר</text:span><text:span text:style-name="T19"> סביב לשמרו מן הכסילים</text:span><text:span text:style-name="T2">... </text:span><text:span text:style-name="T19">אמנם </text:span><text:span text:style-name="T20">הכסילים</text:span><text:span text:style-name="T2">... </text:span><text:span text:style-name="T20">לבם</text:span><text:span text:style-name="T19"> </text:span><text:span text:style-name="T20">אינו</text:span><text:span text:style-name="T19"> עומד על </text:span><text:span text:style-name="T20">כן</text:span><text:span text:style-name="T19"> ובסיס</text:span><text:span text:style-name="T2">...". </text:span><text:span text:style-name="T19">אולם</text:span><text:span text:style-name="T2">, </text:span><text:span text:style-name="T19">הזֵר בכלי המשכן נועד לעיטור ולא לשמירה</text:span><text:span text:style-name="T2">; </text:span><text:span text:style-name="T19">אילו הכוונה היתה שהחכמים שומרים על הדעת</text:span><text:span text:style-name="T2">, </text:span><text:span text:style-name="T19">היה ראוי לכתוב </text:span><text:span text:style-name="T2">"</text:span><text:span text:style-name="T19">שפתי חכמים ינצרו דעת</text:span><text:span text:style-name="T2">" </text:span><text:span text:style-name="T19">או </text:span><text:span text:style-name="T2">"</text:span><text:span text:style-name="T19">יגדרו דעת</text:span><text:span text:style-name="T2">".</text:span></text:p>
        </text:list-item>
      </text:list>
      <text:p text:style-name="Text_20_body"/>
      <text:p text:style-name="P5">פסוק כד</text:p>
      <text:p text:style-name="P35"><text:span text:style-name="T6">אֹרַח חַיִּים לְמַעְלָה לְמַשְׂכִּיל</text:span><text:span text:style-name="T1">, </text:span><text:span text:style-name="T6">לְמַעַן סוּר מִשְּׁאוֹל מָטָּה </text:span><text:span text:style-name="T1">(</text:span><text:span text:style-name="T6">משלי ט</text:span><text:span text:style-name="T1">"</text:span><text:span text:style-name="T6">ו</text:span><text:span text:style-name="T1">, </text:span><text:span text:style-name="T6">כד</text:span><text:span text:style-name="T1">).</text:span></text:p>
      <text:p text:style-name="Text_20_body"/>
      <text:p text:style-name="P6"><text:span text:style-name="T6">מקובל לפרש</text:span><text:span text:style-name="T1">, </text:span><text:span text:style-name="T6">שהפסוק משבח את המשכיל</text:span><text:span text:style-name="T1">, </text:span><text:span text:style-name="T6">המשתדל תמיד לעלות ולהתקדם בכל תחומי החיים</text:span><text:span text:style-name="T1">: "</text:span><text:span text:style-name="T6">האדם נקרא הולך</text:span><text:span text:style-name="T1">, </text:span><text:span text:style-name="T6">שצריך לילך תמיד מדרגה לדרגה</text:span><text:span text:style-name="T1">, </text:span><text:span text:style-name="T6">ואם לא יעלה למעלה </text:span><text:span text:style-name="T1">- </text:span><text:span text:style-name="T6">ירד מטה מטה</text:span><text:span text:style-name="T1">, </text:span><text:span text:style-name="T6">חס ושלום</text:span><text:span text:style-name="T1">, </text:span><text:span text:style-name="T6">כי אי אפשר שיעמוד בדרגה אחת</text:span><text:span text:style-name="T1">..." (</text:span><text:span text:style-name="T6">הגאון מווילנה על הפסוק</text:span><text:span text:style-name="T1">).</text:span></text:p>
      <text:p text:style-name="Text_20_body"/>
      <text:p text:style-name="P6"><text:span text:style-name="T6">אולם חכמי המדרש פירשו את הפסוק אחרת</text:span><text:span text:style-name="T1">, </text:span><text:span text:style-name="T6">תוך הקבלה לסיפור אחר שבו נזכרה ירידה מטה אל השאול</text:span><text:span text:style-name="T1">, </text:span><text:span text:style-name="T6">סיפורם של קורח ועדתו</text:span><text:span text:style-name="T1">:</text:span></text:p>
      <text:p text:style-name="P38"><text:span text:style-name="T13">וַיֵּרְדוּ הֵם וְכָל אֲשֶׁר לָהֶם </text:span><text:span text:style-name="T14">חַיִּים שְׁאֹלָה</text:span><text:span text:style-name="T9">, </text:span><text:span text:style-name="T13">וַתְּכַס עֲלֵיהֶם הָאָרֶץ וַיֹּאבְדוּ מִתּוֹךְ הַקָּהָל   </text:span><text:span text:style-name="T9">(</text:span><text:span text:style-name="T13">במדבר ט</text:span><text:span text:style-name="T9">"</text:span><text:span text:style-name="T13">ו</text:span><text:span text:style-name="T9">, </text:span><text:span text:style-name="T13">לג</text:span><text:span text:style-name="T9">).</text:span></text:p>
      <text:p text:style-name="Text_20_body"/>
      <text:p text:style-name="P9"><text:span text:style-name="T13">לפי הקבלה זו</text:span><text:span text:style-name="T9">, </text:span><text:span text:style-name="T13">ייתכן שהפסוק שלנו מזהיר את האדם שלא לנסות לעלות מהר מדי</text:span><text:span text:style-name="T9">, </text:span><text:span text:style-name="T13">אלא לעלות באופן </text:span><text:span text:style-name="T14">משכיל</text:span><text:span text:style-name="T12"> </text:span><text:span text:style-name="T13">וזהיר</text:span><text:span text:style-name="T9">, </text:span><text:span text:style-name="T14">ולהסתכל</text:span><text:span text:style-name="T12"> </text:span><text:span text:style-name="T13">כל הזמן לאן אנחנו עולים</text:span><text:span text:style-name="T9">:</text:span></text:p>
      <text:p text:style-name="P38"><text:span text:style-name="T14">אורח חיים למעלה למשכיל למען סור משאול מטה</text:span><text:span text:style-name="T9">, </text:span><text:span text:style-name="T13">על שבטו של לוי הכתוב מדבר</text:span><text:span text:style-name="T9">. </text:span><text:span text:style-name="T13">אמר הקב</text:span><text:span text:style-name="T9">"</text:span><text:span text:style-name="T13">ה </text:span><text:span text:style-name="T9">'</text:span><text:span text:style-name="T13">די לכל אחד ואחד השררה שנתתי לו אם רוצה הוא בחיים</text:span><text:span text:style-name="T9">. </text:span><text:span text:style-name="T13">ומה שכרו </text:span><text:span text:style-name="T9">- </text:span><text:span text:style-name="T13">די לו שאתה נצול משאול</text:span><text:span text:style-name="T9">. </text:span><text:span text:style-name="T14">למען סור משאול מטה</text:span><text:span text:style-name="T12"> </text:span><text:span text:style-name="T9">- </text:span><text:span text:style-name="T13">זה קרח ועדתו</text:span><text:span text:style-name="T9">, </text:span><text:span text:style-name="T13">שנתתי להם שררה ובקשו לחמוד מה שלא היה שלהם</text:span><text:span text:style-name="T9">. </text:span><text:span text:style-name="T13">מה היה סופן </text:span><text:span text:style-name="T9">- </text:span><text:span text:style-name="T13">ירדו הם וכל אשר להם </text:span><text:span text:style-name="T14">חיים שאולה</text:span><text:span text:style-name="T9">. </text:span><text:span text:style-name="T13">משל למה הדבר דומה</text:span><text:span text:style-name="T9">? </text:span><text:span text:style-name="T13">למלך שהיה מהלך במדבר הוא ואסטרטליטין שלו</text:span><text:span text:style-name="T9">, </text:span><text:span text:style-name="T13">מצאו שניהם שני אוצרות של זהב</text:span><text:span text:style-name="T9">, </text:span><text:span text:style-name="T13">אמר לו המלך </text:span><text:span text:style-name="T9">'</text:span><text:span text:style-name="T13">כל אחד ואחד יהא מכיר חלקו לא אני נוגע באוצרך ולא אתה תגע באוצרי</text:span><text:span text:style-name="T9">'. </text:span><text:span text:style-name="T13">וכן אמר הקב</text:span><text:span text:style-name="T9">"</text:span><text:span text:style-name="T13">ה לאהרן </text:span><text:span text:style-name="T9">'</text:span><text:span text:style-name="T13">ואיש את קדשיו לו יהיו</text:span><text:span text:style-name="T9">' - '</text:span><text:span text:style-name="T13">כל מי שהביא לי הקדש לא תגע בו</text:span><text:span text:style-name="T9">', </text:span><text:span text:style-name="T13">שנאמר </text:span><text:span text:style-name="T9">'</text:span><text:span text:style-name="T13">וינזרו מקדשי בני ישראל</text:span><text:span text:style-name="T9">'... </text:span><text:span text:style-name="T13">אתה מוצא בבני קרח </text:span><text:span text:style-name="T14">שנסתכלו</text:span><text:span text:style-name="T12"> </text:span><text:span text:style-name="T13">למעלה ונמלטו</text:span><text:span text:style-name="T9">, </text:span><text:span text:style-name="T13">אביהם שלא </text:span><text:span text:style-name="T14">נסתכל</text:span><text:span text:style-name="T12"> </text:span><text:span text:style-name="T13">למעלה ירד למטה</text:span><text:span text:style-name="T9">"  (</text:span><text:span text:style-name="T13">ילקוט שמעוני על משלי</text:span><text:span text:style-name="T9">, </text:span><text:span text:style-name="T13">רמז תתקנג</text:span><text:span text:style-name="T9">).</text:span></text:p>
      <text:p text:style-name="Text_20_body"/>
      <text:p text:style-name="P5">פסוק כו</text:p>
      <text:p text:style-name="P35"><text:span text:style-name="T6">תּוֹעֲבַת ה</text:span><text:span text:style-name="T1">' </text:span><text:span text:style-name="T6">מַחְשְׁבוֹת רָע</text:span><text:span text:style-name="T1">, </text:span><text:span text:style-name="T6">וּטְהֹרִים אִמְרֵי נֹעַם  </text:span><text:span text:style-name="T1">(</text:span><text:span text:style-name="T6">משלי ט</text:span><text:span text:style-name="T1">"</text:span><text:span text:style-name="T6">ו</text:span><text:span text:style-name="T1">, </text:span><text:span text:style-name="T6">כו</text:span><text:span text:style-name="T1">).</text:span></text:p>
      <text:p text:style-name="Text_20_body"/>
      <text:p text:style-name="P9"><text:span text:style-name="T13">מקובל לפרש</text:span><text:span text:style-name="T9">, </text:span><text:span text:style-name="T13">שהטהרה מציינת כֵּנוּת</text:span><text:span text:style-name="T9">, </text:span><text:span text:style-name="T13">והפסוק כולו מגנה את הצביעות ומשבח את הכנות</text:span><text:span text:style-name="T9">: "</text:span><text:span text:style-name="T10">[</text:span><text:span text:style-name="T14">תועבת ה</text:span><text:span text:style-name="T10">'] </text:span><text:span text:style-name="T14">מחשבות רע</text:span><text:span text:style-name="T12"> </text:span><text:span text:style-name="T9">- </text:span><text:span text:style-name="T13">המדבר רכות ומחשבותיו לרעה</text:span><text:span text:style-name="T9">. </text:span><text:span text:style-name="T13">ו</text:span><text:span text:style-name="T9">... </text:span><text:span text:style-name="T13">ראויים </text:span><text:span text:style-name="T14">אמרי נועם</text:span><text:span text:style-name="T12"> </text:span><text:span text:style-name="T13">להיות </text:span><text:span text:style-name="T14">טהורים</text:span><text:span text:style-name="T9">, </text:span><text:span text:style-name="T13">מבלי תערובות מחשבה רעה</text:span><text:span text:style-name="T9">" (</text:span><text:span text:style-name="T13">מצודת דוד על הפסוק</text:span><text:span text:style-name="T9">). </text:span><text:span text:style-name="T13">אולם פירוש זה קשה מכמה בחינות</text:span><text:span text:style-name="T9">:</text:span></text:p>
      <text:list xml:id="list843199861" text:style-name="L20">
        <text:list-item>
          <text:p text:style-name="P29"><text:span text:style-name="T19">הביטוי </text:span><text:span text:style-name="T20">מחשבות רע</text:span><text:span text:style-name="T19"> מציין כל אדם החושב רע על רעהו</text:span><text:span text:style-name="T2">, </text:span><text:span text:style-name="T19">ולא דווקא אדם צבוע המדבר רכות</text:span><text:span text:style-name="T2">;</text:span></text:p>
        </text:list-item>
        <text:list-item>
          <text:p text:style-name="P29"><text:soft-page-break/><text:span text:style-name="T19">מבחינה דקדוקית</text:span><text:span text:style-name="T2">, </text:span><text:span text:style-name="T19">המשפט </text:span><text:span text:style-name="T20">טהורים אמרי נועם</text:span><text:span text:style-name="T19"> מתאר את מה שקיים </text:span><text:span text:style-name="T2">(</text:span><text:span text:style-name="T19">אמרי נועם הם טהורים</text:span><text:span text:style-name="T2">), </text:span><text:span text:style-name="T19">ולא את מה שראוי להיות</text:span><text:span text:style-name="T2">.</text:span></text:p>
        </text:list-item>
        <text:list-item>
          <text:p text:style-name="P18"><text:span text:style-name="T6">המציאות מראה שלפעמים</text:span><text:span text:style-name="T1">, </text:span><text:span text:style-name="T6">אדם החושב רע על רעהו ומשתדל בכל</text:span><text:span text:style-name="T1">-</text:span><text:span text:style-name="T6">זאת לדבר איתו בנעימות</text:span><text:span text:style-name="T1">, </text:span><text:span text:style-name="T6">גורם גם לרעהו להתנהג כלפיו בנעימות</text:span><text:span text:style-name="T1">, </text:span><text:span text:style-name="T6">וכך מתקן את היחסים ביניהם</text:span><text:span text:style-name="T1">.</text:span></text:p>
        </text:list-item>
      </text:list>
      <text:p text:style-name="Text_20_body"/>
      <text:p text:style-name="P6"><text:span text:style-name="T6">לענ</text:span><text:span text:style-name="T1">"</text:span><text:span text:style-name="T6">ד יש להבין את הפסוק בעזרת הקבלה לנבואה של זכריה</text:span><text:span text:style-name="T1">:</text:span></text:p>
      <text:p text:style-name="P38"><text:span text:style-name="T13">הֲלוֹא אֶת הַדְּבָרִים אֲשֶׁר קָרָא ה</text:span><text:span text:style-name="T9">' </text:span><text:span text:style-name="T13">בְּיַד הַנְּבִיאִים הָרִאשֹׁנִים</text:span><text:span text:style-name="T9">, </text:span><text:span text:style-name="T13">בִּהְיוֹת יְרוּשָׁלִַם יֹשֶׁבֶת וּשְׁלֵוָה וְעָרֶיהָ סְבִיבֹתֶיהָ</text:span><text:span text:style-name="T9">, </text:span><text:span text:style-name="T13">וְהַנֶּגֶב וְהַשְּׁפֵלָה יֹשֵׁב</text:span><text:span text:style-name="T9">... </text:span><text:span text:style-name="T13">כֹּה אָמַר ה</text:span><text:span text:style-name="T9">' </text:span><text:span text:style-name="T13">צְבָאוֹת לֵאמֹר</text:span><text:span text:style-name="T9">: </text:span><text:span text:style-name="T13">מִשְׁפַּט אֱמֶת שְׁפֹטוּ</text:span><text:span text:style-name="T9">, </text:span><text:span text:style-name="T13">וְחֶסֶד וְרַחֲמִים עֲשׂוּ אִישׁ אֶת אָחִיו</text:span><text:span text:style-name="T9">; </text:span><text:span text:style-name="T13">וְאַלְמָנָה וְיָתוֹם גֵּר וְעָנִי אַל תַּעֲשֹׁקוּ</text:span><text:span text:style-name="T9">, </text:span><text:span text:style-name="T14">וְרָעַת אִישׁ אָחִיו אֶל תַּחְשְׁבוּ בִּלְבַבְכֶם</text:span><text:span text:style-name="T12">  </text:span><text:span text:style-name="T9">(</text:span><text:span text:style-name="T13">זכריה ז</text:span><text:span text:style-name="T9">', </text:span><text:span text:style-name="T13">ז</text:span><text:span text:style-name="T9">-</text:span><text:span text:style-name="T13">י</text:span><text:span text:style-name="T9">).</text:span></text:p>
      <text:p text:style-name="P38"><text:span text:style-name="T13">אֵלֶּה הדְּבַרים אֲשֶׁר תעשו</text:span><text:span text:style-name="T9">... </text:span><text:span text:style-name="T14">וְאִישׁ אֶת רָעַת רֵעֵהוּ אַל תַּחְשְׁבוּ בִּלְבַבְכֶם</text:span><text:span text:style-name="T9">... </text:span><text:span text:style-name="T13">כִּי אֶת כָּל אַלה אֲשֶׁר </text:span><text:span text:style-name="T14">שָׂנֵאֶתִי נְאֻם ה</text:span><text:span text:style-name="T10">'</text:span><text:span text:style-name="T12">     </text:span><text:span text:style-name="T9">(</text:span><text:span text:style-name="T13">זכריה ח</text:span><text:span text:style-name="T9">', </text:span><text:span text:style-name="T13">יז</text:span><text:span text:style-name="T9">-</text:span><text:span text:style-name="T13">יט</text:span><text:span text:style-name="T9">).</text:span></text:p>
      <text:p text:style-name="Text_20_body"/>
      <text:p text:style-name="P6"><text:span text:style-name="T6">הנבואת מקבילה לפסוקנו מכמה בחינות</text:span><text:span text:style-name="T1">:</text:span></text:p>
      <text:list xml:id="list1770616916" text:style-name="L21">
        <text:list-item>
          <text:p text:style-name="P19"><text:span text:style-name="T6">הפסוק שלנו מגנה את המחשבות הרעות וטוען שהם מתועבות על ה</text:span><text:span text:style-name="T1">'. </text:span><text:span text:style-name="T6">גם זכריה מגנה את המחשבות הרעות ומדגיש שהן שנואות על ה</text:span><text:span text:style-name="T1">'.</text:span></text:p>
        </text:list-item>
        <text:list-item>
          <text:p text:style-name="P30"><text:span text:style-name="T19">הפסוק שלנו מדבר על </text:span><text:span text:style-name="T20">טהרה</text:span><text:span text:style-name="T2">, </text:span><text:span text:style-name="T19">מושג המזכיר את בית המקדש</text:span><text:span text:style-name="T2">. </text:span><text:span text:style-name="T19">גם נבואת זכריה נאמרה בקשר לאבל על חורבן בית המקדש</text:span><text:span text:style-name="T2">. </text:span><text:span text:style-name="T19">אנשים שאלו את זכריה אם צריך להמשיך ולהתאבל למרות שבית המקדש כבר נבנה</text:span><text:span text:style-name="T2">; </text:span><text:span text:style-name="T19">זכריה אמר</text:span><text:span text:style-name="T2">, </text:span><text:span text:style-name="T19">שמבחינת ה</text:span><text:span text:style-name="T2">', </text:span><text:span text:style-name="T19">אין זה חשוב אם מתאבלים או לא</text:span><text:span text:style-name="T2">, </text:span><text:span text:style-name="T19">העיקר שמקיימים את ההנחיות שה</text:span><text:span text:style-name="T2">' </text:span><text:span text:style-name="T19">נתן לנביאים הראשונים</text:span><text:span text:style-name="T2">, </text:span><text:span text:style-name="T19">שאחת מהן היא</text:span><text:span text:style-name="T2">, </text:span><text:span text:style-name="T19">לא לחשוב רע על הזולת</text:span><text:span text:style-name="T2">.</text:span></text:p>
        </text:list-item>
        <text:list-item>
          <text:p text:style-name="P30"><text:span text:style-name="T19">רמז נוסף נמצא בפסוק הקודם בספר משלי</text:span><text:span text:style-name="T2">: "</text:span><text:span text:style-name="T20">בֵּית</text:span><text:span text:style-name="T19"> גֵּאִים יִסַּח ה</text:span><text:span text:style-name="T2">', </text:span><text:span text:style-name="T19">וְיַצֵּב גְּבוּל </text:span><text:span text:style-name="T20">אַלְמָנָה</text:span><text:span text:style-name="T2">" (</text:span><text:span text:style-name="T19">משלי ט</text:span><text:span text:style-name="T2">"</text:span><text:span text:style-name="T19">ו</text:span><text:span text:style-name="T2">, </text:span><text:span text:style-name="T19">כה</text:span><text:span text:style-name="T2">). </text:span><text:span text:style-name="T19">ה</text:span><text:span text:style-name="T2">' </text:span><text:span text:style-name="T19">הורס בית שבעליו גאים</text:span><text:span text:style-name="T2">, </text:span><text:span text:style-name="T19">כדי לחזק את גבולה של האלמנה</text:span><text:span text:style-name="T2">. </text:span><text:span text:style-name="T19">גם נבואת זכריה</text:span><text:span text:style-name="T2">, </text:span><text:span text:style-name="T19">שהבאנו למעלה</text:span><text:span text:style-name="T2">, </text:span><text:span text:style-name="T19">מדגישה את חשיבות היחס ההוגן ל</text:span><text:span text:style-name="T2">"</text:span><text:span text:style-name="T19">ואלמנה ויתום</text:span><text:span text:style-name="T2">, </text:span><text:span text:style-name="T19">גר ועני</text:span><text:span text:style-name="T2">", </text:span><text:span text:style-name="T19">כתנאי לקיומו של הבית</text:span><text:span text:style-name="T2">.</text:span></text:p>
        </text:list-item>
      </text:list>
      <text:p text:style-name="Text_20_body"/>
      <text:p text:style-name="P9"><text:span text:style-name="T13">מכאן אפשר להבין את משמעות הפסוק ואת הקשר בין שני חצאיו</text:span><text:span text:style-name="T9">. </text:span><text:span text:style-name="T13">שני חצאי הפסוק מדברים על ריחוק מה</text:span><text:span text:style-name="T9">' </text:span><text:span text:style-name="T13">וקירבה מה</text:span><text:span text:style-name="T9">': </text:span><text:span text:style-name="T13">החצי הראשון מדבר על </text:span><text:span text:style-name="T14">תועבת ה</text:span><text:span text:style-name="T10">'</text:span><text:span text:style-name="T12"> </text:span><text:span text:style-name="T9">- </text:span><text:span text:style-name="T13">מושג מקביל לטומאה וריחוק</text:span><text:span text:style-name="T9">; </text:span><text:span text:style-name="T13">ה</text:span><text:span text:style-name="T9">' </text:span><text:span text:style-name="T13">מתעב ומרחיק מביתו את האנשים </text:span><text:span text:style-name="T14">החושבים רע</text:span><text:span text:style-name="T12"> </text:span><text:span text:style-name="T13">על הזולת</text:span><text:span text:style-name="T9">. </text:span><text:span text:style-name="T13">החצי השני מדובר על </text:span><text:span text:style-name="T14">טהורים</text:span><text:span text:style-name="T12"> </text:span><text:span text:style-name="T9">- </text:span><text:span text:style-name="T13">הראויים להתקרב ולהיכנס אל בית ה</text:span><text:span text:style-name="T9">'; </text:span><text:span text:style-name="T13">ה</text:span><text:span text:style-name="T9">' </text:span><text:span text:style-name="T13">מקרב אל ביתו את האנשים המדברים </text:span><text:span text:style-name="T14">אמרי נועם</text:span><text:span text:style-name="T12"> </text:span><text:span text:style-name="T13">אל החלשים </text:span><text:span text:style-name="T9">- </text:span><text:span text:style-name="T14">וחסד ורחמים עשו איש את אחיו</text:span><text:span text:style-name="T10">; </text:span><text:span text:style-name="T14">ואלמנה ויתום גר ועני אל תעשקו</text:span><text:span text:style-name="T9">. </text:span></text:p>
      <text:p text:style-name="Text_20_body"/>
      <text:p text:style-name="P9"><text:a xlink:type="simple" xlink:href="http://tora.us.fm/tnk1/ktuv/mjly/hqblot.html"><text:span text:style-name="T16">מאמרים</text:span></text:a></text:p>
      <text:p text:style-name="P9"><text:a xlink:type="simple" xlink:href="http://tora.us.fm/tnk1/admin/tableeditor.php?table=qjr_tnk1_tnk1&amp;Limit=100&amp;RowOffset=0&amp;Search=%60av%60+LIKE+%27%25פסוקים+מקבילים+לפסוקי+משלי%25%27&amp;OrderBy=av+ASC%2Cbn+ASC"><text:span text:style-name="T16">טבלה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David CLM" svg:font-family="'David CLM'"/>
    <style:font-face style:name="Nachlieli CLM1" svg:font-family="'Nachlieli CLM'"/>
    <style:font-face style:name="OpenSymbol" svg:font-family="OpenSymbo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avid CLM" fo:font-size="12pt" fo:language="en" fo:country="US" style:letter-kerning="true" style:font-name-asian="DejaVu Sans1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avid CLM" style:font-size-asian="12pt" style:font-name-complex="Nachlieli CLM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avid CLM"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avid CLM" style:font-size-asian="12pt" style:font-name-complex="Nachlieli CLM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el Segal</meta:initial-creator>
    <meta:creation-date>2011-10-03T20:32:24</meta:creation-date>
    <meta:document-statistic meta:table-count="0" meta:image-count="0" meta:object-count="0" meta:page-count="23" meta:paragraph-count="405" meta:word-count="14449" meta:character-count="68758"/>
    <dc:date>2011-10-03T20:34:14</dc:date>
    <dc:creator>Erel Segal</dc:creator>
    <meta:editing-duration>PT00H01M52S</meta:editing-duration>
    <meta:editing-cycles>1</meta:editing-cycles>
    <meta:generator>OpenOffice.org/3.2$Unix OpenOffice.org_project/320m12$Build-9483</meta:generator>
  </office:meta>
</office:document-meta>
</file>